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atha" svg:font-family="Lath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5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9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Latha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2" table:default-cell-style-name="ce9"/>
        <table:table-column table:style-name="co2" table:default-cell-style-name="ce2"/>
        <table:table-column table:style-name="co2" table:default-cell-style-name="ce11"/>
        <table:table-column table:style-name="co2" table:number-columns-repeated="2" table:default-cell-style-name="ce2"/>
        <table:table-column table:style-name="co2" table:number-columns-repeated="2" table:default-cell-style-name="ce11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Name of the Candidate</text:p>
          </table:table-cell>
          <table:table-cell table:style-name="ce4" office:value-type="string" calcext:value-type="string">
            <text:p>Fathers Name</text:p>
          </table:table-cell>
          <table:table-cell table:style-name="ce4" office:value-type="string" calcext:value-type="string">
            <text:p>Emp.No</text:p>
          </table:table-cell>
          <table:table-cell table:style-name="ce4" office:value-type="string" calcext:value-type="string">
            <text:p>Dept</text:p>
          </table:table-cell>
          <table:table-cell table:style-name="ce4" office:value-type="string" calcext:value-type="string">
            <text:p>Dept.Code</text:p>
          </table:table-cell>
          <table:table-cell table:style-name="ce4" office:value-type="string" calcext:value-type="string">
            <text:p>PAN No.</text:p>
          </table:table-cell>
          <table:table-cell table:style-name="ce4" office:value-type="string" calcext:value-type="string">
            <text:p>Adhaar No.</text:p>
          </table:table-cell>
          <table:table-cell table:style-name="ce4" office:value-type="string" calcext:value-type="string">
            <text:p>Mobile No.</text:p>
          </table:table-cell>
          <table:table-cell table:style-name="ce8" office:value-type="string" calcext:value-type="string">
            <text:p>D O B</text:p>
          </table:table-cell>
          <table:table-cell table:style-name="ce4" office:value-type="string" calcext:value-type="string">
            <text:p>Bank Name</text:p>
          </table:table-cell>
          <table:table-cell table:style-name="ce10" office:value-type="string" calcext:value-type="string">
            <text:p>A/c No.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IFS Code</text:p>
          </table:table-cell>
          <table:table-cell table:style-name="ce10" office:value-type="string" calcext:value-type="string">
            <text:p>Door No.</text:p>
          </table:table-cell>
          <table:table-cell table:style-name="ce10" office:value-type="string" calcext:value-type="string">
            <text:p>Flat No.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Area 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City </text:p>
          </table:table-cell>
          <table:table-cell table:style-name="ce4" office:value-type="string" calcext:value-type="string">
            <text:p>Pin Code</text:p>
          </table:table-cell>
        </table:table-row>
        <table:table-row table:style-name="ro1">
          <table:table-cell office:value-type="string" calcext:value-type="string">
            <text:p>A G V RAVI KIRAN</text:p>
          </table:table-cell>
          <table:table-cell/>
          <table:table-cell office:value-type="float" office:value="121138" calcext:value-type="float">
            <text:p>12113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 SRIDHAR</text:p>
          </table:table-cell>
          <table:table-cell table:style-name="ce3" office:value-type="string" calcext:value-type="string">
            <text:p>A JiyyannaBabu</text:p>
          </table:table-cell>
          <table:table-cell table:style-name="ce3" office:value-type="float" office:value="111564" calcext:value-type="float">
            <text:p>111564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ELPA 1799 K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 SUBBA RAO</text:p>
          </table:table-cell>
          <table:table-cell/>
          <table:table-cell office:value-type="float" office:value="112009" calcext:value-type="float">
            <text:p>11200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 VANTSA NAGARAJU</text:p>
          </table:table-cell>
          <table:table-cell/>
          <table:table-cell office:value-type="float" office:value="108636" calcext:value-type="float">
            <text:p>108636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BDUL MAZED</text:p>
          </table:table-cell>
          <table:table-cell office:value-type="string" calcext:value-type="string">
            <text:p>Late AbdulHameed</text:p>
          </table:table-cell>
          <table:table-cell office:value-type="float" office:value="108809" calcext:value-type="float">
            <text:p>108809</text:p>
          </table:table-cell>
          <table:table-cell office:value-type="string" calcext:value-type="string">
            <text:p>TPP/COB-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DUPA 2069 G</text:p>
          </table:table-cell>
          <table:table-cell office:value-type="string" calcext:value-type="string">
            <text:p>9168 5107 3292</text:p>
          </table:table-cell>
          <table:table-cell office:value-type="float" office:value="8985478323" calcext:value-type="float">
            <text:p>8985478323</text:p>
          </table:table-cell>
          <table:table-cell office:value-type="string" calcext:value-type="string">
            <text:p>22,Mar.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312 34468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0-10-22/3</text:p>
          </table:table-cell>
          <table:table-cell/>
          <table:table-cell office:value-type="string" calcext:value-type="string">
            <text:p>Opp CMR</text:p>
          </table:table-cell>
          <table:table-cell office:value-type="string" calcext:value-type="string">
            <text:p>New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ABDUL SWAMY GANESH KUMAR</text:p>
          </table:table-cell>
          <table:table-cell office:value-type="string" calcext:value-type="string">
            <text:p>A Kailash</text:p>
          </table:table-cell>
          <table:table-cell office:value-type="float" office:value="122085" calcext:value-type="float">
            <text:p>122085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OOPA 2151 E</text:p>
          </table:table-cell>
          <table:table-cell office:value-type="string" calcext:value-type="string">
            <text:p>8070 4487 4005</text:p>
          </table:table-cell>
          <table:table-cell office:value-type="float" office:value="9949319802" calcext:value-type="float">
            <text:p>9949319802</text:p>
          </table:table-cell>
          <table:table-cell office:value-type="string" calcext:value-type="string">
            <text:p>23/03/198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556 95578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20-55-1</text:p>
          </table:table-cell>
          <table:table-cell/>
          <table:table-cell office:value-type="string" calcext:value-type="string">
            <text:p>RelliStreet</text:p>
          </table:table-cell>
          <table:table-cell office:value-type="string" calcext:value-type="string">
            <text:p>Maharanipet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01" calcext:value-type="float">
            <text:p>530001</text:p>
          </table:table-cell>
        </table:table-row>
        <table:table-row table:style-name="ro1">
          <table:table-cell office:value-type="string" calcext:value-type="string">
            <text:p>ABEL MINZ</text:p>
          </table:table-cell>
          <table:table-cell office:value-type="string" calcext:value-type="string">
            <text:p>ArtherMinz</text:p>
          </table:table-cell>
          <table:table-cell office:value-type="float" office:value="107225" calcext:value-type="float">
            <text:p>107225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BTPM 9478 N</text:p>
          </table:table-cell>
          <table:table-cell office:value-type="string" calcext:value-type="string">
            <text:p>4359 1342 1188</text:p>
          </table:table-cell>
          <table:table-cell office:value-type="float" office:value="9989398077" calcext:value-type="float">
            <text:p>9989398077</text:p>
          </table:table-cell>
          <table:table-cell office:value-type="string" calcext:value-type="string">
            <text:p>3rd,Jan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8315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207/10</text:p>
          </table:table-cell>
          <table:table-cell/>
          <table:table-cell office:value-type="string" calcext:value-type="string">
            <text:p>Sector-I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ADARI BALARAM VENKATA APPA RAO </text:p>
          </table:table-cell>
          <table:table-cell table:style-name="ce3" office:value-type="string" calcext:value-type="string">
            <text:p>Late A Suryanarayana</text:p>
          </table:table-cell>
          <table:table-cell table:style-name="ce3" office:value-type="float" office:value="120361" calcext:value-type="float">
            <text:p>120361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MSPA 0991 J</text:p>
          </table:table-cell>
          <table:table-cell office:value-type="string" calcext:value-type="string">
            <text:p>6050 2313 3896</text:p>
          </table:table-cell>
          <table:table-cell office:value-type="float" office:value="9966084204" calcext:value-type="float">
            <text:p>9966084204</text:p>
          </table:table-cell>
          <table:table-cell office:value-type="string" calcext:value-type="string">
            <text:p>1st,Mar.1982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09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30-63-18/1</text:p>
          </table:table-cell>
          <table:table-cell/>
          <table:table-cell office:value-type="string" calcext:value-type="string">
            <text:p>R H Colony</text:p>
          </table:table-cell>
          <table:table-cell office:value-type="string" calcext:value-type="string">
            <text:p>KanithiColony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ADDALA TATABBAI</text:p>
          </table:table-cell>
          <table:table-cell/>
          <table:table-cell office:value-type="float" office:value="122344" calcext:value-type="float">
            <text:p>122344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DDEPALLI SYAMSUNDARA PRAKASH</text:p>
          </table:table-cell>
          <table:table-cell table:style-name="ce3" office:value-type="string" calcext:value-type="string">
            <text:p>Late A DurgaPrasadaRao</text:p>
          </table:table-cell>
          <table:table-cell table:style-name="ce3" office:value-type="float" office:value="110733" calcext:value-type="float">
            <text:p>110733</text:p>
          </table:table-cell>
          <table:table-cell table:style-name="ce3"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UPA 2183 M</text:p>
          </table:table-cell>
          <table:table-cell/>
          <table:table-cell office:value-type="float" office:value="9848319751" calcext:value-type="float">
            <text:p>9848319751</text:p>
          </table:table-cell>
          <table:table-cell office:value-type="string" calcext:value-type="string">
            <text:p>28th,July.1967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5084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54-15-1/15 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JR Enclave</text:p>
          </table:table-cell>
          <table:table-cell table:number-columns-repeated="2" office:value-type="string" calcext:value-type="string">
            <text:p>Seethammadhara</text:p>
          </table:table-cell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table:style-name="ce3" office:value-type="string" calcext:value-type="string">
            <text:p>ADESH KUMAR LAGURI</text:p>
          </table:table-cell>
          <table:table-cell table:style-name="ce3"/>
          <table:table-cell table:style-name="ce3" office:value-type="float" office:value="112283" calcext:value-type="float">
            <text:p>112283</text:p>
          </table:table-cell>
          <table:table-cell table:style-name="ce3" office:value-type="string" calcext:value-type="string">
            <text:p>PPM / Weigh Bridge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JITKUMAR BEHERA</text:p>
          </table:table-cell>
          <table:table-cell table:style-name="ce3" office:value-type="string" calcext:value-type="string">
            <text:p>Arakhita Behera</text:p>
          </table:table-cell>
          <table:table-cell table:style-name="ce3" office:value-type="float" office:value="120456" calcext:value-type="float">
            <text:p>120456</text:p>
          </table:table-cell>
          <table:table-cell table:style-name="ce3" office:value-type="string" calcext:value-type="string">
            <text:p>CO&amp;CCP/</text:p>
          </table:table-cell>
          <table:table-cell table:style-name="ce6"/>
          <table:table-cell table:style-name="ce3" office:value-type="string" calcext:value-type="string">
            <text:p>AQGPB 0867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KKIRAJU BALAKRISHNAM RAJU</text:p>
          </table:table-cell>
          <table:table-cell office:value-type="string" calcext:value-type="string">
            <text:p>A KotiSuryamRaju</text:p>
          </table:table-cell>
          <table:table-cell office:value-type="float" office:value="108744" calcext:value-type="float">
            <text:p>108744</text:p>
          </table:table-cell>
          <table:table-cell office:value-type="string" calcext:value-type="string">
            <text:p>CO&amp;CCP/EMD</text:p>
          </table:table-cell>
          <table:table-cell office:value-type="float" office:value="7800" calcext:value-type="float">
            <text:p>7800</text:p>
          </table:table-cell>
          <table:table-cell table:style-name="ce3" office:value-type="string" calcext:value-type="string">
            <text:p>ADOPA 1225 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KKIREDDY VENKATA APPARAO </text:p>
          </table:table-cell>
          <table:table-cell/>
          <table:table-cell office:value-type="float" office:value="120336" calcext:value-type="float">
            <text:p>120336</text:p>
          </table:table-cell>
          <table:table-cell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KOJU BRAHMA LINGESWARA VEERA VENKATA SATYANARAYANA</text:p>
          </table:table-cell>
          <table:table-cell table:style-name="ce3" office:value-type="string" calcext:value-type="string">
            <text:p>A Thathabbai</text:p>
          </table:table-cell>
          <table:table-cell table:style-name="ce3" office:value-type="float" office:value="113756" calcext:value-type="float">
            <text:p>113756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EBPA 3495 A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KULA RAMA MOHAN SRINIVASA RAO</text:p>
          </table:table-cell>
          <table:table-cell table:style-name="ce3" office:value-type="string" calcext:value-type="string">
            <text:p>A LakshmanaRao</text:p>
          </table:table-cell>
          <table:table-cell table:style-name="ce3" office:value-type="float" office:value="108776" calcext:value-type="float">
            <text:p>108776</text:p>
          </table:table-cell>
          <table:table-cell table:style-name="ce3" office:value-type="string" calcext:value-type="string">
            <text:p>CO&amp;CCP/Batt-1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HTPA 8257 B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KULA SRINIVAS</text:p>
          </table:table-cell>
          <table:table-cell/>
          <table:table-cell office:value-type="float" office:value="113558" calcext:value-type="float">
            <text:p>113558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LADHALLI ANJINAPPA</text:p>
          </table:table-cell>
          <table:table-cell office:value-type="string" calcext:value-type="string">
            <text:p>A Bheemappa</text:p>
          </table:table-cell>
          <table:table-cell office:value-type="float" office:value="118540" calcext:value-type="float">
            <text:p>118540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ADA VENKATA RAMAKRISHNA</text:p>
          </table:table-cell>
          <table:table-cell/>
          <table:table-cell office:value-type="float" office:value="106340" calcext:value-type="float">
            <text:p>106340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LLADI RAJKUMAR</text:p>
          </table:table-cell>
          <table:table-cell office:value-type="string" calcext:value-type="string">
            <text:p>A VictorBabu</text:p>
          </table:table-cell>
          <table:table-cell office:value-type="float" office:value="122187" calcext:value-type="float">
            <text:p>12218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NKPA 7021 J</text:p>
          </table:table-cell>
          <table:table-cell/>
          <table:table-cell office:value-type="float" office:value="9490710714" calcext:value-type="float">
            <text:p>9490710714</text:p>
          </table:table-cell>
          <table:table-cell office:value-type="string" calcext:value-type="string">
            <text:p>16th,July.198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0556 97858</text:p>
          </table:table-cell>
          <table:table-cell office:value-type="string" calcext:value-type="string">
            <text:p>SteelTownship,NH-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r.No-337/C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ALLAM MERCY BAI</text:p>
          </table:table-cell>
          <table:table-cell office:value-type="string" calcext:value-type="string">
            <text:p>A KrishnaMurthy</text:p>
          </table:table-cell>
          <table:table-cell office:value-type="float" office:value="105152" calcext:value-type="float">
            <text:p>105152</text:p>
          </table:table-cell>
          <table:table-cell office:value-type="string" calcext:value-type="string">
            <text:p>Inst/Stores</text:p>
          </table:table-cell>
          <table:table-cell office:value-type="float" office:value="7100" calcext:value-type="float">
            <text:p>7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 TRINADH</text:p>
          </table:table-cell>
          <table:table-cell/>
          <table:table-cell office:value-type="float" office:value="108770" calcext:value-type="float">
            <text:p>108770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LLURI R K V P VARMA RAJU</text:p>
          </table:table-cell>
          <table:table-cell table:style-name="ce3"/>
          <table:table-cell table:style-name="ce3" office:value-type="float" office:value="110428" calcext:value-type="float">
            <text:p>110428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LUGU BULLIBABU</text:p>
          </table:table-cell>
          <table:table-cell table:style-name="ce3" office:value-type="string" calcext:value-type="string">
            <text:p>A ManikyalaRao</text:p>
          </table:table-cell>
          <table:table-cell table:style-name="ce3" office:value-type="float" office:value="105858" calcext:value-type="float">
            <text:p>105858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office:value-type="string" calcext:value-type="string">
            <text:p>ACZPB 8358 F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MARAPINI GOVINDA RAO</text:p>
          </table:table-cell>
          <table:table-cell table:style-name="ce3" office:value-type="string" calcext:value-type="string">
            <text:p>A NookaRaju</text:p>
          </table:table-cell>
          <table:table-cell table:style-name="ce3" office:value-type="float" office:value="120346" calcext:value-type="float">
            <text:p>120346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MOPA 1848 A</text:p>
          </table:table-cell>
          <table:table-cell office:value-type="string" calcext:value-type="string">
            <text:p>9111 6430 7797</text:p>
          </table:table-cell>
          <table:table-cell office:value-type="float" office:value="7396499936" calcext:value-type="float">
            <text:p>7396499936</text:p>
          </table:table-cell>
          <table:table-cell office:value-type="string" calcext:value-type="string">
            <text:p>20th,July.1981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19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8-179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AMARAPINI VARAHALA RAO</text:p>
          </table:table-cell>
          <table:table-cell table:style-name="ce3" office:value-type="string" calcext:value-type="string">
            <text:p>A AppaRao</text:p>
          </table:table-cell>
          <table:table-cell table:style-name="ce3" office:value-type="float" office:value="120323" calcext:value-type="float">
            <text:p>120323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JVPA 8968 K</text:p>
          </table:table-cell>
          <table:table-cell office:value-type="string" calcext:value-type="string">
            <text:p>5930 0170 7132</text:p>
          </table:table-cell>
          <table:table-cell office:value-type="float" office:value="9502929333" calcext:value-type="float">
            <text:p>9502929333</text:p>
          </table:table-cell>
          <table:table-cell office:value-type="string" calcext:value-type="string">
            <text:p>11th,Sept.197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775 18930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8-262/2</text:p>
          </table:table-cell>
          <table:table-cell/>
          <table:table-cell office:value-type="string" calcext:value-type="string">
            <text:p>RH Colony-2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AMARAPINNI APPALA RAJU</text:p>
          </table:table-cell>
          <table:table-cell table:style-name="ce3" office:value-type="string" calcext:value-type="string">
            <text:p>A Appili</text:p>
          </table:table-cell>
          <table:table-cell table:style-name="ce3" office:value-type="float" office:value="118514" calcext:value-type="float">
            <text:p>118514</text:p>
          </table:table-cell>
          <table:table-cell table:style-name="ce3" office:value-type="string" calcext:value-type="string">
            <text:p>CO&amp;CCP/Recovery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MBIDI KOTESWARA RAO</text:p>
          </table:table-cell>
          <table:table-cell table:style-name="ce3" office:value-type="string" calcext:value-type="string">
            <text:p>A Sanyasi</text:p>
          </table:table-cell>
          <table:table-cell table:style-name="ce3" office:value-type="float" office:value="119324" calcext:value-type="float">
            <text:p>119324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AGUPA 5922 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MBROS BAKHLA</text:p>
          </table:table-cell>
          <table:table-cell table:style-name="ce3" office:value-type="string" calcext:value-type="string">
            <text:p>ChetaBakhla</text:p>
          </table:table-cell>
          <table:table-cell table:style-name="ce3" office:value-type="float" office:value="109700" calcext:value-type="float">
            <text:p>109700</text:p>
          </table:table-cell>
          <table:table-cell table:style-name="ce3" office:value-type="string" calcext:value-type="string">
            <text:p>LMMM</text:p>
          </table:table-cell>
          <table:table-cell table:style-name="ce3" office:value-type="float" office:value="3500" calcext:value-type="float">
            <text:p>3500</text:p>
          </table:table-cell>
          <table:table-cell office:value-type="string" calcext:value-type="string">
            <text:p>AFGPB 0779 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ADI BISOYI</text:p>
          </table:table-cell>
          <table:table-cell/>
          <table:table-cell office:value-type="float" office:value="109528" calcext:value-type="float">
            <text:p>109528</text:p>
          </table:table-cell>
          <table:table-cell office:value-type="string" calcext:value-type="string">
            <text:p>LMMM/SO3</text:p>
          </table:table-cell>
          <table:table-cell table:style-name="ce3" office:value-type="float" office:value="3500" calcext:value-type="float">
            <text:p>3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APARTI SURESH </text:p>
          </table:table-cell>
          <table:table-cell/>
          <table:table-cell office:value-type="float" office:value="120643" calcext:value-type="float">
            <text:p>120643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DIBOINA PENTAYYA</text:p>
          </table:table-cell>
          <table:table-cell/>
          <table:table-cell office:value-type="float" office:value="111583" calcext:value-type="float">
            <text:p>111583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DUKURI SRINIVASA RAO</text:p>
          </table:table-cell>
          <table:table-cell office:value-type="string" calcext:value-type="string">
            <text:p>A VenkataRao</text:p>
          </table:table-cell>
          <table:table-cell office:value-type="float" office:value="116333" calcext:value-type="float">
            <text:p>11633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NGA JAYA RAMASESHU</text:p>
          </table:table-cell>
          <table:table-cell table:style-name="ce3" office:value-type="string" calcext:value-type="string">
            <text:p>A AppaRao</text:p>
          </table:table-cell>
          <table:table-cell table:style-name="ce3" office:value-type="float" office:value="108851" calcext:value-type="float">
            <text:p>108851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DUPA 2114 J</text:p>
          </table:table-cell>
          <table:table-cell office:value-type="string" calcext:value-type="string">
            <text:p>5725 4469 7321</text:p>
          </table:table-cell>
          <table:table-cell office:value-type="float" office:value="9949923538" calcext:value-type="float">
            <text:p>9949923538</text:p>
          </table:table-cell>
          <table:table-cell office:value-type="string" calcext:value-type="string">
            <text:p>4th,Sept.1968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32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14-12-33</text:p>
          </table:table-cell>
          <table:table-cell table:number-columns-repeated="2"/>
          <table:table-cell office:value-type="string" calcext:value-type="string">
            <text:p>New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ANGANDA SURYA RAO</text:p>
          </table:table-cell>
          <table:table-cell/>
          <table:table-cell office:value-type="float" office:value="116327" calcext:value-type="float">
            <text:p>116327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NGATI APPALA RAJU</text:p>
          </table:table-cell>
          <table:table-cell table:style-name="ce3" office:value-type="string" calcext:value-type="string">
            <text:p>Late A Apparao</text:p>
          </table:table-cell>
          <table:table-cell table:style-name="ce3" office:value-type="float" office:value="117715" calcext:value-type="float">
            <text:p>117715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NGATI CHINA APPARAO </text:p>
          </table:table-cell>
          <table:table-cell table:style-name="ce3" office:value-type="string" calcext:value-type="string">
            <text:p>Late A Sanyasi</text:p>
          </table:table-cell>
          <table:table-cell table:style-name="ce3" office:value-type="float" office:value="114892" calcext:value-type="float">
            <text:p>114892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CQPC 4229 B</text:p>
          </table:table-cell>
          <table:table-cell office:value-type="string" calcext:value-type="string">
            <text:p>3698 4713 0799</text:p>
          </table:table-cell>
          <table:table-cell office:value-type="float" office:value="8106523108" calcext:value-type="float">
            <text:p>8106523108</text:p>
          </table:table-cell>
          <table:table-cell office:value-type="string" calcext:value-type="string">
            <text:p>16th,Nov.1957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77932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15-253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ANGI SRINIVASA RAO</text:p>
          </table:table-cell>
          <table:table-cell/>
          <table:table-cell office:value-type="float" office:value="110693" calcext:value-type="float">
            <text:p>110693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GOTU TARACHAND NAIK</text:p>
          </table:table-cell>
          <table:table-cell office:value-type="string" calcext:value-type="string">
            <text:p>BitchaNaik</text:p>
          </table:table-cell>
          <table:table-cell office:value-type="float" office:value="122343" calcext:value-type="float">
            <text:p>12234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ANIMIREDDI ARJUNA RAO</text:p>
          </table:table-cell>
          <table:table-cell table:style-name="ce3"/>
          <table:table-cell table:style-name="ce3" office:value-type="float" office:value="115582" calcext:value-type="float">
            <text:p>115582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IPE PARDHASARADHI</text:p>
          </table:table-cell>
          <table:table-cell/>
          <table:table-cell office:value-type="float" office:value="110504" calcext:value-type="float">
            <text:p>110504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IPEDDI APPALA RAO</text:p>
          </table:table-cell>
          <table:table-cell/>
          <table:table-cell office:value-type="float" office:value="102891" calcext:value-type="float">
            <text:p>102891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IPEDDI MASE NARAO</text:p>
          </table:table-cell>
          <table:table-cell/>
          <table:table-cell office:value-type="float" office:value="104500" calcext:value-type="float">
            <text:p>104500</text:p>
          </table:table-cell>
          <table:table-cell office:value-type="string" calcext:value-type="string">
            <text:p>TA/WS</text:p>
          </table:table-cell>
          <table:table-cell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JLUS SURIN</text:p>
          </table:table-cell>
          <table:table-cell/>
          <table:table-cell office:value-type="float" office:value="120585" calcext:value-type="float">
            <text:p>120585</text:p>
          </table:table-cell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NAMREDDY SRIDHAR</text:p>
          </table:table-cell>
          <table:table-cell office:value-type="string" calcext:value-type="string">
            <text:p>AKVVP Mukharji</text:p>
          </table:table-cell>
          <table:table-cell office:value-type="float" office:value="122093" calcext:value-type="float">
            <text:p>122093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ZXPA 9546 K</text:p>
          </table:table-cell>
          <table:table-cell office:value-type="string" calcext:value-type="string">
            <text:p>2846 4661 1794</text:p>
          </table:table-cell>
          <table:table-cell office:value-type="float" office:value="9052123030" calcext:value-type="float">
            <text:p>9052123030</text:p>
          </table:table-cell>
          <table:table-cell office:value-type="string" calcext:value-type="string">
            <text:p>27/10198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1000 0784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435/A</text:p>
          </table:table-cell>
          <table:table-cell/>
          <table:table-cell office:value-type="string" calcext:value-type="string">
            <text:p>Sector-10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ANNAVARAPU BALASWAMY</text:p>
          </table:table-cell>
          <table:table-cell office:value-type="string" calcext:value-type="string">
            <text:p>A KoteswaraRao</text:p>
          </table:table-cell>
          <table:table-cell office:value-type="float" office:value="113703" calcext:value-type="float">
            <text:p>113703</text:p>
          </table:table-cell>
          <table:table-cell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NNAVARAPU MARIAMMA </text:p>
          </table:table-cell>
          <table:table-cell office:value-type="string" calcext:value-type="string">
            <text:p>K PrakashaRao</text:p>
          </table:table-cell>
          <table:table-cell office:value-type="float" office:value="105472" calcext:value-type="float">
            <text:p>105472</text:p>
          </table:table-cell>
          <table:table-cell office:value-type="string" calcext:value-type="string">
            <text:p>Telecom</text:p>
          </table:table-cell>
          <table:table-cell table:style-name="ce3" office:value-type="float" office:value="7000" calcext:value-type="float">
            <text:p>70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ANNEPU ADISESHARAO</text:p>
          </table:table-cell>
          <table:table-cell table:style-name="ce3"/>
          <table:table-cell table:style-name="ce3" office:value-type="float" office:value="108609" calcext:value-type="float">
            <text:p>108609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PPIKONDA NAGESWARA RAO</text:p>
          </table:table-cell>
          <table:table-cell office:value-type="string" calcext:value-type="string">
            <text:p>A AppaRao</text:p>
          </table:table-cell>
          <table:table-cell office:value-type="float" office:value="120381" calcext:value-type="float">
            <text:p>12038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MOPA 0365 Q</text:p>
          </table:table-cell>
          <table:table-cell office:value-type="string" calcext:value-type="string">
            <text:p>2402 3110 5843</text:p>
          </table:table-cell>
          <table:table-cell office:value-type="float" office:value="9133563657" calcext:value-type="float">
            <text:p>9133563657</text:p>
          </table:table-cell>
          <table:table-cell office:value-type="string" calcext:value-type="string">
            <text:p>26/10/198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777 6674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0-91-24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ARBIND KUMAR FREDRICK BECK </text:p>
          </table:table-cell>
          <table:table-cell table:style-name="ce3"/>
          <table:table-cell table:style-name="ce3" office:value-type="float" office:value="110248" calcext:value-type="float">
            <text:p>110248</text:p>
          </table:table-cell>
          <table:table-cell table:style-name="ce3" office:value-type="string" calcext:value-type="string">
            <text:p>SP/RMB</text:p>
          </table:table-cell>
          <table:table-cell office:value-type="float" office:value="3200" calcext:value-type="float">
            <text:p>3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AREPALLI NAGESWARA RAO</text:p>
          </table:table-cell>
          <table:table-cell table:style-name="ce3" office:value-type="string" calcext:value-type="string">
            <text:p>A SrinivasaRao</text:p>
          </table:table-cell>
          <table:table-cell table:style-name="ce3" office:value-type="float" office:value="108579" calcext:value-type="float">
            <text:p>108579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DUPA 2143 F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RMA CHITTI BABU</text:p>
          </table:table-cell>
          <table:table-cell office:value-type="string" calcext:value-type="string">
            <text:p>A Chinnayya</text:p>
          </table:table-cell>
          <table:table-cell office:value-type="float" office:value="118227" calcext:value-type="float">
            <text:p>11822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DUPA 1992 N</text:p>
          </table:table-cell>
          <table:table-cell office:value-type="string" calcext:value-type="string">
            <text:p>9509 9849 8192</text:p>
          </table:table-cell>
          <table:table-cell office:value-type="float" office:value="9494359805" calcext:value-type="float">
            <text:p>9494359805</text:p>
          </table:table-cell>
          <table:table-cell office:value-type="date" office:date-value="1967-10-05" calcext:value-type="date">
            <text:p>Thursday, October 05, 1967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022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137/D</text:p>
          </table:table-cell>
          <table:table-cell/>
          <table:table-cell office:value-type="string" calcext:value-type="string">
            <text:p>Sector-5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ASHWANI KUMAR</text:p>
          </table:table-cell>
          <table:table-cell table:style-name="ce3" office:value-type="string" calcext:value-type="string">
            <text:p>Jaipal Singh</text:p>
          </table:table-cell>
          <table:table-cell table:style-name="ce3" office:value-type="float" office:value="120195" calcext:value-type="float">
            <text:p>120195</text:p>
          </table:table-cell>
          <table:table-cell table:style-name="ce3" office:value-type="string" calcext:value-type="string">
            <text:p>Marketing/Dehradoon</text:p>
          </table:table-cell>
          <table:table-cell table:style-name="ce3"/>
          <table:table-cell table:style-name="ce3" office:value-type="string" calcext:value-type="string">
            <text:p>AVTPK 4802 G</text:p>
          </table:table-cell>
          <table:table-cell office:value-type="string" calcext:value-type="string">
            <text:p>3084 5091 0328</text:p>
          </table:table-cell>
          <table:table-cell office:value-type="float" office:value="9703859629" calcext:value-type="float">
            <text:p>9703859629</text:p>
          </table:table-cell>
          <table:table-cell office:value-type="date" office:date-value="1978-10-28" calcext:value-type="date">
            <text:p>Saturday, October 28, 197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2105 9955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table:number-columns-repeated="5" office:value-type="string" calcext:value-type="string">
            <text:p>###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###</text:p>
          </table:table-cell>
        </table:table-row>
        <table:table-row table:style-name="ro1">
          <table:table-cell office:value-type="string" calcext:value-type="string">
            <text:p>AUNDUKURI SRINIVASA RAO</text:p>
          </table:table-cell>
          <table:table-cell office:value-type="string" calcext:value-type="string">
            <text:p>A Venkata Rao</text:p>
          </table:table-cell>
          <table:table-cell table:number-columns-repeated="4" office:value-type="string" calcext:value-type="string">
            <text:p>###</text:p>
          </table:table-cell>
          <table:table-cell office:value-type="string" calcext:value-type="string">
            <text:p>3373 9470 4231</text:p>
          </table:table-cell>
          <table:table-cell office:value-type="float" office:value="8096430431" calcext:value-type="float">
            <text:p>8096430431</text:p>
          </table:table-cell>
          <table:table-cell office:value-type="date" office:date-value="1968-08-25" calcext:value-type="date">
            <text:p>Sunday, August 25, 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1377 76031</text:p>
          </table:table-cell>
          <table:table-cell office:value-type="string" calcext:value-type="string">
            <text:p>SteelTownship 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105/A</text:p>
          </table:table-cell>
          <table:table-cell/>
          <table:table-cell office:value-type="string" calcext:value-type="string">
            <text:p>Sector-9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AVAPATI KUSUMA HARINATH</text:p>
          </table:table-cell>
          <table:table-cell table:style-name="ce3" office:value-type="string" calcext:value-type="string">
            <text:p>Late A S A Kanakachari</text:p>
          </table:table-cell>
          <table:table-cell table:style-name="ce3" office:value-type="float" office:value="107375" calcext:value-type="float">
            <text:p>107375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DYPA 1626 K</text:p>
          </table:table-cell>
          <table:table-cell office:value-type="string" calcext:value-type="string">
            <text:p>7017 8378 1150</text:p>
          </table:table-cell>
          <table:table-cell office:value-type="float" office:value="9290526387" calcext:value-type="float">
            <text:p>9290526387</text:p>
          </table:table-cell>
          <table:table-cell office:value-type="string" calcext:value-type="string">
            <text:p>13th,Sept.1969</text:p>
          </table:table-cell>
          <table:table-cell office:value-type="string" calcext:value-type="string">
            <text:p>SBH <text:s/></text:p>
          </table:table-cell>
          <table:table-cell office:value-type="string" calcext:value-type="string">
            <text:p>520489 4858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0-1-59</text:p>
          </table:table-cell>
          <table:table-cell/>
          <table:table-cell office:value-type="string" calcext:value-type="string">
            <text:p>MeharNagar</text:p>
          </table:table-cell>
          <table:table-cell office:value-type="string" calcext:value-type="string">
            <text:p>Old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AVERNENI SIVA RAMA KRISHNA</text:p>
          </table:table-cell>
          <table:table-cell table:style-name="ce3" office:value-type="string" calcext:value-type="string">
            <text:p>Late A KoteswaraRao</text:p>
          </table:table-cell>
          <table:table-cell table:style-name="ce3" office:value-type="float" office:value="104743" calcext:value-type="float">
            <text:p>104743</text:p>
          </table:table-cell>
          <table:table-cell table:style-name="ce3" office:value-type="string" calcext:value-type="string">
            <text:p>WRM/Finishing</text:p>
          </table:table-cell>
          <table:table-cell office:value-type="float" office:value="3600" calcext:value-type="float">
            <text:p>3600</text:p>
          </table:table-cell>
          <table:table-cell table:style-name="ce3" office:value-type="string" calcext:value-type="string">
            <text:p>AERPA 4687 G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AYYAGARI V S S N R KAMESWARA RAO</text:p>
          </table:table-cell>
          <table:table-cell office:value-type="string" calcext:value-type="string">
            <text:p>Late A NagaBhushanam</text:p>
          </table:table-cell>
          <table:table-cell office:value-type="float" office:value="110776" calcext:value-type="float">
            <text:p>110776</text:p>
          </table:table-cell>
          <table:table-cell office:value-type="string" calcext:value-type="string">
            <text:p>CO&amp;CCP/Batt-3/Elec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DLPA 4686 N</text:p>
          </table:table-cell>
          <table:table-cell office:value-type="string" calcext:value-type="string">
            <text:p>5062 0740 6202</text:p>
          </table:table-cell>
          <table:table-cell office:value-type="float" office:value="7382295735" calcext:value-type="float">
            <text:p>7382295735</text:p>
          </table:table-cell>
          <table:table-cell office:value-type="string" calcext:value-type="string">
            <text:p>6th,Aug.196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57 80435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9-1-45/3/2</text:p>
          </table:table-cell>
          <table:table-cell office:value-type="string" calcext:value-type="string">
            <text:p>2nd Floor</text:p>
          </table:table-cell>
          <table:table-cell office:value-type="string" calcext:value-type="string">
            <text:p>VarunResidency</text:p>
          </table:table-cell>
          <table:table-cell office:value-type="string" calcext:value-type="string">
            <text:p>Near Bullaiah College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office:value-type="string" calcext:value-type="string">
            <text:p>B K RAMESH</text:p>
          </table:table-cell>
          <table:table-cell office:value-type="string" calcext:value-type="string">
            <text:p>B A Swamy</text:p>
          </table:table-cell>
          <table:table-cell office:value-type="float" office:value="121690" calcext:value-type="float">
            <text:p>121690</text:p>
          </table:table-cell>
          <table:table-cell office:value-type="string" calcext:value-type="string">
            <text:p>SMS/CCD-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FVPR 2924 L</text:p>
          </table:table-cell>
          <table:table-cell office:value-type="string" calcext:value-type="string">
            <text:p>4801 5474 2329</text:p>
          </table:table-cell>
          <table:table-cell office:value-type="float" office:value="9390403004" calcext:value-type="float">
            <text:p>9390403004</text:p>
          </table:table-cell>
          <table:table-cell office:value-type="date" office:date-value="1973-01-07" calcext:value-type="date">
            <text:p>Sunday, January 07, 197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739 2813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8-15-88</text:p>
          </table:table-cell>
          <table:table-cell table:number-columns-repeated="3"/>
          <table:table-cell office:value-type="string" calcext:value-type="string">
            <text:p>NAD</text:p>
          </table:table-cell>
          <table:table-cell office:value-type="string" calcext:value-type="string">
            <text:p>VISAKHAPATNAM</text:p>
          </table:table-cell>
          <table:table-cell office:value-type="float" office:value="530009" calcext:value-type="float">
            <text:p>530009</text:p>
          </table:table-cell>
        </table:table-row>
        <table:table-row table:style-name="ro1">
          <table:table-cell office:value-type="string" calcext:value-type="string">
            <text:p>B KRISHNA</text:p>
          </table:table-cell>
          <table:table-cell/>
          <table:table-cell office:value-type="float" office:value="116328" calcext:value-type="float">
            <text:p>116328</text:p>
          </table:table-cell>
          <table:table-cell office:value-type="string" calcext:value-type="string">
            <text:p>CO&amp;CCP/Benzol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 LAKSHMANA RAJU</text:p>
          </table:table-cell>
          <table:table-cell/>
          <table:table-cell office:value-type="float" office:value="113612" calcext:value-type="float">
            <text:p>113612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 MURALI KRISHNA</text:p>
          </table:table-cell>
          <table:table-cell/>
          <table:table-cell office:value-type="float" office:value="116328" calcext:value-type="float">
            <text:p>116328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 SREE RAMA VISHNU</text:p>
          </table:table-cell>
          <table:table-cell/>
          <table:table-cell office:value-type="float" office:value="108675" calcext:value-type="float">
            <text:p>108675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 V G KRISHNA </text:p>
          </table:table-cell>
          <table:table-cell table:style-name="ce3" table:number-columns-repeated="2"/>
          <table:table-cell table:style-name="ce3" office:value-type="string" calcext:value-type="string">
            <text:p>CO&amp;CCP/CDCP-1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 VIJAYA BHASKAR</text:p>
          </table:table-cell>
          <table:table-cell/>
          <table:table-cell office:value-type="float" office:value="116360" calcext:value-type="float">
            <text:p>116360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BY MATHEW </text:p>
          </table:table-cell>
          <table:table-cell/>
          <table:table-cell office:value-type="float" office:value="113022" calcext:value-type="float">
            <text:p>113022</text:p>
          </table:table-cell>
          <table:table-cell office:value-type="string" calcext:value-type="string">
            <text:p>CME/BF </text:p>
          </table:table-cell>
          <table:table-cell office:value-type="float" office:value="6702" calcext:value-type="float">
            <text:p>6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CHCHU PRASAD</text:p>
          </table:table-cell>
          <table:table-cell office:value-type="string" calcext:value-type="string">
            <text:p>Late LakshmiMahto</text:p>
          </table:table-cell>
          <table:table-cell office:value-type="float" office:value="108217" calcext:value-type="float">
            <text:p>108217</text:p>
          </table:table-cell>
          <table:table-cell office:value-type="string" calcext:value-type="string">
            <text:p>CO&amp;CCP/Rtd.,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EEPB 8350 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DDEM APPA RAO </text:p>
          </table:table-cell>
          <table:table-cell/>
          <table:table-cell office:value-type="float" office:value="115046" calcext:value-type="float">
            <text:p>115046</text:p>
          </table:table-cell>
          <table:table-cell office:value-type="string" calcext:value-type="string">
            <text:p>CRMP</text:p>
          </table:table-cell>
          <table:table-cell office:value-type="float" office:value="5400" calcext:value-type="float">
            <text:p>5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DI CHINNA RAO</text:p>
          </table:table-cell>
          <table:table-cell table:style-name="ce3" office:value-type="string" calcext:value-type="string">
            <text:p>Late B Appanna</text:p>
          </table:table-cell>
          <table:table-cell table:style-name="ce3" office:value-type="float" office:value="119954" calcext:value-type="float">
            <text:p>119954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NIPB 9230 C</text:p>
          </table:table-cell>
          <table:table-cell office:value-type="string" calcext:value-type="string">
            <text:p>5003 5022 0716</text:p>
          </table:table-cell>
          <table:table-cell office:value-type="float" office:value="9666009545" calcext:value-type="float">
            <text:p>9666009545</text:p>
          </table:table-cell>
          <table:table-cell office:value-type="string" calcext:value-type="string">
            <text:p>21st,Apr.1974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2683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5-4-142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Gangavaram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BADISA MOGILAIAH BADISA</text:p>
          </table:table-cell>
          <table:table-cell table:style-name="ce3" office:value-type="string" calcext:value-type="string">
            <text:p>B Chandrayya</text:p>
          </table:table-cell>
          <table:table-cell table:style-name="ce3" office:value-type="float" office:value="107339" calcext:value-type="float">
            <text:p>107339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FDPB 6677 C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DRI TAMMAYYANAIDU </text:p>
          </table:table-cell>
          <table:table-cell table:style-name="ce3" office:value-type="string" calcext:value-type="string">
            <text:p>B RajaRao</text:p>
          </table:table-cell>
          <table:table-cell table:style-name="ce3" office:value-type="float" office:value="110295" calcext:value-type="float">
            <text:p>110295</text:p>
          </table:table-cell>
          <table:table-cell table:style-name="ce3" office:value-type="string" calcext:value-type="string">
            <text:p>CO&amp;CCP/Batt-1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FGPB 0776 B</text:p>
          </table:table-cell>
          <table:table-cell office:value-type="string" calcext:value-type="string">
            <text:p>2087 5040 1925</text:p>
          </table:table-cell>
          <table:table-cell office:value-type="float" office:value="9866066699" calcext:value-type="float">
            <text:p>9866066699</text:p>
          </table:table-cell>
          <table:table-cell office:value-type="string" calcext:value-type="string">
            <text:p>4th,June.1968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57 82852 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50-28-20/1</text:p>
          </table:table-cell>
          <table:table-cell office:value-type="string" calcext:value-type="string">
            <text:p>S-1</text:p>
          </table:table-cell>
          <table:table-cell office:value-type="string" calcext:value-type="string">
            <text:p>SreeKotla Residency</text:p>
          </table:table-cell>
          <table:table-cell office:value-type="string" calcext:value-type="string">
            <text:p>Seethammadhar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table:style-name="ce3" office:value-type="string" calcext:value-type="string">
            <text:p>BAIPALLI TULASI RAO</text:p>
          </table:table-cell>
          <table:table-cell table:style-name="ce3"/>
          <table:table-cell table:style-name="ce3" office:value-type="float" office:value="103242" calcext:value-type="float">
            <text:p>103242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LIREDDY RAMANA RAO</text:p>
          </table:table-cell>
          <table:table-cell/>
          <table:table-cell office:value-type="float" office:value="104201" calcext:value-type="float">
            <text:p>104201</text:p>
          </table:table-cell>
          <table:table-cell office:value-type="string" calcext:value-type="string">
            <text:p>SMS/BSY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LLA SRINIVASA</text:p>
          </table:table-cell>
          <table:table-cell/>
          <table:table-cell office:value-type="float" office:value="117058" calcext:value-type="float">
            <text:p>117058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NAVATHU HARICHANDRA NAYAK</text:p>
          </table:table-cell>
          <table:table-cell table:style-name="ce3" office:value-type="string" calcext:value-type="string">
            <text:p>B BhushaiahNayak</text:p>
          </table:table-cell>
          <table:table-cell table:style-name="ce3" office:value-type="float" office:value="103804" calcext:value-type="float">
            <text:p>103804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FGPB 0630 N </text:p>
          </table:table-cell>
          <table:table-cell office:value-type="string" calcext:value-type="string">
            <text:p>7764 4044 8378</text:p>
          </table:table-cell>
          <table:table-cell office:value-type="float" office:value="9866668458" calcext:value-type="float">
            <text:p>9866668458</text:p>
          </table:table-cell>
          <table:table-cell office:value-type="string" calcext:value-type="string">
            <text:p>1st,Aug.1962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71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31-38-118/5</text:p>
          </table:table-cell>
          <table:table-cell table:number-columns-repeated="2"/>
          <table:table-cell office:value-type="string" calcext:value-type="string">
            <text:p>RajeevNagar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BANAVATHU HEMA NAIK</text:p>
          </table:table-cell>
          <table:table-cell table:style-name="ce3" office:value-type="string" calcext:value-type="string">
            <text:p>B HanumaNaik</text:p>
          </table:table-cell>
          <table:table-cell table:style-name="ce3" office:value-type="float" office:value="120481" calcext:value-type="float">
            <text:p>120481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QLPB 0215 H</text:p>
          </table:table-cell>
          <table:table-cell office:value-type="string" calcext:value-type="string">
            <text:p>3950 3564 2398</text:p>
          </table:table-cell>
          <table:table-cell office:value-type="float" office:value="9985482230" calcext:value-type="float">
            <text:p>9985482230</text:p>
          </table:table-cell>
          <table:table-cell office:value-type="string" calcext:value-type="string">
            <text:p>22nd,Dec.1982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40 5204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07/E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BANDARUSANYASI SETTY</text:p>
          </table:table-cell>
          <table:table-cell table:style-name="ce3" table:number-columns-repeated="2"/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NDHILA KESAVENDRA</text:p>
          </table:table-cell>
          <table:table-cell table:style-name="ce3" office:value-type="string" calcext:value-type="string">
            <text:p>B Mahendra</text:p>
          </table:table-cell>
          <table:table-cell table:style-name="ce3" office:value-type="float" office:value="120129" calcext:value-type="float">
            <text:p>120129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TPPB 5917 M</text:p>
          </table:table-cell>
          <table:table-cell office:value-type="string" calcext:value-type="string">
            <text:p>9497 8967 8082</text:p>
          </table:table-cell>
          <table:table-cell office:value-type="float" office:value="9966419838" calcext:value-type="float">
            <text:p>9966419838</text:p>
          </table:table-cell>
          <table:table-cell office:value-type="string" calcext:value-type="string">
            <text:p>16th,June.1986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59 6679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436/B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BANDREDDI VEERA MALLIKARJUNA RAO</text:p>
          </table:table-cell>
          <table:table-cell/>
          <table:table-cell office:value-type="float" office:value="113550" calcext:value-type="float">
            <text:p>11355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NGARAJU PALLETI</text:p>
          </table:table-cell>
          <table:table-cell table:style-name="ce3"/>
          <table:table-cell table:style-name="ce3" office:value-type="float" office:value="117393" calcext:value-type="float">
            <text:p>117393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NTU GANESH</text:p>
          </table:table-cell>
          <table:table-cell/>
          <table:table-cell office:value-type="float" office:value="120468" calcext:value-type="float">
            <text:p>120468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NUATH BABU NAIK</text:p>
          </table:table-cell>
          <table:table-cell/>
          <table:table-cell office:value-type="float" office:value="118263" calcext:value-type="float">
            <text:p>118263</text:p>
          </table:table-cell>
          <table:table-cell office:value-type="string" calcext:value-type="string">
            <text:p>FMD-2/Cran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RA KONDA RAO</text:p>
          </table:table-cell>
          <table:table-cell/>
          <table:table-cell office:value-type="float" office:value="116316" calcext:value-type="float">
            <text:p>116316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RRE APPA RAO</text:p>
          </table:table-cell>
          <table:table-cell office:value-type="string" calcext:value-type="string">
            <text:p>B Nookalu</text:p>
          </table:table-cell>
          <table:table-cell office:value-type="float" office:value="119049" calcext:value-type="float">
            <text:p>119049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FGPB 0522 B</text:p>
          </table:table-cell>
          <table:table-cell office:value-type="string" calcext:value-type="string">
            <text:p>4783 6658 6837</text:p>
          </table:table-cell>
          <table:table-cell office:value-type="float" office:value="9160560463" calcext:value-type="float">
            <text:p>9160560463</text:p>
          </table:table-cell>
          <table:table-cell office:value-type="date" office:date-value="1970-01-01" calcext:value-type="date">
            <text:p>Thursday, January 01, 197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0405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60-33-101</text:p>
          </table:table-cell>
          <table:table-cell/>
          <table:table-cell office:value-type="string" calcext:value-type="string">
            <text:p>AmbedkarNagar</text:p>
          </table:table-cell>
          <table:table-cell table:number-columns-repeated="2" office:value-type="string" calcext:value-type="string">
            <text:p>Malkapuram</text:p>
          </table:table-cell>
          <table:table-cell office:value-type="string" calcext:value-type="string">
            <text:p>VISAKHAPATNAM</text:p>
          </table:table-cell>
          <table:table-cell office:value-type="float" office:value="530011" calcext:value-type="float">
            <text:p>530011</text:p>
          </table:table-cell>
        </table:table-row>
        <table:table-row table:style-name="ro1">
          <table:table-cell office:value-type="string" calcext:value-type="string">
            <text:p>BARUNA KUMAR MAHARANA</text:p>
          </table:table-cell>
          <table:table-cell/>
          <table:table-cell office:value-type="float" office:value="120198" calcext:value-type="float">
            <text:p>120198</text:p>
          </table:table-cell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SA APPARAO</text:p>
          </table:table-cell>
          <table:table-cell table:style-name="ce3"/>
          <table:table-cell table:style-name="ce3" office:value-type="float" office:value="106460" calcext:value-type="float">
            <text:p>106460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ASAVA VENKATA RAO </text:p>
          </table:table-cell>
          <table:table-cell/>
          <table:table-cell office:value-type="float" office:value="108144" calcext:value-type="float">
            <text:p>108144</text:p>
          </table:table-cell>
          <table:table-cell office:value-type="string" calcext:value-type="string">
            <text:p>WRM/Elec</text:p>
          </table:table-cell>
          <table:table-cell office:value-type="float" office:value="3670" calcext:value-type="float">
            <text:p>36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SSAVA PADMANABHA REDDY</text:p>
          </table:table-cell>
          <table:table-cell table:style-name="ce3"/>
          <table:table-cell table:style-name="ce3" office:value-type="float" office:value="118987" calcext:value-type="float">
            <text:p>118987</text:p>
          </table:table-cell>
          <table:table-cell table:style-name="ce3"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TTULA KALIDAS</text:p>
          </table:table-cell>
          <table:table-cell table:style-name="ce3"/>
          <table:table-cell table:style-name="ce3" office:value-type="float" office:value="105400" calcext:value-type="float">
            <text:p>105400</text:p>
          </table:table-cell>
          <table:table-cell table:style-name="ce3" office:value-type="string" calcext:value-type="string">
            <text:p>CO&amp;CCP/CP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ATTULA SATYANARAYANA MURTHY</text:p>
          </table:table-cell>
          <table:table-cell table:style-name="ce3" office:value-type="string" calcext:value-type="string">
            <text:p>Late B Lakshmayya</text:p>
          </table:table-cell>
          <table:table-cell table:style-name="ce3" office:value-type="float" office:value="105864" calcext:value-type="float">
            <text:p>105864</text:p>
          </table:table-cell>
          <table:table-cell table:style-name="ce3" office:value-type="string" calcext:value-type="string">
            <text:p>BF</text:p>
          </table:table-cell>
          <table:table-cell table:style-name="ce3" office:value-type="float" office:value="3300" calcext:value-type="float">
            <text:p>3300</text:p>
          </table:table-cell>
          <table:table-cell table:style-name="ce3" office:value-type="string" calcext:value-type="string">
            <text:p>AIXPS 0265 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ESETTI TRINADHA RAO </text:p>
          </table:table-cell>
          <table:table-cell/>
          <table:table-cell office:value-type="float" office:value="104748" calcext:value-type="float">
            <text:p>104748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EJJAM VENKATESWARLU</text:p>
          </table:table-cell>
          <table:table-cell/>
          <table:table-cell office:value-type="float" office:value="115918" calcext:value-type="float">
            <text:p>115918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ELLALA SRI RAMAYYA GUPTA</text:p>
          </table:table-cell>
          <table:table-cell table:style-name="ce3"/>
          <table:table-cell table:style-name="ce3" office:value-type="float" office:value="109602" calcext:value-type="float">
            <text:p>109602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ELLAPUKONDA SIMHACHALAM </text:p>
          </table:table-cell>
          <table:table-cell table:style-name="ce3" office:value-type="string" calcext:value-type="string">
            <text:p>Late B Ramana</text:p>
          </table:table-cell>
          <table:table-cell table:style-name="ce3" office:value-type="float" office:value="109606" calcext:value-type="float">
            <text:p>109606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DYPB 1743 L</text:p>
          </table:table-cell>
          <table:table-cell office:value-type="string" calcext:value-type="string">
            <text:p>3053 7678 6031</text:p>
          </table:table-cell>
          <table:table-cell office:value-type="float" office:value="9908562106" calcext:value-type="float">
            <text:p>9908562106</text:p>
          </table:table-cell>
          <table:table-cell office:value-type="string" calcext:value-type="string">
            <text:p>1st,Sept.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0 8655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66-1-15/1</text:p>
          </table:table-cell>
          <table:table-cell table:number-columns-repeated="2"/>
          <table:table-cell table:number-columns-repeated="2" office:value-type="string" calcext:value-type="string">
            <text:p>Malkapuram</text:p>
          </table:table-cell>
          <table:table-cell office:value-type="string" calcext:value-type="string">
            <text:p>VISAKHAPATNAM</text:p>
          </table:table-cell>
          <table:table-cell office:value-type="float" office:value="530011" calcext:value-type="float">
            <text:p>530011</text:p>
          </table:table-cell>
        </table:table-row>
        <table:table-row table:style-name="ro1">
          <table:table-cell table:style-name="ce3" office:value-type="string" calcext:value-type="string">
            <text:p>BENDI JAGANNADHA RAO</text:p>
          </table:table-cell>
          <table:table-cell table:style-name="ce3" office:value-type="string" calcext:value-type="string">
            <text:p>Late B Bendayya</text:p>
          </table:table-cell>
          <table:table-cell table:style-name="ce3" office:value-type="float" office:value="114496" calcext:value-type="float">
            <text:p>114496</text:p>
          </table:table-cell>
          <table:table-cell table:style-name="ce3" office:value-type="string" calcext:value-type="string">
            <text:p>MMSM</text:p>
          </table:table-cell>
          <table:table-cell table:style-name="ce3" office:value-type="float" office:value="3700" calcext:value-type="float">
            <text:p>3700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BHASKARA RAO ADAPA</text:p>
          </table:table-cell>
          <table:table-cell table:style-name="ce3"/>
          <table:table-cell table:style-name="ce3" office:value-type="float" office:value="111138" calcext:value-type="float">
            <text:p>111138</text:p>
          </table:table-cell>
          <table:table-cell table:style-name="ce3"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HIMARASETTY APPALA RAO</text:p>
          </table:table-cell>
          <table:table-cell table:style-name="ce3" office:value-type="string" calcext:value-type="string">
            <text:p>B RamaRao</text:p>
          </table:table-cell>
          <table:table-cell table:style-name="ce3" office:value-type="float" office:value="107844" calcext:value-type="float">
            <text:p>107844</text:p>
          </table:table-cell>
          <table:table-cell table:style-name="ce3" office:value-type="string" calcext:value-type="string">
            <text:p>CO&amp;CCP/Recovery</text:p>
          </table:table-cell>
          <table:table-cell table:style-name="ce3" office:value-type="float" office:value="3100" calcext:value-type="float">
            <text:p>3100</text:p>
          </table:table-cell>
          <table:table-cell office:value-type="string" calcext:value-type="string">
            <text:p>ACEPA 8460 C</text:p>
          </table:table-cell>
          <table:table-cell office:value-type="string" calcext:value-type="string">
            <text:p>6099 7641 0186</text:p>
          </table:table-cell>
          <table:table-cell office:value-type="float" office:value="9346331409" calcext:value-type="float">
            <text:p>9346331409</text:p>
          </table:table-cell>
          <table:table-cell office:value-type="string" calcext:value-type="string">
            <text:p>2,Nove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18563 396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7-1-62/1</text:p>
          </table:table-cell>
          <table:table-cell/>
          <table:table-cell office:value-type="string" calcext:value-type="string">
            <text:p>SubhashNagar</text:p>
          </table:table-cell>
          <table:table-cell office:value-type="string" calcext:value-type="string">
            <text:p>AnnapurnaComplex</text:p>
          </table:table-cell>
          <table:table-cell office:value-type="string" calcext:value-type="string">
            <text:p>Kancharapalem</text:p>
          </table:table-cell>
          <table:table-cell office:value-type="string" calcext:value-type="string">
            <text:p>VISAKHAPATNAM</text:p>
          </table:table-cell>
          <table:table-cell office:value-type="float" office:value="530008" calcext:value-type="float">
            <text:p>530008</text:p>
          </table:table-cell>
        </table:table-row>
        <table:table-row table:style-name="ro1">
          <table:table-cell office:value-type="string" calcext:value-type="string">
            <text:p>BHUARYA GANGARAM </text:p>
          </table:table-cell>
          <table:table-cell/>
          <table:table-cell office:value-type="float" office:value="108486" calcext:value-type="float">
            <text:p>108486</text:p>
          </table:table-cell>
          <table:table-cell office:value-type="string" calcext:value-type="string">
            <text:p>LMMM</text:p>
          </table:table-cell>
          <table:table-cell office:value-type="float" office:value="3500" calcext:value-type="float">
            <text:p>3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HUKYA KIRAN KUMAR </text:p>
          </table:table-cell>
          <table:table-cell office:value-type="string" calcext:value-type="string">
            <text:p>B Thavurya</text:p>
          </table:table-cell>
          <table:table-cell office:value-type="float" office:value="122657" calcext:value-type="float">
            <text:p>122657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 office:value-type="string" calcext:value-type="string">
            <text:p>BPBPB 3127 C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BHUKYA SRINIVASA SATYA DURGA PRASAD</text:p>
          </table:table-cell>
          <table:table-cell table:style-name="ce3"/>
          <table:table-cell table:style-name="ce3" office:value-type="float" office:value="118947" calcext:value-type="float">
            <text:p>118947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HUKYA YALAMANDA NAICK</text:p>
          </table:table-cell>
          <table:table-cell table:style-name="ce3" office:value-type="string" calcext:value-type="string">
            <text:p>BhukyaKotiya</text:p>
          </table:table-cell>
          <table:table-cell table:style-name="ce3" office:value-type="float" office:value="119402" calcext:value-type="float">
            <text:p>119402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PPY 8861 N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HUMIJ BINOY KUMAR</text:p>
          </table:table-cell>
          <table:table-cell/>
          <table:table-cell office:value-type="float" office:value="121196" calcext:value-type="float">
            <text:p>121196</text:p>
          </table:table-cell>
          <table:table-cell office:value-type="string" calcext:value-type="string">
            <text:p>SP/SMB</text:p>
          </table:table-cell>
          <table:table-cell office:value-type="float" office:value="3200" calcext:value-type="float">
            <text:p>3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ISAI NARAYANA</text:p>
          </table:table-cell>
          <table:table-cell/>
          <table:table-cell office:value-type="float" office:value="103915" calcext:value-type="float">
            <text:p>103915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ISAI VENKATA RAMANA MURTHHY</text:p>
          </table:table-cell>
          <table:table-cell/>
          <table:table-cell office:value-type="float" office:value="108495" calcext:value-type="float">
            <text:p>108495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BBARI ARJUNA</text:p>
          </table:table-cell>
          <table:table-cell table:style-name="ce3" office:value-type="string" calcext:value-type="string">
            <text:p>Late B Challayya</text:p>
          </table:table-cell>
          <table:table-cell table:style-name="ce3" office:value-type="float" office:value="103789" calcext:value-type="float">
            <text:p>103789</text:p>
          </table:table-cell>
          <table:table-cell table:style-name="ce3" office:value-type="string" calcext:value-type="string">
            <text:p>CO&amp;CCP/CDCP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FGPB 0575 G</text:p>
          </table:table-cell>
          <table:table-cell office:value-type="string" calcext:value-type="string">
            <text:p>9579 3934 8175</text:p>
          </table:table-cell>
          <table:table-cell office:value-type="float" office:value="7382627129" calcext:value-type="float">
            <text:p>7382627129</text:p>
          </table:table-cell>
          <table:table-cell office:value-type="date" office:date-value="1958-07-01" calcext:value-type="date">
            <text:p>Tuesday, July 01, 195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399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5-49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BOCHE JAYASIMHA</text:p>
          </table:table-cell>
          <table:table-cell/>
          <table:table-cell office:value-type="float" office:value="117513" calcext:value-type="float">
            <text:p>117513</text:p>
          </table:table-cell>
          <table:table-cell office:value-type="string" calcext:value-type="string">
            <text:p>PPM/WB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DANKI RAVI SHANKAR</text:p>
          </table:table-cell>
          <table:table-cell table:style-name="ce3"/>
          <table:table-cell table:style-name="ce3" office:value-type="float" office:value="105327" calcext:value-type="float">
            <text:p>105327</text:p>
          </table:table-cell>
          <table:table-cell table:style-name="ce3" office:value-type="string" calcext:value-type="string">
            <text:p>TPP/BPT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DDA DURGA RAO</text:p>
          </table:table-cell>
          <table:table-cell table:style-name="ce3"/>
          <table:table-cell table:style-name="ce3" office:value-type="float" office:value="107049" calcext:value-type="float">
            <text:p>107049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DDA NARASINGA RAO</text:p>
          </table:table-cell>
          <table:table-cell table:style-name="ce3" office:value-type="string" calcext:value-type="string">
            <text:p>B SuryanarayanaRao</text:p>
          </table:table-cell>
          <table:table-cell table:style-name="ce3" office:value-type="float" office:value="108808" calcext:value-type="float">
            <text:p>108808</text:p>
          </table:table-cell>
          <table:table-cell table:style-name="ce3" office:value-type="string" calcext:value-type="string">
            <text:p>CO&amp;CCP/Batt-1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FZPB 5687 A</text:p>
          </table:table-cell>
          <table:table-cell office:value-type="string" calcext:value-type="string">
            <text:p>7996 1690 0564</text:p>
          </table:table-cell>
          <table:table-cell office:value-type="float" office:value="9989370581" calcext:value-type="float">
            <text:p>9989370581</text:p>
          </table:table-cell>
          <table:table-cell office:value-type="string" calcext:value-type="string">
            <text:p>12th,May.1967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46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50-54-10/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heetalAppartment</text:p>
          </table:table-cell>
          <table:table-cell office:value-type="string" calcext:value-type="string">
            <text:p>Seethammadhar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office:value-type="string" calcext:value-type="string">
            <text:p>BODDETI V.S.N.KUMAR</text:p>
          </table:table-cell>
          <table:table-cell/>
          <table:table-cell office:value-type="float" office:value="120441" calcext:value-type="float">
            <text:p>12044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DDU SATHI BABU</text:p>
          </table:table-cell>
          <table:table-cell/>
          <table:table-cell office:value-type="float" office:value="113624" calcext:value-type="float">
            <text:p>113624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DDU SATYANARAYANA</text:p>
          </table:table-cell>
          <table:table-cell table:style-name="ce3"/>
          <table:table-cell table:style-name="ce3" office:value-type="float" office:value="109479" calcext:value-type="float">
            <text:p>109479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DI REDDY PYDI REDDY </text:p>
          </table:table-cell>
          <table:table-cell table:style-name="ce3"/>
          <table:table-cell table:style-name="ce3" office:value-type="float" office:value="107097" calcext:value-type="float">
            <text:p>107097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IDAPU VARA PRASAD</text:p>
          </table:table-cell>
          <table:table-cell/>
          <table:table-cell office:value-type="float" office:value="115621" calcext:value-type="float">
            <text:p>115621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JJA RAMANA RAO</text:p>
          </table:table-cell>
          <table:table-cell/>
          <table:table-cell office:value-type="float" office:value="108884" calcext:value-type="float">
            <text:p>108884</text:p>
          </table:table-cell>
          <table:table-cell office:value-type="string" calcext:value-type="string">
            <text:p>BF/SSY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KKENA APPALASWAMY</text:p>
          </table:table-cell>
          <table:table-cell table:style-name="ce3"/>
          <table:table-cell table:style-name="ce3" office:value-type="float" office:value="115649" calcext:value-type="float">
            <text:p>115649</text:p>
          </table:table-cell>
          <table:table-cell table:style-name="ce3" office:value-type="string" calcext:value-type="string">
            <text:p>SMS/CCD 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MMISETTI BHASKARA RAO</text:p>
          </table:table-cell>
          <table:table-cell table:style-name="ce3" office:value-type="string" calcext:value-type="string">
            <text:p>Late B GovindaRajulu</text:p>
          </table:table-cell>
          <table:table-cell table:style-name="ce3" office:value-type="float" office:value="116247" calcext:value-type="float">
            <text:p>116247</text:p>
          </table:table-cell>
          <table:table-cell table:style-name="ce3" office:value-type="string" calcext:value-type="string">
            <text:p>CO&amp;CCP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FGPB 0555 C</text:p>
          </table:table-cell>
          <table:table-cell office:value-type="string" calcext:value-type="string">
            <text:p>8577 7438 2232</text:p>
          </table:table-cell>
          <table:table-cell office:value-type="float" office:value="9618292764" calcext:value-type="float">
            <text:p>9618292764</text:p>
          </table:table-cell>
          <table:table-cell office:value-type="string" calcext:value-type="string">
            <text:p>16,June.1966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24230 10000 210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15</text:p>
          </table:table-cell>
          <table:table-cell office:value-type="string" calcext:value-type="string">
            <text:p>31-8-10/16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aiKuteer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BONDA APPARAO</text:p>
          </table:table-cell>
          <table:table-cell office:value-type="string" calcext:value-type="string">
            <text:p>Late B PydiKonda</text:p>
          </table:table-cell>
          <table:table-cell office:value-type="float" office:value="105127" calcext:value-type="float">
            <text:p>105127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GQPB 2781 F</text:p>
          </table:table-cell>
          <table:table-cell office:value-type="string" calcext:value-type="string">
            <text:p>5201 7413 1387</text:p>
          </table:table-cell>
          <table:table-cell office:value-type="float" office:value="8332982837" calcext:value-type="float">
            <text:p>8332982837</text:p>
          </table:table-cell>
          <table:table-cell office:value-type="string" calcext:value-type="string">
            <text:p>6th,May.1961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251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406/C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BONDA VENKATA RAMANA</text:p>
          </table:table-cell>
          <table:table-cell/>
          <table:table-cell office:value-type="float" office:value="118989" calcext:value-type="float">
            <text:p>118989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NTHA MOHAN</text:p>
          </table:table-cell>
          <table:table-cell office:value-type="string" calcext:value-type="string">
            <text:p>Late B JayaRao</text:p>
          </table:table-cell>
          <table:table-cell office:value-type="float" office:value="112254" calcext:value-type="float">
            <text:p>112254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FGPB 0591 Q</text:p>
          </table:table-cell>
          <table:table-cell office:value-type="string" calcext:value-type="string">
            <text:p>6053 2556 3090</text:p>
          </table:table-cell>
          <table:table-cell office:value-type="float" office:value="9493424040" calcext:value-type="float">
            <text:p>9493424040</text:p>
          </table:table-cell>
          <table:table-cell office:value-type="date" office:date-value="1968-10-08" calcext:value-type="date">
            <text:p>Tuesday, October 08, 1968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099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-232/16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JabillyHeights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BONU S S V SUBRAHMANYESWARA RAO</text:p>
          </table:table-cell>
          <table:table-cell office:value-type="string" calcext:value-type="string">
            <text:p>B Lakshminaidu</text:p>
          </table:table-cell>
          <table:table-cell office:value-type="float" office:value="103160" calcext:value-type="float">
            <text:p>103160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ORA BHASKARA RAO</text:p>
          </table:table-cell>
          <table:table-cell office:value-type="string" calcext:value-type="string">
            <text:p>Late B Yerraiah</text:p>
          </table:table-cell>
          <table:table-cell office:value-type="float" office:value="112083" calcext:value-type="float">
            <text:p>11208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PPANA RATNAJI RAO</text:p>
          </table:table-cell>
          <table:table-cell office:value-type="string" calcext:value-type="string">
            <text:p>Late B ChinaVenkataRayudu</text:p>
          </table:table-cell>
          <table:table-cell office:value-type="float" office:value="108933" calcext:value-type="float">
            <text:p>108933</text:p>
          </table:table-cell>
          <table:table-cell office:value-type="string" calcext:value-type="string">
            <text:p>CO&amp;CCP/Batt/G/Elec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EYPB 4479 C</text:p>
          </table:table-cell>
          <table:table-cell office:value-type="string" calcext:value-type="string">
            <text:p>8375 6988 6686</text:p>
          </table:table-cell>
          <table:table-cell office:value-type="float" office:value="9393636364" calcext:value-type="float">
            <text:p>9393636364</text:p>
          </table:table-cell>
          <table:table-cell office:value-type="date" office:date-value="1963-05-02" calcext:value-type="date">
            <text:p>Thursday, May 02, 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4940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1-45-105/10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PrasanthiNagar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BORA KRISHNA REDDY </text:p>
          </table:table-cell>
          <table:table-cell table:style-name="ce3" office:value-type="string" calcext:value-type="string">
            <text:p>Late B VenkataRamanaReddy</text:p>
          </table:table-cell>
          <table:table-cell table:style-name="ce3" office:value-type="float" office:value="104785" calcext:value-type="float">
            <text:p>104785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AGFPR 7450 L</text:p>
          </table:table-cell>
          <table:table-cell office:value-type="string" calcext:value-type="string">
            <text:p>3748 9374 7713</text:p>
          </table:table-cell>
          <table:table-cell office:value-type="float" office:value="8332982287" calcext:value-type="float">
            <text:p>8332982287</text:p>
          </table:table-cell>
          <table:table-cell office:value-type="string" calcext:value-type="string">
            <text:p>26th,Jan.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18814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49-33-37</text:p>
          </table:table-cell>
          <table:table-cell/>
          <table:table-cell office:value-type="string" calcext:value-type="string">
            <text:p>LalithaResidency</text:p>
          </table:table-cell>
          <table:table-cell office:value-type="string" calcext:value-type="string">
            <text:p>Thadichetlapalem</text:p>
          </table:table-cell>
          <table:table-cell office:value-type="string" calcext:value-type="string">
            <text:p>Akkayyapalem</text:p>
          </table:table-cell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table:style-name="ce3" office:value-type="string" calcext:value-type="string">
            <text:p>BORRA SUBBA RAO</text:p>
          </table:table-cell>
          <table:table-cell table:style-name="ce3" office:value-type="string" calcext:value-type="string">
            <text:p>B S N Murthy</text:p>
          </table:table-cell>
          <table:table-cell table:style-name="ce3" office:value-type="float" office:value="113781" calcext:value-type="float">
            <text:p>113781</text:p>
          </table:table-cell>
          <table:table-cell table:style-name="ce3" office:value-type="string" calcext:value-type="string">
            <text:p>CO&amp;CCP/Batt-1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APB 0413 F</text:p>
          </table:table-cell>
          <table:table-cell office:value-type="string" calcext:value-type="string">
            <text:p>6151 9953 2101</text:p>
          </table:table-cell>
          <table:table-cell office:value-type="float" office:value="9491802847" calcext:value-type="float">
            <text:p>9491802847</text:p>
          </table:table-cell>
          <table:table-cell office:value-type="string" calcext:value-type="string">
            <text:p>30th,Oct.196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3519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43/C</text:p>
          </table:table-cell>
          <table:table-cell/>
          <table:table-cell office:value-type="string" calcext:value-type="string">
            <text:p>Sector-III</text:p>
          </table:table-cell>
          <table:table-cell office:value-type="string" calcext:value-type="string">
            <text:p>Ukkunagara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BORUGADDA RAJA MOHAN</text:p>
          </table:table-cell>
          <table:table-cell table:style-name="ce3"/>
          <table:table-cell table:style-name="ce3" office:value-type="float" office:value="119286" calcext:value-type="float">
            <text:p>119286</text:p>
          </table:table-cell>
          <table:table-cell table:style-name="ce3" office:value-type="string" calcext:value-type="string">
            <text:p>CO&amp;CCP/CERG</text:p>
          </table:table-cell>
          <table:table-cell table:style-name="ce3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TTA APPALA SWAMY </text:p>
          </table:table-cell>
          <table:table-cell office:value-type="string" calcext:value-type="string">
            <text:p>Late B Somulu</text:p>
          </table:table-cell>
          <table:table-cell office:value-type="float" office:value="117079" calcext:value-type="float">
            <text:p>117079</text:p>
          </table:table-cell>
          <table:table-cell office:value-type="string" calcext:value-type="string">
            <text:p>FMD 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DDPB 6392 E</text:p>
          </table:table-cell>
          <table:table-cell office:value-type="string" calcext:value-type="string">
            <text:p>4786 8375 2225</text:p>
          </table:table-cell>
          <table:table-cell office:value-type="float" office:value="9989858881" calcext:value-type="float">
            <text:p>9989858881</text:p>
          </table:table-cell>
          <table:table-cell office:value-type="string" calcext:value-type="string">
            <text:p>1st,June.196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33979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0-89-7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BOTTA APPANNA</text:p>
          </table:table-cell>
          <table:table-cell table:style-name="ce3" office:value-type="string" calcext:value-type="string">
            <text:p>B VenkataSwamy</text:p>
          </table:table-cell>
          <table:table-cell table:style-name="ce3" office:value-type="float" office:value="106699" calcext:value-type="float">
            <text:p>106699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office:value-type="string" calcext:value-type="string">
            <text:p>ABLPB 6425 E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TTA SEETHAYYA</text:p>
          </table:table-cell>
          <table:table-cell/>
          <table:table-cell office:value-type="float" office:value="101866" calcext:value-type="float">
            <text:p>101866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OTTA SOMESWARA RAO</text:p>
          </table:table-cell>
          <table:table-cell/>
          <table:table-cell office:value-type="float" office:value="120541" calcext:value-type="float">
            <text:p>12054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OYINAIDU SAREPALLI</text:p>
          </table:table-cell>
          <table:table-cell table:style-name="ce3"/>
          <table:table-cell table:style-name="ce3" office:value-type="float" office:value="118373" calcext:value-type="float">
            <text:p>118373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UDAGALA LAKISHMANA</text:p>
          </table:table-cell>
          <table:table-cell table:style-name="ce3" office:value-type="string" calcext:value-type="string">
            <text:p>Late B AppalaNarasimhulu</text:p>
          </table:table-cell>
          <table:table-cell table:style-name="ce3" office:value-type="float" office:value="109179" calcext:value-type="float">
            <text:p>109179</text:p>
          </table:table-cell>
          <table:table-cell table:style-name="ce3" office:value-type="string" calcext:value-type="string">
            <text:p>TD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IRPB 8129 N</text:p>
          </table:table-cell>
          <table:table-cell office:value-type="string" calcext:value-type="string">
            <text:p>6145 7989 4027</text:p>
          </table:table-cell>
          <table:table-cell office:value-type="float" office:value="9573974830" calcext:value-type="float">
            <text:p>9573974830</text:p>
          </table:table-cell>
          <table:table-cell office:value-type="string" calcext:value-type="string">
            <text:p>4th,Mar.1969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001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8-57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BUDDHA GANESH APPA RAO</text:p>
          </table:table-cell>
          <table:table-cell table:style-name="ce3" office:value-type="string" calcext:value-type="string">
            <text:p>Late B Ramana</text:p>
          </table:table-cell>
          <table:table-cell table:style-name="ce3" office:value-type="float" office:value="107864" calcext:value-type="float">
            <text:p>107864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GLPB 7527 J <text:s text:c="16"/></text:p>
          </table:table-cell>
          <table:table-cell office:value-type="string" calcext:value-type="string">
            <text:p>2692 1412 7974</text:p>
          </table:table-cell>
          <table:table-cell office:value-type="float" office:value="8184857864" calcext:value-type="float">
            <text:p>8184857864</text:p>
          </table:table-cell>
          <table:table-cell office:value-type="string" calcext:value-type="string">
            <text:p>15,Jul.1965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523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30-77-21/2</text:p>
          </table:table-cell>
          <table:table-cell table:number-columns-repeated="2"/>
          <table:table-cell office:value-type="string" calcext:value-type="string">
            <text:p>Near Gandhi Statue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BUDDHA VENKATA NARASIMHA RAO</text:p>
          </table:table-cell>
          <table:table-cell/>
          <table:table-cell office:value-type="float" office:value="109252" calcext:value-type="float">
            <text:p>109252</text:p>
          </table:table-cell>
          <table:table-cell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UDHA VENKATA SURI APPA RAO</text:p>
          </table:table-cell>
          <table:table-cell/>
          <table:table-cell office:value-type="float" office:value="105791" calcext:value-type="float">
            <text:p>105791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UDUMURU RAMA RAO</text:p>
          </table:table-cell>
          <table:table-cell/>
          <table:table-cell office:value-type="float" office:value="115821" calcext:value-type="float">
            <text:p>115821</text:p>
          </table:table-cell>
          <table:table-cell office:value-type="string" calcext:value-type="string">
            <text:p>BF/SSY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UGATHA KRISHNA</text:p>
          </table:table-cell>
          <table:table-cell office:value-type="string" calcext:value-type="string">
            <text:p>Late B Atchanna</text:p>
          </table:table-cell>
          <table:table-cell office:value-type="float" office:value="116328" calcext:value-type="float">
            <text:p>116328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UKKE ESWAR NAIK</text:p>
          </table:table-cell>
          <table:table-cell office:value-type="string" calcext:value-type="string">
            <text:p>RAMLA NAIK</text:p>
          </table:table-cell>
          <table:table-cell office:value-type="float" office:value="122653" calcext:value-type="float">
            <text:p>122653</text:p>
          </table:table-cell>
          <table:table-cell office:value-type="string" calcext:value-type="string">
            <text:p>SMS/Convertor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BDPE 4556 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KKE VENKATA SIDDU</text:p>
          </table:table-cell>
          <table:table-cell/>
          <table:table-cell office:value-type="float" office:value="118074" calcext:value-type="float">
            <text:p>118074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BURADA KAMESWARA RAO</text:p>
          </table:table-cell>
          <table:table-cell table:style-name="ce3" office:value-type="string" calcext:value-type="string">
            <text:p>Late B RamiNaidu</text:p>
          </table:table-cell>
          <table:table-cell table:style-name="ce3" office:value-type="float" office:value="110090" calcext:value-type="float">
            <text:p>110090</text:p>
          </table:table-cell>
          <table:table-cell table:style-name="ce3" office:value-type="string" calcext:value-type="string">
            <text:p>CO&amp;CCP/Batt-1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EEPB 8326 E </text:p>
          </table:table-cell>
          <table:table-cell office:value-type="string" calcext:value-type="string">
            <text:p>5046 9783 1803</text:p>
          </table:table-cell>
          <table:table-cell office:value-type="float" office:value="9949449889" calcext:value-type="float">
            <text:p>9949449889</text:p>
          </table:table-cell>
          <table:table-cell office:value-type="string" calcext:value-type="string">
            <text:p>23rd,Jan,196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5735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112/B</text:p>
          </table:table-cell>
          <table:table-cell/>
          <table:table-cell office:value-type="string" calcext:value-type="string">
            <text:p>Sector-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BURUDA SRINIVASA RAO</text:p>
          </table:table-cell>
          <table:table-cell table:style-name="ce3"/>
          <table:table-cell table:style-name="ce3" office:value-type="float" office:value="108143" calcext:value-type="float">
            <text:p>108143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BUTUKURU VENKATA RAMI REDDY</text:p>
          </table:table-cell>
          <table:table-cell office:value-type="string" calcext:value-type="string">
            <text:p>B PapiReddy</text:p>
          </table:table-cell>
          <table:table-cell office:value-type="float" office:value="115743" calcext:value-type="float">
            <text:p>115743</text:p>
          </table:table-cell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FGPB 0436 A</text:p>
          </table:table-cell>
          <table:table-cell office:value-type="string" calcext:value-type="string">
            <text:p>3176 7000 0615</text:p>
          </table:table-cell>
          <table:table-cell office:value-type="float" office:value="9848648345" calcext:value-type="float">
            <text:p>9848648345</text:p>
          </table:table-cell>
          <table:table-cell office:value-type="string" calcext:value-type="string">
            <text:p>25,Feb.196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710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1-36-66</text:p>
          </table:table-cell>
          <table:table-cell office:value-type="string" calcext:value-type="string">
            <text:p>MIG-1/129</text:p>
          </table:table-cell>
          <table:table-cell/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C APPALA REDDY</text:p>
          </table:table-cell>
          <table:table-cell table:number-columns-repeated="2"/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 V R CHANDRASHEKAR </text:p>
          </table:table-cell>
          <table:table-cell/>
          <table:table-cell office:value-type="float" office:value="119793" calcext:value-type="float">
            <text:p>119793</text:p>
          </table:table-cell>
          <table:table-cell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 ASIRAIAH</text:p>
          </table:table-cell>
          <table:table-cell/>
          <table:table-cell office:value-type="float" office:value="110246" calcext:value-type="float">
            <text:p>110246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 KARUNAKARA RAO</text:p>
          </table:table-cell>
          <table:table-cell/>
          <table:table-cell office:value-type="float" office:value="113672" calcext:value-type="float">
            <text:p>113672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 NAGA TRINADHA RAO</text:p>
          </table:table-cell>
          <table:table-cell/>
          <table:table-cell office:value-type="float" office:value="105821" calcext:value-type="float">
            <text:p>105821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 SRINIVASA RAO</text:p>
          </table:table-cell>
          <table:table-cell/>
          <table:table-cell office:value-type="float" office:value="110864" calcext:value-type="float">
            <text:p>110864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ACTI PENTAIAH</text:p>
          </table:table-cell>
          <table:table-cell table:style-name="ce3"/>
          <table:table-cell table:style-name="ce3" office:value-type="float" office:value="103502" calcext:value-type="float">
            <text:p>103502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ANDANA SATYA PRASAD</text:p>
          </table:table-cell>
          <table:table-cell table:style-name="ce3"/>
          <table:table-cell table:style-name="ce3" office:value-type="float" office:value="116953" calcext:value-type="float">
            <text:p>116953</text:p>
          </table:table-cell>
          <table:table-cell table:style-name="ce3" office:value-type="string" calcext:value-type="string">
            <text:p>BF/PCM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ANNA VENKATEAWARA RAO</text:p>
          </table:table-cell>
          <table:table-cell/>
          <table:table-cell office:value-type="float" office:value="116865" calcext:value-type="float">
            <text:p>116865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APALA ABBULU</text:p>
          </table:table-cell>
          <table:table-cell table:style-name="ce3" office:value-type="string" calcext:value-type="string">
            <text:p>Late CH Yesudasu</text:p>
          </table:table-cell>
          <table:table-cell table:style-name="ce3" office:value-type="float" office:value="106146" calcext:value-type="float">
            <text:p>106146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ABFPC 0343 N</text:p>
          </table:table-cell>
          <table:table-cell office:value-type="string" calcext:value-type="string">
            <text:p>5257 9607 0676</text:p>
          </table:table-cell>
          <table:table-cell office:value-type="float" office:value="8332982547" calcext:value-type="float">
            <text:p>8332982547</text:p>
          </table:table-cell>
          <table:table-cell office:value-type="string" calcext:value-type="string">
            <text:p>8th,Apr.1958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8860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No.331/A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CHAPPIDI S K V SIVA KUMAR</text:p>
          </table:table-cell>
          <table:table-cell table:style-name="ce3"/>
          <table:table-cell table:style-name="ce3" office:value-type="float" office:value="115665" calcext:value-type="float">
            <text:p>115665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ATTI APPARAO</text:p>
          </table:table-cell>
          <table:table-cell office:value-type="string" calcext:value-type="string">
            <text:p>CH Appanna</text:p>
          </table:table-cell>
          <table:table-cell office:value-type="float" office:value="116553" calcext:value-type="float">
            <text:p>116553</text:p>
          </table:table-cell>
          <table:table-cell table:number-columns-repeated="2" office:value-type="string" calcext:value-type="string">
            <text:p>###</text:p>
          </table:table-cell>
          <table:table-cell office:value-type="string" calcext:value-type="string">
            <text:p>AFUPC 9006 K</text:p>
          </table:table-cell>
          <table:table-cell office:value-type="string" calcext:value-type="string">
            <text:p>9525 2827 2448</text:p>
          </table:table-cell>
          <table:table-cell office:value-type="float" office:value="7674881869" calcext:value-type="float">
            <text:p>7674881869</text:p>
          </table:table-cell>
          <table:table-cell office:value-type="date" office:date-value="1965-08-11" calcext:value-type="date">
            <text:p>Wednesday, August 11, 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575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26-42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Seethanagaram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CHEEKATI SRINIVASA RAO</text:p>
          </table:table-cell>
          <table:table-cell table:style-name="ce3"/>
          <table:table-cell table:style-name="ce3" office:value-type="float" office:value="114595" calcext:value-type="float">
            <text:p>114595</text:p>
          </table:table-cell>
          <table:table-cell table:style-name="ce3" office:value-type="string" calcext:value-type="string">
            <text:p>CDCP/Instrumentation</text:p>
          </table:table-cell>
          <table:table-cell table:style-name="ce3" table:number-columns-repeated="2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ELAMKURI VENKATA RAMA CHANDRA SEKHAR</text:p>
          </table:table-cell>
          <table:table-cell/>
          <table:table-cell office:value-type="float" office:value="119487" calcext:value-type="float">
            <text:p>119487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ELLURU SAMBA MURTY</text:p>
          </table:table-cell>
          <table:table-cell/>
          <table:table-cell office:value-type="float" office:value="110131" calcext:value-type="float">
            <text:p>110131</text:p>
          </table:table-cell>
          <table:table-cell office:value-type="string" calcext:value-type="string">
            <text:p>TPP/CDCP-4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ETTI SANJEEVA RAO</text:p>
          </table:table-cell>
          <table:table-cell table:style-name="ce3"/>
          <table:table-cell table:style-name="ce3" office:value-type="float" office:value="120438" calcext:value-type="float">
            <text:p>120438</text:p>
          </table:table-cell>
          <table:table-cell table:style-name="ce3" office:value-type="string" calcext:value-type="string">
            <text:p>CO&amp;CCP/CDCP-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ETTIPALLI VENKATESWARA RAO</text:p>
          </table:table-cell>
          <table:table-cell table:style-name="ce3"/>
          <table:table-cell table:style-name="ce3" office:value-type="float" office:value="109844" calcext:value-type="float">
            <text:p>109844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EVALA VEERRAJU</text:p>
          </table:table-cell>
          <table:table-cell table:number-columns-repeated="2"/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IGURUPATI REDDY RATNAKUMAR</text:p>
          </table:table-cell>
          <table:table-cell table:style-name="ce3" office:value-type="string" calcext:value-type="string">
            <text:p>Late Ch VenkataRatnam</text:p>
          </table:table-cell>
          <table:table-cell table:style-name="ce3" office:value-type="float" office:value="107336" calcext:value-type="float">
            <text:p>107336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DUPC 3443 N</text:p>
          </table:table-cell>
          <table:table-cell office:value-type="string" calcext:value-type="string">
            <text:p>3871 5581 1737</text:p>
          </table:table-cell>
          <table:table-cell office:value-type="float" office:value="9493494008" calcext:value-type="float">
            <text:p>9493494008</text:p>
          </table:table-cell>
          <table:table-cell office:value-type="string" calcext:value-type="string">
            <text:p>9,Sept.1962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345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 ###/A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CHILLA APPALA REDDY</text:p>
          </table:table-cell>
          <table:table-cell table:style-name="ce3" office:value-type="string" calcext:value-type="string">
            <text:p>CH BhaskaraReddy</text:p>
          </table:table-cell>
          <table:table-cell table:style-name="ce3" office:value-type="float" office:value="120475" calcext:value-type="float">
            <text:p>120475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JZPC 7074 L</text:p>
          </table:table-cell>
          <table:table-cell office:value-type="string" calcext:value-type="string">
            <text:p>5919 6747 1706 </text:p>
          </table:table-cell>
          <table:table-cell office:value-type="float" office:value="9866279227" calcext:value-type="float">
            <text:p>9866279227</text:p>
          </table:table-cell>
          <table:table-cell office:value-type="string" calcext:value-type="string">
            <text:p>24th,Mar.198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7 0293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331/A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CHILUKURI NARASIMHA RAO</text:p>
          </table:table-cell>
          <table:table-cell table:style-name="ce3" office:value-type="string" calcext:value-type="string">
            <text:p>Late CH VenkataRamaiah</text:p>
          </table:table-cell>
          <table:table-cell table:style-name="ce3" office:value-type="float" office:value="107775" calcext:value-type="float">
            <text:p>107775</text:p>
          </table:table-cell>
          <table:table-cell table:style-name="ce3" office:value-type="string" calcext:value-type="string">
            <text:p>CO&amp;CCP/Batt-2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BPPN 4867 Q</text:p>
          </table:table-cell>
          <table:table-cell office:value-type="string" calcext:value-type="string">
            <text:p>3895 4439 5309</text:p>
          </table:table-cell>
          <table:table-cell office:value-type="float" office:value="9490131806" calcext:value-type="float">
            <text:p>9490131806</text:p>
          </table:table-cell>
          <table:table-cell office:value-type="string" calcext:value-type="string">
            <text:p>1st,May.1965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4986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131/D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CHINDADA SIVA</text:p>
          </table:table-cell>
          <table:table-cell/>
          <table:table-cell office:value-type="float" office:value="117486" calcext:value-type="float">
            <text:p>117486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INIPILLI APPALA REDDY</text:p>
          </table:table-cell>
          <table:table-cell table:style-name="ce3"/>
          <table:table-cell table:style-name="ce3" office:value-type="float" office:value="114171" calcext:value-type="float">
            <text:p>114171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INNA RAGHU NAIK</text:p>
          </table:table-cell>
          <table:table-cell/>
          <table:table-cell office:value-type="float" office:value="119188" calcext:value-type="float">
            <text:p>119188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INTA SRINIVASA RAO</text:p>
          </table:table-cell>
          <table:table-cell/>
          <table:table-cell office:value-type="float" office:value="110818" calcext:value-type="float">
            <text:p>11081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INTALA MAHESWARA RAO</text:p>
          </table:table-cell>
          <table:table-cell table:style-name="ce3" office:value-type="string" calcext:value-type="string">
            <text:p>Lata Ch BabuRao</text:p>
          </table:table-cell>
          <table:table-cell table:style-name="ce3" office:value-type="float" office:value="120365" calcext:value-type="float">
            <text:p>120365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KCPC 6297 R</text:p>
          </table:table-cell>
          <table:table-cell office:value-type="string" calcext:value-type="string">
            <text:p>3109 9706 4899</text:p>
          </table:table-cell>
          <table:table-cell office:value-type="float" office:value="9866510528" calcext:value-type="float">
            <text:p>9866510528</text:p>
          </table:table-cell>
          <table:table-cell office:value-type="string" calcext:value-type="string">
            <text:p>17th,June.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9818 5950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64-5-7/A</text:p>
          </table:table-cell>
          <table:table-cell/>
          <table:table-cell office:value-type="string" calcext:value-type="string">
            <text:p>RamNagar</text:p>
          </table:table-cell>
          <table:table-cell table:number-columns-repeated="2" office:value-type="string" calcext:value-type="string">
            <text:p>SriHaripuram</text:p>
          </table:table-cell>
          <table:table-cell office:value-type="string" calcext:value-type="string">
            <text:p>VISAKHAPATNAM</text:p>
          </table:table-cell>
          <table:table-cell office:value-type="float" office:value="530011" calcext:value-type="float">
            <text:p>530011</text:p>
          </table:table-cell>
        </table:table-row>
        <table:table-row table:style-name="ro1">
          <table:table-cell office:value-type="string" calcext:value-type="string">
            <text:p>CHINTAMAN JOLEN TOPNO</text:p>
          </table:table-cell>
          <table:table-cell/>
          <table:table-cell office:value-type="float" office:value="112301" calcext:value-type="float">
            <text:p>112301</text:p>
          </table:table-cell>
          <table:table-cell office:value-type="string" calcext:value-type="string">
            <text:p>CRMP</text:p>
          </table:table-cell>
          <table:table-cell office:value-type="float" office:value="5400" calcext:value-type="float">
            <text:p>5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INTHALAPATI VENKATA LAKSHMI NARAYANA RAJU</text:p>
          </table:table-cell>
          <table:table-cell table:style-name="ce3"/>
          <table:table-cell table:style-name="ce3" office:value-type="float" office:value="110612" calcext:value-type="float">
            <text:p>110612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ITTARANJAN SETHI</text:p>
          </table:table-cell>
          <table:table-cell table:style-name="ce3" office:value-type="string" calcext:value-type="string">
            <text:p>BrundabanSethi</text:p>
          </table:table-cell>
          <table:table-cell table:style-name="ce3" office:value-type="float" office:value="121959" calcext:value-type="float">
            <text:p>121959</text:p>
          </table:table-cell>
          <table:table-cell table:style-name="ce3" office:value-type="string" calcext:value-type="string">
            <text:p>SMS/CCD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string" calcext:value-type="string">
            <text:p>CRFPS 5704 M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CHITTURI MANIKYA RAO</text:p>
          </table:table-cell>
          <table:table-cell table:style-name="ce3" office:value-type="string" calcext:value-type="string">
            <text:p>Late CH Samuel</text:p>
          </table:table-cell>
          <table:table-cell table:style-name="ce3" office:value-type="float" office:value="104973" calcext:value-type="float">
            <text:p>104973</text:p>
          </table:table-cell>
          <table:table-cell table:style-name="ce3"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BXPC 3759 L</text:p>
          </table:table-cell>
          <table:table-cell office:value-type="string" calcext:value-type="string">
            <text:p>3945 6649 8198</text:p>
          </table:table-cell>
          <table:table-cell office:value-type="float" office:value="9701347614" calcext:value-type="float">
            <text:p>9701347614</text:p>
          </table:table-cell>
          <table:table-cell office:value-type="string" calcext:value-type="string">
            <text:p>15,Jul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5922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118/C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CHODIPILLI APPA RAO </text:p>
          </table:table-cell>
          <table:table-cell/>
          <table:table-cell office:value-type="float" office:value="113286" calcext:value-type="float">
            <text:p>113286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HOPPALA JAYANANDAM</text:p>
          </table:table-cell>
          <table:table-cell/>
          <table:table-cell office:value-type="float" office:value="110719" calcext:value-type="float">
            <text:p>110719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CHOPPALA SAMUEL SOLMAN RAJU</text:p>
          </table:table-cell>
          <table:table-cell table:style-name="ce3" office:value-type="string" calcext:value-type="string">
            <text:p>CH Abraham</text:p>
          </table:table-cell>
          <table:table-cell table:style-name="ce3" office:value-type="float" office:value="116822" calcext:value-type="float">
            <text:p>116822</text:p>
          </table:table-cell>
          <table:table-cell table:style-name="ce3" office:value-type="string" calcext:value-type="string">
            <text:p>CO&amp;CCP/Batt/Iinch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JPC 9120 H</text:p>
          </table:table-cell>
          <table:table-cell office:value-type="string" calcext:value-type="string">
            <text:p>7788 5977 6917</text:p>
          </table:table-cell>
          <table:table-cell office:value-type="float" office:value="9701347022" calcext:value-type="float">
            <text:p>9701347022</text:p>
          </table:table-cell>
          <table:table-cell office:value-type="string" calcext:value-type="string">
            <text:p>15th,June.1970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036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58-1-227/19</text:p>
          </table:table-cell>
          <table:table-cell/>
          <table:table-cell office:value-type="string" calcext:value-type="string">
            <text:p>GayatriEnclave</text:p>
          </table:table-cell>
          <table:table-cell office:value-type="string" calcext:value-type="string">
            <text:p>NAD Junction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09" calcext:value-type="float">
            <text:p>530009</text:p>
          </table:table-cell>
        </table:table-row>
        <table:table-row table:style-name="ro1">
          <table:table-cell table:style-name="ce3" office:value-type="string" calcext:value-type="string">
            <text:p>CHUKKA GOWRESWARA RAO</text:p>
          </table:table-cell>
          <table:table-cell table:style-name="ce3" office:value-type="string" calcext:value-type="string">
            <text:p>Late CH SanyasiNaidu</text:p>
          </table:table-cell>
          <table:table-cell table:style-name="ce3" office:value-type="float" office:value="110285" calcext:value-type="float">
            <text:p>110285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HPC 1208 Q</text:p>
          </table:table-cell>
          <table:table-cell office:value-type="string" calcext:value-type="string">
            <text:p>7854 6410 9922</text:p>
          </table:table-cell>
          <table:table-cell office:value-type="float" office:value="9490132267" calcext:value-type="float">
            <text:p>9490132267</text:p>
          </table:table-cell>
          <table:table-cell office:value-type="string" calcext:value-type="string">
            <text:p>15th,June.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6329 20822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311/D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CHUKKA KANAKA RAO</text:p>
          </table:table-cell>
          <table:table-cell table:style-name="ce3" office:value-type="string" calcext:value-type="string">
            <text:p>Late CH SatyaRao</text:p>
          </table:table-cell>
          <table:table-cell table:style-name="ce3" office:value-type="float" office:value="104492" calcext:value-type="float">
            <text:p>104492</text:p>
          </table:table-cell>
          <table:table-cell table:style-name="ce3" office:value-type="string" calcext:value-type="string">
            <text:p>QA&amp;TD</text:p>
          </table:table-cell>
          <table:table-cell table:style-name="ce3" office:value-type="float" office:value="7400" calcext:value-type="float">
            <text:p>7400</text:p>
          </table:table-cell>
          <table:table-cell office:value-type="string" calcext:value-type="string">
            <text:p>ADHPC 1169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UKKALA CHALAPATHI RAO</text:p>
          </table:table-cell>
          <table:table-cell office:value-type="string" calcext:value-type="string">
            <text:p>Late CH NarasingaRao</text:p>
          </table:table-cell>
          <table:table-cell office:value-type="float" office:value="121541" calcext:value-type="float">
            <text:p>121541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JEPC 3082 B</text:p>
          </table:table-cell>
          <table:table-cell office:value-type="string" calcext:value-type="string">
            <text:p>7923 7322 4204</text:p>
          </table:table-cell>
          <table:table-cell office:value-type="float" office:value="9052025447" calcext:value-type="float">
            <text:p>9052025447</text:p>
          </table:table-cell>
          <table:table-cell office:value-type="string" calcext:value-type="string">
            <text:p>22/11/197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0379 92367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30-82-1/26/29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RamResidenc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CHUNCHU VENKATA RAO</text:p>
          </table:table-cell>
          <table:table-cell table:style-name="ce3"/>
          <table:table-cell table:style-name="ce3" office:value-type="float" office:value="114823" calcext:value-type="float">
            <text:p>114823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CLEMENTA BARLA </text:p>
          </table:table-cell>
          <table:table-cell/>
          <table:table-cell office:value-type="float" office:value="109698" calcext:value-type="float">
            <text:p>109698</text:p>
          </table:table-cell>
          <table:table-cell office:value-type="string" calcext:value-type="string">
            <text:p>SMS/Mixture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ESWARA RAO</text:p>
          </table:table-cell>
          <table:table-cell/>
          <table:table-cell office:value-type="float" office:value="118572" calcext:value-type="float">
            <text:p>118572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GANGADHAR KUMAR</text:p>
          </table:table-cell>
          <table:table-cell/>
          <table:table-cell office:value-type="float" office:value="115839" calcext:value-type="float">
            <text:p>115839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KOTESWARA RAO</text:p>
          </table:table-cell>
          <table:table-cell/>
          <table:table-cell office:value-type="float" office:value="115903" calcext:value-type="float">
            <text:p>115903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KRISHNA MURTHY</text:p>
          </table:table-cell>
          <table:table-cell/>
          <table:table-cell office:value-type="float" office:value="104788" calcext:value-type="float">
            <text:p>104788</text:p>
          </table:table-cell>
          <table:table-cell office:value-type="string" calcext:value-type="string">
            <text:p>BF/Elec</text:p>
          </table:table-cell>
          <table:table-cell office:value-type="float" office:value="3360" calcext:value-type="float">
            <text:p>33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PURUSHOTTAM RAO</text:p>
          </table:table-cell>
          <table:table-cell/>
          <table:table-cell office:value-type="float" office:value="120480" calcext:value-type="float">
            <text:p>120480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 RAMA RAO</text:p>
          </table:table-cell>
          <table:table-cell/>
          <table:table-cell office:value-type="float" office:value="106068" calcext:value-type="float">
            <text:p>106068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 SUDHAKARA RAO</text:p>
          </table:table-cell>
          <table:table-cell table:style-name="ce3"/>
          <table:table-cell table:style-name="ce3" office:value-type="float" office:value="107913" calcext:value-type="float">
            <text:p>107913</text:p>
          </table:table-cell>
          <table:table-cell table:style-name="ce3" office:value-type="string" calcext:value-type="string">
            <text:p>TPP/CDCP/Boiler-3</text:p>
          </table:table-cell>
          <table:table-cell table:style-name="ce3"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BBARU RAMESH</text:p>
          </table:table-cell>
          <table:table-cell table:style-name="ce3" office:value-type="string" calcext:value-type="string">
            <text:p>D Krishnayya</text:p>
          </table:table-cell>
          <table:table-cell table:style-name="ce3" office:value-type="float" office:value="118181" calcext:value-type="float">
            <text:p>118181</text:p>
          </table:table-cell>
          <table:table-cell table:style-name="ce3" office:value-type="string" calcext:value-type="string">
            <text:p>EMD</text:p>
          </table:table-cell>
          <table:table-cell table:style-name="ce3" office:value-type="float" office:value="7500" calcext:value-type="float">
            <text:p>7500</text:p>
          </table:table-cell>
          <table:table-cell table:style-name="ce3" office:value-type="string" calcext:value-type="string">
            <text:p>AFHPD 9609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BBURU RAJA MOHAN BABU</text:p>
          </table:table-cell>
          <table:table-cell/>
          <table:table-cell office:value-type="float" office:value="116029" calcext:value-type="float">
            <text:p>116029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DI ANTHAYYA</text:p>
          </table:table-cell>
          <table:table-cell table:style-name="ce3"/>
          <table:table-cell table:style-name="ce3" office:value-type="float" office:value="110125" calcext:value-type="float">
            <text:p>110125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<text:s text:c="1013"/>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ADI RAMARAO</text:p>
          </table:table-cell>
          <table:table-cell office:value-type="string" calcext:value-type="string">
            <text:p>D Nookayya</text:p>
          </table:table-cell>
          <table:table-cell office:value-type="float" office:value="116311" calcext:value-type="float">
            <text:p>116311</text:p>
          </table:table-cell>
          <table:table-cell office:value-type="string" calcext:value-type="string">
            <text:p>CO&amp;CCP/Batt/M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BNPD 3510 C</text:p>
          </table:table-cell>
          <table:table-cell office:value-type="string" calcext:value-type="string">
            <text:p>7588 6423 7071</text:p>
          </table:table-cell>
          <table:table-cell office:value-type="float" office:value="7382152595" calcext:value-type="float">
            <text:p>7382152595</text:p>
          </table:table-cell>
          <table:table-cell office:value-type="string" calcext:value-type="string">
            <text:p>2nd,Sept.196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2703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2-56-3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Nadupuru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DADISETTI V RAMANA</text:p>
          </table:table-cell>
          <table:table-cell/>
          <table:table-cell office:value-type="float" office:value="110089" calcext:value-type="float">
            <text:p>110089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KE ANAND KUMAR</text:p>
          </table:table-cell>
          <table:table-cell table:style-name="ce3" office:value-type="string" calcext:value-type="string">
            <text:p>D DharmaRao</text:p>
          </table:table-cell>
          <table:table-cell table:style-name="ce3" office:value-type="float" office:value="111533" calcext:value-type="float">
            <text:p>111533</text:p>
          </table:table-cell>
          <table:table-cell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AGRPD 7762 P</text:p>
          </table:table-cell>
          <table:table-cell office:value-type="string" calcext:value-type="string">
            <text:p>5256 3106 7080</text:p>
          </table:table-cell>
          <table:table-cell office:value-type="float" office:value="9849801359" calcext:value-type="float">
            <text:p>9849801359</text:p>
          </table:table-cell>
          <table:table-cell office:value-type="date" office:date-value="1962-04-08" calcext:value-type="date">
            <text:p>Sunday, April 08, 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51230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48/A</text:p>
          </table:table-cell>
          <table:table-cell/>
          <table:table-cell office:value-type="string" calcext:value-type="string">
            <text:p>Sector-5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AMAROTI SURESH</text:p>
          </table:table-cell>
          <table:table-cell office:value-type="string" calcext:value-type="string">
            <text:p>D ChinaNarasimhulu</text:p>
          </table:table-cell>
          <table:table-cell office:value-type="float" office:value="120440" calcext:value-type="float">
            <text:p>120440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AHVPD 0110 C</text:p>
          </table:table-cell>
          <table:table-cell office:value-type="string" calcext:value-type="string">
            <text:p>7254 9471 <text:s/>3166</text:p>
          </table:table-cell>
          <table:table-cell office:value-type="float" office:value="9052978461" calcext:value-type="float">
            <text:p>9052978461</text:p>
          </table:table-cell>
          <table:table-cell office:value-type="string" calcext:value-type="string">
            <text:p>26/06/198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9 1344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###</text:p>
          </table:table-cell>
          <table:table-cell/>
          <table:table-cell office:value-type="string" calcext:value-type="string">
            <text:p>Near Ramalayam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DANABALA SRINIVASA RAO </text:p>
          </table:table-cell>
          <table:table-cell table:style-name="ce3" office:value-type="string" calcext:value-type="string">
            <text:p>D AppaRao</text:p>
          </table:table-cell>
          <table:table-cell table:style-name="ce3" office:value-type="float" office:value="120328" calcext:value-type="float">
            <text:p>120328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OXPD 6861 K</text:p>
          </table:table-cell>
          <table:table-cell office:value-type="string" calcext:value-type="string">
            <text:p>5733 6680 2978</text:p>
          </table:table-cell>
          <table:table-cell office:value-type="float" office:value="9948474189" calcext:value-type="float">
            <text:p>9948474189</text:p>
          </table:table-cell>
          <table:table-cell office:value-type="string" calcext:value-type="string">
            <text:p>1st,Apr.1977</text:p>
          </table:table-cell>
          <table:table-cell office:value-type="string" calcext:value-type="string">
            <text:p>Canara <text:s/>Bank</text:p>
          </table:table-cell>
          <table:table-cell office:value-type="string" calcext:value-type="string">
            <text:p>2430 10100 2489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12-118</text:p>
          </table:table-cell>
          <table:table-cell/>
          <table:table-cell office:value-type="string" calcext:value-type="string">
            <text:p>BC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DANGUDUBIYYAM RAGAYYA NAIDU</text:p>
          </table:table-cell>
          <table:table-cell office:value-type="string" calcext:value-type="string">
            <text:p>D KondalaRao</text:p>
          </table:table-cell>
          <table:table-cell office:value-type="float" office:value="115911" calcext:value-type="float">
            <text:p>115911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DLPD 9033 E</text:p>
          </table:table-cell>
          <table:table-cell office:value-type="string" calcext:value-type="string">
            <text:p>8564 2923 6967</text:p>
          </table:table-cell>
          <table:table-cell office:value-type="float" office:value="9491910053" calcext:value-type="float">
            <text:p>9491910053</text:p>
          </table:table-cell>
          <table:table-cell office:value-type="date" office:date-value="1969-05-08" calcext:value-type="date">
            <text:p>Thursday, May 08, 1969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53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7-3-183</text:p>
          </table:table-cell>
          <table:table-cell/>
          <table:table-cell office:value-type="string" calcext:value-type="string">
            <text:p>OfficialColony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DARIVEMULA KIRAN</text:p>
          </table:table-cell>
          <table:table-cell table:number-columns-repeated="2"/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RLA VEERA VENKATA SURYA PRABHAKARA RAO</text:p>
          </table:table-cell>
          <table:table-cell table:style-name="ce3" office:value-type="string" calcext:value-type="string">
            <text:p>D SatyanarayanaMurthy</text:p>
          </table:table-cell>
          <table:table-cell table:style-name="ce3" office:value-type="float" office:value="105060" calcext:value-type="float">
            <text:p>105060</text:p>
          </table:table-cell>
          <table:table-cell table:style-name="ce3" office:value-type="string" calcext:value-type="string">
            <text:p>CO&amp;CCP/Batt/Elec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ENPP 0540 F</text:p>
          </table:table-cell>
          <table:table-cell office:value-type="string" calcext:value-type="string">
            <text:p>3868 0759 9282</text:p>
          </table:table-cell>
          <table:table-cell office:value-type="float" office:value="9866615889" calcext:value-type="float">
            <text:p>9866615889</text:p>
          </table:table-cell>
          <table:table-cell office:value-type="string" calcext:value-type="string">
            <text:p>4th,Feb.196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2382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233/A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ASAMANTURAO ADINARAYANA</text:p>
          </table:table-cell>
          <table:table-cell office:value-type="string" calcext:value-type="string">
            <text:p>D SatyanarayanaRao</text:p>
          </table:table-cell>
          <table:table-cell office:value-type="float" office:value="103209" calcext:value-type="float">
            <text:p>103209</text:p>
          </table:table-cell>
          <table:table-cell office:value-type="string" calcext:value-type="string">
            <text:p>BF/Mech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AEQPD 3597 P</text:p>
          </table:table-cell>
          <table:table-cell office:value-type="string" calcext:value-type="string">
            <text:p>9198 7141 8354</text:p>
          </table:table-cell>
          <table:table-cell office:value-type="float" office:value="9849609777" calcext:value-type="float">
            <text:p>9849609777</text:p>
          </table:table-cell>
          <table:table-cell office:value-type="string" calcext:value-type="string">
            <text:p>15,June.195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1383</text:p>
          </table:table-cell>
          <table:table-cell office:value-type="string" calcext:value-type="string">
            <text:p>SteelTownship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231/B</text:p>
          </table:table-cell>
          <table:table-cell/>
          <table:table-cell office:value-type="string" calcext:value-type="string">
            <text:p>Sector-9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ASARI RAMU</text:p>
          </table:table-cell>
          <table:table-cell/>
          <table:table-cell office:value-type="float" office:value="105688" calcext:value-type="float">
            <text:p>105688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SARI VENKATA RAMANA</text:p>
          </table:table-cell>
          <table:table-cell table:style-name="ce3" office:value-type="string" calcext:value-type="string">
            <text:p>D AppalaNaidu</text:p>
          </table:table-cell>
          <table:table-cell table:style-name="ce3" office:value-type="float" office:value="108246" calcext:value-type="float">
            <text:p>108246</text:p>
          </table:table-cell>
          <table:table-cell table:style-name="ce3" office:value-type="string" calcext:value-type="string">
            <text:p>LMMM</text:p>
          </table:table-cell>
          <table:table-cell table:style-name="ce3" office:value-type="float" office:value="3500" calcext:value-type="float">
            <text:p>3500</text:p>
          </table:table-cell>
          <table:table-cell office:value-type="string" calcext:value-type="string">
            <text:p>ACPPD 4341 N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ASI JOHN CHRISTOPHER</text:p>
          </table:table-cell>
          <table:table-cell table:style-name="ce3"/>
          <table:table-cell table:style-name="ce3" office:value-type="float" office:value="109074" calcext:value-type="float">
            <text:p>109074</text:p>
          </table:table-cell>
          <table:table-cell table:style-name="ce3" office:value-type="string" calcext:value-type="string">
            <text:p>FMD/RS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AVID TOPNO</text:p>
          </table:table-cell>
          <table:table-cell office:value-type="string" calcext:value-type="string">
            <text:p>TyophilTopno</text:p>
          </table:table-cell>
          <table:table-cell office:value-type="float" office:value="120453" calcext:value-type="float">
            <text:p>120453</text:p>
          </table:table-cell>
          <table:table-cell office:value-type="string" calcext:value-type="string">
            <text:p>CO&amp;CCP/Batt-3/H&amp;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HMPT 6778 P</text:p>
          </table:table-cell>
          <table:table-cell office:value-type="string" calcext:value-type="string">
            <text:p>5338 7836 3781</text:p>
          </table:table-cell>
          <table:table-cell office:value-type="float" office:value="9493500354" calcext:value-type="float">
            <text:p>9493500354</text:p>
          </table:table-cell>
          <table:table-cell office:value-type="string" calcext:value-type="string">
            <text:p>26th,Jan.198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7 4846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0/E <text:s/></text:p>
          </table:table-cell>
          <table:table-cell/>
          <table:table-cell office:value-type="string" calcext:value-type="string">
            <text:p>Sector-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EVADAS SRINIVAS </text:p>
          </table:table-cell>
          <table:table-cell/>
          <table:table-cell office:value-type="float" office:value="106168" calcext:value-type="float">
            <text:p>106168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EVAPATI JOHN STALIN </text:p>
          </table:table-cell>
          <table:table-cell/>
          <table:table-cell office:value-type="float" office:value="112077" calcext:value-type="float">
            <text:p>112077</text:p>
          </table:table-cell>
          <table:table-cell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EVARA APPA RAO</text:p>
          </table:table-cell>
          <table:table-cell table:style-name="ce3"/>
          <table:table-cell table:style-name="ce3" office:value-type="float" office:value="105621" calcext:value-type="float">
            <text:p>105621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EVARA SOMAYYA</text:p>
          </table:table-cell>
          <table:table-cell/>
          <table:table-cell office:value-type="float" office:value="118143" calcext:value-type="float">
            <text:p>118143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EVARAKONDA VENKATESWARALU</text:p>
          </table:table-cell>
          <table:table-cell/>
          <table:table-cell office:value-type="float" office:value="119189" calcext:value-type="float">
            <text:p>119189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HARANI DHAR KALLO</text:p>
          </table:table-cell>
          <table:table-cell office:value-type="string" calcext:value-type="string">
            <text:p>Maheswar Kallo</text:p>
          </table:table-cell>
          <table:table-cell office:value-type="float" office:value="119571" calcext:value-type="float">
            <text:p>119571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GMPK 3736 H</text:p>
          </table:table-cell>
          <table:table-cell office:value-type="string" calcext:value-type="string">
            <text:p>5452 0013 2733</text:p>
          </table:table-cell>
          <table:table-cell office:value-type="float" office:value="8500669410" calcext:value-type="float">
            <text:p>8500669410</text:p>
          </table:table-cell>
          <table:table-cell office:value-type="string" calcext:value-type="string">
            <text:p>2nd,June.1973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47986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Qtr.407/D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HARMALA APPA RAO</text:p>
          </table:table-cell>
          <table:table-cell/>
          <table:table-cell office:value-type="float" office:value="114893" calcext:value-type="float">
            <text:p>11489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HARMALA APPA RAO</text:p>
          </table:table-cell>
          <table:table-cell table:style-name="ce3"/>
          <table:table-cell table:style-name="ce3" office:value-type="float" office:value="114912" calcext:value-type="float">
            <text:p>114912</text:p>
          </table:table-cell>
          <table:table-cell table:style-name="ce3"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HARMALA APPALA REDDY</text:p>
          </table:table-cell>
          <table:table-cell office:value-type="string" calcext:value-type="string">
            <text:p>D RamiReedy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QPD 0792 Q</text:p>
          </table:table-cell>
          <table:table-cell office:value-type="string" calcext:value-type="string">
            <text:p>7545 9103 1053</text:p>
          </table:table-cell>
          <table:table-cell office:value-type="float" office:value="9397121444" calcext:value-type="float">
            <text:p>9397121444</text:p>
          </table:table-cell>
          <table:table-cell office:value-type="string" calcext:value-type="string">
            <text:p>10th,Oct.197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8795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PranavaResidency</text:p>
          </table:table-cell>
          <table:table-cell office:value-type="string" calcext:value-type="string">
            <text:p>Saniwada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DHARMALA APPALA REDDY</text:p>
          </table:table-cell>
          <table:table-cell table:style-name="ce3" office:value-type="string" calcext:value-type="string">
            <text:p>D RamiReddy</text:p>
          </table:table-cell>
          <table:table-cell table:style-name="ce3" office:value-type="float" office:value="112272" calcext:value-type="float">
            <text:p>11227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EQPD 0792 Q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DHULI CHIRANJEEVI</text:p>
          </table:table-cell>
          <table:table-cell table:style-name="ce3" office:value-type="string" calcext:value-type="string">
            <text:p>D AppaRao</text:p>
          </table:table-cell>
          <table:table-cell table:style-name="ce3" office:value-type="float" office:value="109419" calcext:value-type="float">
            <text:p>109419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BPPD 0366 E</text:p>
          </table:table-cell>
          <table:table-cell office:value-type="string" calcext:value-type="string">
            <text:p>4599 9277 3796</text:p>
          </table:table-cell>
          <table:table-cell office:value-type="float" office:value="8897350057" calcext:value-type="float">
            <text:p>8897350057</text:p>
          </table:table-cell>
          <table:table-cell office:value-type="string" calcext:value-type="string">
            <text:p>26th,Feb.1962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1739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###</text:p>
          </table:table-cell>
          <table:table-cell/>
          <table:table-cell office:value-type="string" calcext:value-type="string">
            <text:p>AMAA HighSchool Backside</text:p>
          </table:table-cell>
          <table:table-cell office:value-type="string" calcext:value-type="string">
            <text:p>Anakapalli</text:p>
          </table:table-cell>
          <table:table-cell office:value-type="string" calcext:value-type="string">
            <text:p>Kothuru</text:p>
          </table:table-cell>
          <table:table-cell office:value-type="string" calcext:value-type="string">
            <text:p>ANAKAPALLI</text:p>
          </table:table-cell>
          <table:table-cell office:value-type="string" calcext:value-type="string">
            <text:p>###</text:p>
          </table:table-cell>
        </table:table-row>
        <table:table-row table:style-name="ro1">
          <table:table-cell office:value-type="string" calcext:value-type="string">
            <text:p>DIDDI SIVA PRASAD</text:p>
          </table:table-cell>
          <table:table-cell/>
          <table:table-cell office:value-type="float" office:value="115795" calcext:value-type="float">
            <text:p>115795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ODDA SURYA PRAKASHA RAO</text:p>
          </table:table-cell>
          <table:table-cell office:value-type="string" calcext:value-type="string">
            <text:p>D Bhaskara Rao</text:p>
          </table:table-cell>
          <table:table-cell office:value-type="float" office:value="112029" calcext:value-type="float">
            <text:p>112029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QPD 0738 L</text:p>
          </table:table-cell>
          <table:table-cell office:value-type="string" calcext:value-type="string">
            <text:p>7269 0201 2890</text:p>
          </table:table-cell>
          <table:table-cell office:value-type="float" office:value="9618181547" calcext:value-type="float">
            <text:p>9618181547</text:p>
          </table:table-cell>
          <table:table-cell office:value-type="string" calcext:value-type="string">
            <text:p>15,Aug.1969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7195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1-57-2</text:p>
          </table:table-cell>
          <table:table-cell/>
          <table:table-cell office:value-type="string" calcext:value-type="string">
            <text:p>SriSaiGaneshNagar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DODDI RAMU</text:p>
          </table:table-cell>
          <table:table-cell office:value-type="string" calcext:value-type="string">
            <text:p>Late D Mahalaxmi</text:p>
          </table:table-cell>
          <table:table-cell office:value-type="float" office:value="103385" calcext:value-type="float">
            <text:p>103385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AEQPD 0999 D</text:p>
          </table:table-cell>
          <table:table-cell office:value-type="string" calcext:value-type="string">
            <text:p>8234 0341 6494</text:p>
          </table:table-cell>
          <table:table-cell office:value-type="float" office:value="8297046689" calcext:value-type="float">
            <text:p>8297046689</text:p>
          </table:table-cell>
          <table:table-cell office:value-type="date" office:date-value="1956-04-03" calcext:value-type="date">
            <text:p>Tuesday, April 03, 195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1112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31-5-7</text:p>
          </table:table-cell>
          <table:table-cell table:number-columns-repeated="2"/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DOLAI HEMANTH KUMAR</text:p>
          </table:table-cell>
          <table:table-cell/>
          <table:table-cell office:value-type="float" office:value="115630" calcext:value-type="float">
            <text:p>115630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DOMMETI APPA RAO</text:p>
          </table:table-cell>
          <table:table-cell table:style-name="ce3" office:value-type="string" calcext:value-type="string">
            <text:p>D Appanna</text:p>
          </table:table-cell>
          <table:table-cell table:style-name="ce3" office:value-type="float" office:value="101892" calcext:value-type="float">
            <text:p>101892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CFPA 2860 B</text:p>
          </table:table-cell>
          <table:table-cell office:value-type="string" calcext:value-type="string">
            <text:p>9314 8416 3789</text:p>
          </table:table-cell>
          <table:table-cell office:value-type="float" office:value="8374608686" calcext:value-type="float">
            <text:p>8374608686</text:p>
          </table:table-cell>
          <table:table-cell office:value-type="string" calcext:value-type="string">
            <text:p>18th,Jan.1959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225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18-18/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DOMMETI PERUMALLU</text:p>
          </table:table-cell>
          <table:table-cell office:value-type="string" calcext:value-type="string">
            <text:p>Late D Appanna</text:p>
          </table:table-cell>
          <table:table-cell office:value-type="float" office:value="106604" calcext:value-type="float">
            <text:p>10660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HKPD 0812 C</text:p>
          </table:table-cell>
          <table:table-cell office:value-type="string" calcext:value-type="string">
            <text:p>9268 2387 9743</text:p>
          </table:table-cell>
          <table:table-cell office:value-type="float" office:value="9701838319" calcext:value-type="float">
            <text:p>9701838319</text:p>
          </table:table-cell>
          <table:table-cell office:value-type="date" office:date-value="1960-10-05" calcext:value-type="date">
            <text:p>Wednesday, October 05, 196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325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10-3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DOMNIC LUGUN</text:p>
          </table:table-cell>
          <table:table-cell office:value-type="string" calcext:value-type="string">
            <text:p>Alvis Lugun</text:p>
          </table:table-cell>
          <table:table-cell office:value-type="float" office:value="120535" calcext:value-type="float">
            <text:p>120535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OTPD 2258 J</text:p>
          </table:table-cell>
          <table:table-cell office:value-type="string" calcext:value-type="string">
            <text:p>3857 8899 4609</text:p>
          </table:table-cell>
          <table:table-cell office:value-type="float" office:value="9618908907" calcext:value-type="float">
            <text:p>9618908907</text:p>
          </table:table-cell>
          <table:table-cell office:value-type="date" office:date-value="1985-07-07" calcext:value-type="date">
            <text:p>Sunday, July 07, 198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40 7924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8/E</text:p>
          </table:table-cell>
          <table:table-cell/>
          <table:table-cell office:value-type="string" calcext:value-type="string">
            <text:p>Sector-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DOPPA APPARAO</text:p>
          </table:table-cell>
          <table:table-cell/>
          <table:table-cell office:value-type="float" office:value="104252" calcext:value-type="float">
            <text:p>104252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UDA LAKSHMANA RAO</text:p>
          </table:table-cell>
          <table:table-cell office:value-type="string" calcext:value-type="string">
            <text:p>Late D AppaRao</text:p>
          </table:table-cell>
          <table:table-cell office:value-type="float" office:value="104499" calcext:value-type="float">
            <text:p>104499</text:p>
          </table:table-cell>
          <table:table-cell office:value-type="string" calcext:value-type="string">
            <text:p>CO&amp;CCP/EMD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AFIPD 0291 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DUGGAPU ANANDA KUMAR <text:s/>RAO</text:p>
          </table:table-cell>
          <table:table-cell table:style-name="ce3" office:value-type="string" calcext:value-type="string">
            <text:p>D RajendraRao</text:p>
          </table:table-cell>
          <table:table-cell table:style-name="ce3" office:value-type="float" office:value="120525" calcext:value-type="float">
            <text:p>120525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OOPD 5486 K</text:p>
          </table:table-cell>
          <table:table-cell office:value-type="string" calcext:value-type="string">
            <text:p>3117 2612 7912</text:p>
          </table:table-cell>
          <table:table-cell office:value-type="float" office:value="9985063553" calcext:value-type="float">
            <text:p>9985063553</text:p>
          </table:table-cell>
          <table:table-cell office:value-type="string" calcext:value-type="string">
            <text:p>6th,Mar.198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10794 1459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1-38-63/1</text:p>
          </table:table-cell>
          <table:table-cell/>
          <table:table-cell office:value-type="string" calcext:value-type="string">
            <text:p>Rasalamma Colon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DUGGAPU APPALANAIDU</text:p>
          </table:table-cell>
          <table:table-cell/>
          <table:table-cell office:value-type="float" office:value="109355" calcext:value-type="float">
            <text:p>109355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UGGAPU DANAYYA</text:p>
          </table:table-cell>
          <table:table-cell office:value-type="string" calcext:value-type="string">
            <text:p>D ChinaBabulu</text:p>
          </table:table-cell>
          <table:table-cell office:value-type="float" office:value="114934" calcext:value-type="float">
            <text:p>114934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QPD 0858 K</text:p>
          </table:table-cell>
          <table:table-cell office:value-type="string" calcext:value-type="string">
            <text:p>7029 9569 9240</text:p>
          </table:table-cell>
          <table:table-cell office:value-type="float" office:value="7702498889" calcext:value-type="float">
            <text:p>7702498889</text:p>
          </table:table-cell>
          <table:table-cell office:value-type="string" calcext:value-type="string">
            <text:p>17,Mar.1960</text:p>
          </table:table-cell>
          <table:table-cell office:value-type="string" calcext:value-type="string">
            <text:p>DCC Bank</text:p>
          </table:table-cell>
          <table:table-cell office:value-type="string" calcext:value-type="string">
            <text:p>03262 20100 0064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PBL0003026</text:p>
          </table:table-cell>
          <table:table-cell office:value-type="string" calcext:value-type="string">
            <text:p>30-3-7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DUGGAPU NARASINGA RAO</text:p>
          </table:table-cell>
          <table:table-cell office:value-type="string" calcext:value-type="string">
            <text:p>D Suryanarayana</text:p>
          </table:table-cell>
          <table:table-cell office:value-type="float" office:value="120568" calcext:value-type="float">
            <text:p>120568</text:p>
          </table:table-cell>
          <table:table-cell office:value-type="string" calcext:value-type="string">
            <text:p>CO&amp;CCP/Batt-3/Elec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OOPD 5487 J</text:p>
          </table:table-cell>
          <table:table-cell office:value-type="string" calcext:value-type="string">
            <text:p>7780 8872 1204</text:p>
          </table:table-cell>
          <table:table-cell office:value-type="float" office:value="8374543379" calcext:value-type="float">
            <text:p>8374543379</text:p>
          </table:table-cell>
          <table:table-cell office:value-type="string" calcext:value-type="string">
            <text:p>13th,June.1976</text:p>
          </table:table-cell>
          <table:table-cell office:value-type="string" calcext:value-type="string">
            <text:p>Canara Bank </text:p>
          </table:table-cell>
          <table:table-cell office:value-type="string" calcext:value-type="string">
            <text:p>2430 10100 261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31-30-114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DUGGAPU YERRANNA</text:p>
          </table:table-cell>
          <table:table-cell office:value-type="string" calcext:value-type="string">
            <text:p>D Yeranna</text:p>
          </table:table-cell>
          <table:table-cell office:value-type="float" office:value="113867" calcext:value-type="float">
            <text:p>11386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FKPD 1420 N</text:p>
          </table:table-cell>
          <table:table-cell office:value-type="string" calcext:value-type="string">
            <text:p>7610 3616 9600</text:p>
          </table:table-cell>
          <table:table-cell office:value-type="float" office:value="9553096977" calcext:value-type="float">
            <text:p>9553096977</text:p>
          </table:table-cell>
          <table:table-cell office:value-type="date" office:date-value="1958-11-10" calcext:value-type="date">
            <text:p>Monday, November 10, 1958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1153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0-1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DUKKIPATI LAXMINARAYANA</text:p>
          </table:table-cell>
          <table:table-cell table:style-name="ce3" office:value-type="string" calcext:value-type="string">
            <text:p>Late D Pallayya</text:p>
          </table:table-cell>
          <table:table-cell table:style-name="ce3" office:value-type="float" office:value="107334" calcext:value-type="float">
            <text:p>107334</text:p>
          </table:table-cell>
          <table:table-cell table:style-name="ce3" office:value-type="string" calcext:value-type="string">
            <text:p>CO&amp;CCP/Batt-1/Mech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EQPD 0838 R</text:p>
          </table:table-cell>
          <table:table-cell office:value-type="string" calcext:value-type="string">
            <text:p>6607 0312 2078</text:p>
          </table:table-cell>
          <table:table-cell office:value-type="float" office:value="9966632937" calcext:value-type="float">
            <text:p>9966632937</text:p>
          </table:table-cell>
          <table:table-cell office:value-type="string" calcext:value-type="string">
            <text:p>26th,May.1959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092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************</text:p>
          </table:table-cell>
          <table:table-cell/>
          <table:table-cell office:value-type="string" calcext:value-type="string">
            <text:p>Shivaji colony</text:p>
          </table:table-cell>
          <table:table-cell/>
          <table:table-cell office:value-type="string" calcext:value-type="string">
            <text:p>New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DULI PENTAIAH</text:p>
          </table:table-cell>
          <table:table-cell office:value-type="string" calcext:value-type="string">
            <text:p>Late D Somayya</text:p>
          </table:table-cell>
          <table:table-cell office:value-type="float" office:value="115247" calcext:value-type="float">
            <text:p>115247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PPD 0367 F</text:p>
          </table:table-cell>
          <table:table-cell office:value-type="string" calcext:value-type="string">
            <text:p>6882 16815669</text:p>
          </table:table-cell>
          <table:table-cell office:value-type="float" office:value="9989918577" calcext:value-type="float">
            <text:p>9989918577</text:p>
          </table:table-cell>
          <table:table-cell office:value-type="string" calcext:value-type="string">
            <text:p>1st,June.1960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3698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5-3-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DUMMALA PARAMA RAJYA PREM KUMAR</text:p>
          </table:table-cell>
          <table:table-cell office:value-type="string" calcext:value-type="string">
            <text:p>Late D Kannayya</text:p>
          </table:table-cell>
          <table:table-cell office:value-type="float" office:value="111457" calcext:value-type="float">
            <text:p>111457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FIPD 0335 G</text:p>
          </table:table-cell>
          <table:table-cell office:value-type="string" calcext:value-type="string">
            <text:p>2566 5274 4406</text:p>
          </table:table-cell>
          <table:table-cell office:value-type="float" office:value="8790846748" calcext:value-type="float">
            <text:p>8790846748</text:p>
          </table:table-cell>
          <table:table-cell office:value-type="string" calcext:value-type="string">
            <text:p>16th,Nov.1962</text:p>
          </table:table-cell>
          <table:table-cell office:value-type="string" calcext:value-type="string">
            <text:p>CBI</text:p>
          </table:table-cell>
          <table:table-cell office:value-type="string" calcext:value-type="string">
            <text:p>18602 65370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CBIN0283247</text:p>
          </table:table-cell>
          <table:table-cell office:value-type="string" calcext:value-type="string">
            <text:p>57-8-26/1</text:p>
          </table:table-cell>
          <table:table-cell table:number-columns-repeated="2"/>
          <table:table-cell table:number-columns-repeated="2" office:value-type="string" calcext:value-type="string">
            <text:p>Kancharapalem</text:p>
          </table:table-cell>
          <table:table-cell office:value-type="string" calcext:value-type="string">
            <text:p>VISAKHAPATNAM</text:p>
          </table:table-cell>
          <table:table-cell office:value-type="float" office:value="5300008" calcext:value-type="float">
            <text:p>5300008</text:p>
          </table:table-cell>
        </table:table-row>
        <table:table-row table:style-name="ro1">
          <table:table-cell table:style-name="ce3" office:value-type="string" calcext:value-type="string">
            <text:p>DUMPA APPA RAO </text:p>
          </table:table-cell>
          <table:table-cell table:style-name="ce3" office:value-type="string" calcext:value-type="string">
            <text:p>Late D VenkataReddy</text:p>
          </table:table-cell>
          <table:table-cell table:style-name="ce3" office:value-type="float" office:value="118125" calcext:value-type="float">
            <text:p>118125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HNPD 0270 R</text:p>
          </table:table-cell>
          <table:table-cell office:value-type="string" calcext:value-type="string">
            <text:p>4101 1234 2401</text:p>
          </table:table-cell>
          <table:table-cell office:value-type="float" office:value="9966686930" calcext:value-type="float">
            <text:p>9966686930</text:p>
          </table:table-cell>
          <table:table-cell office:value-type="string" calcext:value-type="string">
            <text:p>31st,Dec.196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9777 04630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SBIN0001675</text:p>
          </table:table-cell>
          <table:table-cell office:value-type="string" calcext:value-type="string">
            <text:p>5-15-48</text:p>
          </table:table-cell>
          <table:table-cell/>
          <table:table-cell office:value-type="string" calcext:value-type="string">
            <text:p>Thunglam</text:p>
          </table:table-cell>
          <table:table-cell office:value-type="string" calcext:value-type="string">
            <text:p>BHPV Back Side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DUNGA APPALA KONDA</text:p>
          </table:table-cell>
          <table:table-cell table:style-name="ce3" office:value-type="string" calcext:value-type="string">
            <text:p>D Sanyasi</text:p>
          </table:table-cell>
          <table:table-cell table:style-name="ce3" office:value-type="float" office:value="108887" calcext:value-type="float">
            <text:p>108887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CPPD 4484 N</text:p>
          </table:table-cell>
          <table:table-cell office:value-type="string" calcext:value-type="string">
            <text:p>3539 6230 9007</text:p>
          </table:table-cell>
          <table:table-cell office:value-type="float" office:value="9676446691" calcext:value-type="float">
            <text:p>9676446691</text:p>
          </table:table-cell>
          <table:table-cell office:value-type="string" calcext:value-type="string">
            <text:p>9th,June.196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8002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4-1/106</text:p>
          </table:table-cell>
          <table:table-cell office:value-type="string" calcext:value-type="string">
            <text:p>C-Block,402</text:p>
          </table:table-cell>
          <table:table-cell office:value-type="string" calcext:value-type="string">
            <text:p>ComfortHomes</text:p>
          </table:table-cell>
          <table:table-cell office:value-type="string" calcext:value-type="string">
            <text:p>KrishnaRayapuram</text:p>
          </table:table-cell>
          <table:table-cell office:value-type="string" calcext:value-type="string">
            <text:p>Vepagunta</text:p>
          </table:table-cell>
          <table:table-cell office:value-type="string" calcext:value-type="string">
            <text:p>VISAKHAPATNAM</text:p>
          </table:table-cell>
          <table:table-cell office:value-type="float" office:value="530051" calcext:value-type="float">
            <text:p>530051</text:p>
          </table:table-cell>
        </table:table-row>
        <table:table-row table:style-name="ro1">
          <table:table-cell office:value-type="string" calcext:value-type="string">
            <text:p>DWARAPUDI ESWARA RAO</text:p>
          </table:table-cell>
          <table:table-cell/>
          <table:table-cell office:value-type="float" office:value="111672" calcext:value-type="float">
            <text:p>11167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DWARAPUDI VENKATESWARA RAO</text:p>
          </table:table-cell>
          <table:table-cell office:value-type="string" calcext:value-type="string">
            <text:p>Late D KrishnaRao</text:p>
          </table:table-cell>
          <table:table-cell office:value-type="float" office:value="111390" calcext:value-type="float">
            <text:p>111390</text:p>
          </table:table-cell>
          <table:table-cell office:value-type="string" calcext:value-type="string">
            <text:p>CO&amp;CCP/EMD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AFHPD 9621 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 SRIDHAR</text:p>
          </table:table-cell>
          <table:table-cell table:number-columns-repeated="2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E TALAPAKA KANAKA RAO</text:p>
          </table:table-cell>
          <table:table-cell/>
          <table:table-cell office:value-type="float" office:value="117865" calcext:value-type="float">
            <text:p>117865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EAGALA NAGA RAJU</text:p>
          </table:table-cell>
          <table:table-cell office:value-type="string" calcext:value-type="string">
            <text:p>Late E Tathalu</text:p>
          </table:table-cell>
          <table:table-cell office:value-type="float" office:value="109663" calcext:value-type="float">
            <text:p>109663</text:p>
          </table:table-cell>
          <table:table-cell office:value-type="string" calcext:value-type="string">
            <text:p>CO&amp;CCP/CDCP-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ADPE 4030 H</text:p>
          </table:table-cell>
          <table:table-cell office:value-type="string" calcext:value-type="string">
            <text:p>6261 3633 3325 </text:p>
          </table:table-cell>
          <table:table-cell office:value-type="float" office:value="9948807253" calcext:value-type="float">
            <text:p>9948807253</text:p>
          </table:table-cell>
          <table:table-cell office:value-type="string" calcext:value-type="string">
            <text:p>18th,Apr.196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9202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-2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EBBILI MUNI VENKATA RAMANA</text:p>
          </table:table-cell>
          <table:table-cell table:style-name="ce3" office:value-type="string" calcext:value-type="string">
            <text:p>Late E SiddaMuni</text:p>
          </table:table-cell>
          <table:table-cell table:style-name="ce3" office:value-type="float" office:value="118128" calcext:value-type="float">
            <text:p>118128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ADPE 4005 E</text:p>
          </table:table-cell>
          <table:table-cell office:value-type="string" calcext:value-type="string">
            <text:p>9542 646646</text:p>
          </table:table-cell>
          <table:table-cell office:value-type="float" office:value="9542646646" calcext:value-type="float">
            <text:p>9542646646</text:p>
          </table:table-cell>
          <table:table-cell office:value-type="string" calcext:value-type="string">
            <text:p>4,Aprl.1973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1056 7790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BhavaniAppt.</text:p>
          </table:table-cell>
          <table:table-cell table:number-columns-repeated="2" office:value-type="string" calcext:value-type="string">
            <text:p>Seethammadhara</text:p>
          </table:table-cell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office:value-type="string" calcext:value-type="string">
            <text:p>EDA NAVARATNAM</text:p>
          </table:table-cell>
          <table:table-cell/>
          <table:table-cell office:value-type="float" office:value="115635" calcext:value-type="float">
            <text:p>115635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EDALADA VENKATA SATYA RAVINDRA RAO</text:p>
          </table:table-cell>
          <table:table-cell office:value-type="string" calcext:value-type="string">
            <text:p>E Satyanarayana</text:p>
          </table:table-cell>
          <table:table-cell office:value-type="float" office:value="120527" calcext:value-type="float">
            <text:p>12052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AOPE 9192 K</text:p>
          </table:table-cell>
          <table:table-cell office:value-type="string" calcext:value-type="string">
            <text:p>8109 0494 6175</text:p>
          </table:table-cell>
          <table:table-cell office:value-type="float" office:value="9290123291" calcext:value-type="float">
            <text:p>9290123291</text:p>
          </table:table-cell>
          <table:table-cell office:value-type="string" calcext:value-type="string">
            <text:p>15/3/198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7 0816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4-123</text:p>
          </table:table-cell>
          <table:table-cell table:number-columns-repeated="2"/>
          <table:table-cell table:number-columns-repeated="2" office:value-type="string" calcext:value-type="string">
            <text:p>Anakapalli</text:p>
          </table:table-cell>
          <table:table-cell office:value-type="string" calcext:value-type="string">
            <text:p>ANAKAPALLI</text:p>
          </table:table-cell>
          <table:table-cell/>
        </table:table-row>
        <table:table-row table:style-name="ro1">
          <table:table-cell office:value-type="string" calcext:value-type="string">
            <text:p>EDUBILLI SRI RAMULU</text:p>
          </table:table-cell>
          <table:table-cell/>
          <table:table-cell office:value-type="float" office:value="105937" calcext:value-type="float">
            <text:p>105937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EETHAKOTI RAJASEKHAR </text:p>
          </table:table-cell>
          <table:table-cell table:style-name="ce3" office:value-type="string" calcext:value-type="string">
            <text:p>E Immanuel</text:p>
          </table:table-cell>
          <table:table-cell table:style-name="ce3" office:value-type="float" office:value="120437" calcext:value-type="float">
            <text:p>120437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OPE 9182 H</text:p>
          </table:table-cell>
          <table:table-cell office:value-type="string" calcext:value-type="string">
            <text:p>7637 3482 2811</text:p>
          </table:table-cell>
          <table:table-cell office:value-type="float" office:value="9959550766" calcext:value-type="float">
            <text:p>9959550766</text:p>
          </table:table-cell>
          <table:table-cell office:value-type="string" calcext:value-type="string">
            <text:p>29th,Aug.1983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66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329/A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ELUGUBANTI SURIBABU</text:p>
          </table:table-cell>
          <table:table-cell table:style-name="ce3" office:value-type="string" calcext:value-type="string">
            <text:p>Late E NarasingaRao</text:p>
          </table:table-cell>
          <table:table-cell table:style-name="ce3" office:value-type="float" office:value="107138" calcext:value-type="float">
            <text:p>107138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float" office:value="6800" calcext:value-type="float">
            <text:p>68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EMANDI LAKSHMANA RAO </text:p>
          </table:table-cell>
          <table:table-cell table:style-name="ce3"/>
          <table:table-cell table:style-name="ce3" office:value-type="float" office:value="115900" calcext:value-type="float">
            <text:p>115900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ENJETI CHITTI RAJU</text:p>
          </table:table-cell>
          <table:table-cell/>
          <table:table-cell office:value-type="float" office:value="106927" calcext:value-type="float">
            <text:p>106927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ERLA VENKATA RAMANA</text:p>
          </table:table-cell>
          <table:table-cell table:style-name="ce3" office:value-type="string" calcext:value-type="string">
            <text:p>Late E SunniBabu</text:p>
          </table:table-cell>
          <table:table-cell table:style-name="ce3"/>
          <table:table-cell table:style-name="ce3" office:value-type="string" calcext:value-type="string">
            <text:p>CO&amp;CCP/H&amp;R-III</text:p>
          </table:table-cell>
          <table:table-cell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RUKULAPATI VENKATESWARA RAO</text:p>
          </table:table-cell>
          <table:table-cell/>
          <table:table-cell office:value-type="float" office:value="116273" calcext:value-type="float">
            <text:p>116273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ETHALAPAKA RAGHUNATH KUMAR</text:p>
          </table:table-cell>
          <table:table-cell office:value-type="string" calcext:value-type="string">
            <text:p>Late E Gurumurthy</text:p>
          </table:table-cell>
          <table:table-cell office:value-type="float" office:value="109571" calcext:value-type="float">
            <text:p>109571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AAPE 9702 H</text:p>
          </table:table-cell>
          <table:table-cell office:value-type="string" calcext:value-type="string">
            <text:p>6288 7747 4843</text:p>
          </table:table-cell>
          <table:table-cell office:value-type="float" office:value="9550198350" calcext:value-type="float">
            <text:p>9550198350</text:p>
          </table:table-cell>
          <table:table-cell office:value-type="string" calcext:value-type="string">
            <text:p>13th,June.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9221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48-11-26</text:p>
          </table:table-cell>
          <table:table-cell table:number-columns-repeated="2"/>
          <table:table-cell office:value-type="string" calcext:value-type="string">
            <text:p>Aseelametta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G RAMESH </text:p>
          </table:table-cell>
          <table:table-cell/>
          <table:table-cell office:value-type="float" office:value="116416" calcext:value-type="float">
            <text:p>116416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 VENKATA POLI NAGUMAYYA</text:p>
          </table:table-cell>
          <table:table-cell table:style-name="ce3"/>
          <table:table-cell table:style-name="ce3" office:value-type="float" office:value="120473" calcext:value-type="float">
            <text:p>120473</text:p>
          </table:table-cell>
          <table:table-cell table:style-name="ce3" office:value-type="string" calcext:value-type="string">
            <text:p>CO&amp;CCP/H&amp;R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GULA MUKUNADA RAO</text:p>
          </table:table-cell>
          <table:table-cell/>
          <table:table-cell office:value-type="float" office:value="111992" calcext:value-type="float">
            <text:p>111992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JANI SURESH KUMAR</text:p>
          </table:table-cell>
          <table:table-cell office:value-type="string" calcext:value-type="string">
            <text:p>G Suryanarayana</text:p>
          </table:table-cell>
          <table:table-cell office:value-type="float" office:value="120710" calcext:value-type="float">
            <text:p>120710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PNPG 4044 C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GALI KANKA RAO</text:p>
          </table:table-cell>
          <table:table-cell table:style-name="ce3"/>
          <table:table-cell table:style-name="ce3" office:value-type="float" office:value="109505" calcext:value-type="float">
            <text:p>109505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LI NAGA RAJU</text:p>
          </table:table-cell>
          <table:table-cell table:style-name="ce3"/>
          <table:table-cell table:style-name="ce3" office:value-type="float" office:value="105397" calcext:value-type="float">
            <text:p>105397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LLA NAGESWARA RAO</text:p>
          </table:table-cell>
          <table:table-cell table:style-name="ce3" office:value-type="string" calcext:value-type="string">
            <text:p>Late G RajaRao</text:p>
          </table:table-cell>
          <table:table-cell table:style-name="ce3" office:value-type="float" office:value="110220" calcext:value-type="float">
            <text:p>110220</text:p>
          </table:table-cell>
          <table:table-cell table:style-name="ce3" office:value-type="string" calcext:value-type="string">
            <text:p>CO&amp;CCP/CDCP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GAPG 4479 P</text:p>
          </table:table-cell>
          <table:table-cell office:value-type="string" calcext:value-type="string">
            <text:p>6335 2941 6079</text:p>
          </table:table-cell>
          <table:table-cell office:value-type="float" office:value="9542504533" calcext:value-type="float">
            <text:p>9542504533</text:p>
          </table:table-cell>
          <table:table-cell office:value-type="string" calcext:value-type="string">
            <text:p>1st,Oct.1959(1957)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10489 7597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0-112/1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GALLA SREERAMULU </text:p>
          </table:table-cell>
          <table:table-cell/>
          <table:table-cell office:value-type="float" office:value="106799" calcext:value-type="float">
            <text:p>106799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LLA VENKATESWARA RAO</text:p>
          </table:table-cell>
          <table:table-cell table:style-name="ce3"/>
          <table:table-cell table:style-name="ce3" office:value-type="float" office:value="109214" calcext:value-type="float">
            <text:p>109214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NAPATI RAJU SAMBAMURTHY RAJAVARMA</text:p>
          </table:table-cell>
          <table:table-cell table:style-name="ce3"/>
          <table:table-cell table:style-name="ce3" office:value-type="float" office:value="115838" calcext:value-type="float">
            <text:p>115838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NDEPALLI PARTHA SARADHI </text:p>
          </table:table-cell>
          <table:table-cell table:style-name="ce3" office:value-type="string" calcext:value-type="string">
            <text:p>G SanyasiRao</text:p>
          </table:table-cell>
          <table:table-cell table:style-name="ce3" office:value-type="float" office:value="109215" calcext:value-type="float">
            <text:p>109215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EWPG 6397 J</text:p>
          </table:table-cell>
          <table:table-cell office:value-type="string" calcext:value-type="string">
            <text:p>7659 5041 7843</text:p>
          </table:table-cell>
          <table:table-cell office:value-type="float" office:value="9701294734" calcext:value-type="float">
            <text:p>9701294734</text:p>
          </table:table-cell>
          <table:table-cell office:value-type="date" office:date-value="1969-01-07" calcext:value-type="date">
            <text:p>Tuesday, January 07, 196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4805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1-1-9/1</text:p>
          </table:table-cell>
          <table:table-cell table:number-columns-repeated="2"/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GANDHAM CHANDRA SEKHARA</text:p>
          </table:table-cell>
          <table:table-cell table:style-name="ce3"/>
          <table:table-cell table:style-name="ce3" office:value-type="float" office:value="109574" calcext:value-type="float">
            <text:p>109574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DHAM SUBRAHMANYAM </text:p>
          </table:table-cell>
          <table:table-cell office:value-type="string" calcext:value-type="string">
            <text:p>Late G Nageswara Rao</text:p>
          </table:table-cell>
          <table:table-cell office:value-type="float" office:value="116394" calcext:value-type="float">
            <text:p>116394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CYPG 3563 G</text:p>
          </table:table-cell>
          <table:table-cell office:value-type="string" calcext:value-type="string">
            <text:p>9966 1135 9750</text:p>
          </table:table-cell>
          <table:table-cell office:value-type="string" calcext:value-type="string">
            <text:p>9393748494/7075347696</text:p>
          </table:table-cell>
          <table:table-cell office:value-type="string" calcext:value-type="string">
            <text:p>20,Aug.1966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62035 39460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339/B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ANDHAVARAPU SIVA PRASAD</text:p>
          </table:table-cell>
          <table:table-cell table:style-name="ce3" office:value-type="string" calcext:value-type="string">
            <text:p>G PydiRaju</text:p>
          </table:table-cell>
          <table:table-cell table:style-name="ce3" office:value-type="float" office:value="120364" calcext:value-type="float">
            <text:p>120364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OUPG 3483 K</text:p>
          </table:table-cell>
          <table:table-cell office:value-type="string" calcext:value-type="string">
            <text:p>4670 2241 4563</text:p>
          </table:table-cell>
          <table:table-cell office:value-type="float" office:value="9642988677" calcext:value-type="float">
            <text:p>9642988677</text:p>
          </table:table-cell>
          <table:table-cell office:value-type="string" calcext:value-type="string">
            <text:p>25th,Aug.1988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775 5656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8-22-15</text:p>
          </table:table-cell>
          <table:table-cell/>
          <table:table-cell office:value-type="string" calcext:value-type="string">
            <text:p>R H Colony</text:p>
          </table:table-cell>
          <table:table-cell office:value-type="string" calcext:value-type="string">
            <text:p>KanithiColony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GANDHOLI VENKATA RAMANA</text:p>
          </table:table-cell>
          <table:table-cell table:style-name="ce3" office:value-type="string" calcext:value-type="string">
            <text:p>G AppaRao</text:p>
          </table:table-cell>
          <table:table-cell table:style-name="ce3" office:value-type="float" office:value="117142" calcext:value-type="float">
            <text:p>117142</text:p>
          </table:table-cell>
          <table:table-cell table:style-name="ce3" office:value-type="string" calcext:value-type="string">
            <text:p>CO&amp;CCP/CSP/Elec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AEVPG 9281 N</text:p>
          </table:table-cell>
          <table:table-cell office:value-type="string" calcext:value-type="string">
            <text:p>3724 8872 0703</text:p>
          </table:table-cell>
          <table:table-cell office:value-type="float" office:value="9985445978" calcext:value-type="float">
            <text:p>9985445978</text:p>
          </table:table-cell>
          <table:table-cell office:value-type="string" calcext:value-type="string">
            <text:p>5th,June.1970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232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10-45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GANDI SRINIVASA RAO</text:p>
          </table:table-cell>
          <table:table-cell/>
          <table:table-cell office:value-type="float" office:value="115851" calcext:value-type="float">
            <text:p>115851</text:p>
          </table:table-cell>
          <table:table-cell office:value-type="string" calcext:value-type="string">
            <text:p>MMSM/Planning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DREDDI RAMU NAIDU</text:p>
          </table:table-cell>
          <table:table-cell office:value-type="string" calcext:value-type="string">
            <text:p>Late G Mulayya</text:p>
          </table:table-cell>
          <table:table-cell office:value-type="float" office:value="103164" calcext:value-type="float">
            <text:p>103164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CYPG 6225 D</text:p>
          </table:table-cell>
          <table:table-cell office:value-type="string" calcext:value-type="string">
            <text:p>7780 9186 7509</text:p>
          </table:table-cell>
          <table:table-cell office:value-type="float" office:value="9849692425" calcext:value-type="float">
            <text:p>9849692425</text:p>
          </table:table-cell>
          <table:table-cell office:value-type="string" calcext:value-type="string">
            <text:p>15th,Sept.1958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038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112/B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ANDRETI PADMA KUMAR</text:p>
          </table:table-cell>
          <table:table-cell office:value-type="string" calcext:value-type="string">
            <text:p>G MohanaRao</text:p>
          </table:table-cell>
          <table:table-cell office:value-type="float" office:value="122270" calcext:value-type="float">
            <text:p>122270</text:p>
          </table:table-cell>
          <table:table-cell office:value-type="string" calcext:value-type="string">
            <text:p>CO&amp;CCP/Batt/G/Mech</text:p>
          </table:table-cell>
          <table:table-cell office:value-type="float" office:value="3060" calcext:value-type="float">
            <text:p>306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NTA HARI BABU</text:p>
          </table:table-cell>
          <table:table-cell/>
          <table:table-cell office:value-type="float" office:value="111462" calcext:value-type="float">
            <text:p>111462</text:p>
          </table:table-cell>
          <table:table-cell office:value-type="string" calcext:value-type="string">
            <text:p>LMMM/BarMill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NTA VARAPRASAD RAO</text:p>
          </table:table-cell>
          <table:table-cell table:style-name="ce3"/>
          <table:table-cell table:style-name="ce3" office:value-type="float" office:value="113239" calcext:value-type="float">
            <text:p>113239</text:p>
          </table:table-cell>
          <table:table-cell table:style-name="ce3"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NTYADA APPA RAO</text:p>
          </table:table-cell>
          <table:table-cell table:style-name="ce3"/>
          <table:table-cell table:style-name="ce3" office:value-type="float" office:value="105710" calcext:value-type="float">
            <text:p>105710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TYADA APPARAO</text:p>
          </table:table-cell>
          <table:table-cell office:value-type="string" calcext:value-type="string">
            <text:p>G Sataiah</text:p>
          </table:table-cell>
          <table:table-cell office:value-type="float" office:value="114390" calcext:value-type="float">
            <text:p>114390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HRPG 5978 P</text:p>
          </table:table-cell>
          <table:table-cell office:value-type="string" calcext:value-type="string">
            <text:p>9541 2103 5589</text:p>
          </table:table-cell>
          <table:table-cell office:value-type="float" office:value="7659009347" calcext:value-type="float">
            <text:p>7659009347</text:p>
          </table:table-cell>
          <table:table-cell office:value-type="date" office:date-value="1967-01-03" calcext:value-type="date">
            <text:p>Tuesday, January 03, 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829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6-20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ANTYADA ESWARA RAO</text:p>
          </table:table-cell>
          <table:table-cell office:value-type="string" calcext:value-type="string">
            <text:p>Late G Tatalu</text:p>
          </table:table-cell>
          <table:table-cell office:value-type="float" office:value="105246" calcext:value-type="float">
            <text:p>105246</text:p>
          </table:table-cell>
          <table:table-cell office:value-type="string" calcext:value-type="string">
            <text:p>RMHP/CHP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ACYPG 3652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TYADA KANAKA RAJU </text:p>
          </table:table-cell>
          <table:table-cell/>
          <table:table-cell office:value-type="float" office:value="106201" calcext:value-type="float">
            <text:p>106201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TYADA PENTA RAO </text:p>
          </table:table-cell>
          <table:table-cell/>
          <table:table-cell office:value-type="float" office:value="105234" calcext:value-type="float">
            <text:p>105234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ANTYADA RAMANA</text:p>
          </table:table-cell>
          <table:table-cell table:style-name="ce3" table:number-columns-repeated="2"/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TYADA SOMULU</text:p>
          </table:table-cell>
          <table:table-cell/>
          <table:table-cell office:value-type="float" office:value="100822" calcext:value-type="float">
            <text:p>100822</text:p>
          </table:table-cell>
          <table:table-cell office:value-type="string" calcext:value-type="string">
            <text:p>TA/PH</text:p>
          </table:table-cell>
          <table:table-cell office:value-type="float" office:value="712" calcext:value-type="float">
            <text:p>71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NUPURU RADHA KRISHNA</text:p>
          </table:table-cell>
          <table:table-cell office:value-type="string" calcext:value-type="string">
            <text:p>G Ch Jagannadham</text:p>
          </table:table-cell>
          <table:table-cell office:value-type="float" office:value="110300" calcext:value-type="float">
            <text:p>110300</text:p>
          </table:table-cell>
          <table:table-cell office:value-type="string" calcext:value-type="string">
            <text:p>CO&amp;CCP/H&amp;R-1/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BZPG 3044 Q</text:p>
          </table:table-cell>
          <table:table-cell office:value-type="string" calcext:value-type="string">
            <text:p>4638 0226 1300</text:p>
          </table:table-cell>
          <table:table-cell office:value-type="float" office:value="9985753784" calcext:value-type="float">
            <text:p>9985753784</text:p>
          </table:table-cell>
          <table:table-cell office:value-type="string" calcext:value-type="string">
            <text:p>13th,Apr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3907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-3-22</text:p>
          </table:table-cell>
          <table:table-cell table:number-columns-repeated="2"/>
          <table:table-cell table:number-columns-repeated="2"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office:value-type="string" calcext:value-type="string">
            <text:p>GARBHAM KALIPRASAD</text:p>
          </table:table-cell>
          <table:table-cell office:value-type="string" calcext:value-type="string">
            <text:p>G G S Patnaik</text:p>
          </table:table-cell>
          <table:table-cell office:value-type="float" office:value="108849" calcext:value-type="float">
            <text:p>108849</text:p>
          </table:table-cell>
          <table:table-cell office:value-type="string" calcext:value-type="string">
            <text:p>CO&amp;CCP/Batt-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CYPG 6131 A</text:p>
          </table:table-cell>
          <table:table-cell office:value-type="string" calcext:value-type="string">
            <text:p>9208 1910 5681</text:p>
          </table:table-cell>
          <table:table-cell office:value-type="float" office:value="9052483885" calcext:value-type="float">
            <text:p>9052483885</text:p>
          </table:table-cell>
          <table:table-cell office:value-type="string" calcext:value-type="string">
            <text:p>15,Aug.1963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101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N0001588</text:p>
          </table:table-cell>
          <table:table-cell office:value-type="string" calcext:value-type="string">
            <text:p>Qtr.No234/ I</text:p>
          </table:table-cell>
          <table:table-cell/>
          <table:table-cell office:value-type="string" calcext:value-type="string">
            <text:p>Sector-IX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ARIKIPATI SUBRAHMANYESWARA RAO</text:p>
          </table:table-cell>
          <table:table-cell table:style-name="ce3"/>
          <table:table-cell table:style-name="ce3" office:value-type="float" office:value="109043" calcext:value-type="float">
            <text:p>109043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RLAPATI SREENIVASA RAO</text:p>
          </table:table-cell>
          <table:table-cell/>
          <table:table-cell office:value-type="float" office:value="110622" calcext:value-type="float">
            <text:p>110622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RUGUBILLI SUVARNA RAJU</text:p>
          </table:table-cell>
          <table:table-cell/>
          <table:table-cell office:value-type="float" office:value="114436" calcext:value-type="float">
            <text:p>114436</text:p>
          </table:table-cell>
          <table:table-cell office:value-type="string" calcext:value-type="string">
            <text:p>CRMP</text:p>
          </table:table-cell>
          <table:table-cell office:value-type="float" office:value="5400" calcext:value-type="float">
            <text:p>5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ATADA RAMA RAO</text:p>
          </table:table-cell>
          <table:table-cell office:value-type="string" calcext:value-type="string">
            <text:p>Late G Pala</text:p>
          </table:table-cell>
          <table:table-cell office:value-type="float" office:value="116319" calcext:value-type="float">
            <text:p>116319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 office:value-type="string" calcext:value-type="string">
            <text:p>AFQPG 6108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YAM LAKSHMI NARASIMHA REDDY</text:p>
          </table:table-cell>
          <table:table-cell/>
          <table:table-cell office:value-type="float" office:value="108504" calcext:value-type="float">
            <text:p>108504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EDDADA NAGESWARA RAO</text:p>
          </table:table-cell>
          <table:table-cell office:value-type="string" calcext:value-type="string">
            <text:p>G GuruMurthy</text:p>
          </table:table-cell>
          <table:table-cell office:value-type="float" office:value="120463" calcext:value-type="float">
            <text:p>120463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OXPG 8761 K</text:p>
          </table:table-cell>
          <table:table-cell office:value-type="string" calcext:value-type="string">
            <text:p>2129 0646 0654</text:p>
          </table:table-cell>
          <table:table-cell office:value-type="float" office:value="9491790554" calcext:value-type="float">
            <text:p>9491790554</text:p>
          </table:table-cell>
          <table:table-cell office:value-type="string" calcext:value-type="string">
            <text:p>18/07/198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556 97621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8-272/1/7</text:p>
          </table:table-cell>
          <table:table-cell office:value-type="string" calcext:value-type="string">
            <text:p>SF-202</text:p>
          </table:table-cell>
          <table:table-cell office:value-type="string" calcext:value-type="string">
            <text:p>RR Towers</text:p>
          </table:table-cell>
          <table:table-cell office:value-type="string" calcext:value-type="string">
            <text:p>Gopalapatnam PetrolBunk</text:p>
          </table:table-cell>
          <table:table-cell office:value-type="string" calcext:value-type="string">
            <text:p>Gopalapatnam</text:p>
          </table:table-cell>
          <table:table-cell office:value-type="string" calcext:value-type="string">
            <text:p>VISAKHAPATNAM</text:p>
          </table:table-cell>
          <table:table-cell office:value-type="float" office:value="530027" calcext:value-type="float">
            <text:p>530027</text:p>
          </table:table-cell>
        </table:table-row>
        <table:table-row table:style-name="ro1">
          <table:table-cell office:value-type="string" calcext:value-type="string">
            <text:p>GEDDADA RAMANA</text:p>
          </table:table-cell>
          <table:table-cell office:value-type="string" calcext:value-type="string">
            <text:p>G Appanna</text:p>
          </table:table-cell>
          <table:table-cell office:value-type="float" office:value="106591" calcext:value-type="float">
            <text:p>106591</text:p>
          </table:table-cell>
          <table:table-cell office:value-type="string" calcext:value-type="string">
            <text:p>CO&amp;CCP/Batt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FEPG 5050 K</text:p>
          </table:table-cell>
          <table:table-cell office:value-type="string" calcext:value-type="string">
            <text:p>7171 7083 0644</text:p>
          </table:table-cell>
          <table:table-cell office:value-type="float" office:value="9885612108" calcext:value-type="float">
            <text:p>9885612108</text:p>
          </table:table-cell>
          <table:table-cell office:value-type="string" calcext:value-type="string">
            <text:p>15th,July.1963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134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0-95-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GEDDAM PULLA RAO</text:p>
          </table:table-cell>
          <table:table-cell office:value-type="string" calcext:value-type="string">
            <text:p>Late G Vinayakudu</text:p>
          </table:table-cell>
          <table:table-cell office:value-type="float" office:value="121439" calcext:value-type="float">
            <text:p>12143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XQPP 4448 L</text:p>
          </table:table-cell>
          <table:table-cell office:value-type="string" calcext:value-type="string">
            <text:p>3692 8621 1789</text:p>
          </table:table-cell>
          <table:table-cell office:value-type="float" office:value="9000303676" calcext:value-type="float">
            <text:p>9000303676</text:p>
          </table:table-cell>
          <table:table-cell office:value-type="date" office:date-value="1981-10-08" calcext:value-type="date">
            <text:p>Thursday, October 08, 198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379 93789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444/D</text:p>
          </table:table-cell>
          <table:table-cell/>
          <table:table-cell office:value-type="string" calcext:value-type="string">
            <text:p>S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EDDAM SURYA RAO</text:p>
          </table:table-cell>
          <table:table-cell/>
          <table:table-cell office:value-type="float" office:value="112082" calcext:value-type="float">
            <text:p>112082</text:p>
          </table:table-cell>
          <table:table-cell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EDDAM VEERA SURYANARAYANA</text:p>
          </table:table-cell>
          <table:table-cell/>
          <table:table-cell office:value-type="float" office:value="113423" calcext:value-type="float">
            <text:p>113423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EDELA DANIEL</text:p>
          </table:table-cell>
          <table:table-cell table:style-name="ce3"/>
          <table:table-cell table:style-name="ce3" office:value-type="float" office:value="114409" calcext:value-type="float">
            <text:p>114409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ENJI BANGARAYYA</text:p>
          </table:table-cell>
          <table:table-cell table:style-name="ce3" office:value-type="string" calcext:value-type="string">
            <text:p>G Appanna</text:p>
          </table:table-cell>
          <table:table-cell table:style-name="ce3" office:value-type="float" office:value="119062" calcext:value-type="float">
            <text:p>119062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HANSHYAM PRASDA</text:p>
          </table:table-cell>
          <table:table-cell/>
          <table:table-cell office:value-type="float" office:value="120199" calcext:value-type="float">
            <text:p>120199</text:p>
          </table:table-cell>
          <table:table-cell office:value-type="string" calcext:value-type="string">
            <text:p>CO&amp;CCP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IDLA DANIEL ZETHRO</text:p>
          </table:table-cell>
          <table:table-cell table:style-name="ce3" office:value-type="string" calcext:value-type="string">
            <text:p>Late G BalaSoundaryaRao</text:p>
          </table:table-cell>
          <table:table-cell table:style-name="ce3" office:value-type="float" office:value="105972" calcext:value-type="float">
            <text:p>105972</text:p>
          </table:table-cell>
          <table:table-cell table:style-name="ce3" office:value-type="string" calcext:value-type="string">
            <text:p>CO&amp;CCP/Batt/Inc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EWPG 6345 L</text:p>
          </table:table-cell>
          <table:table-cell office:value-type="string" calcext:value-type="string">
            <text:p>5899 4644 2666</text:p>
          </table:table-cell>
          <table:table-cell office:value-type="float" office:value="8330931118" calcext:value-type="float">
            <text:p>8330931118</text:p>
          </table:table-cell>
          <table:table-cell office:value-type="string" calcext:value-type="string">
            <text:p>18th,Aug.1961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030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61-8-41</text:p>
          </table:table-cell>
          <table:table-cell table:number-columns-repeated="2"/>
          <table:table-cell office:value-type="string" calcext:value-type="string">
            <text:p>Malkapuram </text:p>
          </table:table-cell>
          <table:table-cell office:value-type="string" calcext:value-type="string">
            <text:p>Malkapuram</text:p>
          </table:table-cell>
          <table:table-cell office:value-type="string" calcext:value-type="string">
            <text:p>VISAKHAPATNAM</text:p>
          </table:table-cell>
          <table:table-cell office:value-type="float" office:value="530011" calcext:value-type="float">
            <text:p>530011</text:p>
          </table:table-cell>
        </table:table-row>
        <table:table-row table:style-name="ro1">
          <table:table-cell office:value-type="string" calcext:value-type="string">
            <text:p>GINNI APPALA RAJU</text:p>
          </table:table-cell>
          <table:table-cell/>
          <table:table-cell office:value-type="float" office:value="105954" calcext:value-type="float">
            <text:p>105954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BBURU SUNIL KUMAR</text:p>
          </table:table-cell>
          <table:table-cell/>
          <table:table-cell office:value-type="float" office:value="116414" calcext:value-type="float">
            <text:p>116414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DASI SUBBA RAO</text:p>
          </table:table-cell>
          <table:table-cell office:value-type="string" calcext:value-type="string">
            <text:p>Late G SatyanarayanaMurthy</text:p>
          </table:table-cell>
          <table:table-cell office:value-type="float" office:value="113697" calcext:value-type="float">
            <text:p>11369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WPG 6544 H</text:p>
          </table:table-cell>
          <table:table-cell office:value-type="string" calcext:value-type="string">
            <text:p>6319 3477 6608</text:p>
          </table:table-cell>
          <table:table-cell office:value-type="float" office:value="9849037767" calcext:value-type="float">
            <text:p>9849037767</text:p>
          </table:table-cell>
          <table:table-cell office:value-type="date" office:date-value="1969-06-01" calcext:value-type="date">
            <text:p>Sunday, June 01, 196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0 9270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6318</text:p>
          </table:table-cell>
          <table:table-cell office:value-type="string" calcext:value-type="string">
            <text:p>2-103/3</text:p>
          </table:table-cell>
          <table:table-cell/>
          <table:table-cell office:value-type="string" calcext:value-type="string">
            <text:p>Srinivasa Nagar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GODDI APPALA NAIDU</text:p>
          </table:table-cell>
          <table:table-cell office:value-type="string" calcext:value-type="string">
            <text:p>G AppaRao</text:p>
          </table:table-cell>
          <table:table-cell office:value-type="float" office:value="106586" calcext:value-type="float">
            <text:p>106586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ABJPA 0055 D</text:p>
          </table:table-cell>
          <table:table-cell office:value-type="string" calcext:value-type="string">
            <text:p>3180 6941 6766</text:p>
          </table:table-cell>
          <table:table-cell office:value-type="float" office:value="9963214575" calcext:value-type="float">
            <text:p>9963214575</text:p>
          </table:table-cell>
          <table:table-cell office:value-type="date" office:date-value="1961-01-06" calcext:value-type="date">
            <text:p>Friday, January 06, 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672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4-4-28</text:p>
          </table:table-cell>
          <table:table-cell table:number-columns-repeated="2"/>
          <table:table-cell office:value-type="string" calcext:value-type="string">
            <text:p>Pedagantyada</text:p>
          </table:table-cell>
          <table:table-cell office:value-type="string" calcext:value-type="string">
            <text:p>Pedagantyada <text:s text:c="5"/>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GADA SANYASI NAIDU</text:p>
          </table:table-cell>
          <table:table-cell office:value-type="string" calcext:value-type="string">
            <text:p>Late G Venkateswarlu</text:p>
          </table:table-cell>
          <table:table-cell office:value-type="float" office:value="116481" calcext:value-type="float">
            <text:p>116481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KA YEDHUBHUSHANA RAO</text:p>
          </table:table-cell>
          <table:table-cell office:value-type="string" calcext:value-type="string">
            <text:p>Late G N AppaRao</text:p>
          </table:table-cell>
          <table:table-cell office:value-type="float" office:value="107688" calcext:value-type="float">
            <text:p>107688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CYPB 9230 D</text:p>
          </table:table-cell>
          <table:table-cell office:value-type="string" calcext:value-type="string">
            <text:p>4873 1995 2072</text:p>
          </table:table-cell>
          <table:table-cell office:value-type="float" office:value="9701348033" calcext:value-type="float">
            <text:p>9701348033</text:p>
          </table:table-cell>
          <table:table-cell office:value-type="string" calcext:value-type="string">
            <text:p>25th,Oct.196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58 15405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8-3-10/4(8)</text:p>
          </table:table-cell>
          <table:table-cell/>
          <table:table-cell office:value-type="string" calcext:value-type="string">
            <text:p>PalaceResidency</text:p>
          </table:table-cell>
          <table:table-cell office:value-type="string" calcext:value-type="string">
            <text:p>Visakhapatna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7" calcext:value-type="float">
            <text:p>530017</text:p>
          </table:table-cell>
        </table:table-row>
        <table:table-row table:style-name="ro1">
          <table:table-cell table:style-name="ce3" office:value-type="string" calcext:value-type="string">
            <text:p>GOKEDA SRINIVASA RAO </text:p>
          </table:table-cell>
          <table:table-cell table:style-name="ce3" office:value-type="string" calcext:value-type="string">
            <text:p>Late G AppalaNaidu</text:p>
          </table:table-cell>
          <table:table-cell table:style-name="ce3" office:value-type="float" office:value="102914" calcext:value-type="float">
            <text:p>102914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DXPG 5743 N</text:p>
          </table:table-cell>
          <table:table-cell office:value-type="string" calcext:value-type="string">
            <text:p>8513 8277 6679</text:p>
          </table:table-cell>
          <table:table-cell office:value-type="float" office:value="9701348349" calcext:value-type="float">
            <text:p>9701348349</text:p>
          </table:table-cell>
          <table:table-cell office:value-type="string" calcext:value-type="string">
            <text:p>4th,June.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497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7-111/59</text:p>
          </table:table-cell>
          <table:table-cell/>
          <table:table-cell office:value-type="string" calcext:value-type="string">
            <text:p>Sector-I</text:p>
          </table:table-cell>
          <table:table-cell office:value-type="string" calcext:value-type="string">
            <text:p>Duvvada</text:p>
          </table:table-cell>
          <table:table-cell office:value-type="string" calcext:value-type="string">
            <text:p>VEPZ</text:p>
          </table:table-cell>
          <table:table-cell office:value-type="string" calcext:value-type="string">
            <text:p>VISAKHAPATNAM</text:p>
          </table:table-cell>
          <table:table-cell office:value-type="float" office:value="530049" calcext:value-type="float">
            <text:p>530049</text:p>
          </table:table-cell>
        </table:table-row>
        <table:table-row table:style-name="ro1">
          <table:table-cell office:value-type="string" calcext:value-type="string">
            <text:p>GOKIVADA MAHALAKSHMI</text:p>
          </table:table-cell>
          <table:table-cell office:value-type="string" calcext:value-type="string">
            <text:p>Late G ChinnamaNaidu</text:p>
          </table:table-cell>
          <table:table-cell office:value-type="float" office:value="122342" calcext:value-type="float">
            <text:p>122342</text:p>
          </table:table-cell>
          <table:table-cell table:number-columns-repeated="2" office:value-type="string" calcext:value-type="string">
            <text:p>###</text:p>
          </table:table-cell>
          <table:table-cell office:value-type="string" calcext:value-type="string">
            <text:p>AWOPG 8497 K</text:p>
          </table:table-cell>
          <table:table-cell office:value-type="string" calcext:value-type="string">
            <text:p>8782 8711 5993</text:p>
          </table:table-cell>
          <table:table-cell office:value-type="float" office:value="8522899059" calcext:value-type="float">
            <text:p>8522899059</text:p>
          </table:table-cell>
          <table:table-cell office:value-type="date" office:date-value="1971-07-01" calcext:value-type="date">
            <text:p>Thursday, July 01, 197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15151 8672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1-2-8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KYADA JANAKI RAM</text:p>
          </table:table-cell>
          <table:table-cell/>
          <table:table-cell office:value-type="float" office:value="117398" calcext:value-type="float">
            <text:p>11739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LAGANI SRINIVASA RAO</text:p>
          </table:table-cell>
          <table:table-cell office:value-type="string" calcext:value-type="string">
            <text:p>Late G AppaRao</text:p>
          </table:table-cell>
          <table:table-cell office:value-type="float" office:value="122503" calcext:value-type="float">
            <text:p>122503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BBMPG 6524 K</text:p>
          </table:table-cell>
          <table:table-cell office:value-type="string" calcext:value-type="string">
            <text:p>4579 1536 2756</text:p>
          </table:table-cell>
          <table:table-cell office:value-type="float" office:value="9030227765" calcext:value-type="float">
            <text:p>9030227765</text:p>
          </table:table-cell>
          <table:table-cell office:value-type="string" calcext:value-type="string">
            <text:p>1st,June.198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1065 52410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21-37-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LLA VENKATA SIVA RANGA PRASAD </text:p>
          </table:table-cell>
          <table:table-cell/>
          <table:table-cell office:value-type="float" office:value="110464" calcext:value-type="float">
            <text:p>110464</text:p>
          </table:table-cell>
          <table:table-cell office:value-type="string" calcext:value-type="string">
            <text:p>SMS/Converter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OLLAPALLI ASHOK KUMAR</text:p>
          </table:table-cell>
          <table:table-cell table:style-name="ce3" office:value-type="string" calcext:value-type="string">
            <text:p>Late G SubbaRao</text:p>
          </table:table-cell>
          <table:table-cell table:style-name="ce3" office:value-type="float" office:value="109557" calcext:value-type="float">
            <text:p>109557</text:p>
          </table:table-cell>
          <table:table-cell table:style-name="ce3" office:value-type="string" calcext:value-type="string">
            <text:p>Instrumentation</text:p>
          </table:table-cell>
          <table:table-cell table:style-name="ce3" office:value-type="float" office:value="7100" calcext:value-type="float">
            <text:p>7100</text:p>
          </table:table-cell>
          <table:table-cell office:value-type="string" calcext:value-type="string">
            <text:p>ACVPA 9963 D</text:p>
          </table:table-cell>
          <table:table-cell office:value-type="string" calcext:value-type="string">
            <text:p>8097 9606 3452</text:p>
          </table:table-cell>
          <table:table-cell office:value-type="float" office:value="9390795777" calcext:value-type="float">
            <text:p>9390795777</text:p>
          </table:table-cell>
          <table:table-cell office:value-type="string" calcext:value-type="string">
            <text:p>4th,Aug.1967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9392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-3-2</text:p>
          </table:table-cell>
          <table:table-cell/>
          <table:table-cell office:value-type="string" calcext:value-type="string">
            <text:p>BankColony</text:p>
          </table:table-cell>
          <table:table-cell office:value-type="string" calcext:value-type="string">
            <text:p>NarasingaraoPet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table:style-name="ce3" office:value-type="string" calcext:value-type="string">
            <text:p>GOLLAPALLI SATYANARAYANA </text:p>
          </table:table-cell>
          <table:table-cell table:style-name="ce3" office:value-type="string" calcext:value-type="string">
            <text:p><text:s/>G Narasimhulu</text:p>
          </table:table-cell>
          <table:table-cell table:style-name="ce3" office:value-type="float" office:value="120130" calcext:value-type="float">
            <text:p>120130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PNPG 4114 M</text:p>
          </table:table-cell>
          <table:table-cell office:value-type="string" calcext:value-type="string">
            <text:p>6169 2425 8523</text:p>
          </table:table-cell>
          <table:table-cell office:value-type="float" office:value="9490607412" calcext:value-type="float">
            <text:p>9490607412</text:p>
          </table:table-cell>
          <table:table-cell office:value-type="string" calcext:value-type="string">
            <text:p>15th,June.1985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6 30184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68/A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OLLAPALLI VENKATARATNAM</text:p>
          </table:table-cell>
          <table:table-cell/>
          <table:table-cell office:value-type="float" office:value="110183" calcext:value-type="float">
            <text:p>110183</text:p>
          </table:table-cell>
          <table:table-cell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LLAVILLI BORAYYA</text:p>
          </table:table-cell>
          <table:table-cell/>
          <table:table-cell office:value-type="float" office:value="102747" calcext:value-type="float">
            <text:p>102747</text:p>
          </table:table-cell>
          <table:table-cell office:value-type="string" calcext:value-type="string">
            <text:p>FMD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LLAVILLI PAIDIRAJU</text:p>
          </table:table-cell>
          <table:table-cell office:value-type="string" calcext:value-type="string">
            <text:p>G Polipalli</text:p>
          </table:table-cell>
          <table:table-cell office:value-type="float" office:value="122340" calcext:value-type="float">
            <text:p>122340</text:p>
          </table:table-cell>
          <table:table-cell office:value-type="string" calcext:value-type="string">
            <text:p>FMD-2/Cran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WOPG 8531 G</text:p>
          </table:table-cell>
          <table:table-cell office:value-type="string" calcext:value-type="string">
            <text:p>8762 4784 3682</text:p>
          </table:table-cell>
          <table:table-cell office:value-type="float" office:value="9290018248" calcext:value-type="float">
            <text:p>9290018248</text:p>
          </table:table-cell>
          <table:table-cell office:value-type="string" calcext:value-type="string">
            <text:p>25th,July.1971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0739 2598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No-436/A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OMPA BANGARA NAIDU</text:p>
          </table:table-cell>
          <table:table-cell/>
          <table:table-cell office:value-type="float" office:value="108589" calcext:value-type="float">
            <text:p>10858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APA VEKATARAMANA RAO</text:p>
          </table:table-cell>
          <table:table-cell/>
          <table:table-cell office:value-type="float" office:value="115874" calcext:value-type="float">
            <text:p>115874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ASI SATYA RAO</text:p>
          </table:table-cell>
          <table:table-cell/>
          <table:table-cell office:value-type="float" office:value="105602" calcext:value-type="float">
            <text:p>105602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APPA RAO</text:p>
          </table:table-cell>
          <table:table-cell office:value-type="string" calcext:value-type="string">
            <text:p>Late G Gurayya</text:p>
          </table:table-cell>
          <table:table-cell/>
          <table:table-cell office:value-type="string" calcext:value-type="string">
            <text:p>CO&amp;CCP/Batt-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OXPG 9282 P</text:p>
          </table:table-cell>
          <table:table-cell office:value-type="string" calcext:value-type="string">
            <text:p>4101 8581 0279</text:p>
          </table:table-cell>
          <table:table-cell office:value-type="float" office:value="8886386213" calcext:value-type="float">
            <text:p>8886386213</text:p>
          </table:table-cell>
          <table:table-cell office:value-type="string" calcext:value-type="string">
            <text:p>12th,Aug.1974</text:p>
          </table:table-cell>
          <table:table-cell office:value-type="string" calcext:value-type="string">
            <text:p>CanaraBank</text:p>
          </table:table-cell>
          <table:table-cell office:value-type="string" calcext:value-type="string">
            <text:p>2430 10100 253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19-1-47/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GONDESI APPALA REDDY</text:p>
          </table:table-cell>
          <table:table-cell table:style-name="ce3" office:value-type="string" calcext:value-type="string">
            <text:p>G A Reddy</text:p>
          </table:table-cell>
          <table:table-cell table:style-name="ce3" office:value-type="float" office:value="106627" calcext:value-type="float">
            <text:p>106627</text:p>
          </table:table-cell>
          <table:table-cell table:style-name="ce3"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HZPG 2395 J</text:p>
          </table:table-cell>
          <table:table-cell office:value-type="string" calcext:value-type="string">
            <text:p>6481 9812 4047</text:p>
          </table:table-cell>
          <table:table-cell office:value-type="float" office:value="9505060782" calcext:value-type="float">
            <text:p>9505060782</text:p>
          </table:table-cell>
          <table:table-cell office:value-type="string" calcext:value-type="string">
            <text:p>19th,July.1961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38413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10-23/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GONDESI APPALA REDDY</text:p>
          </table:table-cell>
          <table:table-cell table:style-name="ce3"/>
          <table:table-cell table:style-name="ce3" office:value-type="float" office:value="101687" calcext:value-type="float">
            <text:p>101687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APPALA REDDY</text:p>
          </table:table-cell>
          <table:table-cell/>
          <table:table-cell office:value-type="float" office:value="120521" calcext:value-type="float">
            <text:p>12052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APPALA REDDY </text:p>
          </table:table-cell>
          <table:table-cell office:value-type="string" calcext:value-type="string">
            <text:p>G Guruvulu</text:p>
          </table:table-cell>
          <table:table-cell office:value-type="float" office:value="108401" calcext:value-type="float">
            <text:p>108401</text:p>
          </table:table-cell>
          <table:table-cell office:value-type="string" calcext:value-type="string">
            <text:p>CO&amp;CCP/H&amp;R-1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AFFPG 1856 A</text:p>
          </table:table-cell>
          <table:table-cell office:value-type="string" calcext:value-type="string">
            <text:p>6819 0096 1830</text:p>
          </table:table-cell>
          <table:table-cell office:value-type="float" office:value="9652899636" calcext:value-type="float">
            <text:p>9652899636</text:p>
          </table:table-cell>
          <table:table-cell office:value-type="string" calcext:value-type="string">
            <text:p>19th,Aug.196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38128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12-28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GONDESI APPALA REDDY (pottireddy)</text:p>
          </table:table-cell>
          <table:table-cell table:style-name="ce3" office:value-type="string" calcext:value-type="string">
            <text:p>Late G Reddy</text:p>
          </table:table-cell>
          <table:table-cell table:style-name="ce3" office:value-type="float" office:value="106629" calcext:value-type="float">
            <text:p>106629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WPG 6171 J</text:p>
          </table:table-cell>
          <table:table-cell office:value-type="string" calcext:value-type="string">
            <text:p>6559 6242 2987</text:p>
          </table:table-cell>
          <table:table-cell office:value-type="float" office:value="9966218717" calcext:value-type="float">
            <text:p>9966218717</text:p>
          </table:table-cell>
          <table:table-cell office:value-type="string" calcext:value-type="string">
            <text:p>1st,Sep.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255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3/4/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NDESI CHINNA REDDY</text:p>
          </table:table-cell>
          <table:table-cell/>
          <table:table-cell office:value-type="float" office:value="107381" calcext:value-type="float">
            <text:p>107381</text:p>
          </table:table-cell>
          <table:table-cell office:value-type="string" calcext:value-type="string">
            <text:p>CO&amp;CCP/TDP/Mech</text:p>
          </table:table-cell>
          <table:table-cell office:value-type="float" office:value="3160" calcext:value-type="float">
            <text:p>31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ONDESI KUNCHAYYA</text:p>
          </table:table-cell>
          <table:table-cell table:style-name="ce3"/>
          <table:table-cell table:style-name="ce3" office:value-type="float" office:value="103818" calcext:value-type="float">
            <text:p>103818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PAIDAYYA REDDY</text:p>
          </table:table-cell>
          <table:table-cell table:style-name="ce3" office:value-type="string" calcext:value-type="string">
            <text:p>S Chinnodu</text:p>
          </table:table-cell>
          <table:table-cell office:value-type="float" office:value="100382" calcext:value-type="float">
            <text:p>100382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PENTA RAO</text:p>
          </table:table-cell>
          <table:table-cell/>
          <table:table-cell office:value-type="float" office:value="117400" calcext:value-type="float">
            <text:p>117400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DESI PENTAYYA </text:p>
          </table:table-cell>
          <table:table-cell office:value-type="string" calcext:value-type="string">
            <text:p>Late G Appanna</text:p>
          </table:table-cell>
          <table:table-cell office:value-type="float" office:value="114938" calcext:value-type="float">
            <text:p>11493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WPG 6134 R</text:p>
          </table:table-cell>
          <table:table-cell office:value-type="string" calcext:value-type="string">
            <text:p>5581 8835 6863</text:p>
          </table:table-cell>
          <table:table-cell office:value-type="float" office:value="7702578472" calcext:value-type="float">
            <text:p>7702578472</text:p>
          </table:table-cell>
          <table:table-cell office:value-type="date" office:date-value="1957-04-01" calcext:value-type="date">
            <text:p>Monday, April 01, 195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656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0-1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NDESI RAMANA REDDY</text:p>
          </table:table-cell>
          <table:table-cell office:value-type="string" calcext:value-type="string">
            <text:p>Late RajaRao</text:p>
          </table:table-cell>
          <table:table-cell office:value-type="float" office:value="111248" calcext:value-type="float">
            <text:p>111248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EWPG 6252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NDESI VENKATA RAMANA REDDY</text:p>
          </table:table-cell>
          <table:table-cell/>
          <table:table-cell office:value-type="float" office:value="106528" calcext:value-type="float">
            <text:p>106528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NTHINA VENKATA RAMESH</text:p>
          </table:table-cell>
          <table:table-cell/>
          <table:table-cell office:value-type="float" office:value="107330" calcext:value-type="float">
            <text:p>107330</text:p>
          </table:table-cell>
          <table:table-cell office:value-type="string" calcext:value-type="string">
            <text:p>BF/SSY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PIDALAI SRINIVASA RAO</text:p>
          </table:table-cell>
          <table:table-cell office:value-type="string" calcext:value-type="string">
            <text:p>G NarayanaRao</text:p>
          </table:table-cell>
          <table:table-cell office:value-type="float" office:value="111499" calcext:value-type="float">
            <text:p>111499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WPG 6537 L</text:p>
          </table:table-cell>
          <table:table-cell office:value-type="string" calcext:value-type="string">
            <text:p>7581 7157 0526</text:p>
          </table:table-cell>
          <table:table-cell office:value-type="string" calcext:value-type="string">
            <text:p>###</text:p>
          </table:table-cell>
          <table:table-cell office:value-type="date" office:date-value="1970-02-05" calcext:value-type="date">
            <text:p>Thursday, February 05, 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24797 80769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127/A</text:p>
          </table:table-cell>
          <table:table-cell/>
          <table:table-cell office:value-type="string" calcext:value-type="string">
            <text:p>Sector-5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OPIREDDY KESIVA KUMAR</text:p>
          </table:table-cell>
          <table:table-cell/>
          <table:table-cell office:value-type="float" office:value="115928" calcext:value-type="float">
            <text:p>115928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RAKLA TARAKESWARA RAO</text:p>
          </table:table-cell>
          <table:table-cell office:value-type="string" calcext:value-type="string">
            <text:p>G Rama Murthy</text:p>
          </table:table-cell>
          <table:table-cell office:value-type="float" office:value="109070" calcext:value-type="float">
            <text:p>109070</text:p>
          </table:table-cell>
          <table:table-cell office:value-type="string" calcext:value-type="string">
            <text:p>CO&amp;CCP/H&amp;R-1/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BZPG 3068 J</text:p>
          </table:table-cell>
          <table:table-cell office:value-type="string" calcext:value-type="string">
            <text:p>7610 7554 8237</text:p>
          </table:table-cell>
          <table:table-cell office:value-type="float" office:value="7702206804" calcext:value-type="float">
            <text:p>7702206804</text:p>
          </table:table-cell>
          <table:table-cell office:value-type="date" office:date-value="1967-12-01" calcext:value-type="date">
            <text:p>Friday, December 01, 196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347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 204/C</text:p>
          </table:table-cell>
          <table:table-cell/>
          <table:table-cell office:value-type="string" calcext:value-type="string">
            <text:p>Sector-9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ORAPALLI DEMUDU</text:p>
          </table:table-cell>
          <table:table-cell table:style-name="ce3" office:value-type="string" calcext:value-type="string">
            <text:p>Late G Ramulu</text:p>
          </table:table-cell>
          <table:table-cell table:style-name="ce3" office:value-type="float" office:value="116541" calcext:value-type="float">
            <text:p>116541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VPG 4909 N</text:p>
          </table:table-cell>
          <table:table-cell office:value-type="string" calcext:value-type="string">
            <text:p>5495 9618 7870</text:p>
          </table:table-cell>
          <table:table-cell office:value-type="float" office:value="9618382859" calcext:value-type="float">
            <text:p>9618382859</text:p>
          </table:table-cell>
          <table:table-cell office:value-type="string" calcext:value-type="string">
            <text:p>13th,June.1965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523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30-51-6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GORIPARTHI VENKATA POLI NAGUMAYYA</text:p>
          </table:table-cell>
          <table:table-cell office:value-type="string" calcext:value-type="string">
            <text:p>G PanduRangaRao</text:p>
          </table:table-cell>
          <table:table-cell office:value-type="float" office:value="120473" calcext:value-type="float">
            <text:p>120473</text:p>
          </table:table-cell>
          <table:table-cell office:value-type="string" calcext:value-type="string">
            <text:p>CO&amp;CCP/H&amp;R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OXPG 8319 K</text:p>
          </table:table-cell>
          <table:table-cell office:value-type="string" calcext:value-type="string">
            <text:p>5380 3401 4283</text:p>
          </table:table-cell>
          <table:table-cell office:value-type="float" office:value="9848627707" calcext:value-type="float">
            <text:p>9848627707</text:p>
          </table:table-cell>
          <table:table-cell office:value-type="string" calcext:value-type="string">
            <text:p>4th,Apr.198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1 3754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No.214/E</text:p>
          </table:table-cell>
          <table:table-cell/>
          <table:table-cell office:value-type="string" calcext:value-type="string">
            <text:p>Sector-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ORLA VENKATESWARLU </text:p>
          </table:table-cell>
          <table:table-cell table:style-name="ce3" office:value-type="string" calcext:value-type="string">
            <text:p>Late G Lakshmaiah</text:p>
          </table:table-cell>
          <table:table-cell table:style-name="ce3" office:value-type="float" office:value="110165" calcext:value-type="float">
            <text:p>110165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XPG 1817 B</text:p>
          </table:table-cell>
          <table:table-cell office:value-type="string" calcext:value-type="string">
            <text:p>4901 7335 2460</text:p>
          </table:table-cell>
          <table:table-cell office:value-type="float" office:value="9866179229" calcext:value-type="float">
            <text:p>9866179229</text:p>
          </table:table-cell>
          <table:table-cell office:value-type="string" calcext:value-type="string">
            <text:p>15th,Jan.1959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213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95/B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ORLE MAHESWARA RAO</text:p>
          </table:table-cell>
          <table:table-cell table:style-name="ce3" office:value-type="string" calcext:value-type="string">
            <text:p>G Suryam</text:p>
          </table:table-cell>
          <table:table-cell table:style-name="ce3" office:value-type="float" office:value="120459" calcext:value-type="float">
            <text:p>120459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OTPG 6720 N</text:p>
          </table:table-cell>
          <table:table-cell office:value-type="string" calcext:value-type="string">
            <text:p>9573 6190 5199</text:p>
          </table:table-cell>
          <table:table-cell office:value-type="float" office:value="9705829350" calcext:value-type="float">
            <text:p>9705829350</text:p>
          </table:table-cell>
          <table:table-cell office:value-type="string" calcext:value-type="string">
            <text:p>12th,June.198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9 0626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-3-54</text:p>
          </table:table-cell>
          <table:table-cell/>
          <table:table-cell office:value-type="string" calcext:value-type="string">
            <text:p>NearPanchavati</text:p>
          </table:table-cell>
          <table:table-cell table:number-columns-repeated="2"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GORLE TIRUPATI RAO</text:p>
          </table:table-cell>
          <table:table-cell table:style-name="ce3" office:value-type="string" calcext:value-type="string">
            <text:p>G TavitiNaidu</text:p>
          </table:table-cell>
          <table:table-cell table:style-name="ce3" office:value-type="float" office:value="110439" calcext:value-type="float">
            <text:p>110439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FPPG 0251 B</text:p>
          </table:table-cell>
          <table:table-cell office:value-type="string" calcext:value-type="string">
            <text:p>3010 6646 6411</text:p>
          </table:table-cell>
          <table:table-cell office:value-type="float" office:value="9885359866" calcext:value-type="float">
            <text:p>9885359866</text:p>
          </table:table-cell>
          <table:table-cell office:value-type="string" calcext:value-type="string">
            <text:p>1st,June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3095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108/E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ORSA SATYANARAYANA</text:p>
          </table:table-cell>
          <table:table-cell office:value-type="string" calcext:value-type="string">
            <text:p>Late G Narayana</text:p>
          </table:table-cell>
          <table:table-cell office:value-type="float" office:value="106240" calcext:value-type="float">
            <text:p>106240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FQPG 1179 M</text:p>
          </table:table-cell>
          <table:table-cell office:value-type="string" calcext:value-type="string">
            <text:p>4780 0633 4343</text:p>
          </table:table-cell>
          <table:table-cell office:value-type="float" office:value="8142337179" calcext:value-type="float">
            <text:p>8142337179</text:p>
          </table:table-cell>
          <table:table-cell office:value-type="string" calcext:value-type="string">
            <text:p>14,June.196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487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6-132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GORUSU POTHANNA</text:p>
          </table:table-cell>
          <table:table-cell/>
          <table:table-cell office:value-type="float" office:value="118562" calcext:value-type="float">
            <text:p>118562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ORUSU SATYA RAO</text:p>
          </table:table-cell>
          <table:table-cell office:value-type="string" calcext:value-type="string">
            <text:p>Lare G Satayya</text:p>
          </table:table-cell>
          <table:table-cell office:value-type="float" office:value="103736" calcext:value-type="float">
            <text:p>103736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EWPG 6402 G</text:p>
          </table:table-cell>
          <table:table-cell office:value-type="string" calcext:value-type="string">
            <text:p>8542 8377 2818</text:p>
          </table:table-cell>
          <table:table-cell office:value-type="float" office:value="9985860615" calcext:value-type="float">
            <text:p>9985860615</text:p>
          </table:table-cell>
          <table:table-cell office:value-type="string" calcext:value-type="string">
            <text:p>19,Feb.1956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444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1-67-1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GOTIVADA NIRANJAN</text:p>
          </table:table-cell>
          <table:table-cell table:style-name="ce3" office:value-type="string" calcext:value-type="string">
            <text:p>Late G TataRao</text:p>
          </table:table-cell>
          <table:table-cell table:style-name="ce3" office:value-type="float" office:value="120118" calcext:value-type="float">
            <text:p>120118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OTPG 2789 M</text:p>
          </table:table-cell>
          <table:table-cell office:value-type="string" calcext:value-type="string">
            <text:p>9580 1363 9469</text:p>
          </table:table-cell>
          <table:table-cell office:value-type="float" office:value="9966378761" calcext:value-type="float">
            <text:p>9966378761</text:p>
          </table:table-cell>
          <table:table-cell office:value-type="string" calcext:value-type="string">
            <text:p>8th,Mar.198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10359 6905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347/D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OTTIPALLI V SATYANARAYANA MUTHYALA RAO</text:p>
          </table:table-cell>
          <table:table-cell table:style-name="ce3" office:value-type="string" calcext:value-type="string">
            <text:p>Late G Suryanarayana</text:p>
          </table:table-cell>
          <table:table-cell table:style-name="ce3" office:value-type="float" office:value="102915" calcext:value-type="float">
            <text:p>102915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EOPG 9374 H</text:p>
          </table:table-cell>
          <table:table-cell office:value-type="string" calcext:value-type="string">
            <text:p>5890 2705 9564</text:p>
          </table:table-cell>
          <table:table-cell office:value-type="string" calcext:value-type="string">
            <text:p>9866313334/8330931134</text:p>
          </table:table-cell>
          <table:table-cell office:value-type="string" calcext:value-type="string">
            <text:p>15th,May.196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57 87883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MIG-II</text:p>
          </table:table-cell>
          <table:table-cell office:value-type="string" calcext:value-type="string">
            <text:p>Block-4/S</text:p>
          </table:table-cell>
          <table:table-cell/>
          <table:table-cell office:value-type="string" calcext:value-type="string">
            <text:p>Near Srinagar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GOUDU JAGANNADHAM</text:p>
          </table:table-cell>
          <table:table-cell table:style-name="ce3" office:value-type="string" calcext:value-type="string">
            <text:p>G ChinaBabu</text:p>
          </table:table-cell>
          <table:table-cell table:style-name="ce3" office:value-type="float" office:value="110987" calcext:value-type="float">
            <text:p>110987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 office:value-type="string" calcext:value-type="string">
            <text:p>ABNPJ 2027 J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OVINDA RAJU SRINIVASAN</text:p>
          </table:table-cell>
          <table:table-cell table:style-name="ce3"/>
          <table:table-cell table:style-name="ce3" office:value-type="float" office:value="109099" calcext:value-type="float">
            <text:p>109099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BBALA RAMANA</text:p>
          </table:table-cell>
          <table:table-cell/>
          <table:table-cell office:value-type="float" office:value="122346" calcext:value-type="float">
            <text:p>122346</text:p>
          </table:table-cell>
          <table:table-cell office:value-type="string" calcext:value-type="string">
            <text:p>FMD-2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DIVADA SURYANARAYANA</text:p>
          </table:table-cell>
          <table:table-cell office:value-type="string" calcext:value-type="string">
            <text:p>G PapiNaidu</text:p>
          </table:table-cell>
          <table:table-cell office:value-type="float" office:value="122613" calcext:value-type="float">
            <text:p>12261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BBUPG 9467 R</text:p>
          </table:table-cell>
          <table:table-cell office:value-type="string" calcext:value-type="string">
            <text:p>5016 1290 9938</text:p>
          </table:table-cell>
          <table:table-cell office:value-type="float" office:value="7386242448" calcext:value-type="float">
            <text:p>7386242448</text:p>
          </table:table-cell>
          <table:table-cell office:value-type="string" calcext:value-type="string">
            <text:p>1st,July.1989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1063 6307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63/B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UJJU UMAMAHESWARA RAO</text:p>
          </table:table-cell>
          <table:table-cell/>
          <table:table-cell office:value-type="float" office:value="109598" calcext:value-type="float">
            <text:p>109598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LLA SUVARNA RAJU</text:p>
          </table:table-cell>
          <table:table-cell/>
          <table:table-cell office:value-type="float" office:value="111301" calcext:value-type="float">
            <text:p>111301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MMADI LAKSHMANA RAO</text:p>
          </table:table-cell>
          <table:table-cell/>
          <table:table-cell office:value-type="float" office:value="110292" calcext:value-type="float">
            <text:p>110292</text:p>
          </table:table-cell>
          <table:table-cell office:value-type="string" calcext:value-type="string">
            <text:p>LMMM/Furnace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MPIDI NARSIMHA RAO</text:p>
          </table:table-cell>
          <table:table-cell office:value-type="string" calcext:value-type="string">
            <text:p>DG Veeraswamy</text:p>
          </table:table-cell>
          <table:table-cell office:value-type="float" office:value="118886" calcext:value-type="float">
            <text:p>118886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EWPG 6388 K</text:p>
          </table:table-cell>
          <table:table-cell office:value-type="string" calcext:value-type="string">
            <text:p>7425 0942 3245</text:p>
          </table:table-cell>
          <table:table-cell office:value-type="float" office:value="9948858555" calcext:value-type="float">
            <text:p>9948858555</text:p>
          </table:table-cell>
          <table:table-cell office:value-type="date" office:date-value="1970-07-08" calcext:value-type="date">
            <text:p>Wednesday, July 08, 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14479 27902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168/D</text:p>
          </table:table-cell>
          <table:table-cell/>
          <table:table-cell office:value-type="string" calcext:value-type="string">
            <text:p>Sector-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GUNA SRINIVASA RAO</text:p>
          </table:table-cell>
          <table:table-cell table:style-name="ce3" office:value-type="string" calcext:value-type="string">
            <text:p>G AppaRao</text:p>
          </table:table-cell>
          <table:table-cell table:style-name="ce3" office:value-type="float" office:value="109096" calcext:value-type="float">
            <text:p>109096</text:p>
          </table:table-cell>
          <table:table-cell table:style-name="ce3" office:value-type="string" calcext:value-type="string">
            <text:p>TPP/BPTS-1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AEWPG 6233 P</text:p>
          </table:table-cell>
          <table:table-cell office:value-type="string" calcext:value-type="string">
            <text:p>8662 1604 5513</text:p>
          </table:table-cell>
          <table:table-cell office:value-type="float" office:value="9848218315" calcext:value-type="float">
            <text:p>9848218315</text:p>
          </table:table-cell>
          <table:table-cell office:value-type="string" calcext:value-type="string">
            <text:p>13th,Dec.1968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63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8-16</text:p>
          </table:table-cell>
          <table:table-cell table:number-columns-repeated="2"/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26" calcext:value-type="float">
            <text:p>53026</text:p>
          </table:table-cell>
        </table:table-row>
        <table:table-row table:style-name="ro1">
          <table:table-cell office:value-type="string" calcext:value-type="string">
            <text:p>GUNDALA LAKAHMANA RAO</text:p>
          </table:table-cell>
          <table:table-cell/>
          <table:table-cell office:value-type="float" office:value="102947" calcext:value-type="float">
            <text:p>102947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NTU MUTYALU</text:p>
          </table:table-cell>
          <table:table-cell office:value-type="string" calcext:value-type="string">
            <text:p>G Dasu</text:p>
          </table:table-cell>
          <table:table-cell office:value-type="float" office:value="106621" calcext:value-type="float">
            <text:p>106621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MSPG 0826 G</text:p>
          </table:table-cell>
          <table:table-cell office:value-type="string" calcext:value-type="string">
            <text:p>2955 8970 4719</text:p>
          </table:table-cell>
          <table:table-cell office:value-type="float" office:value="8464863831" calcext:value-type="float">
            <text:p>8464863831</text:p>
          </table:table-cell>
          <table:table-cell office:value-type="string" calcext:value-type="string">
            <text:p>25,Jul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856 38865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table:number-columns-repeated="5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UNTU SANKARA RAO</text:p>
          </table:table-cell>
          <table:table-cell table:style-name="ce3"/>
          <table:table-cell table:style-name="ce3" office:value-type="float" office:value="113100" calcext:value-type="float">
            <text:p>113100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UNTURU RAJAVENKATA</text:p>
          </table:table-cell>
          <table:table-cell table:style-name="ce3"/>
          <table:table-cell table:style-name="ce3" office:value-type="float" office:value="119848" calcext:value-type="float">
            <text:p>119848</text:p>
          </table:table-cell>
          <table:table-cell table:style-name="ce3" office:value-type="string" calcext:value-type="string">
            <text:p>CO&amp;CCP/Batt-2/Elec</text:p>
          </table:table-cell>
          <table:table-cell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UNUPURU RADHAKRISHNA</text:p>
          </table:table-cell>
          <table:table-cell table:style-name="ce3" office:value-type="string" calcext:value-type="string">
            <text:p>G Ch Jagannadham</text:p>
          </table:table-cell>
          <table:table-cell table:style-name="ce3" office:value-type="float" office:value="110300" calcext:value-type="float">
            <text:p>110300</text:p>
          </table:table-cell>
          <table:table-cell table:style-name="ce3" office:value-type="string" calcext:value-type="string">
            <text:p>CO&amp;CCP/H&amp;R-I/G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GURA SINGH</text:p>
          </table:table-cell>
          <table:table-cell table:style-name="ce3" office:value-type="string" calcext:value-type="string">
            <text:p>SunaSingh</text:p>
          </table:table-cell>
          <table:table-cell table:style-name="ce3" office:value-type="float" office:value="120467" calcext:value-type="float">
            <text:p>120467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YRPS 3376 P</text:p>
          </table:table-cell>
          <table:table-cell office:value-type="string" calcext:value-type="string">
            <text:p>3385 3649 2940</text:p>
          </table:table-cell>
          <table:table-cell office:value-type="float" office:value="9494665965" calcext:value-type="float">
            <text:p>9494665965</text:p>
          </table:table-cell>
          <table:table-cell office:value-type="string" calcext:value-type="string">
            <text:p>10th,Mar.1987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4071 87507 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83/C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GURALA RAMANA</text:p>
          </table:table-cell>
          <table:table-cell/>
          <table:table-cell office:value-type="float" office:value="120503" calcext:value-type="float">
            <text:p>120503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RINDAPALLI KOTESWARA RAO</text:p>
          </table:table-cell>
          <table:table-cell office:value-type="string" calcext:value-type="string">
            <text:p>Late G Kotaiah</text:p>
          </table:table-cell>
          <table:table-cell office:value-type="float" office:value="112241" calcext:value-type="float">
            <text:p>112241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BZPG 3071 H</text:p>
          </table:table-cell>
          <table:table-cell office:value-type="string" calcext:value-type="string">
            <text:p>4360 8366 8293</text:p>
          </table:table-cell>
          <table:table-cell office:value-type="float" office:value="9985828433" calcext:value-type="float">
            <text:p>9985828433</text:p>
          </table:table-cell>
          <table:table-cell office:value-type="string" calcext:value-type="string">
            <text:p>22nd,June.1962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 01000 01292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-82/15/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JagadeeswariResidency</text:p>
          </table:table-cell>
          <table:table-cell office:value-type="string" calcext:value-type="string">
            <text:p>IspatNagar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GURRALA RAMANA </text:p>
          </table:table-cell>
          <table:table-cell/>
          <table:table-cell office:value-type="float" office:value="120728" calcext:value-type="float">
            <text:p>120728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GURU PRAKASH</text:p>
          </table:table-cell>
          <table:table-cell table:style-name="ce3"/>
          <table:table-cell table:style-name="ce3" office:value-type="float" office:value="107840" calcext:value-type="float">
            <text:p>107840</text:p>
          </table:table-cell>
          <table:table-cell table:style-name="ce3" office:value-type="string" calcext:value-type="string">
            <text:p>CO&amp;CCP/H&amp;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GUTTALA LAKSHMANUDU</text:p>
          </table:table-cell>
          <table:table-cell/>
          <table:table-cell office:value-type="float" office:value="116436" calcext:value-type="float">
            <text:p>116436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HEMKANT TOPPO</text:p>
          </table:table-cell>
          <table:table-cell/>
          <table:table-cell office:value-type="float" office:value="108534" calcext:value-type="float">
            <text:p>108534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HENDRICKS DEXTER</text:p>
          </table:table-cell>
          <table:table-cell/>
          <table:table-cell office:value-type="float" office:value="108814" calcext:value-type="float">
            <text:p>108814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I GANGADHARA RAO</text:p>
          </table:table-cell>
          <table:table-cell/>
          <table:table-cell office:value-type="float" office:value="110227" calcext:value-type="float">
            <text:p>110227</text:p>
          </table:table-cell>
          <table:table-cell office:value-type="string" calcext:value-type="string">
            <text:p>CO&amp;CCP/Bat/H&amp;R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INAPARTHI VENKATACHALAM</text:p>
          </table:table-cell>
          <table:table-cell table:style-name="ce3" office:value-type="string" calcext:value-type="string">
            <text:p>Late I Venkatadri</text:p>
          </table:table-cell>
          <table:table-cell table:style-name="ce3" office:value-type="float" office:value="105786" calcext:value-type="float">
            <text:p>105786</text:p>
          </table:table-cell>
          <table:table-cell table:style-name="ce3" office:value-type="string" calcext:value-type="string">
            <text:p>CO&amp;CCP/CDCP/Inch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HPI 3947 H</text:p>
          </table:table-cell>
          <table:table-cell office:value-type="string" calcext:value-type="string">
            <text:p>7199 1634 6615</text:p>
          </table:table-cell>
          <table:table-cell office:value-type="float" office:value="8332982540" calcext:value-type="float">
            <text:p>8332982540</text:p>
          </table:table-cell>
          <table:table-cell office:value-type="string" calcext:value-type="string">
            <text:p>10th,Mar.1965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 100110 0061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318/E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INDALA APPARAO</text:p>
          </table:table-cell>
          <table:table-cell/>
          <table:table-cell office:value-type="float" office:value="101610" calcext:value-type="float">
            <text:p>101610</text:p>
          </table:table-cell>
          <table:table-cell office:value-type="string" calcext:value-type="string">
            <text:p>TA/WS</text:p>
          </table:table-cell>
          <table:table-cell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INDUKURI NARASIMHARAJU</text:p>
          </table:table-cell>
          <table:table-cell table:style-name="ce3"/>
          <table:table-cell table:style-name="ce3" office:value-type="float" office:value="109008" calcext:value-type="float">
            <text:p>109008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INTURU YOGANAND</text:p>
          </table:table-cell>
          <table:table-cell office:value-type="string" calcext:value-type="string">
            <text:p>Late I Raghavulu</text:p>
          </table:table-cell>
          <table:table-cell office:value-type="float" office:value="105866" calcext:value-type="float">
            <text:p>105866</text:p>
          </table:table-cell>
          <table:table-cell office:value-type="string" calcext:value-type="string">
            <text:p>CO&amp;CCP/Batt/Inch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HPI 3901 K</text:p>
          </table:table-cell>
          <table:table-cell office:value-type="string" calcext:value-type="string">
            <text:p>5700 4397 3711</text:p>
          </table:table-cell>
          <table:table-cell office:value-type="float" office:value="9502912026" calcext:value-type="float">
            <text:p>9502912026</text:p>
          </table:table-cell>
          <table:table-cell office:value-type="string" calcext:value-type="string">
            <text:p>9th,Sept.1962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0126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226/A</text:p>
          </table:table-cell>
          <table:table-cell/>
          <table:table-cell office:value-type="string" calcext:value-type="string">
            <text:p>Sector-IX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IRLAPATI CHITTIBABU</text:p>
          </table:table-cell>
          <table:table-cell/>
          <table:table-cell office:value-type="float" office:value="115634" calcext:value-type="float">
            <text:p>115634</text:p>
          </table:table-cell>
          <table:table-cell office:value-type="string" calcext:value-type="string">
            <text:p>MMSM/Planning/OP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ITTA REBEKKA</text:p>
          </table:table-cell>
          <table:table-cell/>
          <table:table-cell office:value-type="float" office:value="645005" calcext:value-type="float">
            <text:p>645005</text:p>
          </table:table-cell>
          <table:table-cell office:value-type="string" calcext:value-type="string">
            <text:p>LIC/GWK</text:p>
          </table:table-cell>
          <table:table-cell table:style-name="ce6"/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 APPA RAO</text:p>
          </table:table-cell>
          <table:table-cell/>
          <table:table-cell office:value-type="float" office:value="115368" calcext:value-type="float">
            <text:p>11536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 T DIVAKAR RAO</text:p>
          </table:table-cell>
          <table:table-cell/>
          <table:table-cell office:value-type="float" office:value="116814" calcext:value-type="float">
            <text:p>116814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 V D S PRASAD</text:p>
          </table:table-cell>
          <table:table-cell/>
          <table:table-cell office:value-type="float" office:value="115894" calcext:value-type="float">
            <text:p>11589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DDALA APPALL NAIDU</text:p>
          </table:table-cell>
          <table:table-cell/>
          <table:table-cell office:value-type="float" office:value="109335" calcext:value-type="float">
            <text:p>109335</text:p>
          </table:table-cell>
          <table:table-cell office:value-type="string" calcext:value-type="string">
            <text:p>LMMM</text:p>
          </table:table-cell>
          <table:table-cell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GADESH KUMAR PUTREVU</text:p>
          </table:table-cell>
          <table:table-cell/>
          <table:table-cell office:value-type="float" office:value="120439" calcext:value-type="float">
            <text:p>12043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GANNADHAM JALAIAH</text:p>
          </table:table-cell>
          <table:table-cell office:value-type="string" calcext:value-type="string">
            <text:p>Late J Lakshmana</text:p>
          </table:table-cell>
          <table:table-cell office:value-type="float" office:value="118695" calcext:value-type="float">
            <text:p>118695</text:p>
          </table:table-cell>
          <table:table-cell office:value-type="string" calcext:value-type="string">
            <text:p>CO&amp;CCP/CDCP-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EBPJ 7750 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GATHA VEERA VENKATA SATYA NARAYANA </text:p>
          </table:table-cell>
          <table:table-cell/>
          <table:table-cell office:value-type="float" office:value="110339" calcext:value-type="float">
            <text:p>110339</text:p>
          </table:table-cell>
          <table:table-cell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GDEO BARAIK</text:p>
          </table:table-cell>
          <table:table-cell office:value-type="string" calcext:value-type="string">
            <text:p>Jagmohan Baraik</text:p>
          </table:table-cell>
          <table:table-cell office:value-type="float" office:value="110239" calcext:value-type="float">
            <text:p>110239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CZPB 8197 J</text:p>
          </table:table-cell>
          <table:table-cell office:value-type="string" calcext:value-type="string">
            <text:p>6213 1235 4878</text:p>
          </table:table-cell>
          <table:table-cell office:value-type="float" office:value="9866278942" calcext:value-type="float">
            <text:p>9866278942</text:p>
          </table:table-cell>
          <table:table-cell office:value-type="date" office:date-value="1960-06-03" calcext:value-type="date">
            <text:p>Friday, June 03, 196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374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 204/9</text:p>
          </table:table-cell>
          <table:table-cell/>
          <table:table-cell office:value-type="string" calcext:value-type="string">
            <text:p>Sector-4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JAJULA RAJA RAO</text:p>
          </table:table-cell>
          <table:table-cell/>
          <table:table-cell office:value-type="float" office:value="114282" calcext:value-type="float">
            <text:p>114282</text:p>
          </table:table-cell>
          <table:table-cell office:value-type="string" calcext:value-type="string">
            <text:p>CO&amp;CCP/CDCP/G 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JULA SATYA RAO</text:p>
          </table:table-cell>
          <table:table-cell office:value-type="string" calcext:value-type="string">
            <text:p>Late J AppalaSwamy</text:p>
          </table:table-cell>
          <table:table-cell office:value-type="float" office:value="109230" calcext:value-type="float">
            <text:p>109230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FLPS 6471 H</text:p>
          </table:table-cell>
          <table:table-cell office:value-type="string" calcext:value-type="string">
            <text:p>3635 4370 9919</text:p>
          </table:table-cell>
          <table:table-cell office:value-type="float" office:value="9959797013" calcext:value-type="float">
            <text:p>9959797013</text:p>
          </table:table-cell>
          <table:table-cell office:value-type="string" calcext:value-type="string">
            <text:p>18th,Dec.1957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4874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C-85</text:p>
          </table:table-cell>
          <table:table-cell/>
          <table:table-cell office:value-type="string" calcext:value-type="string">
            <text:p>Portico</text:p>
          </table:table-cell>
          <table:table-cell table:number-columns-repeated="2" office:value-type="string" calcext:value-type="string">
            <text:p>Parawada</text:p>
          </table:table-cell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JALADI SANTHA MURTHY</text:p>
          </table:table-cell>
          <table:table-cell office:value-type="string" calcext:value-type="string">
            <text:p>J Israil</text:p>
          </table:table-cell>
          <table:table-cell office:value-type="float" office:value="111342" calcext:value-type="float">
            <text:p>11134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SPM 4958 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JALDU VENKATA RAMA GURU PRASADA VARMA</text:p>
          </table:table-cell>
          <table:table-cell table:style-name="ce3" office:value-type="string" calcext:value-type="string">
            <text:p>J RamaRaju</text:p>
          </table:table-cell>
          <table:table-cell table:style-name="ce3" office:value-type="float" office:value="109093" calcext:value-type="float">
            <text:p>109093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BLPJ 5718 L</text:p>
          </table:table-cell>
          <table:table-cell office:value-type="string" calcext:value-type="string">
            <text:p>6694 7455 9106</text:p>
          </table:table-cell>
          <table:table-cell office:value-type="float" office:value="9949916777" calcext:value-type="float">
            <text:p>9949916777</text:p>
          </table:table-cell>
          <table:table-cell office:value-type="string" calcext:value-type="string">
            <text:p>19th,Aug.196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91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143/A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JAMMI RAVI KUMAR</text:p>
          </table:table-cell>
          <table:table-cell table:style-name="ce3" office:value-type="string" calcext:value-type="string">
            <text:p>J RangaRao</text:p>
          </table:table-cell>
          <table:table-cell table:style-name="ce3" office:value-type="float" office:value="120201" calcext:value-type="float">
            <text:p>120201</text:p>
          </table:table-cell>
          <table:table-cell table:style-name="ce3"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IKPJ 0973 B</text:p>
          </table:table-cell>
          <table:table-cell office:value-type="string" calcext:value-type="string">
            <text:p>2739 4430 3641</text:p>
          </table:table-cell>
          <table:table-cell office:value-type="float" office:value="9885261896" calcext:value-type="float">
            <text:p>9885261896</text:p>
          </table:table-cell>
          <table:table-cell office:value-type="string" calcext:value-type="string">
            <text:p>20th,Dec.198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2103 13625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SampathVinayagarParadise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JANAPAREDDY HARI VENKATA RAMAKUMAR</text:p>
          </table:table-cell>
          <table:table-cell office:value-type="string" calcext:value-type="string">
            <text:p>J AppaRao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KCPJ 4213 A</text:p>
          </table:table-cell>
          <table:table-cell office:value-type="string" calcext:value-type="string">
            <text:p>5016 4405 9648</text:p>
          </table:table-cell>
          <table:table-cell office:value-type="float" office:value="9966432598" calcext:value-type="float">
            <text:p>9966432598</text:p>
          </table:table-cell>
          <table:table-cell office:value-type="string" calcext:value-type="string">
            <text:p>14th,Apr.1989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0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 0002430</text:p>
          </table:table-cell>
          <table:table-cell office:value-type="string" calcext:value-type="string">
            <text:p>8-183</text:p>
          </table:table-cell>
          <table:table-cell/>
          <table:table-cell office:value-type="string" calcext:value-type="string">
            <text:p>RH Colony-II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JANGAM PRASAD</text:p>
          </table:table-cell>
          <table:table-cell/>
          <table:table-cell office:value-type="float" office:value="112258" calcext:value-type="float">
            <text:p>11225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JANNY POLLANNA</text:p>
          </table:table-cell>
          <table:table-cell table:style-name="ce3" office:value-type="string" calcext:value-type="string">
            <text:p>Late J Narayana</text:p>
          </table:table-cell>
          <table:table-cell table:style-name="ce3" office:value-type="float" office:value="118221" calcext:value-type="float">
            <text:p>118221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APJ 5267 J</text:p>
          </table:table-cell>
          <table:table-cell office:value-type="string" calcext:value-type="string">
            <text:p>4686 0935 0000</text:p>
          </table:table-cell>
          <table:table-cell office:value-type="float" office:value="9493211429" calcext:value-type="float">
            <text:p>9493211429</text:p>
          </table:table-cell>
          <table:table-cell office:value-type="string" calcext:value-type="string">
            <text:p>22nd,Feb.1966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996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2-44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JARBULA VASRU</text:p>
          </table:table-cell>
          <table:table-cell table:style-name="ce3"/>
          <table:table-cell table:style-name="ce3" office:value-type="float" office:value="120418" calcext:value-type="float">
            <text:p>120418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JAYAKUMAR VUNDI</text:p>
          </table:table-cell>
          <table:table-cell table:style-name="ce3"/>
          <table:table-cell table:style-name="ce3" office:value-type="float" office:value="103024" calcext:value-type="float">
            <text:p>103024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AYARAM TUDU</text:p>
          </table:table-cell>
          <table:table-cell/>
          <table:table-cell office:value-type="float" office:value="110243" calcext:value-type="float">
            <text:p>110243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EELAKARRA KONDALARAO</text:p>
          </table:table-cell>
          <table:table-cell/>
          <table:table-cell office:value-type="float" office:value="102800" calcext:value-type="float">
            <text:p>102800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EERU SATYANARAYANA </text:p>
          </table:table-cell>
          <table:table-cell/>
          <table:table-cell table:style-name="ce5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ERRI POTHULA APPA RAO </text:p>
          </table:table-cell>
          <table:table-cell/>
          <table:table-cell office:value-type="float" office:value="114972" calcext:value-type="float">
            <text:p>114972</text:p>
          </table:table-cell>
          <table:table-cell office:value-type="string" calcext:value-type="string">
            <text:p>RMHP WORKS 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ERRIPOTHULA KANAKA RAO</text:p>
          </table:table-cell>
          <table:table-cell/>
          <table:table-cell office:value-type="float" office:value="111579" calcext:value-type="float">
            <text:p>11157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JINAGAM GOWRI SANKARA RAO</text:p>
          </table:table-cell>
          <table:table-cell table:style-name="ce3" office:value-type="string" calcext:value-type="string">
            <text:p>Late J SambaMurthy</text:p>
          </table:table-cell>
          <table:table-cell table:style-name="ce3" office:value-type="float" office:value="107046" calcext:value-type="float">
            <text:p>107046</text:p>
          </table:table-cell>
          <table:table-cell table:style-name="ce3" office:value-type="string" calcext:value-type="string">
            <text:p>TPP/CDCP/Boilers-4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ABNPJ 2059 C</text:p>
          </table:table-cell>
          <table:table-cell office:value-type="string" calcext:value-type="string">
            <text:p>4641 2503 7006</text:p>
          </table:table-cell>
          <table:table-cell office:value-type="float" office:value="9494187186" calcext:value-type="float">
            <text:p>9494187186</text:p>
          </table:table-cell>
          <table:table-cell office:value-type="string" calcext:value-type="string">
            <text:p>30,Jan.1965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36157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Qtr.307/D</text:p>
          </table:table-cell>
          <table:table-cell/>
          <table:table-cell office:value-type="string" calcext:value-type="string">
            <text:p>Sector-8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JOY PRABHAT TOPPO</text:p>
          </table:table-cell>
          <table:table-cell/>
          <table:table-cell office:value-type="float" office:value="118550" calcext:value-type="float">
            <text:p>118550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JUNJURU GANESH PRASAD</text:p>
          </table:table-cell>
          <table:table-cell table:style-name="ce3" office:value-type="string" calcext:value-type="string">
            <text:p>J AppaRao</text:p>
          </table:table-cell>
          <table:table-cell table:style-name="ce3" office:value-type="float" office:value="120505" calcext:value-type="float">
            <text:p>120505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ILPJ 5033 D</text:p>
          </table:table-cell>
          <table:table-cell office:value-type="string" calcext:value-type="string">
            <text:p>4582 6084 4096</text:p>
          </table:table-cell>
          <table:table-cell office:value-type="float" office:value="9492870602" calcext:value-type="float">
            <text:p>9492870602</text:p>
          </table:table-cell>
          <table:table-cell office:value-type="string" calcext:value-type="string">
            <text:p>13th,Dec.197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118 8000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-44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JUTTU RAVI</text:p>
          </table:table-cell>
          <table:table-cell/>
          <table:table-cell office:value-type="float" office:value="119167" calcext:value-type="float">
            <text:p>11916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JYOTHI ANAND KUMAR</text:p>
          </table:table-cell>
          <table:table-cell office:value-type="string" calcext:value-type="string">
            <text:p>J Venkaiah</text:p>
          </table:table-cell>
          <table:table-cell office:value-type="float" office:value="118874" calcext:value-type="float">
            <text:p>118874</text:p>
          </table:table-cell>
          <table:table-cell office:value-type="string" calcext:value-type="string">
            <text:p>SMS/Convertor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BLPJ 5695 E</text:p>
          </table:table-cell>
          <table:table-cell office:value-type="string" calcext:value-type="string">
            <text:p>7856 2017 0460</text:p>
          </table:table-cell>
          <table:table-cell office:value-type="float" office:value="8500669538" calcext:value-type="float">
            <text:p>8500669538</text:p>
          </table:table-cell>
          <table:table-cell office:value-type="string" calcext:value-type="string">
            <text:p>20,Dec.1969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0214 <text:s text:c="35"/>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 0002430</text:p>
          </table:table-cell>
          <table:table-cell office:value-type="string" calcext:value-type="string">
            <text:p>Qtr.207/A</text:p>
          </table:table-cell>
          <table:table-cell/>
          <table:table-cell office:value-type="string" calcext:value-type="string">
            <text:p>Sector-10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 A SATYANARAYANA</text:p>
          </table:table-cell>
          <table:table-cell/>
          <table:table-cell office:value-type="float" office:value="107608" calcext:value-type="float">
            <text:p>107608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BAPANAYYA </text:p>
          </table:table-cell>
          <table:table-cell table:number-columns-repeated="2"/>
          <table:table-cell office:value-type="string" calcext:value-type="string">
            <text:p>Rtd.,IncomeTax</text:p>
          </table:table-cell>
          <table:table-cell table:style-name="ce6"/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BHANU MURTHY</text:p>
          </table:table-cell>
          <table:table-cell office:value-type="string" calcext:value-type="string">
            <text:p>JAGANNADHA RAO</text:p>
          </table:table-cell>
          <table:table-cell office:value-type="float" office:value="108729" calcext:value-type="float">
            <text:p>108729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HNPK 6447 R</text:p>
          </table:table-cell>
          <table:table-cell office:value-type="string" calcext:value-type="string">
            <text:p>8327 9377 4252</text:p>
          </table:table-cell>
          <table:table-cell office:value-type="float" office:value="9866128944" calcext:value-type="float">
            <text:p>9866128944</text:p>
          </table:table-cell>
          <table:table-cell office:value-type="string" calcext:value-type="string">
            <text:p>16,Feb.1964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35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213/A</text:p>
          </table:table-cell>
          <table:table-cell table:style-name="ce2"/>
          <table:table-cell table:style-name="ce11" office:value-type="string" calcext:value-type="string">
            <text:p>Sector-8</text:p>
          </table:table-cell>
          <table:table-cell office:value-type="string" calcext:value-type="string">
            <text:p>Ukuunagaram</text:p>
          </table:table-cell>
          <table:table-cell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 Ch APPALANAIDU</text:p>
          </table:table-cell>
          <table:table-cell table:number-columns-repeated="2"/>
          <table:table-cell office:value-type="string" calcext:value-type="string">
            <text:p>CO&amp;CCP/H&amp;R</text:p>
          </table:table-cell>
          <table:table-cell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KANNA RAO</text:p>
          </table:table-cell>
          <table:table-cell/>
          <table:table-cell office:value-type="float" office:value="108449" calcext:value-type="float">
            <text:p>108449</text:p>
          </table:table-cell>
          <table:table-cell office:value-type="string" calcext:value-type="string">
            <text:p>SMS/Mixture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MASEENU</text:p>
          </table:table-cell>
          <table:table-cell office:value-type="string" calcext:value-type="string">
            <text:p>K AppaRao</text:p>
          </table:table-cell>
          <table:table-cell table:number-columns-repeated="4" office:value-type="string" calcext:value-type="string">
            <text:p>###</text:p>
          </table:table-cell>
          <table:table-cell office:value-type="string" calcext:value-type="string">
            <text:p>8864 2551 8540</text:p>
          </table:table-cell>
          <table:table-cell office:value-type="float" office:value="9160931887" calcext:value-type="float">
            <text:p>9160931887</text:p>
          </table:table-cell>
          <table:table-cell office:value-type="date" office:date-value="1964-07-21" calcext:value-type="date">
            <text:p>Tuesday, July 21, 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1936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5-4-8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e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 N SATYANARAYANA</text:p>
          </table:table-cell>
          <table:table-cell/>
          <table:table-cell office:value-type="float" office:value="109922" calcext:value-type="float">
            <text:p>109922</text:p>
          </table:table-cell>
          <table:table-cell office:value-type="string" calcext:value-type="string">
            <text:p>LMMM/Billet Mill</text:p>
          </table:table-cell>
          <table:table-cell table:style-name="ce3" office:value-type="float" office:value="3500" calcext:value-type="float">
            <text:p>3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PENTARAO</text:p>
          </table:table-cell>
          <table:table-cell table:number-columns-repeated="2"/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RAMA RAO</text:p>
          </table:table-cell>
          <table:table-cell/>
          <table:table-cell office:value-type="float" office:value="110141" calcext:value-type="float">
            <text:p>110141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RAMA RAO</text:p>
          </table:table-cell>
          <table:table-cell/>
          <table:table-cell office:value-type="float" office:value="119172" calcext:value-type="float">
            <text:p>119172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SATYANARAYANA MURTHY</text:p>
          </table:table-cell>
          <table:table-cell/>
          <table:table-cell office:value-type="float" office:value="105772" calcext:value-type="float">
            <text:p>105772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SRINIVASA RAO</text:p>
          </table:table-cell>
          <table:table-cell table:number-columns-repeated="2"/>
          <table:table-cell office:value-type="string" calcext:value-type="string">
            <text:p>CO&amp;CCP/H&amp;R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V RAMANA</text:p>
          </table:table-cell>
          <table:table-cell/>
          <table:table-cell office:value-type="float" office:value="115859" calcext:value-type="float">
            <text:p>115859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V V S N MURTHY</text:p>
          </table:table-cell>
          <table:table-cell/>
          <table:table-cell office:value-type="float" office:value="106833" calcext:value-type="float">
            <text:p>106833</text:p>
          </table:table-cell>
          <table:table-cell office:value-type="string" calcext:value-type="string">
            <text:p>WRM/WORKS/CPH</text:p>
          </table:table-cell>
          <table:table-cell office:value-type="float" office:value="3670" calcext:value-type="float">
            <text:p>36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 VENKATA RAMA RAO</text:p>
          </table:table-cell>
          <table:table-cell office:value-type="string" calcext:value-type="string">
            <text:p>K SadhuRao</text:p>
          </table:table-cell>
          <table:table-cell office:value-type="float" office:value="120570" calcext:value-type="float">
            <text:p>120570</text:p>
          </table:table-cell>
          <table:table-cell office:value-type="string" calcext:value-type="string">
            <text:p>CO&amp;CCP/CP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BOPK 6498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 VENKATESWARA RAO <text:s text:c="3"/></text:p>
          </table:table-cell>
          <table:table-cell/>
          <table:table-cell office:value-type="float" office:value="107776" calcext:value-type="float">
            <text:p>107776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DARI PRASANNA RATNA KUMAR</text:p>
          </table:table-cell>
          <table:table-cell office:value-type="string" calcext:value-type="string">
            <text:p>K S SundaraRao</text:p>
          </table:table-cell>
          <table:table-cell office:value-type="float" office:value="110217" calcext:value-type="float">
            <text:p>110217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NPK 6492 L</text:p>
          </table:table-cell>
          <table:table-cell office:value-type="string" calcext:value-type="string">
            <text:p>6442 3260 4719</text:p>
          </table:table-cell>
          <table:table-cell office:value-type="float" office:value="9491804968" calcext:value-type="float">
            <text:p>9491804968</text:p>
          </table:table-cell>
          <table:table-cell office:value-type="string" calcext:value-type="string">
            <text:p>8th,Oct.196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449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0955</text:p>
          </table:table-cell>
          <table:table-cell office:value-type="string" calcext:value-type="string">
            <text:p>Qtr.422/A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ADHA SRIRAMULU</text:p>
          </table:table-cell>
          <table:table-cell/>
          <table:table-cell table:style-name="ce5"/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JA VENKATA SAI PRASAD</text:p>
          </table:table-cell>
          <table:table-cell table:style-name="ce3" office:value-type="string" calcext:value-type="string">
            <text:p>K Babaji</text:p>
          </table:table-cell>
          <table:table-cell table:style-name="ce3" office:value-type="float" office:value="113645" calcext:value-type="float">
            <text:p>113645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office:value-type="string" calcext:value-type="string">
            <text:p>ACMPK 4310 R</text:p>
          </table:table-cell>
          <table:table-cell office:value-type="string" calcext:value-type="string">
            <text:p>6883 0459 4290</text:p>
          </table:table-cell>
          <table:table-cell office:value-type="float" office:value="8179154999" calcext:value-type="float">
            <text:p>8179154999</text:p>
          </table:table-cell>
          <table:table-cell office:value-type="string" calcext:value-type="string">
            <text:p>20,May.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0 9741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/>
          <table:table-cell office:value-type="string" calcext:value-type="string">
            <text:p>302</text:p>
          </table:table-cell>
          <table:table-cell office:value-type="string" calcext:value-type="string">
            <text:p>VijayaJyothiArcade</text:p>
          </table:table-cell>
          <table:table-cell office:value-type="string" calcext:value-type="string">
            <text:p>Opp Old DairyFarm</text:p>
          </table:table-cell>
          <table:table-cell office:value-type="string" calcext:value-type="string">
            <text:p>DairyFarm</text:p>
          </table:table-cell>
          <table:table-cell office:value-type="string" calcext:value-type="string">
            <text:p>VISAKHAPATNAM</text:p>
          </table:table-cell>
          <table:table-cell office:value-type="float" office:value="530040" calcext:value-type="float">
            <text:p>530040</text:p>
          </table:table-cell>
        </table:table-row>
        <table:table-row table:style-name="ro1">
          <table:table-cell table:style-name="ce3" office:value-type="string" calcext:value-type="string">
            <text:p>KAKARA JAGGA RAO</text:p>
          </table:table-cell>
          <table:table-cell table:style-name="ce3" office:value-type="string" calcext:value-type="string">
            <text:p>Late K ChinaAppanna</text:p>
          </table:table-cell>
          <table:table-cell table:style-name="ce3" office:value-type="float" office:value="117697" calcext:value-type="float">
            <text:p>117697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OPK 3696 D</text:p>
          </table:table-cell>
          <table:table-cell office:value-type="string" calcext:value-type="string">
            <text:p>7058 1914 8690</text:p>
          </table:table-cell>
          <table:table-cell office:value-type="float" office:value="9849474920" calcext:value-type="float">
            <text:p>9849474920</text:p>
          </table:table-cell>
          <table:table-cell office:value-type="string" calcext:value-type="string">
            <text:p>24th,Apr.1961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155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8-101/2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KAKI REDDY</text:p>
          </table:table-cell>
          <table:table-cell table:style-name="ce3" office:value-type="string" calcext:value-type="string">
            <text:p>K SatyaRao</text:p>
          </table:table-cell>
          <table:table-cell table:style-name="ce3" office:value-type="float" office:value="120339" calcext:value-type="float">
            <text:p>120339</text:p>
          </table:table-cell>
          <table:table-cell table:style-name="ce3" office:value-type="string" calcext:value-type="string">
            <text:p>CO&amp;CCP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DDPK 7743 P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KAKINADA PENTAIAH</text:p>
          </table:table-cell>
          <table:table-cell table:style-name="ce3" office:value-type="string" calcext:value-type="string">
            <text:p>Late K Paradesi</text:p>
          </table:table-cell>
          <table:table-cell table:style-name="ce3" office:value-type="float" office:value="101925" calcext:value-type="float">
            <text:p>101925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JDPK 3315 J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KINADA SRINIVASA RAO</text:p>
          </table:table-cell>
          <table:table-cell/>
          <table:table-cell office:value-type="float" office:value="115796" calcext:value-type="float">
            <text:p>115796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KOLLU SURYA NARAYANA MURTHY</text:p>
          </table:table-cell>
          <table:table-cell table:style-name="ce3" office:value-type="string" calcext:value-type="string">
            <text:p>K Seetha Rama Swamy</text:p>
          </table:table-cell>
          <table:table-cell table:style-name="ce3" office:value-type="float" office:value="112387" calcext:value-type="float">
            <text:p>112387</text:p>
          </table:table-cell>
          <table:table-cell table:style-name="ce3" office:value-type="string" calcext:value-type="string">
            <text:p>CO&amp;/CCP/CDCP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FRPK 1169 E</text:p>
          </table:table-cell>
          <table:table-cell office:value-type="string" calcext:value-type="string">
            <text:p>4814 2976 7086</text:p>
          </table:table-cell>
          <table:table-cell office:value-type="float" office:value="8008495884" calcext:value-type="float">
            <text:p>8008495884</text:p>
          </table:table-cell>
          <table:table-cell office:value-type="string" calcext:value-type="string">
            <text:p>12th,Dec.1964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0 10000 3559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Qtr. 207/B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AKUNURI GOWRI SHANKAR SHARMA</text:p>
          </table:table-cell>
          <table:table-cell table:number-columns-repeated="2"/>
          <table:table-cell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LA SATYA NARAYANA</text:p>
          </table:table-cell>
          <table:table-cell/>
          <table:table-cell office:value-type="float" office:value="103346" calcext:value-type="float">
            <text:p>103346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LA VENKATA RAMANA</text:p>
          </table:table-cell>
          <table:table-cell/>
          <table:table-cell office:value-type="float" office:value="105396" calcext:value-type="float">
            <text:p>105396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LAGA SRINIVASA RAO</text:p>
          </table:table-cell>
          <table:table-cell table:style-name="ce3" office:value-type="string" calcext:value-type="string">
            <text:p>K AppaRao</text:p>
          </table:table-cell>
          <table:table-cell table:style-name="ce3" office:value-type="float" office:value="116274" calcext:value-type="float">
            <text:p>116274</text:p>
          </table:table-cell>
          <table:table-cell table:style-name="ce3" office:value-type="string" calcext:value-type="string">
            <text:p>CO&amp;CCP/Batt-3/H&amp;R 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NPK 6445 P</text:p>
          </table:table-cell>
          <table:table-cell office:value-type="string" calcext:value-type="string">
            <text:p>8481 9319 9394</text:p>
          </table:table-cell>
          <table:table-cell office:value-type="float" office:value="9704974339" calcext:value-type="float">
            <text:p>9704974339</text:p>
          </table:table-cell>
          <table:table-cell office:value-type="string" calcext:value-type="string">
            <text:p>12th,Sept.196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24230 10000 2110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6-48/3</text:p>
          </table:table-cell>
          <table:table-cell/>
          <table:table-cell office:value-type="string" calcext:value-type="string">
            <text:p>SriRangaNagar Colony</text:p>
          </table:table-cell>
          <table:table-cell office:value-type="string" calcext:value-type="string">
            <text:p>Lankelapalem(JNPC)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1019" calcext:value-type="float">
            <text:p>531019</text:p>
          </table:table-cell>
        </table:table-row>
        <table:table-row table:style-name="ro1">
          <table:table-cell office:value-type="string" calcext:value-type="string">
            <text:p>KALLEPALLI SITA RAMA RAJU</text:p>
          </table:table-cell>
          <table:table-cell office:value-type="string" calcext:value-type="string">
            <text:p>K Tirupathi Raju</text:p>
          </table:table-cell>
          <table:table-cell office:value-type="float" office:value="106958" calcext:value-type="float">
            <text:p>10695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HNPK 6516 D`</text:p>
          </table:table-cell>
          <table:table-cell office:value-type="string" calcext:value-type="string">
            <text:p>9145 8806 0939</text:p>
          </table:table-cell>
          <table:table-cell office:value-type="float" office:value="8978665599" calcext:value-type="float">
            <text:p>8978665599</text:p>
          </table:table-cell>
          <table:table-cell office:value-type="date" office:date-value="1968-10-06" calcext:value-type="date">
            <text:p>Sunday, October 06, 1968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1 13960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SaiParadise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AMBALA MADHAVA</text:p>
          </table:table-cell>
          <table:table-cell office:value-type="string" calcext:value-type="string">
            <text:p>Late K Chinnayya</text:p>
          </table:table-cell>
          <table:table-cell office:value-type="float" office:value="103644" calcext:value-type="float">
            <text:p>103644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MIPK 1396 F</text:p>
          </table:table-cell>
          <table:table-cell office:value-type="string" calcext:value-type="string">
            <text:p>4837 5704 9283</text:p>
          </table:table-cell>
          <table:table-cell office:value-type="float" office:value="8179012084" calcext:value-type="float">
            <text:p>8179012084</text:p>
          </table:table-cell>
          <table:table-cell office:value-type="string" calcext:value-type="string">
            <text:p>26,Dec.195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380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5-1-21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AMBALA MASENU</text:p>
          </table:table-cell>
          <table:table-cell office:value-type="string" calcext:value-type="string">
            <text:p>Late K AppaRao</text:p>
          </table:table-cell>
          <table:table-cell table:style-name="ce5" office:value-type="float" office:value="106671" calcext:value-type="float">
            <text:p>106671</text:p>
          </table:table-cell>
          <table:table-cell office:value-type="string" calcext:value-type="string">
            <text:p>QA&amp;TD</text:p>
          </table:table-cell>
          <table:table-cell table:style-name="ce3" office:value-type="float" office:value="7400" calcext:value-type="float">
            <text:p>7400</text:p>
          </table:table-cell>
          <table:table-cell office:value-type="string" calcext:value-type="string">
            <text:p>ADPPM 5177 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MBALA MASENU</text:p>
          </table:table-cell>
          <table:table-cell/>
          <table:table-cell table:style-name="ce5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MBALA SATYA RAO</text:p>
          </table:table-cell>
          <table:table-cell table:style-name="ce3"/>
          <table:table-cell table:style-name="ce3" office:value-type="float" office:value="103956" calcext:value-type="float">
            <text:p>103956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MBALA THATHA RAO</text:p>
          </table:table-cell>
          <table:table-cell/>
          <table:table-cell office:value-type="float" office:value="102054" calcext:value-type="float">
            <text:p>102054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MPARA APPA RAO</text:p>
          </table:table-cell>
          <table:table-cell table:style-name="ce3"/>
          <table:table-cell table:style-name="ce3" office:value-type="float" office:value="114633" calcext:value-type="float">
            <text:p>114633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NAPARTHI RAMESH BABU</text:p>
          </table:table-cell>
          <table:table-cell table:style-name="ce3" office:value-type="string" calcext:value-type="string">
            <text:p>K NagaBhushanam</text:p>
          </table:table-cell>
          <table:table-cell table:style-name="ce3" office:value-type="float" office:value="110486" calcext:value-type="float">
            <text:p>110486</text:p>
          </table:table-cell>
          <table:table-cell table:style-name="ce3" office:value-type="string" calcext:value-type="string">
            <text:p>SinterPlant</text:p>
          </table:table-cell>
          <table:table-cell office:value-type="float" office:value="3200" calcext:value-type="float">
            <text:p>3200</text:p>
          </table:table-cell>
          <table:table-cell table:style-name="ce3" office:value-type="string" calcext:value-type="string">
            <text:p>ANIPK 8324 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NAPURI GURUPRASAD</text:p>
          </table:table-cell>
          <table:table-cell/>
          <table:table-cell office:value-type="float" office:value="120556" calcext:value-type="float">
            <text:p>120556</text:p>
          </table:table-cell>
          <table:table-cell office:value-type="string" calcext:value-type="string">
            <text:p>CO&amp;CCP/CDCP/S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NCHUBOINA NOOKA RAJU</text:p>
          </table:table-cell>
          <table:table-cell office:value-type="string" calcext:value-type="string">
            <text:p>Late K Narasimham</text:p>
          </table:table-cell>
          <table:table-cell office:value-type="float" office:value="122611" calcext:value-type="float">
            <text:p>122611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BKFPK 9888 Q</text:p>
          </table:table-cell>
          <table:table-cell office:value-type="string" calcext:value-type="string">
            <text:p>4706 9093 7366</text:p>
          </table:table-cell>
          <table:table-cell office:value-type="float" office:value="9885427256" calcext:value-type="float">
            <text:p>9885427256</text:p>
          </table:table-cell>
          <table:table-cell office:value-type="string" calcext:value-type="string">
            <text:p>20th,Aug.1981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1000 2095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7-27/2</text:p>
          </table:table-cell>
          <table:table-cell table:number-columns-repeated="2"/>
          <table:table-cell table:number-columns-repeated="2" office:value-type="string" calcext:value-type="string">
            <text:p>Vepagunta</text:p>
          </table:table-cell>
          <table:table-cell office:value-type="string" calcext:value-type="string">
            <text:p>VISAKHAPATNAM</text:p>
          </table:table-cell>
          <table:table-cell office:value-type="float" office:value="530047" calcext:value-type="float">
            <text:p>530047</text:p>
          </table:table-cell>
        </table:table-row>
        <table:table-row table:style-name="ro1">
          <table:table-cell office:value-type="string" calcext:value-type="string">
            <text:p>KANCHUMARTHY MURALIDHAR</text:p>
          </table:table-cell>
          <table:table-cell/>
          <table:table-cell office:value-type="float" office:value="108035" calcext:value-type="float">
            <text:p>108035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NDREGULA SATYANARAYANA </text:p>
          </table:table-cell>
          <table:table-cell/>
          <table:table-cell office:value-type="float" office:value="118573" calcext:value-type="float">
            <text:p>118573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NITHI APPALA RAJU</text:p>
          </table:table-cell>
          <table:table-cell table:style-name="ce3" office:value-type="string" calcext:value-type="string">
            <text:p>Late K Acharyulu</text:p>
          </table:table-cell>
          <table:table-cell table:style-name="ce3" office:value-type="float" office:value="114901" calcext:value-type="float">
            <text:p>114901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FYPK 6459 G</text:p>
          </table:table-cell>
          <table:table-cell office:value-type="string" calcext:value-type="string">
            <text:p>4192 3590 8400</text:p>
          </table:table-cell>
          <table:table-cell office:value-type="float" office:value="9989937248" calcext:value-type="float">
            <text:p>9989937248</text:p>
          </table:table-cell>
          <table:table-cell office:value-type="string" calcext:value-type="string">
            <text:p>1st,July.1961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101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23-3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KANITHI BANGARAYYA</text:p>
          </table:table-cell>
          <table:table-cell table:style-name="ce3" office:value-type="string" calcext:value-type="string">
            <text:p>K AppaRao</text:p>
          </table:table-cell>
          <table:table-cell table:style-name="ce3" office:value-type="float" office:value="115248" calcext:value-type="float">
            <text:p>115248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HOPK 3644 B</text:p>
          </table:table-cell>
          <table:table-cell office:value-type="string" calcext:value-type="string">
            <text:p>6489 0567 7240</text:p>
          </table:table-cell>
          <table:table-cell office:value-type="float" office:value="9949896119" calcext:value-type="float">
            <text:p>9949896119</text:p>
          </table:table-cell>
          <table:table-cell office:value-type="string" calcext:value-type="string">
            <text:p>27th,Aug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1120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71-31-1068</text:p>
          </table:table-cell>
          <table:table-cell/>
          <table:table-cell office:value-type="string" calcext:value-type="string">
            <text:p>JaiAndhraColony</text:p>
          </table:table-cell>
          <table:table-cell office:value-type="string" calcext:value-type="string">
            <text:p>Scidhiya</text:p>
          </table:table-cell>
          <table:table-cell office:value-type="string" calcext:value-type="string">
            <text:p>Gandhigram</text:p>
          </table:table-cell>
          <table:table-cell office:value-type="string" calcext:value-type="string">
            <text:p>VISAKHAPATNAM</text:p>
          </table:table-cell>
          <table:table-cell office:value-type="float" office:value="530005" calcext:value-type="float">
            <text:p>530005</text:p>
          </table:table-cell>
        </table:table-row>
        <table:table-row table:style-name="ro1">
          <table:table-cell table:style-name="ce3" office:value-type="string" calcext:value-type="string">
            <text:p>KANITHI KOTESWARA RAO</text:p>
          </table:table-cell>
          <table:table-cell table:style-name="ce3" office:value-type="string" calcext:value-type="string">
            <text:p>K Paradesi</text:p>
          </table:table-cell>
          <table:table-cell table:style-name="ce3" office:value-type="float" office:value="120131" calcext:value-type="float">
            <text:p>120131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BZPK 1589 H</text:p>
          </table:table-cell>
          <table:table-cell office:value-type="string" calcext:value-type="string">
            <text:p>6363 1039 4556</text:p>
          </table:table-cell>
          <table:table-cell office:value-type="float" office:value="8142070777" calcext:value-type="float">
            <text:p>8142070777</text:p>
          </table:table-cell>
          <table:table-cell office:value-type="string" calcext:value-type="string">
            <text:p>7th,July.1977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10360 4620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32-9-56/1</text:p>
          </table:table-cell>
          <table:table-cell table:number-columns-repeated="2"/>
          <table:table-cell office:value-type="string" calcext:value-type="string">
            <text:p>SheelaNagar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KANITHI NOOKA RAJU</text:p>
          </table:table-cell>
          <table:table-cell table:style-name="ce3"/>
          <table:table-cell table:style-name="ce3" office:value-type="float" office:value="100574" calcext:value-type="float">
            <text:p>100574</text:p>
          </table:table-cell>
          <table:table-cell table:style-name="ce3" office:value-type="string" calcext:value-type="string">
            <text:p>CO&amp;CCP/Batt/Elec</text:p>
          </table:table-cell>
          <table:table-cell table:style-name="ce3"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NITHI RAMU</text:p>
          </table:table-cell>
          <table:table-cell table:style-name="ce3" office:value-type="string" calcext:value-type="string">
            <text:p>Late K Ramulu</text:p>
          </table:table-cell>
          <table:table-cell table:style-name="ce3" office:value-type="float" office:value="114283" calcext:value-type="float">
            <text:p>114283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NPPK 1221 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NITHI SANKARA RAO</text:p>
          </table:table-cell>
          <table:table-cell office:value-type="string" calcext:value-type="string">
            <text:p>Late K AppaRao</text:p>
          </table:table-cell>
          <table:table-cell office:value-type="float" office:value="114896" calcext:value-type="float">
            <text:p>114896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EQPK 4567 G</text:p>
          </table:table-cell>
          <table:table-cell office:value-type="string" calcext:value-type="string">
            <text:p>6664 2077 5845</text:p>
          </table:table-cell>
          <table:table-cell office:value-type="float" office:value="9985127507" calcext:value-type="float">
            <text:p>9985127507</text:p>
          </table:table-cell>
          <table:table-cell office:value-type="string" calcext:value-type="string">
            <text:p>8th,Mar.1961</text:p>
          </table:table-cell>
          <table:table-cell office:value-type="string" calcext:value-type="string">
            <text:p>Axis Bank </text:p>
          </table:table-cell>
          <table:table-cell office:value-type="string" calcext:value-type="string">
            <text:p>07501 01000 79000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71-31-1062</text:p>
          </table:table-cell>
          <table:table-cell/>
          <table:table-cell office:value-type="string" calcext:value-type="string">
            <text:p>SindiyaNewColony</text:p>
          </table:table-cell>
          <table:table-cell office:value-type="string" calcext:value-type="string">
            <text:p>Gandhigram</text:p>
          </table:table-cell>
          <table:table-cell office:value-type="string" calcext:value-type="string">
            <text:p>New Colony</text:p>
          </table:table-cell>
          <table:table-cell office:value-type="string" calcext:value-type="string">
            <text:p>VISAKHAPATNAM</text:p>
          </table:table-cell>
          <table:table-cell office:value-type="float" office:value="530005" calcext:value-type="float">
            <text:p>530005</text:p>
          </table:table-cell>
        </table:table-row>
        <table:table-row table:style-name="ro1">
          <table:table-cell office:value-type="string" calcext:value-type="string">
            <text:p>KANITHI SRINIVASA RAO </text:p>
          </table:table-cell>
          <table:table-cell/>
          <table:table-cell office:value-type="float" office:value="105741" calcext:value-type="float">
            <text:p>105741</text:p>
          </table:table-cell>
          <table:table-cell table:style-name="ce6" table:number-columns-repeated="2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NITHI VENKATA NARAYANA</text:p>
          </table:table-cell>
          <table:table-cell office:value-type="string" calcext:value-type="string">
            <text:p>Late K SrinivasaRao</text:p>
          </table:table-cell>
          <table:table-cell office:value-type="float" office:value="114933" calcext:value-type="float">
            <text:p>11493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IPV 1699 M</text:p>
          </table:table-cell>
          <table:table-cell office:value-type="string" calcext:value-type="string">
            <text:p>2466 1302 5537</text:p>
          </table:table-cell>
          <table:table-cell office:value-type="float" office:value="9391776955" calcext:value-type="float">
            <text:p>9391776955</text:p>
          </table:table-cell>
          <table:table-cell office:value-type="date" office:date-value="1969-01-05" calcext:value-type="date">
            <text:p>Sunday, January 05, 196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33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1-23-22/4/7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HeritagePlatinam-2</text:p>
          </table:table-cell>
          <table:table-cell table:number-columns-repeated="2" office:value-type="string" calcext:value-type="string">
            <text:p>Kurmannapale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ANNI DURGA RAO</text:p>
          </table:table-cell>
          <table:table-cell/>
          <table:table-cell office:value-type="float" office:value="102005" calcext:value-type="float">
            <text:p>102005</text:p>
          </table:table-cell>
          <table:table-cell office:value-type="string" calcext:value-type="string">
            <text:p>TA/Civil</text:p>
          </table:table-cell>
          <table:table-cell office:value-type="float" office:value="704" calcext:value-type="float">
            <text:p>704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NTE ANANDA KUMAR</text:p>
          </table:table-cell>
          <table:table-cell office:value-type="string" calcext:value-type="string">
            <text:p>K Satyam</text:p>
          </table:table-cell>
          <table:table-cell office:value-type="float" office:value="113795" calcext:value-type="float">
            <text:p>113795</text:p>
          </table:table-cell>
          <table:table-cell office:value-type="string" calcext:value-type="string">
            <text:p>CO&amp;CCP/Batt/G/Mech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AJAPK 6698 P</text:p>
          </table:table-cell>
          <table:table-cell office:value-type="string" calcext:value-type="string">
            <text:p>5063 8123 3171</text:p>
          </table:table-cell>
          <table:table-cell office:value-type="float" office:value="9908256677" calcext:value-type="float">
            <text:p>9908256677</text:p>
          </table:table-cell>
          <table:table-cell office:value-type="string" calcext:value-type="string">
            <text:p>15th,June.1968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620409 9161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HIG-59</text:p>
          </table:table-cell>
          <table:table-cell/>
          <table:table-cell office:value-type="string" calcext:value-type="string">
            <text:p>VUDA Phase-VII</text:p>
          </table:table-cell>
          <table:table-cell office:value-type="string" calcext:value-type="string">
            <text:p>Ku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KANYAMBADI JYOTHI</text:p>
          </table:table-cell>
          <table:table-cell table:style-name="ce3" office:value-type="string" calcext:value-type="string">
            <text:p>K Sambasivayya</text:p>
          </table:table-cell>
          <table:table-cell table:style-name="ce3" office:value-type="float" office:value="111491" calcext:value-type="float">
            <text:p>111491</text:p>
          </table:table-cell>
          <table:table-cell table:style-name="ce3"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CFPJ 2969 L</text:p>
          </table:table-cell>
          <table:table-cell office:value-type="string" calcext:value-type="string">
            <text:p>9881 6913 4664</text:p>
          </table:table-cell>
          <table:table-cell office:value-type="float" office:value="9160691843" calcext:value-type="float">
            <text:p>9160691843</text:p>
          </table:table-cell>
          <table:table-cell office:value-type="string" calcext:value-type="string">
            <text:p>20,Jan.1963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267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3/3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ARANAM APPA RAO</text:p>
          </table:table-cell>
          <table:table-cell office:value-type="string" calcext:value-type="string">
            <text:p>Late K Venkayya</text:p>
          </table:table-cell>
          <table:table-cell office:value-type="float" office:value="106662" calcext:value-type="float">
            <text:p>106662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ARANAM APPARAO</text:p>
          </table:table-cell>
          <table:table-cell office:value-type="string" calcext:value-type="string">
            <text:p>Late K ChinnaRao</text:p>
          </table:table-cell>
          <table:table-cell office:value-type="float" office:value="120489" calcext:value-type="float">
            <text:p>12048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BOPK 6499 M</text:p>
          </table:table-cell>
          <table:table-cell office:value-type="string" calcext:value-type="string">
            <text:p>9815 6748 6535</text:p>
          </table:table-cell>
          <table:table-cell office:value-type="float" office:value="9866278597" calcext:value-type="float">
            <text:p>9866278597</text:p>
          </table:table-cell>
          <table:table-cell office:value-type="date" office:date-value="1975-02-08" calcext:value-type="date">
            <text:p>Saturday, February 08, 1975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749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12-10/1</text:p>
          </table:table-cell>
          <table:table-cell/>
          <table:table-cell office:value-type="string" calcext:value-type="string">
            <text:p>BC Colony</text:p>
          </table:table-cell>
          <table:table-cell office:value-type="string" calcext:value-type="string">
            <text:p>Aganampudi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KARANAM KONDALA RAO </text:p>
          </table:table-cell>
          <table:table-cell table:style-name="ce3"/>
          <table:table-cell table:style-name="ce3" office:value-type="float" office:value="109084" calcext:value-type="float">
            <text:p>109084</text:p>
          </table:table-cell>
          <table:table-cell table:style-name="ce3" office:value-type="string" calcext:value-type="string">
            <text:p>CO&amp;CCP/Benzol</text:p>
          </table:table-cell>
          <table:table-cell table:style-name="ce3"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ANAM KRISHNA RAO</text:p>
          </table:table-cell>
          <table:table-cell table:number-columns-repeated="2"/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ANAM SANYASI RAO </text:p>
          </table:table-cell>
          <table:table-cell/>
          <table:table-cell office:value-type="float" office:value="115734" calcext:value-type="float">
            <text:p>11573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ANAM SATHI BABU</text:p>
          </table:table-cell>
          <table:table-cell/>
          <table:table-cell office:value-type="float" office:value="116267" calcext:value-type="float">
            <text:p>116267</text:p>
          </table:table-cell>
          <table:table-cell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ANAPU SRINIVASA RAO</text:p>
          </table:table-cell>
          <table:table-cell/>
          <table:table-cell office:value-type="float" office:value="113238" calcext:value-type="float">
            <text:p>113238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I GANGADHARA RAO</text:p>
          </table:table-cell>
          <table:table-cell office:value-type="string" calcext:value-type="string">
            <text:p>K SankaraRao</text:p>
          </table:table-cell>
          <table:table-cell office:value-type="float" office:value="113413" calcext:value-type="float">
            <text:p>113413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HOPK 3635 Q</text:p>
          </table:table-cell>
          <table:table-cell office:value-type="string" calcext:value-type="string">
            <text:p>7235 0033 8173</text:p>
          </table:table-cell>
          <table:table-cell office:value-type="float" office:value="9849713144" calcext:value-type="float">
            <text:p>9849713144</text:p>
          </table:table-cell>
          <table:table-cell office:value-type="string" calcext:value-type="string">
            <text:p>15,June.196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0 9897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6318</text:p>
          </table:table-cell>
          <table:table-cell office:value-type="string" calcext:value-type="string">
            <text:p>6-64-19</text:p>
          </table:table-cell>
          <table:table-cell/>
          <table:table-cell office:value-type="string" calcext:value-type="string">
            <text:p>Sramika Nagar</text:p>
          </table:table-cell>
          <table:table-cell office:value-type="string" calcext:value-type="string">
            <text:p>Chinagantyad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KARI VENKATESWARALU</text:p>
          </table:table-cell>
          <table:table-cell/>
          <table:table-cell office:value-type="float" office:value="117938" calcext:value-type="float">
            <text:p>117938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ICHETTI VENKATESWARLU </text:p>
          </table:table-cell>
          <table:table-cell/>
          <table:table-cell office:value-type="float" office:value="108723" calcext:value-type="float">
            <text:p>108723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ADINNARAYANA</text:p>
          </table:table-cell>
          <table:table-cell/>
          <table:table-cell office:value-type="float" office:value="110493" calcext:value-type="float">
            <text:p>110493</text:p>
          </table:table-cell>
          <table:table-cell office:value-type="string" calcext:value-type="string">
            <text:p>WMD</text:p>
          </table:table-cell>
          <table:table-cell office:value-type="float" office:value="6500" calcext:value-type="float">
            <text:p>6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APPA RAO</text:p>
          </table:table-cell>
          <table:table-cell/>
          <table:table-cell office:value-type="float" office:value="101886" calcext:value-type="float">
            <text:p>101886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APPALA RAJU</text:p>
          </table:table-cell>
          <table:table-cell/>
          <table:table-cell office:value-type="float" office:value="119831" calcext:value-type="float">
            <text:p>119831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MAHALAKSHMI NAIDU</text:p>
          </table:table-cell>
          <table:table-cell office:value-type="string" calcext:value-type="string">
            <text:p>K AppaRao</text:p>
          </table:table-cell>
          <table:table-cell office:value-type="float" office:value="120513" calcext:value-type="float">
            <text:p>120513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CPPK 3225 F</text:p>
          </table:table-cell>
          <table:table-cell office:value-type="string" calcext:value-type="string">
            <text:p>4355 4765 3405</text:p>
          </table:table-cell>
          <table:table-cell office:value-type="float" office:value="9652320220" calcext:value-type="float">
            <text:p>9652320220</text:p>
          </table:table-cell>
          <table:table-cell office:value-type="string" calcext:value-type="string">
            <text:p>16/07/198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1 1737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429/B</text:p>
          </table:table-cell>
          <table:table-cell/>
          <table:table-cell office:value-type="string" calcext:value-type="string">
            <text:p>Sector-1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ARRI PENTA RAO</text:p>
          </table:table-cell>
          <table:table-cell/>
          <table:table-cell office:value-type="float" office:value="118306" calcext:value-type="float">
            <text:p>118306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RAMA SATYANARAYANA</text:p>
          </table:table-cell>
          <table:table-cell/>
          <table:table-cell office:value-type="float" office:value="107343" calcext:value-type="float">
            <text:p>107343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RAMARAO</text:p>
          </table:table-cell>
          <table:table-cell/>
          <table:table-cell office:value-type="float" office:value="114909" calcext:value-type="float">
            <text:p>114909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THATA RAO</text:p>
          </table:table-cell>
          <table:table-cell/>
          <table:table-cell office:value-type="float" office:value="118479" calcext:value-type="float">
            <text:p>118479</text:p>
          </table:table-cell>
          <table:table-cell office:value-type="string" calcext:value-type="string">
            <text:p>CO&amp;CCP/Batt-2 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RRI UDAYASANKARA RAO</text:p>
          </table:table-cell>
          <table:table-cell office:value-type="string" calcext:value-type="string">
            <text:p>Late K AppalaNaidu</text:p>
          </table:table-cell>
          <table:table-cell office:value-type="float" office:value="103780" calcext:value-type="float">
            <text:p>103780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IWPK 9522 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RI VENKATA RAO</text:p>
          </table:table-cell>
          <table:table-cell office:value-type="string" calcext:value-type="string">
            <text:p>Late K SadhuRao</text:p>
          </table:table-cell>
          <table:table-cell office:value-type="float" office:value="120490" calcext:value-type="float">
            <text:p>120490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BBOPK 6495 H</text:p>
          </table:table-cell>
          <table:table-cell office:value-type="string" calcext:value-type="string">
            <text:p>6368 9667 0456</text:p>
          </table:table-cell>
          <table:table-cell office:value-type="float" office:value="9966631662" calcext:value-type="float">
            <text:p>9966631662</text:p>
          </table:table-cell>
          <table:table-cell office:value-type="string" calcext:value-type="string">
            <text:p><text:s text:c="6"/>20/5/197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1 1824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8-12/4</text:p>
          </table:table-cell>
          <table:table-cell table:number-columns-repeated="2"/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ARRI VENKATASWARA RAO</text:p>
          </table:table-cell>
          <table:table-cell/>
          <table:table-cell office:value-type="float" office:value="109433" calcext:value-type="float">
            <text:p>109433</text:p>
          </table:table-cell>
          <table:table-cell office:value-type="string" calcext:value-type="string">
            <text:p>BF/Desp-1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RUKU POTHAYYA</text:p>
          </table:table-cell>
          <table:table-cell table:style-name="ce3"/>
          <table:table-cell table:style-name="ce3" office:value-type="float" office:value="115504" calcext:value-type="float">
            <text:p>115504</text:p>
          </table:table-cell>
          <table:table-cell table:style-name="ce3"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SIBHATLA SUBRAHMANYA SATISH</text:p>
          </table:table-cell>
          <table:table-cell/>
          <table:table-cell office:value-type="float" office:value="120508" calcext:value-type="float">
            <text:p>120508</text:p>
          </table:table-cell>
          <table:table-cell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SINA GANAPATHI RAO</text:p>
          </table:table-cell>
          <table:table-cell table:style-name="ce3" office:value-type="string" calcext:value-type="string">
            <text:p>K Satyanarayana</text:p>
          </table:table-cell>
          <table:table-cell table:style-name="ce3" office:value-type="float" office:value="107031" calcext:value-type="float">
            <text:p>107031</text:p>
          </table:table-cell>
          <table:table-cell table:style-name="ce3" office:value-type="string" calcext:value-type="string">
            <text:p>TPP/Boilers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ADDPK 4890 L</text:p>
          </table:table-cell>
          <table:table-cell office:value-type="string" calcext:value-type="string">
            <text:p>5021 5595 1369</text:p>
          </table:table-cell>
          <table:table-cell office:value-type="float" office:value="7382295856" calcext:value-type="float">
            <text:p>7382295856</text:p>
          </table:table-cell>
          <table:table-cell office:value-type="string" calcext:value-type="string">
            <text:p>3rd,Oct.1962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9922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5-3-117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ASIREDDY NANAJI</text:p>
          </table:table-cell>
          <table:table-cell/>
          <table:table-cell office:value-type="float" office:value="113400" calcext:value-type="float">
            <text:p>11340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TARI VENKATARAMANA</text:p>
          </table:table-cell>
          <table:table-cell table:style-name="ce3"/>
          <table:table-cell table:style-name="ce3" office:value-type="float" office:value="117707" calcext:value-type="float">
            <text:p>117707</text:p>
          </table:table-cell>
          <table:table-cell table:style-name="ce3"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TRAVATH PULYA</text:p>
          </table:table-cell>
          <table:table-cell/>
          <table:table-cell office:value-type="float" office:value="120547" calcext:value-type="float">
            <text:p>120547</text:p>
          </table:table-cell>
          <table:table-cell office:value-type="string" calcext:value-type="string">
            <text:p>CO&amp;CCP/CDCP/Elec</text:p>
          </table:table-cell>
          <table:table-cell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ATRENIPADU SRINIVASA PRASAD </text:p>
          </table:table-cell>
          <table:table-cell table:number-columns-repeated="2"/>
          <table:table-cell office:value-type="string" calcext:value-type="string">
            <text:p>SOFTWARE COLLEGE</text:p>
          </table:table-cell>
          <table:table-cell table:style-name="ce6"/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TRENIPUDI SRINIVASA</text:p>
          </table:table-cell>
          <table:table-cell table:style-name="ce3" table:number-columns-repeated="2"/>
          <table:table-cell table:style-name="ce3" office:value-type="string" calcext:value-type="string">
            <text:p>TCSH</text:p>
          </table:table-cell>
          <table:table-cell table:style-name="ce3" table:number-columns-repeated="2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TTA SRINIVASA RAO</text:p>
          </table:table-cell>
          <table:table-cell table:style-name="ce3"/>
          <table:table-cell table:style-name="ce3" office:value-type="float" office:value="117137" calcext:value-type="float">
            <text:p>117137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AVURU VISWAPATHI</text:p>
          </table:table-cell>
          <table:table-cell table:style-name="ce3" office:value-type="string" calcext:value-type="string">
            <text:p>K Venkateswarlu</text:p>
          </table:table-cell>
          <table:table-cell table:style-name="ce3" office:value-type="float" office:value="111995" calcext:value-type="float">
            <text:p>111995</text:p>
          </table:table-cell>
          <table:table-cell table:style-name="ce3"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KEERTHI VENKATA SATYANARAYANA MURTHY </text:p>
          </table:table-cell>
          <table:table-cell table:style-name="ce3" office:value-type="string" calcext:value-type="string">
            <text:p>Late K SuryaRao</text:p>
          </table:table-cell>
          <table:table-cell table:style-name="ce3" office:value-type="float" office:value="110319" calcext:value-type="float">
            <text:p>110319</text:p>
          </table:table-cell>
          <table:table-cell table:style-name="ce3"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EMUDU MALLUDORA</text:p>
          </table:table-cell>
          <table:table-cell/>
          <table:table-cell office:value-type="float" office:value="103884" calcext:value-type="float">
            <text:p>10388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ERATLA GURUMURTHY</text:p>
          </table:table-cell>
          <table:table-cell/>
          <table:table-cell office:value-type="float" office:value="115623" calcext:value-type="float">
            <text:p>115623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ETA TATA RAO</text:p>
          </table:table-cell>
          <table:table-cell table:style-name="ce3" office:value-type="string" calcext:value-type="string">
            <text:p>Late K Appanna</text:p>
          </table:table-cell>
          <table:table-cell table:style-name="ce3" office:value-type="float" office:value="107392" calcext:value-type="float">
            <text:p>107392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OPK 3631 L</text:p>
          </table:table-cell>
          <table:table-cell office:value-type="string" calcext:value-type="string">
            <text:p>6730 8836 0042</text:p>
          </table:table-cell>
          <table:table-cell office:value-type="float" office:value="9393269607" calcext:value-type="float">
            <text:p>9393269607</text:p>
          </table:table-cell>
          <table:table-cell office:value-type="string" calcext:value-type="string">
            <text:p>9th,Aug.1968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2166***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8-36-31</text:p>
          </table:table-cell>
          <table:table-cell/>
          <table:table-cell office:value-type="string" calcext:value-type="string">
            <text:p>SettiBaliji Street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ETA VENKATA KRISHNA CHAITANYA </text:p>
          </table:table-cell>
          <table:table-cell/>
          <table:table-cell office:value-type="float" office:value="120181" calcext:value-type="float">
            <text:p>120181</text:p>
          </table:table-cell>
          <table:table-cell office:value-type="string" calcext:value-type="string">
            <text:p>TA/</text:p>
          </table:table-cell>
          <table:table-cell office:value-type="float" office:value="704" calcext:value-type="float">
            <text:p>704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ETHA DEMUDU </text:p>
          </table:table-cell>
          <table:table-cell/>
          <table:table-cell office:value-type="float" office:value="117855" calcext:value-type="float">
            <text:p>117855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ETHA SANKARA RAO</text:p>
          </table:table-cell>
          <table:table-cell office:value-type="string" calcext:value-type="string">
            <text:p>Late K VankataSwamy</text:p>
          </table:table-cell>
          <table:table-cell office:value-type="float" office:value="106584" calcext:value-type="float">
            <text:p>106584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IWPK 7160 R</text:p>
          </table:table-cell>
          <table:table-cell office:value-type="string" calcext:value-type="string">
            <text:p>8621 4584 5769 </text:p>
          </table:table-cell>
          <table:table-cell office:value-type="float" office:value="9676679177" calcext:value-type="float">
            <text:p>9676679177</text:p>
          </table:table-cell>
          <table:table-cell office:value-type="string" calcext:value-type="string">
            <text:p>1st,Jan.1964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327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17-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ETHA SOMA RAJU</text:p>
          </table:table-cell>
          <table:table-cell office:value-type="string" calcext:value-type="string">
            <text:p>K Sanyasi</text:p>
          </table:table-cell>
          <table:table-cell office:value-type="float" office:value="104197" calcext:value-type="float">
            <text:p>10419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IWPK 9647 H</text:p>
          </table:table-cell>
          <table:table-cell office:value-type="string" calcext:value-type="string">
            <text:p>6679 8064 6094</text:p>
          </table:table-cell>
          <table:table-cell office:value-type="float" office:value="9989161037" calcext:value-type="float">
            <text:p>9989161037</text:p>
          </table:table-cell>
          <table:table-cell office:value-type="date" office:date-value="1956-07-08" calcext:value-type="date">
            <text:p>Sunday, July 08, 195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6727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9-11-3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KHANDAVLLI SAMSON</text:p>
          </table:table-cell>
          <table:table-cell table:style-name="ce3" office:value-type="string" calcext:value-type="string">
            <text:p>Late K Ganneyya</text:p>
          </table:table-cell>
          <table:table-cell table:style-name="ce3" office:value-type="float" office:value="110703" calcext:value-type="float">
            <text:p>110703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NPK 7040G</text:p>
          </table:table-cell>
          <table:table-cell office:value-type="string" calcext:value-type="string">
            <text:p>3690 9242 7309</text:p>
          </table:table-cell>
          <table:table-cell office:value-type="float" office:value="9849846899" calcext:value-type="float">
            <text:p>9849846899</text:p>
          </table:table-cell>
          <table:table-cell office:value-type="string" calcext:value-type="string">
            <text:p>25,Mar.1961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644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4-41-1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KILANI NAIDU</text:p>
          </table:table-cell>
          <table:table-cell/>
          <table:table-cell office:value-type="float" office:value="120537" calcext:value-type="float">
            <text:p>120537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ILLO BONJANNA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IMUDU RAMBABU</text:p>
          </table:table-cell>
          <table:table-cell table:style-name="ce3" office:value-type="string" calcext:value-type="string">
            <text:p>Late K SanyasiDora</text:p>
          </table:table-cell>
          <table:table-cell table:style-name="ce3" office:value-type="float" office:value="118231" calcext:value-type="float">
            <text:p>118231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IBPR 7026 E</text:p>
          </table:table-cell>
          <table:table-cell office:value-type="string" calcext:value-type="string">
            <text:p>8398 3076 4300</text:p>
          </table:table-cell>
          <table:table-cell office:value-type="float" office:value="9493425088" calcext:value-type="float">
            <text:p>9493425088</text:p>
          </table:table-cell>
          <table:table-cell office:value-type="string" calcext:value-type="string">
            <text:p>7th,June.196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021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31-38-51</text:p>
          </table:table-cell>
          <table:table-cell table:number-columns-repeated="2"/>
          <table:table-cell office:value-type="string" calcext:value-type="string">
            <text:p>RajeevNagar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IRRI KOTESWARA RAO</text:p>
          </table:table-cell>
          <table:table-cell/>
          <table:table-cell office:value-type="float" office:value="109660" calcext:value-type="float">
            <text:p>109660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ISHOR TIRKEY NAWAL</text:p>
          </table:table-cell>
          <table:table-cell office:value-type="string" calcext:value-type="string">
            <text:p>Late AnishTirkey</text:p>
          </table:table-cell>
          <table:table-cell office:value-type="float" office:value="108479" calcext:value-type="float">
            <text:p>108479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ITLANGI VENKATA BHASKARA RAMARAJU</text:p>
          </table:table-cell>
          <table:table-cell office:value-type="string" calcext:value-type="string">
            <text:p>K Peddabbi</text:p>
          </table:table-cell>
          <table:table-cell office:value-type="float" office:value="122174" calcext:value-type="float">
            <text:p>122174</text:p>
          </table:table-cell>
          <table:table-cell office:value-type="string" calcext:value-type="string">
            <text:p>TPP/COB-4</text:p>
          </table:table-cell>
          <table:table-cell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KODAMANCHILI RAMA MOHANA RAO </text:p>
          </table:table-cell>
          <table:table-cell table:style-name="ce3"/>
          <table:table-cell table:style-name="ce3" office:value-type="float" office:value="109083" calcext:value-type="float">
            <text:p>109083</text:p>
          </table:table-cell>
          <table:table-cell table:style-name="ce3" office:value-type="string" calcext:value-type="string">
            <text:p>CO&amp;CCP/Batt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DURU MOSES</text:p>
          </table:table-cell>
          <table:table-cell table:style-name="ce3" office:value-type="string" calcext:value-type="string">
            <text:p>K AppaRao</text:p>
          </table:table-cell>
          <table:table-cell table:style-name="ce3" office:value-type="float" office:value="110197" calcext:value-type="float">
            <text:p>110197</text:p>
          </table:table-cell>
          <table:table-cell table:style-name="ce3" office:value-type="string" calcext:value-type="string">
            <text:p>FMD/Stor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CHPM 1940 Q</text:p>
          </table:table-cell>
          <table:table-cell office:value-type="string" calcext:value-type="string">
            <text:p>5587 5431 7263</text:p>
          </table:table-cell>
          <table:table-cell office:value-type="float" office:value="9866247535" calcext:value-type="float">
            <text:p>9866247535</text:p>
          </table:table-cell>
          <table:table-cell office:value-type="string" calcext:value-type="string">
            <text:p>15th,June.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812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30/C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KOGANTI LENIN BABU</text:p>
          </table:table-cell>
          <table:table-cell table:style-name="ce3"/>
          <table:table-cell table:style-name="ce3" office:value-type="float" office:value="109063" calcext:value-type="float">
            <text:p>109063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ILADA ANAND RAO</text:p>
          </table:table-cell>
          <table:table-cell/>
          <table:table-cell office:value-type="float" office:value="116370" calcext:value-type="float">
            <text:p>116370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LLI CHINNA RAO</text:p>
          </table:table-cell>
          <table:table-cell/>
          <table:table-cell office:value-type="float" office:value="102773" calcext:value-type="float">
            <text:p>102773</text:p>
          </table:table-cell>
          <table:table-cell office:value-type="string" calcext:value-type="string">
            <text:p>FMD/TP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LLI DEMUDU</text:p>
          </table:table-cell>
          <table:table-cell table:style-name="ce3" office:value-type="string" calcext:value-type="string">
            <text:p>Late K Demudu</text:p>
          </table:table-cell>
          <table:table-cell table:style-name="ce3" office:value-type="float" office:value="118518" calcext:value-type="float">
            <text:p>118518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NPK 7034 N</text:p>
          </table:table-cell>
          <table:table-cell office:value-type="string" calcext:value-type="string">
            <text:p>4598 7777 5302</text:p>
          </table:table-cell>
          <table:table-cell office:value-type="float" office:value="9396983753" calcext:value-type="float">
            <text:p>9396983753</text:p>
          </table:table-cell>
          <table:table-cell office:value-type="string" calcext:value-type="string">
            <text:p>5th,May.196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622201 3354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5-3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OLLI VENKATA KANAKA RAO</text:p>
          </table:table-cell>
          <table:table-cell office:value-type="string" calcext:value-type="string">
            <text:p>K AppaRao</text:p>
          </table:table-cell>
          <table:table-cell office:value-type="float" office:value="108668" calcext:value-type="float">
            <text:p>108668</text:p>
          </table:table-cell>
          <table:table-cell table:number-columns-repeated="2" office:value-type="string" calcext:value-type="string">
            <text:p>###</text:p>
          </table:table-cell>
          <table:table-cell office:value-type="string" calcext:value-type="string">
            <text:p>ABIPV 1018 A</text:p>
          </table:table-cell>
          <table:table-cell office:value-type="string" calcext:value-type="string">
            <text:p>6539 8220 7993</text:p>
          </table:table-cell>
          <table:table-cell office:value-type="float" office:value="9963210244" calcext:value-type="float">
            <text:p>9963210244</text:p>
          </table:table-cell>
          <table:table-cell office:value-type="string" calcext:value-type="string">
            <text:p>30,May.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0511 19376</text:p>
          </table:table-cell>
          <table:table-cell office:value-type="string" calcext:value-type="string">
            <text:p>Sriharipuram</text:p>
          </table:table-cell>
          <table:table-cell office:value-type="string" calcext:value-type="string">
            <text:p>SBIN0003436</text:p>
          </table:table-cell>
          <table:table-cell office:value-type="string" calcext:value-type="string">
            <text:p>3-450/1</text:p>
          </table:table-cell>
          <table:table-cell/>
          <table:table-cell office:value-type="string" calcext:value-type="string">
            <text:p>Adarsh Nagar</text:p>
          </table:table-cell>
          <table:table-cell table:number-columns-repeated="2" office:value-type="string" calcext:value-type="string">
            <text:p>Old Dairy Farm</text:p>
          </table:table-cell>
          <table:table-cell office:value-type="string" calcext:value-type="string">
            <text:p>VISAKHAPATNAM</text:p>
          </table:table-cell>
          <table:table-cell office:value-type="float" office:value="530040" calcext:value-type="float">
            <text:p>530040</text:p>
          </table:table-cell>
        </table:table-row>
        <table:table-row table:style-name="ro1">
          <table:table-cell office:value-type="string" calcext:value-type="string">
            <text:p>KOLLIBATHULA NEWTON DAVID RAJU</text:p>
          </table:table-cell>
          <table:table-cell/>
          <table:table-cell office:value-type="float" office:value="117325" calcext:value-type="float">
            <text:p>117325</text:p>
          </table:table-cell>
          <table:table-cell office:value-type="string" calcext:value-type="string">
            <text:p>SP/SMB</text:p>
          </table:table-cell>
          <table:table-cell office:value-type="float" office:value="3200" calcext:value-type="float">
            <text:p>3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LLIPAKA SAI VEENA</text:p>
          </table:table-cell>
          <table:table-cell office:value-type="string" calcext:value-type="string">
            <text:p>T HanumanthaRao</text:p>
          </table:table-cell>
          <table:table-cell office:value-type="float" office:value="43778444" calcext:value-type="float">
            <text:p>43778444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####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OLLIPAKA VIJAYAKUMAR</text:p>
          </table:table-cell>
          <table:table-cell office:value-type="string" calcext:value-type="string">
            <text:p>K AppaRao</text:p>
          </table:table-cell>
          <table:table-cell office:value-type="float" office:value="43674083" calcext:value-type="float">
            <text:p>43674083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BAPPK 9151 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LLUMALLA VENKATA SIMHACHALAM</text:p>
          </table:table-cell>
          <table:table-cell office:value-type="string" calcext:value-type="string">
            <text:p>Late K Konda</text:p>
          </table:table-cell>
          <table:table-cell office:value-type="float" office:value="117523" calcext:value-type="float">
            <text:p>11752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IWPK 7183 J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KOLUKULURU SRINIVASA RAJU</text:p>
          </table:table-cell>
          <table:table-cell table:style-name="ce3"/>
          <table:table-cell table:style-name="ce3" office:value-type="float" office:value="116283" calcext:value-type="float">
            <text:p>116283</text:p>
          </table:table-cell>
          <table:table-cell table:style-name="ce3" office:value-type="string" calcext:value-type="string">
            <text:p>CO&amp;CCP/Batt-1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MMANAPALLI RAMANA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MMOJU VEERA BHADRAM</text:p>
          </table:table-cell>
          <table:table-cell table:style-name="ce3"/>
          <table:table-cell table:style-name="ce3" office:value-type="float" office:value="111526" calcext:value-type="float">
            <text:p>111526</text:p>
          </table:table-cell>
          <table:table-cell table:style-name="ce3" office:value-type="string" calcext:value-type="string">
            <text:p>CO&amp;CCP/Mech-2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MMU PRASADA RAO</text:p>
          </table:table-cell>
          <table:table-cell office:value-type="string" calcext:value-type="string">
            <text:p>Late K SOMANNA</text:p>
          </table:table-cell>
          <table:table-cell office:value-type="float" office:value="109500" calcext:value-type="float">
            <text:p>109500</text:p>
          </table:table-cell>
          <table:table-cell office:value-type="string" calcext:value-type="string">
            <text:p>CO&amp;CCP/Benzol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9848496700" calcext:value-type="float">
            <text:p>9848496700</text:p>
          </table:table-cell>
          <table:table-cell office:value-type="string" calcext:value-type="string">
            <text:p>13,Mar.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0 9990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1-5-6/3</text:p>
          </table:table-cell>
          <table:table-cell/>
          <table:table-cell office:value-type="string" calcext:value-type="string">
            <text:p>SathavahanaNagar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OMMURI BAPESWARA RAO</text:p>
          </table:table-cell>
          <table:table-cell office:value-type="string" calcext:value-type="string">
            <text:p>K ParasuramaMurthy</text:p>
          </table:table-cell>
          <table:table-cell office:value-type="float" office:value="105927" calcext:value-type="float">
            <text:p>105927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DAPK 5738 L</text:p>
          </table:table-cell>
          <table:table-cell office:value-type="string" calcext:value-type="string">
            <text:p>7395 3794 5849</text:p>
          </table:table-cell>
          <table:table-cell office:value-type="string" calcext:value-type="string">
            <text:p>############</text:p>
          </table:table-cell>
          <table:table-cell office:value-type="string" calcext:value-type="string">
            <text:p>20th,Aug.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9663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,92/B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ONA APPALA NAIDU</text:p>
          </table:table-cell>
          <table:table-cell office:value-type="string" calcext:value-type="string">
            <text:p>K RamuNaidu</text:p>
          </table:table-cell>
          <table:table-cell office:value-type="float" office:value="103463" calcext:value-type="float">
            <text:p>103463</text:p>
          </table:table-cell>
          <table:table-cell office:value-type="string" calcext:value-type="string">
            <text:p>TA/W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HNPK 6957 C</text:p>
          </table:table-cell>
          <table:table-cell office:value-type="string" calcext:value-type="string">
            <text:p>9456 7388 4486</text:p>
          </table:table-cell>
          <table:table-cell office:value-type="float" office:value="8332982301" calcext:value-type="float">
            <text:p>8332982301</text:p>
          </table:table-cell>
          <table:table-cell office:value-type="string" calcext:value-type="string">
            <text:p>25,June.196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325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1-58-24/33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PrimeElitus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KONA VANUMULU</text:p>
          </table:table-cell>
          <table:table-cell office:value-type="string" calcext:value-type="string">
            <text:p>Late K Pydayya</text:p>
          </table:table-cell>
          <table:table-cell office:value-type="float" office:value="120405" calcext:value-type="float">
            <text:p>120405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CPPK 2656 G</text:p>
          </table:table-cell>
          <table:table-cell office:value-type="string" calcext:value-type="string">
            <text:p>8774 1605 6923</text:p>
          </table:table-cell>
          <table:table-cell office:value-type="float" office:value="9848625246" calcext:value-type="float">
            <text:p>9848625246</text:p>
          </table:table-cell>
          <table:table-cell office:value-type="string" calcext:value-type="string">
            <text:p>10th,Sept.198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491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30-88-1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KONARI SATYAM</text:p>
          </table:table-cell>
          <table:table-cell table:style-name="ce3"/>
          <table:table-cell table:style-name="ce3" office:value-type="float" office:value="121015" calcext:value-type="float">
            <text:p>121015</text:p>
          </table:table-cell>
          <table:table-cell table:style-name="ce3" office:value-type="string" calcext:value-type="string">
            <text:p>FMD/Transport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NDETI PANDURANGA RAO</text:p>
          </table:table-cell>
          <table:table-cell office:value-type="string" calcext:value-type="string">
            <text:p>Late K NageswaraRao</text:p>
          </table:table-cell>
          <table:table-cell office:value-type="float" office:value="103126" calcext:value-type="float">
            <text:p>103126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DDPK 5062 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NDULU PYDI RAJU</text:p>
          </table:table-cell>
          <table:table-cell office:value-type="string" calcext:value-type="string">
            <text:p>Late K Rajayya</text:p>
          </table:table-cell>
          <table:table-cell office:value-type="float" office:value="106603" calcext:value-type="float">
            <text:p>106603</text:p>
          </table:table-cell>
          <table:table-cell office:value-type="string" calcext:value-type="string">
            <text:p>CO&amp;CCP/CDCP-I/G</text:p>
          </table:table-cell>
          <table:table-cell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ONETI SURESH KUMAR</text:p>
          </table:table-cell>
          <table:table-cell/>
          <table:table-cell office:value-type="float" office:value="121033" calcext:value-type="float">
            <text:p>121033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NIDINA RATHAIAH</text:p>
          </table:table-cell>
          <table:table-cell table:style-name="ce3" office:value-type="string" calcext:value-type="string">
            <text:p>HazaRathaiah</text:p>
          </table:table-cell>
          <table:table-cell table:style-name="ce3" office:value-type="float" office:value="113299" calcext:value-type="float">
            <text:p>113299</text:p>
          </table:table-cell>
          <table:table-cell table:style-name="ce3" office:value-type="string" calcext:value-type="string">
            <text:p>CO&amp;CCP/Recovery</text:p>
          </table:table-cell>
          <table:table-cell table:style-name="ce3" office:value-type="float" office:value="3100" calcext:value-type="float">
            <text:p>3100</text:p>
          </table:table-cell>
          <table:table-cell office:value-type="string" calcext:value-type="string">
            <text:p>AHNPK 7020 L</text:p>
          </table:table-cell>
          <table:table-cell office:value-type="string" calcext:value-type="string">
            <text:p>4627 6322 2425</text:p>
          </table:table-cell>
          <table:table-cell office:value-type="float" office:value="9492238184" calcext:value-type="float">
            <text:p>9492238184</text:p>
          </table:table-cell>
          <table:table-cell office:value-type="date" office:date-value="1968-05-06" calcext:value-type="date">
            <text:p>Monday, May 06, 196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136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220/B</text:p>
          </table:table-cell>
          <table:table-cell/>
          <table:table-cell office:value-type="string" calcext:value-type="string">
            <text:p>Sector-10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OPPARTHI SRINIVASA RAO</text:p>
          </table:table-cell>
          <table:table-cell/>
          <table:table-cell office:value-type="float" office:value="116284" calcext:value-type="float">
            <text:p>11628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PPISETTI SRINIVASA RAO</text:p>
          </table:table-cell>
          <table:table-cell/>
          <table:table-cell office:value-type="float" office:value="110828" calcext:value-type="float">
            <text:p>110828</text:p>
          </table:table-cell>
          <table:table-cell office:value-type="string" calcext:value-type="string">
            <text:p>LMMM/BDM</text:p>
          </table:table-cell>
          <table:table-cell table:style-name="ce3" office:value-type="float" office:value="3500" calcext:value-type="float">
            <text:p>3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PPISETTI SRINIVASA RAO</text:p>
          </table:table-cell>
          <table:table-cell table:number-columns-repeated="2"/>
          <table:table-cell office:value-type="string" calcext:value-type="string">
            <text:p>LMMM/SOI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PPOLU PARANDHAMAIAA </text:p>
          </table:table-cell>
          <table:table-cell/>
          <table:table-cell office:value-type="float" office:value="110437" calcext:value-type="float">
            <text:p>11043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RCHIPATI SURESH BABU</text:p>
          </table:table-cell>
          <table:table-cell/>
          <table:table-cell office:value-type="float" office:value="111319" calcext:value-type="float">
            <text:p>111319</text:p>
          </table:table-cell>
          <table:table-cell office:value-type="string" calcext:value-type="string">
            <text:p>PPM/WB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RIBILLI GANGADHARARAO </text:p>
          </table:table-cell>
          <table:table-cell table:style-name="ce3"/>
          <table:table-cell table:style-name="ce3" office:value-type="float" office:value="114471" calcext:value-type="float">
            <text:p>114471</text:p>
          </table:table-cell>
          <table:table-cell table:style-name="ce3"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RRA NAGA MUNI</text:p>
          </table:table-cell>
          <table:table-cell office:value-type="string" calcext:value-type="string">
            <text:p>K Bidya Naick</text:p>
          </table:table-cell>
          <table:table-cell office:value-type="float" office:value="118068" calcext:value-type="float">
            <text:p>11806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EQPK 1093 R</text:p>
          </table:table-cell>
          <table:table-cell office:value-type="string" calcext:value-type="string">
            <text:p>7851 4342 6879</text:p>
          </table:table-cell>
          <table:table-cell office:value-type="float" office:value="9581910256" calcext:value-type="float">
            <text:p>9581910256</text:p>
          </table:table-cell>
          <table:table-cell office:value-type="string" calcext:value-type="string">
            <text:p>18,Nove.1969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0 10000 2243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Qtr.323/A</text:p>
          </table:table-cell>
          <table:table-cell/>
          <table:table-cell office:value-type="string" calcext:value-type="string">
            <text:p>Sector-10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KORUBILLI PYDI RAJU</text:p>
          </table:table-cell>
          <table:table-cell table:style-name="ce3"/>
          <table:table-cell table:style-name="ce3" office:value-type="float" office:value="120485" calcext:value-type="float">
            <text:p>120485</text:p>
          </table:table-cell>
          <table:table-cell table:style-name="ce3"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RUKONDA KRISHNA MURTHY</text:p>
          </table:table-cell>
          <table:table-cell office:value-type="string" calcext:value-type="string">
            <text:p>Late Suranna</text:p>
          </table:table-cell>
          <table:table-cell office:value-type="float" office:value="103798" calcext:value-type="float">
            <text:p>103798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JAPK 6756 C</text:p>
          </table:table-cell>
          <table:table-cell office:value-type="string" calcext:value-type="string">
            <text:p>9276 6862 4781</text:p>
          </table:table-cell>
          <table:table-cell office:value-type="float" office:value="9494372746" calcext:value-type="float">
            <text:p>9494372746</text:p>
          </table:table-cell>
          <table:table-cell office:value-type="date" office:date-value="1957-04-01" calcext:value-type="date">
            <text:p>Monday, April 01, 1957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50 8071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420/B</text:p>
          </table:table-cell>
          <table:table-cell/>
          <table:table-cell office:value-type="string" calcext:value-type="string">
            <text:p>Sector-1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OSIREDDY ESWARA RAO </text:p>
          </table:table-cell>
          <table:table-cell/>
          <table:table-cell office:value-type="float" office:value="115820" calcext:value-type="float">
            <text:p>115820</text:p>
          </table:table-cell>
          <table:table-cell office:value-type="string" calcext:value-type="string">
            <text:p>MMSM/OP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SURI APPA RAO</text:p>
          </table:table-cell>
          <table:table-cell office:value-type="string" calcext:value-type="string">
            <text:p>Late K AppalaSwamy</text:p>
          </table:table-cell>
          <table:table-cell office:value-type="float" office:value="106503" calcext:value-type="float">
            <text:p>106503</text:p>
          </table:table-cell>
          <table:table-cell office:value-type="string" calcext:value-type="string">
            <text:p>CO&amp;CCP/Batt/H&amp;R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JAPK 6504 E</text:p>
          </table:table-cell>
          <table:table-cell office:value-type="string" calcext:value-type="string">
            <text:p>6102 2515 2375</text:p>
          </table:table-cell>
          <table:table-cell office:value-type="float" office:value="9985344467" calcext:value-type="float">
            <text:p>9985344467</text:p>
          </table:table-cell>
          <table:table-cell office:value-type="string" calcext:value-type="string">
            <text:p>2nd,Oct.1964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478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**********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Kanithi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KOSURU RAMASEKHAR</text:p>
          </table:table-cell>
          <table:table-cell table:style-name="ce3" office:value-type="string" calcext:value-type="string">
            <text:p>Late K Madhava Swamy</text:p>
          </table:table-cell>
          <table:table-cell table:style-name="ce3" office:value-type="float" office:value="120374" calcext:value-type="float">
            <text:p>120374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BCPPK 2658 J</text:p>
          </table:table-cell>
          <table:table-cell office:value-type="string" calcext:value-type="string">
            <text:p>4674 8508 3422</text:p>
          </table:table-cell>
          <table:table-cell office:value-type="float" office:value="9848372463" calcext:value-type="float">
            <text:p>9848372463</text:p>
          </table:table-cell>
          <table:table-cell office:value-type="string" calcext:value-type="string">
            <text:p>10th,June.197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2150 8255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0-83-1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KOTA VENKATA RAMANA</text:p>
          </table:table-cell>
          <table:table-cell table:style-name="ce3" office:value-type="string" calcext:value-type="string">
            <text:p>K ButchiDaliNaidu</text:p>
          </table:table-cell>
          <table:table-cell table:style-name="ce3" office:value-type="float" office:value="115857" calcext:value-type="float">
            <text:p>115857</text:p>
          </table:table-cell>
          <table:table-cell table:style-name="ce3"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IWPK 7367 C</text:p>
          </table:table-cell>
          <table:table-cell office:value-type="string" calcext:value-type="string">
            <text:p>*************</text:p>
          </table:table-cell>
          <table:table-cell office:value-type="float" office:value="9440303798" calcext:value-type="float">
            <text:p>9440303798</text:p>
          </table:table-cell>
          <table:table-cell office:value-type="string" calcext:value-type="string">
            <text:p>1st,July.1968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1 37409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24-85-9/2</text:p>
          </table:table-cell>
          <table:table-cell/>
          <table:table-cell office:value-type="string" calcext:value-type="string">
            <text:p>SanathNagar</text:p>
          </table:table-cell>
          <table:table-cell office:value-type="string" calcext:value-type="string">
            <text:p>Near Vudacolony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KOTHA SRINIVASA RAO</text:p>
          </table:table-cell>
          <table:table-cell/>
          <table:table-cell office:value-type="float" office:value="115460" calcext:value-type="float">
            <text:p>115460</text:p>
          </table:table-cell>
          <table:table-cell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THAKOTA RANGANADHAM</text:p>
          </table:table-cell>
          <table:table-cell table:style-name="ce3"/>
          <table:table-cell table:style-name="ce3" office:value-type="float" office:value="105981" calcext:value-type="float">
            <text:p>105981</text:p>
          </table:table-cell>
          <table:table-cell table:style-name="ce3" office:value-type="string" calcext:value-type="string">
            <text:p>SMS</text:p>
          </table:table-cell>
          <table:table-cell table:style-name="ce3"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THAPALLI APPARAO</text:p>
          </table:table-cell>
          <table:table-cell/>
          <table:table-cell office:value-type="float" office:value="114391" calcext:value-type="float">
            <text:p>114391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TIKALAPUDI SREERAMA CHANDRA RAO</text:p>
          </table:table-cell>
          <table:table-cell table:style-name="ce3"/>
          <table:table-cell table:style-name="ce3" office:value-type="float" office:value="114811" calcext:value-type="float">
            <text:p>114811</text:p>
          </table:table-cell>
          <table:table-cell table:style-name="ce3" office:value-type="string" calcext:value-type="string">
            <text:p>CDCP/Instrumentation</text:p>
          </table:table-cell>
          <table:table-cell table:style-name="ce3" table:number-columns-repeated="2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TLA RAMU</text:p>
          </table:table-cell>
          <table:table-cell/>
          <table:table-cell office:value-type="float" office:value="112050" calcext:value-type="float">
            <text:p>112050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TNALA RAMAKRISHNA </text:p>
          </table:table-cell>
          <table:table-cell table:style-name="ce3"/>
          <table:table-cell table:style-name="ce3" office:value-type="float" office:value="120351" calcext:value-type="float">
            <text:p>120351</text:p>
          </table:table-cell>
          <table:table-cell table:style-name="ce3" office:value-type="string" calcext:value-type="string">
            <text:p>CO&amp;CCP/Batt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TTAKOA RAMACHANDRA RAO</text:p>
          </table:table-cell>
          <table:table-cell office:value-type="string" calcext:value-type="string">
            <text:p>K SanyasiRao</text:p>
          </table:table-cell>
          <table:table-cell office:value-type="float" office:value="120516" calcext:value-type="float">
            <text:p>120516</text:p>
          </table:table-cell>
          <table:table-cell office:value-type="string" calcext:value-type="string">
            <text:p>CO&amp;/CCP/CDCP-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BBYPK 9697 M</text:p>
          </table:table-cell>
          <table:table-cell office:value-type="string" calcext:value-type="string">
            <text:p>4894 2287 6839</text:p>
          </table:table-cell>
          <table:table-cell office:value-type="float" office:value="9849157889" calcext:value-type="float">
            <text:p>9849157889</text:p>
          </table:table-cell>
          <table:table-cell office:value-type="date" office:date-value="1980-07-15" calcext:value-type="date">
            <text:p>Tuesday, July 15, 198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631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 32/A</text:p>
          </table:table-cell>
          <table:table-cell/>
          <table:table-cell office:value-type="string" calcext:value-type="string">
            <text:p>Sector-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OTTAPU VADDIKASULU</text:p>
          </table:table-cell>
          <table:table-cell office:value-type="string" calcext:value-type="string">
            <text:p>K Dandayya</text:p>
          </table:table-cell>
          <table:table-cell office:value-type="float" office:value="122669" calcext:value-type="float">
            <text:p>122669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CJEPK 5088 F</text:p>
          </table:table-cell>
          <table:table-cell office:value-type="string" calcext:value-type="string">
            <text:p>4490 9740 9670</text:p>
          </table:table-cell>
          <table:table-cell office:value-type="float" office:value="9912441326" calcext:value-type="float">
            <text:p>9912441326</text:p>
          </table:table-cell>
          <table:table-cell office:value-type="string" calcext:value-type="string">
            <text:p>6th,June.1969</text:p>
          </table:table-cell>
          <table:table-cell office:value-type="string" calcext:value-type="string">
            <text:p>AndhraBank</text:p>
          </table:table-cell>
          <table:table-cell office:value-type="string" calcext:value-type="string">
            <text:p>09551 01000 1935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346/D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OTYADA SURYANARAYANA</text:p>
          </table:table-cell>
          <table:table-cell/>
          <table:table-cell office:value-type="float" office:value="112559" calcext:value-type="float">
            <text:p>112559</text:p>
          </table:table-cell>
          <table:table-cell office:value-type="string" calcext:value-type="string">
            <text:p>FMD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VADA LAKSHMUNAIDU</text:p>
          </table:table-cell>
          <table:table-cell/>
          <table:table-cell office:value-type="float" office:value="106830" calcext:value-type="float">
            <text:p>10683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OVIRI NOOKA RAJU</text:p>
          </table:table-cell>
          <table:table-cell table:style-name="ce3" office:value-type="string" calcext:value-type="string">
            <text:p>K Appanna</text:p>
          </table:table-cell>
          <table:table-cell table:style-name="ce3" office:value-type="float" office:value="101953" calcext:value-type="float">
            <text:p>101953</text:p>
          </table:table-cell>
          <table:table-cell table:style-name="ce3"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FGPN 3774 H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OVURU VISWAPATHI</text:p>
          </table:table-cell>
          <table:table-cell office:value-type="string" calcext:value-type="string">
            <text:p>K Vvenkateswarlu</text:p>
          </table:table-cell>
          <table:table-cell office:value-type="float" office:value="111995" calcext:value-type="float">
            <text:p>11199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7704 5607 0175</text:p>
          </table:table-cell>
          <table:table-cell office:value-type="float" office:value="9440635432" calcext:value-type="float">
            <text:p>9440635432</text:p>
          </table:table-cell>
          <table:table-cell office:value-type="string" calcext:value-type="string">
            <text:p>13,Aug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312 53899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27-2-72/16</text:p>
          </table:table-cell>
          <table:table-cell office:value-type="string" calcext:value-type="string">
            <text:p>S-1</text:p>
          </table:table-cell>
          <table:table-cell office:value-type="string" calcext:value-type="string">
            <text:p>FriendsEnclave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KUKATI ABRAHAM</text:p>
          </table:table-cell>
          <table:table-cell/>
          <table:table-cell office:value-type="float" office:value="111764" calcext:value-type="float">
            <text:p>111764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UKKAMUDI KRISHNA</text:p>
          </table:table-cell>
          <table:table-cell/>
          <table:table-cell office:value-type="float" office:value="119567" calcext:value-type="float">
            <text:p>119567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ULUKURI SRINIVASA RAO</text:p>
          </table:table-cell>
          <table:table-cell table:style-name="ce3"/>
          <table:table-cell table:style-name="ce3" office:value-type="float" office:value="104233" calcext:value-type="float">
            <text:p>104233</text:p>
          </table:table-cell>
          <table:table-cell table:style-name="ce3" office:value-type="string" calcext:value-type="string">
            <text:p>TA/Civil</text:p>
          </table:table-cell>
          <table:table-cell table:style-name="ce3" office:value-type="float" office:value="704" calcext:value-type="float">
            <text:p>704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UNA NARAYANA RAO </text:p>
          </table:table-cell>
          <table:table-cell table:style-name="ce3"/>
          <table:table-cell table:style-name="ce3" office:value-type="float" office:value="110573" calcext:value-type="float">
            <text:p>110573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UNCHE DAYANANDA</text:p>
          </table:table-cell>
          <table:table-cell table:style-name="ce3" office:value-type="string" calcext:value-type="string">
            <text:p>K Satyam</text:p>
          </table:table-cell>
          <table:table-cell table:style-name="ce3" office:value-type="float" office:value="110704" calcext:value-type="float">
            <text:p>110704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DAPK 5854 F</text:p>
          </table:table-cell>
          <table:table-cell office:value-type="string" calcext:value-type="string">
            <text:p>5575 9696 3082</text:p>
          </table:table-cell>
          <table:table-cell office:value-type="float" office:value="9963234262" calcext:value-type="float">
            <text:p>9963234262</text:p>
          </table:table-cell>
          <table:table-cell office:value-type="string" calcext:value-type="string">
            <text:p>10th,Aug.1963</text:p>
          </table:table-cell>
          <table:table-cell office:value-type="string" calcext:value-type="string">
            <text:p>Axis Bank </text:p>
          </table:table-cell>
          <table:table-cell office:value-type="string" calcext:value-type="string">
            <text:p>07501 01000 37448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Qtr.339/A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KUNCHE VENKATA KRISHNA RAO</text:p>
          </table:table-cell>
          <table:table-cell table:style-name="ce3" office:value-type="string" calcext:value-type="string">
            <text:p>K Ramaswamy</text:p>
          </table:table-cell>
          <table:table-cell table:style-name="ce3" office:value-type="float" office:value="105439" calcext:value-type="float">
            <text:p>105439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HNPK 6946 M</text:p>
          </table:table-cell>
          <table:table-cell office:value-type="string" calcext:value-type="string">
            <text:p>9977 0849 1171</text:p>
          </table:table-cell>
          <table:table-cell office:value-type="float" office:value="9502272941" calcext:value-type="float">
            <text:p>9502272941</text:p>
          </table:table-cell>
          <table:table-cell office:value-type="string" calcext:value-type="string">
            <text:p>23rd,April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343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111/B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KUNIPALLI DURGA RAO</text:p>
          </table:table-cell>
          <table:table-cell/>
          <table:table-cell office:value-type="float" office:value="122348" calcext:value-type="float">
            <text:p>122348</text:p>
          </table:table-cell>
          <table:table-cell office:value-type="string" calcext:value-type="string">
            <text:p>FMD-2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UPPILI SUDHA RANI</text:p>
          </table:table-cell>
          <table:table-cell/>
          <table:table-cell office:value-type="float" office:value="105157" calcext:value-type="float">
            <text:p>105157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URADA GOPALA KRISHNA</text:p>
          </table:table-cell>
          <table:table-cell table:style-name="ce3"/>
          <table:table-cell table:style-name="ce3" office:value-type="float" office:value="117610" calcext:value-type="float">
            <text:p>117610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KURADA VARAHA NARASIMHA MURTHY</text:p>
          </table:table-cell>
          <table:table-cell table:style-name="ce3" office:value-type="string" calcext:value-type="string">
            <text:p>Late K V Satyanarayana</text:p>
          </table:table-cell>
          <table:table-cell table:style-name="ce3" office:value-type="float" office:value="110111" calcext:value-type="float">
            <text:p>110111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NPK 6855 D</text:p>
          </table:table-cell>
          <table:table-cell office:value-type="string" calcext:value-type="string">
            <text:p>2566 1192 5290</text:p>
          </table:table-cell>
          <table:table-cell office:value-type="float" office:value="9396382614" calcext:value-type="float">
            <text:p>9396382614</text:p>
          </table:table-cell>
          <table:table-cell office:value-type="string" calcext:value-type="string">
            <text:p>30,June.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6029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3-280/8</text:p>
          </table:table-cell>
          <table:table-cell/>
          <table:table-cell office:value-type="string" calcext:value-type="string">
            <text:p>Saniwada</text:p>
          </table:table-cell>
          <table:table-cell office:value-type="string" calcext:value-type="string">
            <text:p>Aganampudi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KURAMU NAGESWARA RAO</text:p>
          </table:table-cell>
          <table:table-cell table:style-name="ce3" office:value-type="string" calcext:value-type="string">
            <text:p>K AppaRao</text:p>
          </table:table-cell>
          <table:table-cell table:style-name="ce3" office:value-type="float" office:value="122334" calcext:value-type="float">
            <text:p>122334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SUMANCHI GANGA RAJU </text:p>
          </table:table-cell>
          <table:table-cell/>
          <table:table-cell office:value-type="float" office:value="107056" calcext:value-type="float">
            <text:p>107056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KUSURA SUBBA RAJU</text:p>
          </table:table-cell>
          <table:table-cell office:value-type="string" calcext:value-type="string">
            <text:p>K BrahmmajiRao</text:p>
          </table:table-cell>
          <table:table-cell office:value-type="float" office:value="120557" calcext:value-type="float">
            <text:p>120557</text:p>
          </table:table-cell>
          <table:table-cell office:value-type="string" calcext:value-type="string">
            <text:p>CO&amp;CCP</text:p>
          </table:table-cell>
          <table:table-cell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TCHARLAPATI <text:s/>VENKATESWARA RAJU</text:p>
          </table:table-cell>
          <table:table-cell office:value-type="string" calcext:value-type="string">
            <text:p>K RamaRaju</text:p>
          </table:table-cell>
          <table:table-cell office:value-type="float" office:value="113209" calcext:value-type="float">
            <text:p>113209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HOPK 3685 Q</text:p>
          </table:table-cell>
          <table:table-cell office:value-type="string" calcext:value-type="string">
            <text:p>4985 3182 8311</text:p>
          </table:table-cell>
          <table:table-cell office:value-type="float" office:value="9849148820" calcext:value-type="float">
            <text:p>9849148820</text:p>
          </table:table-cell>
          <table:table-cell office:value-type="string" calcext:value-type="string">
            <text:p>1st,Apr.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2565 96755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1-45-6</text:p>
          </table:table-cell>
          <table:table-cell office:value-type="string" calcext:value-type="string">
            <text:p>LIG-31</text:p>
          </table:table-cell>
          <table:table-cell/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LAKKARAJU RAMU</text:p>
          </table:table-cell>
          <table:table-cell office:value-type="string" calcext:value-type="string">
            <text:p>Late L AppalaNaidu</text:p>
          </table:table-cell>
          <table:table-cell office:value-type="float" office:value="120333" calcext:value-type="float">
            <text:p>120333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DZPL 2335 F</text:p>
          </table:table-cell>
          <table:table-cell office:value-type="string" calcext:value-type="string">
            <text:p>2907 6860 6239</text:p>
          </table:table-cell>
          <table:table-cell office:value-type="float" office:value="9502609979" calcext:value-type="float">
            <text:p>9502609979</text:p>
          </table:table-cell>
          <table:table-cell office:value-type="string" calcext:value-type="string">
            <text:p>1st,Mar.198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000 2548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6-6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LAKKARAJU RAMU</text:p>
          </table:table-cell>
          <table:table-cell office:value-type="string" calcext:value-type="string">
            <text:p>Late Chinnodu</text:p>
          </table:table-cell>
          <table:table-cell office:value-type="float" office:value="106648" calcext:value-type="float">
            <text:p>106648</text:p>
          </table:table-cell>
          <table:table-cell office:value-type="string" calcext:value-type="string">
            <text:p>CO&amp;CCP/CDCP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BHPL 2493 G</text:p>
          </table:table-cell>
          <table:table-cell office:value-type="string" calcext:value-type="string">
            <text:p>6143 2169 3920</text:p>
          </table:table-cell>
          <table:table-cell office:value-type="float" office:value="9676529832" calcext:value-type="float">
            <text:p>9676529832</text:p>
          </table:table-cell>
          <table:table-cell office:value-type="string" calcext:value-type="string">
            <text:p>20,Jul.1960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254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6-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LAKKIMSETTI NAGASURYA NARAYANAA MURTHY</text:p>
          </table:table-cell>
          <table:table-cell table:number-columns-repeated="2"/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LAKKOJU KANAKESWARA RAO</text:p>
          </table:table-cell>
          <table:table-cell table:style-name="ce3" office:value-type="string" calcext:value-type="string">
            <text:p>L JagannadhaRao</text:p>
          </table:table-cell>
          <table:table-cell table:style-name="ce3" office:value-type="float" office:value="105763" calcext:value-type="float">
            <text:p>105763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AVPL 3793 L</text:p>
          </table:table-cell>
          <table:table-cell office:value-type="string" calcext:value-type="string">
            <text:p>3357 0076 8607</text:p>
          </table:table-cell>
          <table:table-cell office:value-type="float" office:value="9573192272" calcext:value-type="float">
            <text:p>9573192272</text:p>
          </table:table-cell>
          <table:table-cell office:value-type="string" calcext:value-type="string">
            <text:p>16th,Mar.1962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344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212/7</text:p>
          </table:table-cell>
          <table:table-cell/>
          <table:table-cell office:value-type="string" calcext:value-type="string">
            <text:p>Sector-I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LANKA GANESH</text:p>
          </table:table-cell>
          <table:table-cell table:style-name="ce3" office:value-type="string" calcext:value-type="string">
            <text:p>L SatyaNarayana</text:p>
          </table:table-cell>
          <table:table-cell table:style-name="ce3" office:value-type="float" office:value="110919" calcext:value-type="float">
            <text:p>110919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AVPL 3787 A</text:p>
          </table:table-cell>
          <table:table-cell office:value-type="string" calcext:value-type="string">
            <text:p>4463 1319 0816</text:p>
          </table:table-cell>
          <table:table-cell office:value-type="float" office:value="9701348986" calcext:value-type="float">
            <text:p>9701348986</text:p>
          </table:table-cell>
          <table:table-cell office:value-type="string" calcext:value-type="string">
            <text:p>22nd,April.196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504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317/A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LANKAPALLI MARY LALITHAKUMARI</text:p>
          </table:table-cell>
          <table:table-cell table:style-name="ce3"/>
          <table:table-cell table:style-name="ce3" office:value-type="float" office:value="116177" calcext:value-type="float">
            <text:p>116177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LAVUROUTU DHARMA RAO</text:p>
          </table:table-cell>
          <table:table-cell/>
          <table:table-cell office:value-type="float" office:value="105871" calcext:value-type="float">
            <text:p>105871</text:p>
          </table:table-cell>
          <table:table-cell office:value-type="string" calcext:value-type="string">
            <text:p>RMHP/BR-3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LAWUDAYA MANOHAR BABU</text:p>
          </table:table-cell>
          <table:table-cell/>
          <table:table-cell office:value-type="float" office:value="121295" calcext:value-type="float">
            <text:p>121295</text:p>
          </table:table-cell>
          <table:table-cell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LUTHER KANDULNA</text:p>
          </table:table-cell>
          <table:table-cell office:value-type="string" calcext:value-type="string">
            <text:p>AugustineKandulna</text:p>
          </table:table-cell>
          <table:table-cell office:value-type="float" office:value="112326" calcext:value-type="float">
            <text:p>112326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9088 8068 9574</text:p>
          </table:table-cell>
          <table:table-cell office:value-type="float" office:value="9849396860" calcext:value-type="float">
            <text:p>9849396860</text:p>
          </table:table-cell>
          <table:table-cell office:value-type="string" calcext:value-type="string">
            <text:p>17,Sept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2066 3214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123/E</text:p>
          </table:table-cell>
          <table:table-cell/>
          <table:table-cell office:value-type="string" calcext:value-type="string">
            <text:p>Sector-5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 APPA RAO</text:p>
          </table:table-cell>
          <table:table-cell/>
          <table:table-cell office:value-type="float" office:value="107885" calcext:value-type="float">
            <text:p>107885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APPARAO</text:p>
          </table:table-cell>
          <table:table-cell/>
          <table:table-cell office:value-type="float" office:value="110957" calcext:value-type="float">
            <text:p>110957</text:p>
          </table:table-cell>
          <table:table-cell office:value-type="string" calcext:value-type="string">
            <text:p>LMMM/Furnace</text:p>
          </table:table-cell>
          <table:table-cell table:style-name="ce3" office:value-type="float" office:value="3500" calcext:value-type="float">
            <text:p>3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CHANDRA RAO</text:p>
          </table:table-cell>
          <table:table-cell/>
          <table:table-cell office:value-type="float" office:value="108697" calcext:value-type="float">
            <text:p>108697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DHANANJAY</text:p>
          </table:table-cell>
          <table:table-cell/>
          <table:table-cell office:value-type="float" office:value="120462" calcext:value-type="float">
            <text:p>120462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K V RAJESWARA RAO</text:p>
          </table:table-cell>
          <table:table-cell/>
          <table:table-cell office:value-type="float" office:value="116406" calcext:value-type="float">
            <text:p>116406</text:p>
          </table:table-cell>
          <table:table-cell office:value-type="string" calcext:value-type="string">
            <text:p>MMSM/Cool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L NARASIMHA MURTHY</text:p>
          </table:table-cell>
          <table:table-cell/>
          <table:table-cell office:value-type="float" office:value="117542" calcext:value-type="float">
            <text:p>117542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RUPENDRA</text:p>
          </table:table-cell>
          <table:table-cell/>
          <table:table-cell office:value-type="float" office:value="120431" calcext:value-type="float">
            <text:p>12043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V S N PATRUDU</text:p>
          </table:table-cell>
          <table:table-cell/>
          <table:table-cell office:value-type="float" office:value="113356" calcext:value-type="float">
            <text:p>113356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VASU BABU</text:p>
          </table:table-cell>
          <table:table-cell/>
          <table:table-cell office:value-type="float" office:value="116237" calcext:value-type="float">
            <text:p>116237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VENKATA RAMANA</text:p>
          </table:table-cell>
          <table:table-cell/>
          <table:table-cell office:value-type="float" office:value="110337" calcext:value-type="float">
            <text:p>110337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VENKATA RAMANA</text:p>
          </table:table-cell>
          <table:table-cell/>
          <table:table-cell office:value-type="float" office:value="117157" calcext:value-type="float">
            <text:p>117157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 VIKRAMADITYAN</text:p>
          </table:table-cell>
          <table:table-cell/>
          <table:table-cell office:value-type="float" office:value="109454" calcext:value-type="float">
            <text:p>109454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CHA APPA RAO </text:p>
          </table:table-cell>
          <table:table-cell/>
          <table:table-cell office:value-type="float" office:value="117380" calcext:value-type="float">
            <text:p>117380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DA KOTESWARA RAO </text:p>
          </table:table-cell>
          <table:table-cell table:style-name="ce3"/>
          <table:table-cell table:style-name="ce3" office:value-type="float" office:value="106595" calcext:value-type="float">
            <text:p>106595</text:p>
          </table:table-cell>
          <table:table-cell table:style-name="ce3" office:value-type="string" calcext:value-type="string">
            <text:p>CO&amp;CCP/Batt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DABATHULA PENTAYYA</text:p>
          </table:table-cell>
          <table:table-cell table:style-name="ce3" office:value-type="string" calcext:value-type="string">
            <text:p>M AppalaNarasayya</text:p>
          </table:table-cell>
          <table:table-cell table:style-name="ce3" office:value-type="float" office:value="101634" calcext:value-type="float">
            <text:p>101634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CEPM 5416 E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DAKA BHASKAR</text:p>
          </table:table-cell>
          <table:table-cell/>
          <table:table-cell office:value-type="float" office:value="120523" calcext:value-type="float">
            <text:p>120523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DAKA SURYACHANDRA RAO</text:p>
          </table:table-cell>
          <table:table-cell office:value-type="string" calcext:value-type="string">
            <text:p>M RajuNaidu</text:p>
          </table:table-cell>
          <table:table-cell office:value-type="float" office:value="120444" calcext:value-type="float">
            <text:p>120444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AWSPM 9372 P</text:p>
          </table:table-cell>
          <table:table-cell office:value-type="string" calcext:value-type="string">
            <text:p>8118 6933 2323</text:p>
          </table:table-cell>
          <table:table-cell office:value-type="float" office:value="9000819744" calcext:value-type="float">
            <text:p>9000819744</text:p>
          </table:table-cell>
          <table:table-cell office:value-type="date" office:date-value="1980-04-06" calcext:value-type="date">
            <text:p>Sunday, April 06, 198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9765 3998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-85</text:p>
          </table:table-cell>
          <table:table-cell table:number-columns-repeated="3"/>
          <table:table-cell office:value-type="string" calcext:value-type="string">
            <text:p>PedaMusidiwada</text:p>
          </table:table-cell>
          <table:table-cell office:value-type="string" calcext:value-type="string">
            <text:p>ANAKAPALLI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MADALA TRINADH RAO </text:p>
          </table:table-cell>
          <table:table-cell/>
          <table:table-cell office:value-type="float" office:value="107184" calcext:value-type="float">
            <text:p>107184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DAN TIRKEY</text:p>
          </table:table-cell>
          <table:table-cell/>
          <table:table-cell office:value-type="float" office:value="109514" calcext:value-type="float">
            <text:p>109514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DDALA ATCHIMMA NAIDU</text:p>
          </table:table-cell>
          <table:table-cell office:value-type="string" calcext:value-type="string">
            <text:p>Late M Jagannadham</text:p>
          </table:table-cell>
          <table:table-cell office:value-type="float" office:value="115242" calcext:value-type="float">
            <text:p>115242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GHPM 1598 C</text:p>
          </table:table-cell>
          <table:table-cell office:value-type="string" calcext:value-type="string">
            <text:p>9339 5300 5786</text:p>
          </table:table-cell>
          <table:table-cell office:value-type="float" office:value="9912426141" calcext:value-type="float">
            <text:p>9912426141</text:p>
          </table:table-cell>
          <table:table-cell office:value-type="string" calcext:value-type="string">
            <text:p>19,Mar.1964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201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0-137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MADDILA MOHANA GANDHI</text:p>
          </table:table-cell>
          <table:table-cell office:value-type="string" calcext:value-type="string">
            <text:p>Late M Paradesi</text:p>
          </table:table-cell>
          <table:table-cell office:value-type="float" office:value="119194" calcext:value-type="float">
            <text:p>119194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AJXPM 8311 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DDU KUMARA SWAMY</text:p>
          </table:table-cell>
          <table:table-cell office:value-type="string" calcext:value-type="string">
            <text:p>M RamaRao</text:p>
          </table:table-cell>
          <table:table-cell office:value-type="float" office:value="121914" calcext:value-type="float">
            <text:p>121914</text:p>
          </table:table-cell>
          <table:table-cell office:value-type="string" calcext:value-type="string">
            <text:p>CO&amp;CCP/H&amp;R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DDPM 2956 E</text:p>
          </table:table-cell>
          <table:table-cell office:value-type="string" calcext:value-type="string">
            <text:p>6453 6697 7809</text:p>
          </table:table-cell>
          <table:table-cell office:value-type="float" office:value="9908067153" calcext:value-type="float">
            <text:p>9908067153</text:p>
          </table:table-cell>
          <table:table-cell office:value-type="string" calcext:value-type="string">
            <text:p>12th,June.198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1163 2380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-4-1</text:p>
          </table:table-cell>
          <table:table-cell table:number-columns-repeated="2"/>
          <table:table-cell office:value-type="string" calcext:value-type="string">
            <text:p>BHPV Back Side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office:value-type="string" calcext:value-type="string">
            <text:p>MADHA DEVADASU</text:p>
          </table:table-cell>
          <table:table-cell/>
          <table:table-cell office:value-type="float" office:value="112260" calcext:value-type="float">
            <text:p>112260</text:p>
          </table:table-cell>
          <table:table-cell office:value-type="string" calcext:value-type="string">
            <text:p>WRM/CPS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DHAVANNAIR VIJAYA KURUP</text:p>
          </table:table-cell>
          <table:table-cell/>
          <table:table-cell office:value-type="float" office:value="117757" calcext:value-type="float">
            <text:p>117757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DISA VENKATA RAMANA</text:p>
          </table:table-cell>
          <table:table-cell table:style-name="ce3" office:value-type="string" calcext:value-type="string">
            <text:p>Late M PothuRaju</text:p>
          </table:table-cell>
          <table:table-cell table:style-name="ce3" office:value-type="float" office:value="116262" calcext:value-type="float">
            <text:p>116262</text:p>
          </table:table-cell>
          <table:table-cell table:style-name="ce3"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IPM 4405 C</text:p>
          </table:table-cell>
          <table:table-cell office:value-type="string" calcext:value-type="string">
            <text:p>2321 3395 2961</text:p>
          </table:table-cell>
          <table:table-cell office:value-type="float" office:value="9949948835" calcext:value-type="float">
            <text:p>9949948835</text:p>
          </table:table-cell>
          <table:table-cell office:value-type="string" calcext:value-type="string">
            <text:p>18th,Sept.1969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 010000 210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3-108</text:p>
          </table:table-cell>
          <table:table-cell/>
          <table:table-cell office:value-type="string" calcext:value-type="string">
            <text:p>Salapuvanipalem</text:p>
          </table:table-cell>
          <table:table-cell/>
          <table:table-cell office:value-type="string" calcext:value-type="string">
            <text:p>Maredipudi</text:p>
          </table:table-cell>
          <table:table-cell office:value-type="string" calcext:value-type="string">
            <text:p>ANAKAPALLI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table:style-name="ce3" office:value-type="string" calcext:value-type="string">
            <text:p>MAGALIPALLI SURYANARAYANA</text:p>
          </table:table-cell>
          <table:table-cell table:style-name="ce3"/>
          <table:table-cell table:style-name="ce3" office:value-type="float" office:value="109635" calcext:value-type="float">
            <text:p>109635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GAPU VENKATA RAMESH</text:p>
          </table:table-cell>
          <table:table-cell/>
          <table:table-cell office:value-type="float" office:value="117444" calcext:value-type="float">
            <text:p>117444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HA APPADU RAMUNAIDU </text:p>
          </table:table-cell>
          <table:table-cell/>
          <table:table-cell office:value-type="float" office:value="105487" calcext:value-type="float">
            <text:p>105487</text:p>
          </table:table-cell>
          <table:table-cell office:value-type="string" calcext:value-type="string">
            <text:p>CRG 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HANTHI NARAYANA MURTHY</text:p>
          </table:table-cell>
          <table:table-cell/>
          <table:table-cell office:value-type="float" office:value="106895" calcext:value-type="float">
            <text:p>106895</text:p>
          </table:table-cell>
          <table:table-cell office:value-type="string" calcext:value-type="string">
            <text:p>CDCP/Instrumentation</text:p>
          </table:table-cell>
          <table:table-cell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ILIPILLI DEMUDU</text:p>
          </table:table-cell>
          <table:table-cell/>
          <table:table-cell office:value-type="float" office:value="118391" calcext:value-type="float">
            <text:p>118391</text:p>
          </table:table-cell>
          <table:table-cell office:value-type="string" calcext:value-type="string">
            <text:p>SMS/Mixer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JJI KRISHNA MURTHY</text:p>
          </table:table-cell>
          <table:table-cell table:number-columns-repeated="2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JJI SRINIVASA RAO</text:p>
          </table:table-cell>
          <table:table-cell/>
          <table:table-cell office:value-type="float" office:value="120914" calcext:value-type="float">
            <text:p>120914</text:p>
          </table:table-cell>
          <table:table-cell office:value-type="string" calcext:value-type="string">
            <text:p>WRM/Mill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JJI SURI BABU</text:p>
          </table:table-cell>
          <table:table-cell/>
          <table:table-cell office:value-type="float" office:value="113567" calcext:value-type="float">
            <text:p>113567</text:p>
          </table:table-cell>
          <table:table-cell office:value-type="string" calcext:value-type="string">
            <text:p>TDP/M</text:p>
          </table:table-cell>
          <table:table-cell office:value-type="float" office:value="3160" calcext:value-type="float">
            <text:p>31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KKUVA CHANDRAMOULI</text:p>
          </table:table-cell>
          <table:table-cell/>
          <table:table-cell office:value-type="float" office:value="109097" calcext:value-type="float">
            <text:p>109097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LAKALA SRIDHAR</text:p>
          </table:table-cell>
          <table:table-cell/>
          <table:table-cell office:value-type="float" office:value="116941" calcext:value-type="float">
            <text:p>116941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LAKALA VENKATA RAMANA</text:p>
          </table:table-cell>
          <table:table-cell table:style-name="ce3" office:value-type="string" calcext:value-type="string">
            <text:p>M VenkataRao</text:p>
          </table:table-cell>
          <table:table-cell table:style-name="ce3" office:value-type="float" office:value="111431" calcext:value-type="float">
            <text:p>111431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GHPM 1518 J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LIPEDDI DASARADHI</text:p>
          </table:table-cell>
          <table:table-cell office:value-type="string" calcext:value-type="string">
            <text:p>M RamaRao</text:p>
          </table:table-cell>
          <table:table-cell office:value-type="float" office:value="106138" calcext:value-type="float">
            <text:p>106138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GHPM 1392 E</text:p>
          </table:table-cell>
          <table:table-cell office:value-type="string" calcext:value-type="string">
            <text:p>3338 2529 4123</text:p>
          </table:table-cell>
          <table:table-cell office:value-type="float" office:value="8374140586" calcext:value-type="float">
            <text:p>8374140586</text:p>
          </table:table-cell>
          <table:table-cell office:value-type="string" calcext:value-type="string">
            <text:p>20/6/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466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412/F</text:p>
          </table:table-cell>
          <table:table-cell/>
          <table:table-cell office:value-type="string" calcext:value-type="string">
            <text:p>Sector-6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LLELA PRATHIMA</text:p>
          </table:table-cell>
          <table:table-cell office:value-type="string" calcext:value-type="string">
            <text:p>M LAZARU</text:p>
          </table:table-cell>
          <table:table-cell table:number-columns-repeated="4" office:value-type="string" calcext:value-type="string">
            <text:p>###</text:p>
          </table:table-cell>
          <table:table-cell office:value-type="string" calcext:value-type="string">
            <text:p>2598 5005 2756</text:p>
          </table:table-cell>
          <table:table-cell office:value-type="float" office:value="9703343511" calcext:value-type="float">
            <text:p>9703343511</text:p>
          </table:table-cell>
          <table:table-cell office:value-type="string" calcext:value-type="string">
            <text:p>20/04/198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6 9764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331/B</text:p>
          </table:table-cell>
          <table:table-cell/>
          <table:table-cell office:value-type="string" calcext:value-type="string">
            <text:p>S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LLIPUDI ANNYBESENT</text:p>
          </table:table-cell>
          <table:table-cell office:value-type="string" calcext:value-type="string">
            <text:p>Late M Syam</text:p>
          </table:table-cell>
          <table:table-cell office:value-type="float" office:value="119268" calcext:value-type="float">
            <text:p>119268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GHPM 1535 B</text:p>
          </table:table-cell>
          <table:table-cell office:value-type="string" calcext:value-type="string">
            <text:p>9698 6226 6583</text:p>
          </table:table-cell>
          <table:table-cell office:value-type="float" office:value="9618313877" calcext:value-type="float">
            <text:p>9618313877</text:p>
          </table:table-cell>
          <table:table-cell office:value-type="string" calcext:value-type="string">
            <text:p>21st,Nov.1973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 010000 598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Qtr.201/D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LLULA SRINIVAS</text:p>
          </table:table-cell>
          <table:table-cell/>
          <table:table-cell office:value-type="float" office:value="105358" calcext:value-type="float">
            <text:p>105358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LLULA SURYANARAYANA</text:p>
          </table:table-cell>
          <table:table-cell table:style-name="ce3" office:value-type="string" calcext:value-type="string">
            <text:p>M PeddiRaju</text:p>
          </table:table-cell>
          <table:table-cell table:style-name="ce3" office:value-type="float" office:value="120205" calcext:value-type="float">
            <text:p>120205</text:p>
          </table:table-cell>
          <table:table-cell table:style-name="ce3"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MSPS 5721 F</text:p>
          </table:table-cell>
          <table:table-cell office:value-type="string" calcext:value-type="string">
            <text:p>4713 2581 2913</text:p>
          </table:table-cell>
          <table:table-cell office:value-type="float" office:value="9866027336" calcext:value-type="float">
            <text:p>9866027336</text:p>
          </table:table-cell>
          <table:table-cell office:value-type="string" calcext:value-type="string">
            <text:p>20th,Apr.1979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 10100 310178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/>
          <table:table-cell office:value-type="string" calcext:value-type="string">
            <text:p>MIG-II</text:p>
          </table:table-cell>
          <table:table-cell office:value-type="string" calcext:value-type="string">
            <text:p>Block-38/G-1</text:p>
          </table:table-cell>
          <table:table-cell office:value-type="string" calcext:value-type="string">
            <text:p>Near Srinagar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MALYALA RAJESWARA RAO</text:p>
          </table:table-cell>
          <table:table-cell table:style-name="ce3" table:number-columns-repeated="4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MIDI SATYANARAYANA</text:p>
          </table:table-cell>
          <table:table-cell table:style-name="ce3"/>
          <table:table-cell table:style-name="ce3" office:value-type="float" office:value="101354" calcext:value-type="float">
            <text:p>101354</text:p>
          </table:table-cell>
          <table:table-cell table:style-name="ce3" office:value-type="string" calcext:value-type="string">
            <text:p>CO&amp;CCP/Batt-2/Rtd.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MIDI VENKATA RAM PRASAD</text:p>
          </table:table-cell>
          <table:table-cell office:value-type="string" calcext:value-type="string">
            <text:p>M Ramulu</text:p>
          </table:table-cell>
          <table:table-cell office:value-type="float" office:value="114459" calcext:value-type="float">
            <text:p>114459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/>
          <table:table-cell office:value-type="string" calcext:value-type="string">
            <text:p>3173 9847 6996</text:p>
          </table:table-cell>
          <table:table-cell office:value-type="float" office:value="9949013829" calcext:value-type="float">
            <text:p>9949013829</text:p>
          </table:table-cell>
          <table:table-cell office:value-type="date" office:date-value="1969-01-02" calcext:value-type="date">
            <text:p>Thursday, January 02, 196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8564 5920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11-2/3</text:p>
          </table:table-cell>
          <table:table-cell table:number-columns-repeated="2"/>
          <table:table-cell office:value-type="string" calcext:value-type="string">
            <text:p>Aganampudi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MAMIDI VENKATESWARA RAO</text:p>
          </table:table-cell>
          <table:table-cell office:value-type="string" calcext:value-type="string">
            <text:p>Late M SomaRaju</text:p>
          </table:table-cell>
          <table:table-cell office:value-type="float" office:value="113595" calcext:value-type="float">
            <text:p>113595</text:p>
          </table:table-cell>
          <table:table-cell office:value-type="string" calcext:value-type="string">
            <text:p>CO&amp;CCP/CDCP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IPM 5810 F</text:p>
          </table:table-cell>
          <table:table-cell office:value-type="string" calcext:value-type="string">
            <text:p>3483 1377 4660</text:p>
          </table:table-cell>
          <table:table-cell office:value-type="float" office:value="9848460772" calcext:value-type="float">
            <text:p>9848460772</text:p>
          </table:table-cell>
          <table:table-cell office:value-type="string" calcext:value-type="string">
            <text:p>9th,June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6128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230/C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NAVATHU AMARSING</text:p>
          </table:table-cell>
          <table:table-cell office:value-type="string" calcext:value-type="string">
            <text:p>Late Hunya Naik</text:p>
          </table:table-cell>
          <table:table-cell office:value-type="float" office:value="118870" calcext:value-type="float">
            <text:p>118870</text:p>
          </table:table-cell>
          <table:table-cell office:value-type="string" calcext:value-type="string">
            <text:p>CO&amp;CCP/Bat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FLPM 44778 G</text:p>
          </table:table-cell>
          <table:table-cell office:value-type="string" calcext:value-type="string">
            <text:p>2527 3232 8946</text:p>
          </table:table-cell>
          <table:table-cell office:value-type="float" office:value="8500669448" calcext:value-type="float">
            <text:p>8500669448</text:p>
          </table:table-cell>
          <table:table-cell office:value-type="date" office:date-value="1970-11-06" calcext:value-type="date">
            <text:p>Friday, November 06, 1970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45 3028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4-6-6/3</text:p>
          </table:table-cell>
          <table:table-cell office:value-type="string" calcext:value-type="string">
            <text:p>HIG-124/FF-B1</text:p>
          </table:table-cell>
          <table:table-cell office:value-type="string" calcext:value-type="string">
            <text:p>JaswanthVilla</text:p>
          </table:table-cell>
          <table:table-cell office:value-type="string" calcext:value-type="string">
            <text:p>VUDA Colony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MANCHALA MUTHYALA RAO</text:p>
          </table:table-cell>
          <table:table-cell table:style-name="ce3" office:value-type="string" calcext:value-type="string">
            <text:p>Late M Satyanarayana</text:p>
          </table:table-cell>
          <table:table-cell table:style-name="ce3" office:value-type="float" office:value="115869" calcext:value-type="float">
            <text:p>115869</text:p>
          </table:table-cell>
          <table:table-cell table:style-name="ce3"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GHPM 1681 J</text:p>
          </table:table-cell>
          <table:table-cell office:value-type="string" calcext:value-type="string">
            <text:p>8413 3034 6648</text:p>
          </table:table-cell>
          <table:table-cell office:value-type="float" office:value="9849848498" calcext:value-type="float">
            <text:p>9849848498</text:p>
          </table:table-cell>
          <table:table-cell office:value-type="string" calcext:value-type="string">
            <text:p>22,June.1971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70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/>
          <table:table-cell office:value-type="string" calcext:value-type="string">
            <text:p>G-4</text:p>
          </table:table-cell>
          <table:table-cell office:value-type="string" calcext:value-type="string">
            <text:p>ChandiniEnclave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ANDA RAJA KUMAR</text:p>
          </table:table-cell>
          <table:table-cell/>
          <table:table-cell office:value-type="float" office:value="105417" calcext:value-type="float">
            <text:p>10541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DALI VENKATA RAMANA MURTHY </text:p>
          </table:table-cell>
          <table:table-cell table:style-name="ce3"/>
          <table:table-cell table:style-name="ce3" office:value-type="float" office:value="120474" calcext:value-type="float">
            <text:p>120474</text:p>
          </table:table-cell>
          <table:table-cell table:style-name="ce3"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DAVA SIVA RAMA PRASAD</text:p>
          </table:table-cell>
          <table:table-cell table:style-name="ce3"/>
          <table:table-cell table:style-name="ce3" office:value-type="float" office:value="109989" calcext:value-type="float">
            <text:p>109989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NDRU ANAND BABU</text:p>
          </table:table-cell>
          <table:table-cell/>
          <table:table-cell office:value-type="float" office:value="113711" calcext:value-type="float">
            <text:p>113711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EM CHANDRASEKAR</text:p>
          </table:table-cell>
          <table:table-cell table:style-name="ce3"/>
          <table:table-cell table:style-name="ce3" office:value-type="float" office:value="120215" calcext:value-type="float">
            <text:p>120215</text:p>
          </table:table-cell>
          <table:table-cell table:style-name="ce3" office:value-type="string" calcext:value-type="string">
            <text:p>T&amp;DC</text:p>
          </table:table-cell>
          <table:table-cell table:style-name="ce3" office:value-type="float" office:value="801" calcext:value-type="float">
            <text:p>801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GALA SRINIVASA RAO</text:p>
          </table:table-cell>
          <table:table-cell table:style-name="ce3"/>
          <table:table-cell table:style-name="ce3" office:value-type="float" office:value="109646" calcext:value-type="float">
            <text:p>109646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NGINA RAMAKRISHNA </text:p>
          </table:table-cell>
          <table:table-cell/>
          <table:table-cell office:value-type="float" office:value="108963" calcext:value-type="float">
            <text:p>108963</text:p>
          </table:table-cell>
          <table:table-cell office:value-type="string" calcext:value-type="string">
            <text:p>CO&amp;CCP/Batt-1/Elec</text:p>
          </table:table-cell>
          <table:table-cell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NIPATRUNI RAMESH</text:p>
          </table:table-cell>
          <table:table-cell/>
          <table:table-cell office:value-type="float" office:value="115693" calcext:value-type="float">
            <text:p>115693</text:p>
          </table:table-cell>
          <table:table-cell office:value-type="string" calcext:value-type="string">
            <text:p>MMSM/Stores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KU ERUKU NAIDU </text:p>
          </table:table-cell>
          <table:table-cell table:style-name="ce3" office:value-type="string" calcext:value-type="string">
            <text:p>M AppaRao</text:p>
          </table:table-cell>
          <table:table-cell table:style-name="ce3" office:value-type="float" office:value="120428" calcext:value-type="float">
            <text:p>120428</text:p>
          </table:table-cell>
          <table:table-cell table:style-name="ce3" office:value-type="string" calcext:value-type="string">
            <text:p>CO&amp;CCP/Recovery</text:p>
          </table:table-cell>
          <table:table-cell table:style-name="ce3" office:value-type="float" office:value="3100" calcext:value-type="float">
            <text:p>3100</text:p>
          </table:table-cell>
          <table:table-cell office:value-type="string" calcext:value-type="string">
            <text:p>AUPPM 2452 H</text:p>
          </table:table-cell>
          <table:table-cell office:value-type="string" calcext:value-type="string">
            <text:p>9834 3821 7627</text:p>
          </table:table-cell>
          <table:table-cell office:value-type="float" office:value="9908481187" calcext:value-type="float">
            <text:p>9908481187</text:p>
          </table:table-cell>
          <table:table-cell office:value-type="date" office:date-value="1984-06-06" calcext:value-type="date">
            <text:p>Wednesday, June 06, 198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8 3713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-59</text:p>
          </table:table-cell>
          <table:table-cell table:number-columns-repeated="2"/>
          <table:table-cell office:value-type="string" calcext:value-type="string">
            <text:p>Atchutapuram</text:p>
          </table:table-cell>
          <table:table-cell/>
          <table:table-cell office:value-type="string" calcext:value-type="string">
            <text:p>ANAKAPALLI</text:p>
          </table:table-cell>
          <table:table-cell office:value-type="float" office:value="531011" calcext:value-type="float">
            <text:p>531011</text:p>
          </table:table-cell>
        </table:table-row>
        <table:table-row table:style-name="ro1">
          <table:table-cell office:value-type="string" calcext:value-type="string">
            <text:p>MANOJ KUMAR</text:p>
          </table:table-cell>
          <table:table-cell/>
          <table:table-cell office:value-type="float" office:value="119597" calcext:value-type="float">
            <text:p>119597</text:p>
          </table:table-cell>
          <table:table-cell office:value-type="string" calcext:value-type="string">
            <text:p>CO&amp;CCP/H&amp;R </text:p>
          </table:table-cell>
          <table:table-cell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TRI KESAVARAMANA MURTHY</text:p>
          </table:table-cell>
          <table:table-cell table:style-name="ce3" office:value-type="string" calcext:value-type="string">
            <text:p>Late M Satyanarayana</text:p>
          </table:table-cell>
          <table:table-cell table:style-name="ce3" office:value-type="float" office:value="102710" calcext:value-type="float">
            <text:p>102710</text:p>
          </table:table-cell>
          <table:table-cell table:style-name="ce3" office:value-type="string" calcext:value-type="string">
            <text:p>TA/WS/Rtd.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string" calcext:value-type="string">
            <text:p>AKKPM 4439 R</text:p>
          </table:table-cell>
          <table:table-cell/>
          <table:table-cell office:value-type="float" office:value="9394051512" calcext:value-type="float">
            <text:p>9394051512</text:p>
          </table:table-cell>
          <table:table-cell office:value-type="string" calcext:value-type="string">
            <text:p>12th,June.1958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173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19-23-1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MANTRI MURALI RAO</text:p>
          </table:table-cell>
          <table:table-cell/>
          <table:table-cell office:value-type="float" office:value="109434" calcext:value-type="float">
            <text:p>109434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TRI SANKARA NARAYANA RAO</text:p>
          </table:table-cell>
          <table:table-cell table:style-name="ce3"/>
          <table:table-cell table:style-name="ce3" office:value-type="float" office:value="103811" calcext:value-type="float">
            <text:p>103811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NTRI SREERAMULU</text:p>
          </table:table-cell>
          <table:table-cell table:style-name="ce3"/>
          <table:table-cell table:style-name="ce3" office:value-type="float" office:value="117146" calcext:value-type="float">
            <text:p>117146</text:p>
          </table:table-cell>
          <table:table-cell table:style-name="ce3"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NTRIPRAGADA S S N V RAMA RAO</text:p>
          </table:table-cell>
          <table:table-cell office:value-type="string" calcext:value-type="string">
            <text:p>M SatyanarayanaMurthy</text:p>
          </table:table-cell>
          <table:table-cell office:value-type="float" office:value="109078" calcext:value-type="float">
            <text:p>109078</text:p>
          </table:table-cell>
          <table:table-cell office:value-type="string" calcext:value-type="string">
            <text:p>EMD</text:p>
          </table:table-cell>
          <table:table-cell office:value-type="float" office:value="7500" calcext:value-type="float">
            <text:p>7500</text:p>
          </table:table-cell>
          <table:table-cell table:style-name="ce3" office:value-type="string" calcext:value-type="string">
            <text:p>AFWPM 9095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ANANI SRINIVASA RAO</text:p>
          </table:table-cell>
          <table:table-cell/>
          <table:table-cell office:value-type="float" office:value="109913" calcext:value-type="float">
            <text:p>109913</text:p>
          </table:table-cell>
          <table:table-cell office:value-type="string" calcext:value-type="string">
            <text:p>WRM/MILL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RAPATLA DHARMENDRA</text:p>
          </table:table-cell>
          <table:table-cell/>
          <table:table-cell office:value-type="float" office:value="120159" calcext:value-type="float">
            <text:p>120159</text:p>
          </table:table-cell>
          <table:table-cell office:value-type="string" calcext:value-type="string">
            <text:p>IT</text:p>
          </table:table-cell>
          <table:table-cell office:value-type="float" office:value="7900" calcext:value-type="float">
            <text:p>7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RE RAJ SEKHAR</text:p>
          </table:table-cell>
          <table:table-cell/>
          <table:table-cell office:value-type="float" office:value="114456" calcext:value-type="float">
            <text:p>114456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RISETTY VEERABHADRA RAO</text:p>
          </table:table-cell>
          <table:table-cell office:value-type="string" calcext:value-type="string">
            <text:p>Late M VenkataSwamy</text:p>
          </table:table-cell>
          <table:table-cell office:value-type="float" office:value="109304" calcext:value-type="float">
            <text:p>109304</text:p>
          </table:table-cell>
          <table:table-cell office:value-type="string" calcext:value-type="string">
            <text:p>CO&amp;CCP/Batt-1/Mech</text:p>
          </table:table-cell>
          <table:table-cell office:value-type="float" office:value="3070" calcext:value-type="float">
            <text:p>3070</text:p>
          </table:table-cell>
          <table:table-cell table:style-name="ce3" office:value-type="string" calcext:value-type="string">
            <text:p>ADPPM 5185 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LAPUDI EDGER KRUPAFAITH</text:p>
          </table:table-cell>
          <table:table-cell office:value-type="string" calcext:value-type="string">
            <text:p>Late M EdgerJob</text:p>
          </table:table-cell>
          <table:table-cell office:value-type="float" office:value="235282" calcext:value-type="float">
            <text:p>23528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###</text:p>
          </table:table-cell>
          <table:table-cell table:style-name="ce3" office:value-type="string" calcext:value-type="string">
            <text:p>AVAPM 8366 L</text:p>
          </table:table-cell>
          <table:table-cell office:value-type="string" calcext:value-type="string">
            <text:p>#### #### ####</text:p>
          </table:table-cell>
          <table:table-cell office:value-type="float" office:value="9491441748" calcext:value-type="float">
            <text:p>9491441748</text:p>
          </table:table-cell>
          <table:table-cell office:value-type="string" calcext:value-type="string">
            <text:p>1st,Jan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15606 19623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-232/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Jabilli Hills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ARPU SIVA PRASAD</text:p>
          </table:table-cell>
          <table:table-cell office:value-type="string" calcext:value-type="string">
            <text:p>Late M Danappalu</text:p>
          </table:table-cell>
          <table:table-cell office:value-type="float" office:value="122621" calcext:value-type="float">
            <text:p>122621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BQEPM 2769 K</text:p>
          </table:table-cell>
          <table:table-cell office:value-type="string" calcext:value-type="string">
            <text:p>8558 1790 1352</text:p>
          </table:table-cell>
          <table:table-cell office:value-type="float" office:value="9502780941" calcext:value-type="float">
            <text:p>9502780941</text:p>
          </table:table-cell>
          <table:table-cell office:value-type="string" calcext:value-type="string">
            <text:p>2nd,May.198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1063 6298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1-29-47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ARRARU RAMU</text:p>
          </table:table-cell>
          <table:table-cell/>
          <table:table-cell office:value-type="float" office:value="120479" calcext:value-type="float">
            <text:p>12047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RSALAN GURIA</text:p>
          </table:table-cell>
          <table:table-cell office:value-type="string" calcext:value-type="string">
            <text:p>Jaimasih Guria</text:p>
          </table:table-cell>
          <table:table-cell office:value-type="float" office:value="110085" calcext:value-type="float">
            <text:p>11008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CXPG 7032 M</text:p>
          </table:table-cell>
          <table:table-cell office:value-type="string" calcext:value-type="string">
            <text:p>3441 2174 8238</text:p>
          </table:table-cell>
          <table:table-cell office:value-type="float" office:value="8331015941" calcext:value-type="float">
            <text:p>8331015941</text:p>
          </table:table-cell>
          <table:table-cell office:value-type="string" calcext:value-type="string">
            <text:p>10,Oct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779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204/1</text:p>
          </table:table-cell>
          <table:table-cell/>
          <table:table-cell office:value-type="string" calcext:value-type="string">
            <text:p>Sector-4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SABATHULA ANILKUMAR</text:p>
          </table:table-cell>
          <table:table-cell table:number-columns-repeated="2"/>
          <table:table-cell office:value-type="string" calcext:value-type="string">
            <text:p>NAVAYUGA Engg</text:p>
          </table:table-cell>
          <table:table-cell table:style-name="ce6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ASABATHULA ARUNA KUMARI</text:p>
          </table:table-cell>
          <table:table-cell office:value-type="string" calcext:value-type="string">
            <text:p>Late M Krishna Murthy</text:p>
          </table:table-cell>
          <table:table-cell office:value-type="float" office:value="43203737" calcext:value-type="float">
            <text:p>43203737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00569G</text:p>
          </table:table-cell>
          <table:table-cell office:value-type="string" calcext:value-type="string">
            <text:p>AIVPA 7162 N</text:p>
          </table:table-cell>
          <table:table-cell office:value-type="string" calcext:value-type="string">
            <text:p>2324 3470 4128</text:p>
          </table:table-cell>
          <table:table-cell office:value-type="float" office:value="9502104826" calcext:value-type="float">
            <text:p>9502104826</text:p>
          </table:table-cell>
          <table:table-cell office:value-type="date" office:date-value="1980-04-05" calcext:value-type="date">
            <text:p>Saturday, April 05, 1980</text:p>
          </table:table-cell>
          <table:table-cell office:value-type="string" calcext:value-type="string">
            <text:p>HSBC Bank</text:p>
          </table:table-cell>
          <table:table-cell office:value-type="string" calcext:value-type="string">
            <text:p>061077 558006</text:p>
          </table:table-cell>
          <table:table-cell office:value-type="string" calcext:value-type="string">
            <text:p>Siripuram</text:p>
          </table:table-cell>
          <table:table-cell office:value-type="string" calcext:value-type="string">
            <text:p>HSBC0530002</text:p>
          </table:table-cell>
          <table:table-cell office:value-type="string" calcext:value-type="string">
            <text:p>5-91</text:p>
          </table:table-cell>
          <table:table-cell/>
          <table:table-cell office:value-type="string" calcext:value-type="string">
            <text:p>SundarSyam Colony</text:p>
          </table:table-cell>
          <table:table-cell office:value-type="string" calcext:value-type="string">
            <text:p>near Vepagunt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7" calcext:value-type="float">
            <text:p>530047</text:p>
          </table:table-cell>
        </table:table-row>
        <table:table-row table:style-name="ro1">
          <table:table-cell office:value-type="string" calcext:value-type="string">
            <text:p>MASABATHULA SUDHAKAR KUMAR</text:p>
          </table:table-cell>
          <table:table-cell office:value-type="string" calcext:value-type="string">
            <text:p>Late M Krishna Murthy</text:p>
          </table:table-cell>
          <table:table-cell office:value-type="float" office:value="43299220" calcext:value-type="float">
            <text:p>43299220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00569G</text:p>
          </table:table-cell>
          <table:table-cell office:value-type="string" calcext:value-type="string">
            <text:p>BICPS 1469 N</text:p>
          </table:table-cell>
          <table:table-cell office:value-type="string" calcext:value-type="string">
            <text:p>5745 1186 2705</text:p>
          </table:table-cell>
          <table:table-cell office:value-type="float" office:value="7799220011" calcext:value-type="float">
            <text:p>7799220011</text:p>
          </table:table-cell>
          <table:table-cell office:value-type="date" office:date-value="1982-05-15" calcext:value-type="date">
            <text:p>Saturday, May 15, 1982</text:p>
          </table:table-cell>
          <table:table-cell office:value-type="string" calcext:value-type="string">
            <text:p>HSBC Bank</text:p>
          </table:table-cell>
          <table:table-cell office:value-type="string" calcext:value-type="string">
            <text:p>061229 530006</text:p>
          </table:table-cell>
          <table:table-cell office:value-type="string" calcext:value-type="string">
            <text:p>SiripuramBranch</text:p>
          </table:table-cell>
          <table:table-cell office:value-type="string" calcext:value-type="string">
            <text:p>HSBC0530002</text:p>
          </table:table-cell>
          <table:table-cell office:value-type="string" calcext:value-type="string">
            <text:p>5-91</text:p>
          </table:table-cell>
          <table:table-cell/>
          <table:table-cell office:value-type="string" calcext:value-type="string">
            <text:p>SundarSyam Colony</text:p>
          </table:table-cell>
          <table:table-cell office:value-type="string" calcext:value-type="string">
            <text:p>near Vepagunt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7" calcext:value-type="float">
            <text:p>530047</text:p>
          </table:table-cell>
        </table:table-row>
        <table:table-row table:style-name="ro1">
          <table:table-cell office:value-type="string" calcext:value-type="string">
            <text:p>MASAVARAPU AYYA BABU</text:p>
          </table:table-cell>
          <table:table-cell office:value-type="string" calcext:value-type="string">
            <text:p>Late M YerriNaidu</text:p>
          </table:table-cell>
          <table:table-cell office:value-type="float" office:value="111595" calcext:value-type="float">
            <text:p>111595</text:p>
          </table:table-cell>
          <table:table-cell office:value-type="string" calcext:value-type="string">
            <text:p>WRM 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CHPM 1890 P</text:p>
          </table:table-cell>
          <table:table-cell office:value-type="string" calcext:value-type="string">
            <text:p>7071 7361 6328</text:p>
          </table:table-cell>
          <table:table-cell office:value-type="float" office:value="8106335818" calcext:value-type="float">
            <text:p>8106335818</text:p>
          </table:table-cell>
          <table:table-cell office:value-type="date" office:date-value="1969-01-07" calcext:value-type="date">
            <text:p>Tuesday, January 07, 196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781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7-145/1</text:p>
          </table:table-cell>
          <table:table-cell table:number-columns-repeated="2"/>
          <table:table-cell table:number-columns-repeated="2" office:value-type="string" calcext:value-type="string">
            <text:p>Parawada</text:p>
          </table:table-cell>
          <table:table-cell office:value-type="string" calcext:value-type="string">
            <text:p>ANAKAPALLI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MATCHA APPA RAO</text:p>
          </table:table-cell>
          <table:table-cell office:value-type="string" calcext:value-type="string">
            <text:p>Late M Vadapalli</text:p>
          </table:table-cell>
          <table:table-cell office:value-type="float" office:value="115631" calcext:value-type="float">
            <text:p>115631</text:p>
          </table:table-cell>
          <table:table-cell office:value-type="string" calcext:value-type="string">
            <text:p>MMSM/Mills</text:p>
          </table:table-cell>
          <table:table-cell office:value-type="float" office:value="3700" calcext:value-type="float">
            <text:p>3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TCHA RAMALINEGESWARA RAO</text:p>
          </table:table-cell>
          <table:table-cell/>
          <table:table-cell office:value-type="float" office:value="109195" calcext:value-type="float">
            <text:p>109195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ATTA KOTESWARA RAO </text:p>
          </table:table-cell>
          <table:table-cell table:style-name="ce3" office:value-type="string" calcext:value-type="string">
            <text:p>Late Buchalu</text:p>
          </table:table-cell>
          <table:table-cell table:style-name="ce3" office:value-type="float" office:value="110553" calcext:value-type="float">
            <text:p>110553</text:p>
          </table:table-cell>
          <table:table-cell table:style-name="ce3" office:value-type="string" calcext:value-type="string">
            <text:p>WMD</text:p>
          </table:table-cell>
          <table:table-cell table:style-name="ce3" office:value-type="float" office:value="6500" calcext:value-type="float">
            <text:p>6500</text:p>
          </table:table-cell>
          <table:table-cell office:value-type="string" calcext:value-type="string">
            <text:p>AGHPM 1486 F</text:p>
          </table:table-cell>
          <table:table-cell office:value-type="string" calcext:value-type="string">
            <text:p>6213 8273 1984</text:p>
          </table:table-cell>
          <table:table-cell office:value-type="float" office:value="9248953673" calcext:value-type="float">
            <text:p>9248953673</text:p>
          </table:table-cell>
          <table:table-cell office:value-type="string" calcext:value-type="string">
            <text:p>15,Jan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7230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443/B</text:p>
          </table:table-cell>
          <table:table-cell/>
          <table:table-cell office:value-type="string" calcext:value-type="string">
            <text:p>S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ATTURTI KRISHNAMOHAN</text:p>
          </table:table-cell>
          <table:table-cell/>
          <table:table-cell office:value-type="float" office:value="113721" calcext:value-type="float">
            <text:p>113721</text:p>
          </table:table-cell>
          <table:table-cell office:value-type="string" calcext:value-type="string">
            <text:p>CMM/Mill Zone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d AHMED</text:p>
          </table:table-cell>
          <table:table-cell/>
          <table:table-cell office:value-type="float" office:value="116934" calcext:value-type="float">
            <text:p>116934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d JAILABDEEN</text:p>
          </table:table-cell>
          <table:table-cell/>
          <table:table-cell office:value-type="float" office:value="112634" calcext:value-type="float">
            <text:p>112634</text:p>
          </table:table-cell>
          <table:table-cell office:value-type="string" calcext:value-type="string">
            <text:p>FMD/Transport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d KHALID BIN HAQUE</text:p>
          </table:table-cell>
          <table:table-cell office:value-type="string" calcext:value-type="string">
            <text:p>Md Nabi Haque</text:p>
          </table:table-cell>
          <table:table-cell office:value-type="float" office:value="107346" calcext:value-type="float">
            <text:p>107346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WPH 9188 C</text:p>
          </table:table-cell>
          <table:table-cell office:value-type="string" calcext:value-type="string">
            <text:p>4215 0089 7407</text:p>
          </table:table-cell>
          <table:table-cell office:value-type="float" office:value="9440303105" calcext:value-type="float">
            <text:p>9440303105</text:p>
          </table:table-cell>
          <table:table-cell office:value-type="string" calcext:value-type="string">
            <text:p>30th,May.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312 60023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1-32-18</text:p>
          </table:table-cell>
          <table:table-cell/>
          <table:table-cell office:value-type="string" calcext:value-type="string">
            <text:p>AzeemaBad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Md MISKEEN</text:p>
          </table:table-cell>
          <table:table-cell/>
          <table:table-cell office:value-type="float" office:value="116478" calcext:value-type="float">
            <text:p>116478</text:p>
          </table:table-cell>
          <table:table-cell office:value-type="string" calcext:value-type="string">
            <text:p>MMSM/Stores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d RAHAMATULLAH </text:p>
          </table:table-cell>
          <table:table-cell table:style-name="ce3" office:value-type="string" calcext:value-type="string">
            <text:p>Late Md AbdulAzeem</text:p>
          </table:table-cell>
          <table:table-cell table:style-name="ce3" office:value-type="float" office:value="113079" calcext:value-type="float">
            <text:p>113079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FAPM 0278 D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d RAHIMAN</text:p>
          </table:table-cell>
          <table:table-cell office:value-type="string" calcext:value-type="string">
            <text:p>Md A Alisha</text:p>
          </table:table-cell>
          <table:table-cell office:value-type="float" office:value="113578" calcext:value-type="float">
            <text:p>11357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Md YUSAF</text:p>
          </table:table-cell>
          <table:table-cell/>
          <table:table-cell office:value-type="float" office:value="112004" calcext:value-type="float">
            <text:p>112004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ADISA APPARAO</text:p>
          </table:table-cell>
          <table:table-cell/>
          <table:table-cell office:value-type="float" office:value="101683" calcext:value-type="float">
            <text:p>101683</text:p>
          </table:table-cell>
          <table:table-cell office:value-type="string" calcext:value-type="string">
            <text:p>TA/Civil</text:p>
          </table:table-cell>
          <table:table-cell office:value-type="float" office:value="704" calcext:value-type="float">
            <text:p>704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DIDI SUBBARAO</text:p>
          </table:table-cell>
          <table:table-cell/>
          <table:table-cell office:value-type="float" office:value="115628" calcext:value-type="float">
            <text:p>115628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EDIDI VIJAYAKUMAR</text:p>
          </table:table-cell>
          <table:table-cell table:style-name="ce3"/>
          <table:table-cell table:style-name="ce3" office:value-type="float" office:value="109004" calcext:value-type="float">
            <text:p>109004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DISETTI APPA RAO </text:p>
          </table:table-cell>
          <table:table-cell office:value-type="string" calcext:value-type="string">
            <text:p>Late M PedaAchanna</text:p>
          </table:table-cell>
          <table:table-cell office:value-type="float" office:value="101590" calcext:value-type="float">
            <text:p>101590</text:p>
          </table:table-cell>
          <table:table-cell office:value-type="string" calcext:value-type="string">
            <text:p>CO&amp;CCP/Batt-4/GRtd.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DISETTI CHANDRA RAO</text:p>
          </table:table-cell>
          <table:table-cell/>
          <table:table-cell office:value-type="float" office:value="106583" calcext:value-type="float">
            <text:p>106583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DISETTI DURGALU</text:p>
          </table:table-cell>
          <table:table-cell office:value-type="string" calcext:value-type="string">
            <text:p>Late M Appanna</text:p>
          </table:table-cell>
          <table:table-cell office:value-type="float" office:value="101588" calcext:value-type="float">
            <text:p>101588</text:p>
          </table:table-cell>
          <table:table-cell office:value-type="string" calcext:value-type="string">
            <text:p>CO&amp;CCP/Batt-1/Mech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JGPM 9710 N</text:p>
          </table:table-cell>
          <table:table-cell office:value-type="string" calcext:value-type="string">
            <text:p>5251 8388 7022</text:p>
          </table:table-cell>
          <table:table-cell office:value-type="float" office:value="9642930035" calcext:value-type="float">
            <text:p>9642930035</text:p>
          </table:table-cell>
          <table:table-cell office:value-type="string" calcext:value-type="string">
            <text:p>1st,July.1957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0100069933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18-14-3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MEDISETTI SIMHACHALAM</text:p>
          </table:table-cell>
          <table:table-cell/>
          <table:table-cell office:value-type="float" office:value="109623" calcext:value-type="float">
            <text:p>109623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DISETTY VENKATA RAO</text:p>
          </table:table-cell>
          <table:table-cell office:value-type="string" calcext:value-type="string">
            <text:p>M Chinnodu</text:p>
          </table:table-cell>
          <table:table-cell office:value-type="float" office:value="109283" calcext:value-type="float">
            <text:p>109283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DPPM 5100 R</text:p>
          </table:table-cell>
          <table:table-cell office:value-type="string" calcext:value-type="string">
            <text:p>5819 1544 1364</text:p>
          </table:table-cell>
          <table:table-cell office:value-type="string" calcext:value-type="string">
            <text:p>###</text:p>
          </table:table-cell>
          <table:table-cell office:value-type="date" office:date-value="1960-10-08" calcext:value-type="date">
            <text:p>Saturday, October 08, 1960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098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5-3-10/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MEESALA SAYYAD BABU </text:p>
          </table:table-cell>
          <table:table-cell table:style-name="ce3"/>
          <table:table-cell table:style-name="ce3" office:value-type="float" office:value="106237" calcext:value-type="float">
            <text:p>106237</text:p>
          </table:table-cell>
          <table:table-cell table:style-name="ce3"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ESALA SREENIVASA RAO</text:p>
          </table:table-cell>
          <table:table-cell office:value-type="string" calcext:value-type="string">
            <text:p>M VenkataRamana</text:p>
          </table:table-cell>
          <table:table-cell office:value-type="float" office:value="115442" calcext:value-type="float">
            <text:p>115442</text:p>
          </table:table-cell>
          <table:table-cell office:value-type="string" calcext:value-type="string">
            <text:p>CO&amp;CCP/Batt/G/Mech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ACHPM 1954 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NDEM PRATAP</text:p>
          </table:table-cell>
          <table:table-cell/>
          <table:table-cell office:value-type="float" office:value="114483" calcext:value-type="float">
            <text:p>114483</text:p>
          </table:table-cell>
          <table:table-cell office:value-type="string" calcext:value-type="string">
            <text:p>SMS/BSY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ERUGU DANAYYA</text:p>
          </table:table-cell>
          <table:table-cell office:value-type="string" calcext:value-type="string">
            <text:p>Late M Ammoru</text:p>
          </table:table-cell>
          <table:table-cell office:value-type="float" office:value="118480" calcext:value-type="float">
            <text:p>118480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HLPM 5162 F</text:p>
          </table:table-cell>
          <table:table-cell office:value-type="string" calcext:value-type="string">
            <text:p>8960 0866 8581</text:p>
          </table:table-cell>
          <table:table-cell office:value-type="float" office:value="7093058608" calcext:value-type="float">
            <text:p>7093058608</text:p>
          </table:table-cell>
          <table:table-cell office:value-type="string" calcext:value-type="string">
            <text:p>26,Mar.1963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0 10000 255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15-03-6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MERUGU KONDA BABU</text:p>
          </table:table-cell>
          <table:table-cell table:style-name="ce3" office:value-type="string" calcext:value-type="string">
            <text:p>Late M Ramulu</text:p>
          </table:table-cell>
          <table:table-cell table:style-name="ce3" office:value-type="float" office:value="101677" calcext:value-type="float">
            <text:p>101677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ESPM 4957 N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METTAPALLI SYAMBABU</text:p>
          </table:table-cell>
          <table:table-cell table:style-name="ce3"/>
          <table:table-cell table:style-name="ce3" office:value-type="float" office:value="110207" calcext:value-type="float">
            <text:p>110207</text:p>
          </table:table-cell>
          <table:table-cell table:style-name="ce3"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ICHAEL TOPNO</text:p>
          </table:table-cell>
          <table:table-cell/>
          <table:table-cell office:value-type="float" office:value="110534" calcext:value-type="float">
            <text:p>110534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INDI TRINADH RAO</text:p>
          </table:table-cell>
          <table:table-cell/>
          <table:table-cell office:value-type="float" office:value="115876" calcext:value-type="float">
            <text:p>115876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NSC BOSE</text:p>
          </table:table-cell>
          <table:table-cell/>
          <table:table-cell office:value-type="float" office:value="110734" calcext:value-type="float">
            <text:p>110734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ODHUKURI SATYANARAYANA</text:p>
          </table:table-cell>
          <table:table-cell office:value-type="string" calcext:value-type="string">
            <text:p>M RamaKrishna</text:p>
          </table:table-cell>
          <table:table-cell office:value-type="float" office:value="110610" calcext:value-type="float">
            <text:p>110610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FSPS 4617 L</text:p>
          </table:table-cell>
          <table:table-cell office:value-type="string" calcext:value-type="string">
            <text:p>2585 9593 3162</text:p>
          </table:table-cell>
          <table:table-cell office:value-type="float" office:value="9494372748" calcext:value-type="float">
            <text:p>9494372748</text:p>
          </table:table-cell>
          <table:table-cell office:value-type="string" calcext:value-type="string">
            <text:p>1st,Jan.1966</text:p>
          </table:table-cell>
          <table:table-cell office:value-type="string" calcext:value-type="string">
            <text:p>UCO Bank </text:p>
          </table:table-cell>
          <table:table-cell office:value-type="string" calcext:value-type="string">
            <text:p>1588 01000 0327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1-2-14/19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aiNitya-1</text:p>
          </table:table-cell>
          <table:table-cell table:number-columns-repeated="2" office:value-type="string" calcext:value-type="string">
            <text:p>Kurmannapalem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OHAMMED AKBAR</text:p>
          </table:table-cell>
          <table:table-cell/>
          <table:table-cell office:value-type="float" office:value="103831" calcext:value-type="float">
            <text:p>103831</text:p>
          </table:table-cell>
          <table:table-cell office:value-type="string" calcext:value-type="string">
            <text:p>TA/Civil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AICPM 5684 Q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OKA NARASIMHA MURTHY</text:p>
          </table:table-cell>
          <table:table-cell table:style-name="ce3" office:value-type="string" calcext:value-type="string">
            <text:p>M KrishnaMurthy</text:p>
          </table:table-cell>
          <table:table-cell table:style-name="ce3" office:value-type="float" office:value="120106" calcext:value-type="float">
            <text:p>120106</text:p>
          </table:table-cell>
          <table:table-cell table:style-name="ce3" office:value-type="string" calcext:value-type="string">
            <text:p>CO&amp;CCP/Batt-4/Br-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VVPM 8240 Q</text:p>
          </table:table-cell>
          <table:table-cell office:value-type="string" calcext:value-type="string">
            <text:p>3204 7313 7069</text:p>
          </table:table-cell>
          <table:table-cell office:value-type="float" office:value="9849497778" calcext:value-type="float">
            <text:p>9849497778</text:p>
          </table:table-cell>
          <table:table-cell office:value-type="string" calcext:value-type="string">
            <text:p>10th,Oct.1977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63 0168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41/A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OKKA RAMULU</text:p>
          </table:table-cell>
          <table:table-cell office:value-type="string" calcext:value-type="string">
            <text:p>Late M Simhachalam</text:p>
          </table:table-cell>
          <table:table-cell office:value-type="float" office:value="116006" calcext:value-type="float">
            <text:p>116006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VPM 2058 C</text:p>
          </table:table-cell>
          <table:table-cell office:value-type="string" calcext:value-type="string">
            <text:p>5035 0650 5402</text:p>
          </table:table-cell>
          <table:table-cell office:value-type="float" office:value="8142843165" calcext:value-type="float">
            <text:p>8142843165</text:p>
          </table:table-cell>
          <table:table-cell office:value-type="string" calcext:value-type="string">
            <text:p>26th,Apr.1960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36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1-57-1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MOLLI APPA RAO</text:p>
          </table:table-cell>
          <table:table-cell/>
          <table:table-cell office:value-type="float" office:value="118362" calcext:value-type="float">
            <text:p>118362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OLLI APPA RAO</text:p>
          </table:table-cell>
          <table:table-cell office:value-type="string" calcext:value-type="string">
            <text:p>M Adinarayana</text:p>
          </table:table-cell>
          <table:table-cell office:value-type="float" office:value="118477" calcext:value-type="float">
            <text:p>118477</text:p>
          </table:table-cell>
          <table:table-cell office:value-type="string" calcext:value-type="string">
            <text:p>CO&amp;CCP/Batt/G/Mech</text:p>
          </table:table-cell>
          <table:table-cell office:value-type="float" office:value="3060" calcext:value-type="float">
            <text:p>306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MOLLI PAPA RAO</text:p>
          </table:table-cell>
          <table:table-cell office:value-type="string" calcext:value-type="string">
            <text:p>Late M PedaMusalayya</text:p>
          </table:table-cell>
          <table:table-cell table:style-name="ce5" office:value-type="float" office:value="105678" calcext:value-type="float">
            <text:p>105678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HKPM 9346 A</text:p>
          </table:table-cell>
          <table:table-cell office:value-type="string" calcext:value-type="string">
            <text:p>8736 1946 1773</text:p>
          </table:table-cell>
          <table:table-cell office:value-type="float" office:value="9912331767" calcext:value-type="float">
            <text:p>9912331767</text:p>
          </table:table-cell>
          <table:table-cell office:value-type="string" calcext:value-type="string">
            <text:p>3rd,Apr.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304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2-3-5/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MOLLI SANYASI RAO</text:p>
          </table:table-cell>
          <table:table-cell office:value-type="string" calcext:value-type="string">
            <text:p>Late M Simhachalam</text:p>
          </table:table-cell>
          <table:table-cell office:value-type="float" office:value="106582" calcext:value-type="float">
            <text:p>106582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table:style-name="ce3" office:value-type="string" calcext:value-type="string">
            <text:p>AIXPS 0182 L</text:p>
          </table:table-cell>
          <table:table-cell office:value-type="string" calcext:value-type="string">
            <text:p>4273 3213 0541</text:p>
          </table:table-cell>
          <table:table-cell office:value-type="float" office:value="9963314010" calcext:value-type="float">
            <text:p>9963314010</text:p>
          </table:table-cell>
          <table:table-cell office:value-type="string" calcext:value-type="string">
            <text:p>15,Jul.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556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1-35-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MOLLU PENTAYYA</text:p>
          </table:table-cell>
          <table:table-cell table:style-name="ce3"/>
          <table:table-cell table:style-name="ce3" office:value-type="float" office:value="105673" calcext:value-type="float">
            <text:p>105673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ORUDIPUDI MUTHYALU</text:p>
          </table:table-cell>
          <table:table-cell office:value-type="string" calcext:value-type="string">
            <text:p>M PydiThalli</text:p>
          </table:table-cell>
          <table:table-cell office:value-type="float" office:value="101311" calcext:value-type="float">
            <text:p>101311</text:p>
          </table:table-cell>
          <table:table-cell office:value-type="string" calcext:value-type="string">
            <text:p>CO&amp;CCP/H&amp;R1/G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AGHPM 6299 A</text:p>
          </table:table-cell>
          <table:table-cell office:value-type="string" calcext:value-type="string">
            <text:p>2959 6874 0986</text:p>
          </table:table-cell>
          <table:table-cell office:value-type="float" office:value="9705914582" calcext:value-type="float">
            <text:p>9705914582</text:p>
          </table:table-cell>
          <table:table-cell office:value-type="date" office:date-value="1958-02-04" calcext:value-type="date">
            <text:p>Tuesday, February 04, 195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885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1-45-33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Seethanagaram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MOSA PARAMANANDAMU</text:p>
          </table:table-cell>
          <table:table-cell table:style-name="ce3"/>
          <table:table-cell table:style-name="ce3" office:value-type="float" office:value="114477" calcext:value-type="float">
            <text:p>114477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OTORU MANIKYALARAO</text:p>
          </table:table-cell>
          <table:table-cell table:style-name="ce3"/>
          <table:table-cell table:style-name="ce3" office:value-type="float" office:value="106049" calcext:value-type="float">
            <text:p>106049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CHU RAMANA </text:p>
          </table:table-cell>
          <table:table-cell table:style-name="ce3"/>
          <table:table-cell table:style-name="ce3" office:value-type="float" office:value="105690" calcext:value-type="float">
            <text:p>105690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DAPAKA RAMULU</text:p>
          </table:table-cell>
          <table:table-cell office:value-type="string" calcext:value-type="string">
            <text:p>Late M Appanna</text:p>
          </table:table-cell>
          <table:table-cell office:value-type="float" office:value="118487" calcext:value-type="float">
            <text:p>118487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AHIPM 6291 J</text:p>
          </table:table-cell>
          <table:table-cell office:value-type="string" calcext:value-type="string">
            <text:p>5138 9768 4463</text:p>
          </table:table-cell>
          <table:table-cell office:value-type="float" office:value="9704776706" calcext:value-type="float">
            <text:p>9704776706</text:p>
          </table:table-cell>
          <table:table-cell office:value-type="string" calcext:value-type="string">
            <text:p>4,April.1964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34230 10000 253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30-96-3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UDAPAKA VENKATA ARJUNA CHARY</text:p>
          </table:table-cell>
          <table:table-cell/>
          <table:table-cell office:value-type="float" office:value="113793" calcext:value-type="float">
            <text:p>113793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DAVATH CHINNA MANTHRU NAIK</text:p>
          </table:table-cell>
          <table:table-cell office:value-type="string" calcext:value-type="string">
            <text:p>M DesaNaik</text:p>
          </table:table-cell>
          <table:table-cell office:value-type="float" office:value="112663" calcext:value-type="float">
            <text:p>112663</text:p>
          </table:table-cell>
          <table:table-cell office:value-type="string" calcext:value-type="string">
            <text:p>SinterPlant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ACEPM 5320 R</text:p>
          </table:table-cell>
          <table:table-cell office:value-type="string" calcext:value-type="string">
            <text:p>9331 5316 2246</text:p>
          </table:table-cell>
          <table:table-cell office:value-type="float" office:value="9177212199" calcext:value-type="float">
            <text:p>9177212199</text:p>
          </table:table-cell>
          <table:table-cell office:value-type="string" calcext:value-type="string">
            <text:p>2nd,Feb.196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01685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/>
          <table:table-cell office:value-type="string" calcext:value-type="string">
            <text:p>405</text:p>
          </table:table-cell>
          <table:table-cell office:value-type="string" calcext:value-type="string">
            <text:p>B' Block</text:p>
          </table:table-cell>
          <table:table-cell office:value-type="string" calcext:value-type="string">
            <text:p>ToleGate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UDDADA APPALANAIDU </text:p>
          </table:table-cell>
          <table:table-cell/>
          <table:table-cell office:value-type="float" office:value="107389" calcext:value-type="float">
            <text:p>107389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DE NAGULU NAICK</text:p>
          </table:table-cell>
          <table:table-cell table:style-name="ce3" office:value-type="string" calcext:value-type="string">
            <text:p>Late MangyaNaick</text:p>
          </table:table-cell>
          <table:table-cell table:style-name="ce3" office:value-type="float" office:value="118130" calcext:value-type="float">
            <text:p>118130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GWPM 3042 Q</text:p>
          </table:table-cell>
          <table:table-cell office:value-type="string" calcext:value-type="string">
            <text:p>9294 3602 4219</text:p>
          </table:table-cell>
          <table:table-cell office:value-type="float" office:value="9966912527" calcext:value-type="float">
            <text:p>9966912527</text:p>
          </table:table-cell>
          <table:table-cell office:value-type="string" calcext:value-type="string">
            <text:p>25th,May.1970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551`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121/F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UDUNURU APPALA RAJU</text:p>
          </table:table-cell>
          <table:table-cell/>
          <table:table-cell office:value-type="float" office:value="115101" calcext:value-type="float">
            <text:p>115101</text:p>
          </table:table-cell>
          <table:table-cell office:value-type="string" calcext:value-type="string">
            <text:p>FMD/Crans-2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KURI VENKATA RAO</text:p>
          </table:table-cell>
          <table:table-cell/>
          <table:table-cell office:value-type="float" office:value="113808" calcext:value-type="float">
            <text:p>113808</text:p>
          </table:table-cell>
          <table:table-cell office:value-type="string" calcext:value-type="string">
            <text:p>CO&amp;CCP/TDP/Mech</text:p>
          </table:table-cell>
          <table:table-cell office:value-type="float" office:value="3160" calcext:value-type="float">
            <text:p>31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LAGALAPALLI SADHU RAO</text:p>
          </table:table-cell>
          <table:table-cell office:value-type="string" calcext:value-type="string">
            <text:p>Late M AppaRao</text:p>
          </table:table-cell>
          <table:table-cell office:value-type="float" office:value="114898" calcext:value-type="float">
            <text:p>114898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VPM 2059 D</text:p>
          </table:table-cell>
          <table:table-cell office:value-type="string" calcext:value-type="string">
            <text:p>9678 4474 7459</text:p>
          </table:table-cell>
          <table:table-cell/>
          <table:table-cell office:value-type="string" calcext:value-type="string">
            <text:p>23rd,Nov.1968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548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50-69-2</text:p>
          </table:table-cell>
          <table:table-cell/>
          <table:table-cell office:value-type="string" calcext:value-type="string">
            <text:p>Harijana Street</text:p>
          </table:table-cell>
          <table:table-cell office:value-type="string" calcext:value-type="string">
            <text:p>Seethammapeta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table:style-name="ce3" office:value-type="string" calcext:value-type="string">
            <text:p>MULAGAPAKA SANYASI RAO</text:p>
          </table:table-cell>
          <table:table-cell table:style-name="ce3" table:number-columns-repeated="2"/>
          <table:table-cell table:style-name="ce3"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LAKALA DALLI APPA RAO </text:p>
          </table:table-cell>
          <table:table-cell/>
          <table:table-cell office:value-type="float" office:value="120931" calcext:value-type="float">
            <text:p>120931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LAKALAPALLI APPARAO</text:p>
          </table:table-cell>
          <table:table-cell/>
          <table:table-cell office:value-type="float" office:value="116658" calcext:value-type="float">
            <text:p>11665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LAKALAPALLI GURUMURTHY</text:p>
          </table:table-cell>
          <table:table-cell table:style-name="ce3"/>
          <table:table-cell table:style-name="ce3" office:value-type="float" office:value="105230" calcext:value-type="float">
            <text:p>105230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LAKALAPALLI GURUMURTHY</text:p>
          </table:table-cell>
          <table:table-cell table:style-name="ce3" office:value-type="string" calcext:value-type="string">
            <text:p>M Polayya</text:p>
          </table:table-cell>
          <table:table-cell table:style-name="ce3" office:value-type="float" office:value="114769" calcext:value-type="float">
            <text:p>114769</text:p>
          </table:table-cell>
          <table:table-cell table:style-name="ce3" office:value-type="string" calcext:value-type="string">
            <text:p>QA&amp;TD</text:p>
          </table:table-cell>
          <table:table-cell table:style-name="ce3" office:value-type="float" office:value="7400" calcext:value-type="float">
            <text:p>7400</text:p>
          </table:table-cell>
          <table:table-cell table:style-name="ce3" office:value-type="string" calcext:value-type="string">
            <text:p>ACYPG 3580 B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MULAKALAPALLI NAGESWARA RAO</text:p>
          </table:table-cell>
          <table:table-cell table:style-name="ce3" office:value-type="string" calcext:value-type="string">
            <text:p>Late M Boyanna</text:p>
          </table:table-cell>
          <table:table-cell table:style-name="ce3" office:value-type="float" office:value="106203" calcext:value-type="float">
            <text:p>106203</text:p>
          </table:table-cell>
          <table:table-cell table:style-name="ce3" office:value-type="string" calcext:value-type="string">
            <text:p>RMHP</text:p>
          </table:table-cell>
          <table:table-cell table:style-name="ce3" office:value-type="float" office:value="4900" calcext:value-type="float">
            <text:p>4900</text:p>
          </table:table-cell>
          <table:table-cell table:style-name="ce3" office:value-type="string" calcext:value-type="string">
            <text:p>ACEPM 5294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AKALAPALLI RAMU</text:p>
          </table:table-cell>
          <table:table-cell/>
          <table:table-cell office:value-type="float" office:value="105704" calcext:value-type="float">
            <text:p>105704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LAKALAPALLI SOMA RAJU</text:p>
          </table:table-cell>
          <table:table-cell office:value-type="string" calcext:value-type="string">
            <text:p>Late M Appanna</text:p>
          </table:table-cell>
          <table:table-cell office:value-type="float" office:value="114770" calcext:value-type="float">
            <text:p>114770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AKALAPALLI SRINIVASA RAO</text:p>
          </table:table-cell>
          <table:table-cell/>
          <table:table-cell office:value-type="float" office:value="116660" calcext:value-type="float">
            <text:p>11666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LGALAPALLI SADHU RAO</text:p>
          </table:table-cell>
          <table:table-cell office:value-type="string" calcext:value-type="string">
            <text:p>Late M AppaRao</text:p>
          </table:table-cell>
          <table:table-cell office:value-type="float" office:value="114898" calcext:value-type="float">
            <text:p>114898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ULLAPUDI MURALI MOHANA BABU</text:p>
          </table:table-cell>
          <table:table-cell office:value-type="string" calcext:value-type="string">
            <text:p>LateM N Acharyulu</text:p>
          </table:table-cell>
          <table:table-cell office:value-type="float" office:value="110256" calcext:value-type="float">
            <text:p>110256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GHPM 1313 R</text:p>
          </table:table-cell>
          <table:table-cell office:value-type="string" calcext:value-type="string">
            <text:p>8543 9256 4040</text:p>
          </table:table-cell>
          <table:table-cell office:value-type="float" office:value="9949124188" calcext:value-type="float">
            <text:p>9949124188</text:p>
          </table:table-cell>
          <table:table-cell office:value-type="string" calcext:value-type="string">
            <text:p>2nd,Mar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6329 26802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r.No:222/E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MULUKURI VENKATARAMANA</text:p>
          </table:table-cell>
          <table:table-cell office:value-type="string" calcext:value-type="string">
            <text:p>M NarayanaMurthy</text:p>
          </table:table-cell>
          <table:table-cell office:value-type="float" office:value="107344" calcext:value-type="float">
            <text:p>107344</text:p>
          </table:table-cell>
          <table:table-cell office:value-type="string" calcext:value-type="string">
            <text:p>CO&amp;CCP/H&amp;R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FAPM 0302 C</text:p>
          </table:table-cell>
          <table:table-cell office:value-type="string" calcext:value-type="string">
            <text:p>2845 7142 9642</text:p>
          </table:table-cell>
          <table:table-cell office:value-type="float" office:value="9492820864" calcext:value-type="float">
            <text:p>9492820864</text:p>
          </table:table-cell>
          <table:table-cell office:value-type="string" calcext:value-type="string">
            <text:p>10th,May.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0534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8-17-1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MUNABARTHI SATYA CHANTI</text:p>
          </table:table-cell>
          <table:table-cell/>
          <table:table-cell office:value-type="float" office:value="116447" calcext:value-type="float">
            <text:p>116447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NAGALA SRINIVASU</text:p>
          </table:table-cell>
          <table:table-cell/>
          <table:table-cell office:value-type="float" office:value="116379" calcext:value-type="float">
            <text:p>116379</text:p>
          </table:table-cell>
          <table:table-cell office:value-type="string" calcext:value-type="string">
            <text:p>MMSM/Finishing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NAGAPAKA ATCHIMNAIDU</text:p>
          </table:table-cell>
          <table:table-cell/>
          <table:table-cell office:value-type="float" office:value="107827" calcext:value-type="float">
            <text:p>10782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NCHI APPLA NAIDU</text:p>
          </table:table-cell>
          <table:table-cell table:style-name="ce3"/>
          <table:table-cell table:style-name="ce3" office:value-type="float" office:value="117648" calcext:value-type="float">
            <text:p>117648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MUPPIDI PAREPALLI</text:p>
          </table:table-cell>
          <table:table-cell office:value-type="string" calcext:value-type="string">
            <text:p>Late M Parepalli</text:p>
          </table:table-cell>
          <table:table-cell office:value-type="float" office:value="105235" calcext:value-type="float">
            <text:p>105235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LBPM 6591 L</text:p>
          </table:table-cell>
          <table:table-cell office:value-type="string" calcext:value-type="string">
            <text:p>4500 7776 3168</text:p>
          </table:table-cell>
          <table:table-cell office:value-type="float" office:value="9849179429" calcext:value-type="float">
            <text:p>9849179429</text:p>
          </table:table-cell>
          <table:table-cell office:value-type="string" calcext:value-type="string">
            <text:p>13,Mar.195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469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0-6-19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MURAHARIRAO SREEDHAR</text:p>
          </table:table-cell>
          <table:table-cell office:value-type="string" calcext:value-type="string">
            <text:p>Late M ChittiBabu</text:p>
          </table:table-cell>
          <table:table-cell office:value-type="float" office:value="115830" calcext:value-type="float">
            <text:p>115830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HIPM 5784 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RAMALLA VENKATA RAMANA MURTHY </text:p>
          </table:table-cell>
          <table:table-cell/>
          <table:table-cell office:value-type="float" office:value="107940" calcext:value-type="float">
            <text:p>107940</text:p>
          </table:table-cell>
          <table:table-cell office:value-type="string" calcext:value-type="string">
            <text:p>RMHP/Yard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MUSINADA SRINIVASU</text:p>
          </table:table-cell>
          <table:table-cell table:style-name="ce3" office:value-type="string" calcext:value-type="string">
            <text:p>M Appalacharyulu</text:p>
          </table:table-cell>
          <table:table-cell table:style-name="ce3" office:value-type="float" office:value="115812" calcext:value-type="float">
            <text:p>115812</text:p>
          </table:table-cell>
          <table:table-cell table:style-name="ce3"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SPM 4962 M</text:p>
          </table:table-cell>
          <table:table-cell office:value-type="string" calcext:value-type="string">
            <text:p>6510 5223 7798</text:p>
          </table:table-cell>
          <table:table-cell office:value-type="float" office:value="9849769709" calcext:value-type="float">
            <text:p>9849769709</text:p>
          </table:table-cell>
          <table:table-cell office:value-type="date" office:date-value="1970-06-09" calcext:value-type="date">
            <text:p>Tuesday, June 09, 1970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65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303/B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MUSUNURI VENKATESWARA RAO</text:p>
          </table:table-cell>
          <table:table-cell table:style-name="ce3" office:value-type="string" calcext:value-type="string">
            <text:p>Late M Tatayya</text:p>
          </table:table-cell>
          <table:table-cell table:style-name="ce3" office:value-type="float" office:value="119174" calcext:value-type="float">
            <text:p>119174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office:value-type="string" calcext:value-type="string">
            <text:p>AGEPM 0472 A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MUVVALA APPARAO</text:p>
          </table:table-cell>
          <table:table-cell table:style-name="ce3" office:value-type="string" calcext:value-type="string">
            <text:p>M ChinaSwamulu</text:p>
          </table:table-cell>
          <table:table-cell table:style-name="ce3" office:value-type="float" office:value="114907" calcext:value-type="float">
            <text:p>114907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LTPM 6611 M</text:p>
          </table:table-cell>
          <table:table-cell office:value-type="string" calcext:value-type="string">
            <text:p>9766 5922 7872</text:p>
          </table:table-cell>
          <table:table-cell office:value-type="float" office:value="9573822940" calcext:value-type="float">
            <text:p>9573822940</text:p>
          </table:table-cell>
          <table:table-cell office:value-type="string" calcext:value-type="string">
            <text:p>15th,May.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4434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4-77/2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MYCHANLA APPALAKONDA</text:p>
          </table:table-cell>
          <table:table-cell/>
          <table:table-cell office:value-type="float" office:value="118492" calcext:value-type="float">
            <text:p>118492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 CHINA DEMUDU</text:p>
          </table:table-cell>
          <table:table-cell office:value-type="string" calcext:value-type="string">
            <text:p>N Polayya</text:p>
          </table:table-cell>
          <table:table-cell table:number-columns-repeated="4" office:value-type="string" calcext:value-type="string">
            <text:p>###</text:p>
          </table:table-cell>
          <table:table-cell office:value-type="string" calcext:value-type="string">
            <text:p>4874 5899 3234</text:p>
          </table:table-cell>
          <table:table-cell office:value-type="float" office:value="9849820596" calcext:value-type="float">
            <text:p>9849820596</text:p>
          </table:table-cell>
          <table:table-cell office:value-type="date" office:date-value="1962-09-06" calcext:value-type="date">
            <text:p>Thursday, September 06, 1962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417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5-4-73/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e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 GOVINDA RAJU</text:p>
          </table:table-cell>
          <table:table-cell/>
          <table:table-cell office:value-type="float" office:value="116665" calcext:value-type="float">
            <text:p>116665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 SRINIVASA </text:p>
          </table:table-cell>
          <table:table-cell table:style-name="ce3" table:number-columns-repeated="2"/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 SRINIVASA RAO</text:p>
          </table:table-cell>
          <table:table-cell/>
          <table:table-cell office:value-type="float" office:value="117178" calcext:value-type="float">
            <text:p>117178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 SURYANARAYANA</text:p>
          </table:table-cell>
          <table:table-cell/>
          <table:table-cell office:value-type="float" office:value="114457" calcext:value-type="float">
            <text:p>114457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ADIMPALLI MALLIKARJUNA RAO</text:p>
          </table:table-cell>
          <table:table-cell table:style-name="ce3"/>
          <table:table-cell table:style-name="ce3" office:value-type="float" office:value="120239" calcext:value-type="float">
            <text:p>120239</text:p>
          </table:table-cell>
          <table:table-cell table:style-name="ce3"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DUPURI SRINIVASA RAO</text:p>
          </table:table-cell>
          <table:table-cell/>
          <table:table-cell office:value-type="float" office:value="117529" calcext:value-type="float">
            <text:p>117529</text:p>
          </table:table-cell>
          <table:table-cell office:value-type="string" calcext:value-type="string">
            <text:p>PPM/WB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FEES AHMAD</text:p>
          </table:table-cell>
          <table:table-cell/>
          <table:table-cell office:value-type="float" office:value="119662" calcext:value-type="float">
            <text:p>11966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GABATHULA VEERA VENKATA SATYANARAYANA</text:p>
          </table:table-cell>
          <table:table-cell office:value-type="string" calcext:value-type="string">
            <text:p>N NageswaraRao</text:p>
          </table:table-cell>
          <table:table-cell office:value-type="float" office:value="119179" calcext:value-type="float">
            <text:p>119179</text:p>
          </table:table-cell>
          <table:table-cell office:value-type="string" calcext:value-type="string">
            <text:p>TP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CDPN 3546 P</text:p>
          </table:table-cell>
          <table:table-cell office:value-type="string" calcext:value-type="string">
            <text:p>8735 0776 1147</text:p>
          </table:table-cell>
          <table:table-cell office:value-type="string" calcext:value-type="string">
            <text:p>###</text:p>
          </table:table-cell>
          <table:table-cell office:value-type="date" office:date-value="1972-05-07" calcext:value-type="date">
            <text:p>Sunday, May 07, 1972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283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31-30-151/9</text:p>
          </table:table-cell>
          <table:table-cell office:value-type="string" calcext:value-type="string">
            <text:p>FF-3</text:p>
          </table:table-cell>
          <table:table-cell office:value-type="string" calcext:value-type="string">
            <text:p>SwarnaResidenc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NAGALA APPALA NAIDU</text:p>
          </table:table-cell>
          <table:table-cell office:value-type="string" calcext:value-type="string">
            <text:p>Late N Nookalu</text:p>
          </table:table-cell>
          <table:table-cell office:value-type="float" office:value="106216" calcext:value-type="float">
            <text:p>106216</text:p>
          </table:table-cell>
          <table:table-cell office:value-type="string" calcext:value-type="string">
            <text:p>RMHP/CHP</text:p>
          </table:table-cell>
          <table:table-cell office:value-type="float" office:value="4900" calcext:value-type="float">
            <text:p>4900</text:p>
          </table:table-cell>
          <table:table-cell table:style-name="ce3" office:value-type="string" calcext:value-type="string">
            <text:p>ABGPN 0923 J</text:p>
          </table:table-cell>
          <table:table-cell office:value-type="string" calcext:value-type="string">
            <text:p>8383 4050 3321</text:p>
          </table:table-cell>
          <table:table-cell office:value-type="float" office:value="8978917689" calcext:value-type="float">
            <text:p>8978917689</text:p>
          </table:table-cell>
          <table:table-cell office:value-type="date" office:date-value="1958-12-04" calcext:value-type="date">
            <text:p>Thursday, December 04, 195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775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0-95-3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NAGARATNAM JAGANNADHAN</text:p>
          </table:table-cell>
          <table:table-cell table:style-name="ce3" office:value-type="string" calcext:value-type="string">
            <text:p>Late NagaRatnam</text:p>
          </table:table-cell>
          <table:table-cell table:style-name="ce3" office:value-type="float" office:value="110226" calcext:value-type="float">
            <text:p>110226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GPN 4249 K</text:p>
          </table:table-cell>
          <table:table-cell office:value-type="string" calcext:value-type="string">
            <text:p>9032 1465 3025</text:p>
          </table:table-cell>
          <table:table-cell office:value-type="float" office:value="9989100226" calcext:value-type="float">
            <text:p>9989100226</text:p>
          </table:table-cell>
          <table:table-cell office:value-type="string" calcext:value-type="string">
            <text:p>1st,Sept.1962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50 8100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119/B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NAGESWARA RAO VAJRAPU</text:p>
          </table:table-cell>
          <table:table-cell table:style-name="ce3"/>
          <table:table-cell table:style-name="ce3" office:value-type="float" office:value="114599" calcext:value-type="float">
            <text:p>114599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GGIREDDY APPALANAIDU</text:p>
          </table:table-cell>
          <table:table-cell table:number-columns-repeated="17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GIREDDY NARASINGA RAO</text:p>
          </table:table-cell>
          <table:table-cell office:value-type="string" calcext:value-type="string">
            <text:p>Late N AppaRao</text:p>
          </table:table-cell>
          <table:table-cell office:value-type="float" office:value="108003" calcext:value-type="float">
            <text:p>108003</text:p>
          </table:table-cell>
          <table:table-cell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APPN 8635 B</text:p>
          </table:table-cell>
          <table:table-cell office:value-type="string" calcext:value-type="string">
            <text:p>6495 5576 9249</text:p>
          </table:table-cell>
          <table:table-cell office:value-type="float" office:value="9618326213" calcext:value-type="float">
            <text:p>9618326213</text:p>
          </table:table-cell>
          <table:table-cell office:value-type="date" office:date-value="1960-03-07" calcext:value-type="date">
            <text:p>Monday, March 07, 1960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50 0104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5-3-306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Pedagantyada 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NAGIREDDY POTTAYYA</text:p>
          </table:table-cell>
          <table:table-cell table:style-name="ce3"/>
          <table:table-cell table:style-name="ce3" office:value-type="float" office:value="102576" calcext:value-type="float">
            <text:p>102576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GIREDDY SATYANARAYANA</text:p>
          </table:table-cell>
          <table:table-cell/>
          <table:table-cell office:value-type="float" office:value="120566" calcext:value-type="float">
            <text:p>120566</text:p>
          </table:table-cell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AGIRI DEEPAK</text:p>
          </table:table-cell>
          <table:table-cell table:style-name="ce3" office:value-type="string" calcext:value-type="string">
            <text:p>N LakshmanaRao</text:p>
          </table:table-cell>
          <table:table-cell table:style-name="ce3" office:value-type="float" office:value="120442" calcext:value-type="float">
            <text:p>120442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IPN 0723 C</text:p>
          </table:table-cell>
          <table:table-cell office:value-type="string" calcext:value-type="string">
            <text:p>3353 2966 2132</text:p>
          </table:table-cell>
          <table:table-cell office:value-type="float" office:value="9885392015" calcext:value-type="float">
            <text:p>9885392015</text:p>
          </table:table-cell>
          <table:table-cell office:value-type="string" calcext:value-type="string">
            <text:p>7th,Nov.1980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3 5501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/>
          <table:table-cell office:value-type="string" calcext:value-type="string">
            <text:p>403</text:p>
          </table:table-cell>
          <table:table-cell office:value-type="string" calcext:value-type="string">
            <text:p>SrinivasaResidenc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NAGULAKONDA MUTYAMACHARI</text:p>
          </table:table-cell>
          <table:table-cell office:value-type="string" calcext:value-type="string">
            <text:p>N Suryanarayana</text:p>
          </table:table-cell>
          <table:table-cell office:value-type="float" office:value="117399" calcext:value-type="float">
            <text:p>117399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BGPN 2214 A</text:p>
          </table:table-cell>
          <table:table-cell office:value-type="string" calcext:value-type="string">
            <text:p>5742 9569 8752</text:p>
          </table:table-cell>
          <table:table-cell office:value-type="float" office:value="9701053626" calcext:value-type="float">
            <text:p>9701053626</text:p>
          </table:table-cell>
          <table:table-cell office:value-type="date" office:date-value="1966-01-04" calcext:value-type="date">
            <text:p>Tuesday, January 04, 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06060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7-16-54</text:p>
          </table:table-cell>
          <table:table-cell/>
          <table:table-cell office:value-type="string" calcext:value-type="string">
            <text:p>Pallavari street</text:p>
          </table:table-cell>
          <table:table-cell office:value-type="string" calcext:value-type="string">
            <text:p>Gajuwak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NAKIREDDI VENKATA NAIDU</text:p>
          </table:table-cell>
          <table:table-cell/>
          <table:table-cell office:value-type="float" office:value="115848" calcext:value-type="float">
            <text:p>115848</text:p>
          </table:table-cell>
          <table:table-cell office:value-type="string" calcext:value-type="string">
            <text:p>MMSM/Planning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KKA APPARAO</text:p>
          </table:table-cell>
          <table:table-cell office:value-type="string" calcext:value-type="string">
            <text:p>Late N ChinnaAppanna</text:p>
          </table:table-cell>
          <table:table-cell office:value-type="float" office:value="101317" calcext:value-type="float">
            <text:p>101317</text:p>
          </table:table-cell>
          <table:table-cell office:value-type="string" calcext:value-type="string">
            <text:p>RMHP/CHP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ABGPN 1092 G</text:p>
          </table:table-cell>
          <table:table-cell office:value-type="string" calcext:value-type="string">
            <text:p>3594 2183 1568</text:p>
          </table:table-cell>
          <table:table-cell office:value-type="float" office:value="9703009813" calcext:value-type="float">
            <text:p>9703009813</text:p>
          </table:table-cell>
          <table:table-cell office:value-type="date" office:date-value="1959-01-07" calcext:value-type="date">
            <text:p>Wednesday, January 07, 195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24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1-32-16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Seethanagaram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AKKAPALLI DEVANANDAM</text:p>
          </table:table-cell>
          <table:table-cell office:value-type="string" calcext:value-type="string">
            <text:p>N Upmakayya</text:p>
          </table:table-cell>
          <table:table-cell office:value-type="float" office:value="115646" calcext:value-type="float">
            <text:p>115646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COPN 2565 R</text:p>
          </table:table-cell>
          <table:table-cell office:value-type="string" calcext:value-type="string">
            <text:p>9488 3785 3335</text:p>
          </table:table-cell>
          <table:table-cell office:value-type="float" office:value="9494137474" calcext:value-type="float">
            <text:p>9494137474</text:p>
          </table:table-cell>
          <table:table-cell office:value-type="string" calcext:value-type="string">
            <text:p>26th,Mar.1971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38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,220/B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NALAMATI BRAHMAJI</text:p>
          </table:table-cell>
          <table:table-cell/>
          <table:table-cell office:value-type="float" office:value="107753" calcext:value-type="float">
            <text:p>107753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LAMATI BRAHMAJI</text:p>
          </table:table-cell>
          <table:table-cell/>
          <table:table-cell office:value-type="float" office:value="107753" calcext:value-type="float">
            <text:p>107753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LI KOTESWARARAO </text:p>
          </table:table-cell>
          <table:table-cell/>
          <table:table-cell office:value-type="float" office:value="116027" calcext:value-type="float">
            <text:p>116027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LLA SUBRAHMANYAM</text:p>
          </table:table-cell>
          <table:table-cell table:number-columns-repeated="2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MASANI SATYANARAYANA</text:p>
          </table:table-cell>
          <table:table-cell/>
          <table:table-cell office:value-type="float" office:value="103205" calcext:value-type="float">
            <text:p>10320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AMBARU CHINA DEMUDU</text:p>
          </table:table-cell>
          <table:table-cell table:style-name="ce3" office:value-type="string" calcext:value-type="string">
            <text:p>Late N Polayya</text:p>
          </table:table-cell>
          <table:table-cell table:style-name="ce3" office:value-type="float" office:value="118363" calcext:value-type="float">
            <text:p>118363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CDPN 3342 F</text:p>
          </table:table-cell>
          <table:table-cell office:value-type="string" calcext:value-type="string">
            <text:p>4874 5899 3234</text:p>
          </table:table-cell>
          <table:table-cell office:value-type="float" office:value="9849820596" calcext:value-type="float">
            <text:p>9849820596</text:p>
          </table:table-cell>
          <table:table-cell office:value-type="string" calcext:value-type="string">
            <text:p>6th,Sept.1962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417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5-4-73/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AMBARU KANNAYYA</text:p>
          </table:table-cell>
          <table:table-cell/>
          <table:table-cell office:value-type="float" office:value="113017" calcext:value-type="float">
            <text:p>113017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MMI DALINAIDU </text:p>
          </table:table-cell>
          <table:table-cell/>
          <table:table-cell office:value-type="float" office:value="101662" calcext:value-type="float">
            <text:p>101662</text:p>
          </table:table-cell>
          <table:table-cell office:value-type="string" calcext:value-type="string">
            <text:p>FMD 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MMI MOHANA KRISHNA</text:p>
          </table:table-cell>
          <table:table-cell office:value-type="string" calcext:value-type="string">
            <text:p>N AppaRao</text:p>
          </table:table-cell>
          <table:table-cell office:value-type="float" office:value="120561" calcext:value-type="float">
            <text:p>120561</text:p>
          </table:table-cell>
          <table:table-cell office:value-type="string" calcext:value-type="string">
            <text:p>CO&amp;CCP/G/Elec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AHGPN 0939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MMI SATYA SIVA</text:p>
          </table:table-cell>
          <table:table-cell/>
          <table:table-cell office:value-type="float" office:value="119784" calcext:value-type="float">
            <text:p>119784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MMI TATA RAO</text:p>
          </table:table-cell>
          <table:table-cell/>
          <table:table-cell office:value-type="float" office:value="105534" calcext:value-type="float">
            <text:p>105534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MMI VENKATA APPARAO</text:p>
          </table:table-cell>
          <table:table-cell/>
          <table:table-cell office:value-type="float" office:value="109286" calcext:value-type="float">
            <text:p>109286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NDAMURI SRINIVASA BHARANI</text:p>
          </table:table-cell>
          <table:table-cell/>
          <table:table-cell office:value-type="float" office:value="112164" calcext:value-type="float">
            <text:p>112164</text:p>
          </table:table-cell>
          <table:table-cell office:value-type="string" calcext:value-type="string">
            <text:p>CO&amp;CCP/Bat/G/Elec</text:p>
          </table:table-cell>
          <table:table-cell table:style-name="ce3"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ANDIKI THATHA RAO</text:p>
          </table:table-cell>
          <table:table-cell table:style-name="ce3" office:value-type="string" calcext:value-type="string">
            <text:p>Late N Chittodu</text:p>
          </table:table-cell>
          <table:table-cell table:style-name="ce3" office:value-type="float" office:value="101909" calcext:value-type="float">
            <text:p>101909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CDPN 3565 E</text:p>
          </table:table-cell>
          <table:table-cell office:value-type="string" calcext:value-type="string">
            <text:p>2500 7034 7658</text:p>
          </table:table-cell>
          <table:table-cell office:value-type="float" office:value="9866389775" calcext:value-type="float">
            <text:p>9866389775</text:p>
          </table:table-cell>
          <table:table-cell office:value-type="string" calcext:value-type="string">
            <text:p>18th,Jan.196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7265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1-53-08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ANDITALLI PAALANAIDU</text:p>
          </table:table-cell>
          <table:table-cell/>
          <table:table-cell office:value-type="float" office:value="110180" calcext:value-type="float">
            <text:p>110180</text:p>
          </table:table-cell>
          <table:table-cell office:value-type="string" calcext:value-type="string">
            <text:p>SP</text:p>
          </table:table-cell>
          <table:table-cell office:value-type="float" office:value="3200" calcext:value-type="float">
            <text:p>3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RALA SRINIVASA REDDY</text:p>
          </table:table-cell>
          <table:table-cell office:value-type="string" calcext:value-type="string">
            <text:p>N AnjiReddy</text:p>
          </table:table-cell>
          <table:table-cell office:value-type="float" office:value="122180" calcext:value-type="float">
            <text:p>122180</text:p>
          </table:table-cell>
          <table:table-cell office:value-type="string" calcext:value-type="string">
            <text:p>TPP/BPTS-2</text:p>
          </table:table-cell>
          <table:table-cell office:value-type="float" office:value="5000" calcext:value-type="float">
            <text:p>500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NARAMSETTY APPA RAO</text:p>
          </table:table-cell>
          <table:table-cell/>
          <table:table-cell office:value-type="float" office:value="114560" calcext:value-type="float">
            <text:p>114560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REN MURMU</text:p>
          </table:table-cell>
          <table:table-cell office:value-type="string" calcext:value-type="string">
            <text:p>DulaMurmu</text:p>
          </table:table-cell>
          <table:table-cell office:value-type="float" office:value="121463" calcext:value-type="float">
            <text:p>121463</text:p>
          </table:table-cell>
          <table:table-cell office:value-type="string" calcext:value-type="string">
            <text:p>SinterPlant</text:p>
          </table:table-cell>
          <table:table-cell office:value-type="float" office:value="3200" calcext:value-type="float">
            <text:p>3200</text:p>
          </table:table-cell>
          <table:table-cell table:style-name="ce3" office:value-type="string" calcext:value-type="string">
            <text:p>BBBPM 3629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RENDRA KISHORE KUMAR </text:p>
          </table:table-cell>
          <table:table-cell/>
          <table:table-cell office:value-type="float" office:value="109692" calcext:value-type="float">
            <text:p>109692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ARLANKA GOVINDA RAO</text:p>
          </table:table-cell>
          <table:table-cell table:style-name="ce3"/>
          <table:table-cell table:style-name="ce3" office:value-type="float" office:value="104991" calcext:value-type="float">
            <text:p>104991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ATRA RAVI</text:p>
          </table:table-cell>
          <table:table-cell/>
          <table:table-cell office:value-type="float" office:value="115904" calcext:value-type="float">
            <text:p>115904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EELAM APPA RAO</text:p>
          </table:table-cell>
          <table:table-cell/>
          <table:table-cell office:value-type="float" office:value="114055" calcext:value-type="float">
            <text:p>114055</text:p>
          </table:table-cell>
          <table:table-cell office:value-type="string" calcext:value-type="string">
            <text:p>TA/CIVIL/M</text:p>
          </table:table-cell>
          <table:table-cell office:value-type="float" office:value="704" calcext:value-type="float">
            <text:p>704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EELAPU APPA RAO </text:p>
          </table:table-cell>
          <table:table-cell table:style-name="ce3" office:value-type="string" calcext:value-type="string">
            <text:p>Late N AppaRao</text:p>
          </table:table-cell>
          <table:table-cell table:style-name="ce3" office:value-type="float" office:value="102050" calcext:value-type="float">
            <text:p>102050</text:p>
          </table:table-cell>
          <table:table-cell table:style-name="ce3"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DLPN 7306 A</text:p>
          </table:table-cell>
          <table:table-cell office:value-type="string" calcext:value-type="string">
            <text:p>6398 4091 5826</text:p>
          </table:table-cell>
          <table:table-cell office:value-type="float" office:value="9573875597" calcext:value-type="float">
            <text:p>9573875597</text:p>
          </table:table-cell>
          <table:table-cell office:value-type="string" calcext:value-type="string">
            <text:p>18,Jan.195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07360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9-11-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EELAPU APPALA REDDY </text:p>
          </table:table-cell>
          <table:table-cell/>
          <table:table-cell office:value-type="float" office:value="105611" calcext:value-type="float">
            <text:p>105611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EELAPU NOOKA RAJU</text:p>
          </table:table-cell>
          <table:table-cell/>
          <table:table-cell office:value-type="float" office:value="101080" calcext:value-type="float">
            <text:p>101080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EELAPU PENTAYYA</text:p>
          </table:table-cell>
          <table:table-cell/>
          <table:table-cell office:value-type="float" office:value="101882" calcext:value-type="float">
            <text:p>101882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EERU KONDA VENKATA TRIMURTHULU</text:p>
          </table:table-cell>
          <table:table-cell/>
          <table:table-cell office:value-type="float" office:value="116376" calcext:value-type="float">
            <text:p>116376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NEKKALAPUDI VENKATESWARA RAO</text:p>
          </table:table-cell>
          <table:table-cell table:style-name="ce3" office:value-type="string" calcext:value-type="string">
            <text:p>Late N KoteswaraRao</text:p>
          </table:table-cell>
          <table:table-cell table:style-name="ce3" office:value-type="float" office:value="110560" calcext:value-type="float">
            <text:p>110560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GPN 0982 M</text:p>
          </table:table-cell>
          <table:table-cell office:value-type="string" calcext:value-type="string">
            <text:p>2572 0401 6038</text:p>
          </table:table-cell>
          <table:table-cell office:value-type="float" office:value="9490794543" calcext:value-type="float">
            <text:p>9490794543</text:p>
          </table:table-cell>
          <table:table-cell office:value-type="string" calcext:value-type="string">
            <text:p>20,Aprl.1965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6263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/>
          <table:table-cell office:value-type="string" calcext:value-type="string">
            <text:p>MIG-183</text:p>
          </table:table-cell>
          <table:table-cell office:value-type="string" calcext:value-type="string">
            <text:p>VUDA Phase-7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NELLIPUDI SRINIVASA RAO</text:p>
          </table:table-cell>
          <table:table-cell office:value-type="string" calcext:value-type="string">
            <text:p>N Suryanarayana</text:p>
          </table:table-cell>
          <table:table-cell office:value-type="float" office:value="110435" calcext:value-type="float">
            <text:p>110435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DGPN 5600 C</text:p>
          </table:table-cell>
          <table:table-cell office:value-type="string" calcext:value-type="string">
            <text:p>6961 4386 5032</text:p>
          </table:table-cell>
          <table:table-cell office:value-type="float" office:value="9885017858" calcext:value-type="float">
            <text:p>9885017858</text:p>
          </table:table-cell>
          <table:table-cell office:value-type="date" office:date-value="1965-10-06" calcext:value-type="date">
            <text:p>Wednesday, October 06, 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7246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209/6</text:p>
          </table:table-cell>
          <table:table-cell/>
          <table:table-cell office:value-type="string" calcext:value-type="string">
            <text:p>Sector-4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NENAVATHU SWARNALATHA</text:p>
          </table:table-cell>
          <table:table-cell office:value-type="string" calcext:value-type="string">
            <text:p>N BadyaNaik</text:p>
          </table:table-cell>
          <table:table-cell office:value-type="float" office:value="387727" calcext:value-type="float">
            <text:p>387727</text:p>
          </table:table-cell>
          <table:table-cell office:value-type="string" calcext:value-type="string">
            <text:p>Others</text:p>
          </table:table-cell>
          <table:table-cell/>
          <table:table-cell office:value-type="string" calcext:value-type="string">
            <text:p>ACEPN 0821 E</text:p>
          </table:table-cell>
          <table:table-cell office:value-type="string" calcext:value-type="string">
            <text:p>8392 7344 9447</text:p>
          </table:table-cell>
          <table:table-cell office:value-type="float" office:value="9177212198" calcext:value-type="float">
            <text:p>9177212198</text:p>
          </table:table-cell>
          <table:table-cell office:value-type="string" calcext:value-type="string">
            <text:p>1st,July.1969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0 81340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/>
          <table:table-cell office:value-type="string" calcext:value-type="string">
            <text:p>405</text:p>
          </table:table-cell>
          <table:table-cell office:value-type="string" calcext:value-type="string">
            <text:p>B' Block</text:p>
          </table:table-cell>
          <table:table-cell office:value-type="string" calcext:value-type="string">
            <text:p>ToleGate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NETHALA RAJIV</text:p>
          </table:table-cell>
          <table:table-cell office:value-type="string" calcext:value-type="string">
            <text:p>N Suri</text:p>
          </table:table-cell>
          <table:table-cell office:value-type="float" office:value="122574" calcext:value-type="float">
            <text:p>122574</text:p>
          </table:table-cell>
          <table:table-cell office:value-type="string" calcext:value-type="string">
            <text:p>SinterPlan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ASFPN 9144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INTI VENKATARAMANA</text:p>
          </table:table-cell>
          <table:table-cell/>
          <table:table-cell office:value-type="float" office:value="120449" calcext:value-type="float">
            <text:p>12044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IDIGONDA ESWARA RAO</text:p>
          </table:table-cell>
          <table:table-cell office:value-type="string" calcext:value-type="string">
            <text:p>Late N Rambabu</text:p>
          </table:table-cell>
          <table:table-cell office:value-type="float" office:value="104784" calcext:value-type="float">
            <text:p>104784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CDPN 3600 Q</text:p>
          </table:table-cell>
          <table:table-cell office:value-type="string" calcext:value-type="string">
            <text:p>4365 9865 8554</text:p>
          </table:table-cell>
          <table:table-cell office:value-type="float" office:value="9493946177" calcext:value-type="float">
            <text:p>9493946177</text:p>
          </table:table-cell>
          <table:table-cell office:value-type="string" calcext:value-type="string">
            <text:p>3rd,Sept.1958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6329 27839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MIG-II</text:p>
          </table:table-cell>
          <table:table-cell office:value-type="string" calcext:value-type="string">
            <text:p>B-3</text:p>
          </table:table-cell>
          <table:table-cell/>
          <table:table-cell office:value-type="string" calcext:value-type="string">
            <text:p>VUDA Colony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NIRAL KACHHAP</text:p>
          </table:table-cell>
          <table:table-cell office:value-type="string" calcext:value-type="string">
            <text:p>Late LohraKachhap</text:p>
          </table:table-cell>
          <table:table-cell office:value-type="float" office:value="109512" calcext:value-type="float">
            <text:p>109512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HNPK 6526 F</text:p>
          </table:table-cell>
          <table:table-cell office:value-type="string" calcext:value-type="string">
            <text:p>8857 3773 8048</text:p>
          </table:table-cell>
          <table:table-cell office:value-type="float" office:value="9640628012" calcext:value-type="float">
            <text:p>9640628012</text:p>
          </table:table-cell>
          <table:table-cell office:value-type="string" calcext:value-type="string">
            <text:p>8th,Jan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0763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201/2</text:p>
          </table:table-cell>
          <table:table-cell/>
          <table:table-cell office:value-type="string" calcext:value-type="string">
            <text:p>Sector-I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NIRJOGI SRINIVASU</text:p>
          </table:table-cell>
          <table:table-cell office:value-type="string" calcext:value-type="string">
            <text:p>Late N Musili</text:p>
          </table:table-cell>
          <table:table-cell office:value-type="float" office:value="120512" calcext:value-type="float">
            <text:p>120512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HMPN 1413 H</text:p>
          </table:table-cell>
          <table:table-cell office:value-type="string" calcext:value-type="string">
            <text:p>4780 8883 7312</text:p>
          </table:table-cell>
          <table:table-cell office:value-type="float" office:value="9000818171" calcext:value-type="float">
            <text:p>9000818171</text:p>
          </table:table-cell>
          <table:table-cell office:value-type="string" calcext:value-type="string">
            <text:p>25/07/198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621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301/A</text:p>
          </table:table-cell>
          <table:table-cell/>
          <table:table-cell office:value-type="string" calcext:value-type="string">
            <text:p>S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NIRMAL JOJO</text:p>
          </table:table-cell>
          <table:table-cell/>
          <table:table-cell office:value-type="float" office:value="110192" calcext:value-type="float">
            <text:p>110192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IRUDYOGI YERRU NAIDU</text:p>
          </table:table-cell>
          <table:table-cell/>
          <table:table-cell office:value-type="float" office:value="117509" calcext:value-type="float">
            <text:p>117509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OOKA VARAPUJOJR</text:p>
          </table:table-cell>
          <table:table-cell/>
          <table:table-cell office:value-type="float" office:value="116386" calcext:value-type="float">
            <text:p>116386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NOOLU RAMAKRISHNA</text:p>
          </table:table-cell>
          <table:table-cell office:value-type="string" calcext:value-type="string">
            <text:p>N AppaRao</text:p>
          </table:table-cell>
          <table:table-cell office:value-type="float" office:value="110155" calcext:value-type="float">
            <text:p>11015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CDPN 3538 P</text:p>
          </table:table-cell>
          <table:table-cell office:value-type="string" calcext:value-type="string">
            <text:p>2568 8711 2850 </text:p>
          </table:table-cell>
          <table:table-cell office:value-type="float" office:value="9704990586" calcext:value-type="float">
            <text:p>9704990586</text:p>
          </table:table-cell>
          <table:table-cell office:value-type="date" office:date-value="1959-07-08" calcext:value-type="date">
            <text:p>Wednesday, July 08, 195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69962</text:p>
          </table:table-cell>
          <table:table-cell office:value-type="string" calcext:value-type="string">
            <text:p>SteeI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8-74-4/1</text:p>
          </table:table-cell>
          <table:table-cell table:number-columns-repeated="2"/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O APPA RAO</text:p>
          </table:table-cell>
          <table:table-cell/>
          <table:table-cell office:value-type="float" office:value="109350" calcext:value-type="float">
            <text:p>109350</text:p>
          </table:table-cell>
          <table:table-cell office:value-type="string" calcext:value-type="string">
            <text:p>CO&amp;CCP/H&amp;R</text:p>
          </table:table-cell>
          <table:table-cell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OBBALAREDDY VENKATARAMANA </text:p>
          </table:table-cell>
          <table:table-cell office:value-type="string" calcext:value-type="string">
            <text:p>O Manikyam</text:p>
          </table:table-cell>
          <table:table-cell office:value-type="float" office:value="112035" calcext:value-type="float">
            <text:p>11203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9254 8926 3039</text:p>
          </table:table-cell>
          <table:table-cell office:value-type="float" office:value="7396061312" calcext:value-type="float">
            <text:p>7396061312</text:p>
          </table:table-cell>
          <table:table-cell office:value-type="string" calcext:value-type="string">
            <text:p>20,Feb.1964</text:p>
          </table:table-cell>
          <table:table-cell office:value-type="string" calcext:value-type="string">
            <text:p>DCC Bank</text:p>
          </table:table-cell>
          <table:table-cell office:value-type="string" calcext:value-type="string">
            <text:p>03262 20100 0084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PBL0003026</text:p>
          </table:table-cell>
          <table:table-cell office:value-type="string" calcext:value-type="string">
            <text:p>Qtr.75/B</text:p>
          </table:table-cell>
          <table:table-cell/>
          <table:table-cell office:value-type="string" calcext:value-type="string">
            <text:p>Sector-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OMMI MURALI KRISHNA</text:p>
          </table:table-cell>
          <table:table-cell office:value-type="string" calcext:value-type="string">
            <text:p>O Appalaswamy</text:p>
          </table:table-cell>
          <table:table-cell office:value-type="float" office:value="116430" calcext:value-type="float">
            <text:p>116430</text:p>
          </table:table-cell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AFPO 4621 C</text:p>
          </table:table-cell>
          <table:table-cell office:value-type="string" calcext:value-type="string">
            <text:p>6984 8397 8536</text:p>
          </table:table-cell>
          <table:table-cell office:value-type="float" office:value="9948433881" calcext:value-type="float">
            <text:p>9948433881</text:p>
          </table:table-cell>
          <table:table-cell office:value-type="string" calcext:value-type="string">
            <text:p>3rd,Nov.196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 010000 5010</text:p>
          </table:table-cell>
          <table:table-cell office:value-type="string" calcext:value-type="string">
            <text:p>Balachervu 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0-5-35</text:p>
          </table:table-cell>
          <table:table-cell/>
          <table:table-cell office:value-type="string" calcext:value-type="string">
            <text:p>KrishnaGarden's</text:p>
          </table:table-cell>
          <table:table-cell office:value-type="string" calcext:value-type="string">
            <text:p>II TownPolice Station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20" calcext:value-type="float">
            <text:p>530020</text:p>
          </table:table-cell>
        </table:table-row>
        <table:table-row table:style-name="ro1">
          <table:table-cell office:value-type="string" calcext:value-type="string">
            <text:p>ORRI PYDI RAJU</text:p>
          </table:table-cell>
          <table:table-cell/>
          <table:table-cell office:value-type="float" office:value="106498" calcext:value-type="float">
            <text:p>106498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GOVINDA RAJULU</text:p>
          </table:table-cell>
          <table:table-cell/>
          <table:table-cell office:value-type="float" office:value="109360" calcext:value-type="float">
            <text:p>109360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KANNA RAO</text:p>
          </table:table-cell>
          <table:table-cell/>
          <table:table-cell office:value-type="float" office:value="117735" calcext:value-type="float">
            <text:p>117735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MOHANTHY</text:p>
          </table:table-cell>
          <table:table-cell/>
          <table:table-cell office:value-type="float" office:value="116450" calcext:value-type="float">
            <text:p>116450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N S C APPARAO</text:p>
          </table:table-cell>
          <table:table-cell/>
          <table:table-cell office:value-type="float" office:value="113202" calcext:value-type="float">
            <text:p>113202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NEELAKANTESWARA RAO</text:p>
          </table:table-cell>
          <table:table-cell/>
          <table:table-cell office:value-type="float" office:value="110484" calcext:value-type="float">
            <text:p>110484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REMEUJANEYULU</text:p>
          </table:table-cell>
          <table:table-cell/>
          <table:table-cell office:value-type="float" office:value="117192" calcext:value-type="float">
            <text:p>117192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THATA REDDY</text:p>
          </table:table-cell>
          <table:table-cell/>
          <table:table-cell office:value-type="float" office:value="118115" calcext:value-type="float">
            <text:p>118115</text:p>
          </table:table-cell>
          <table:table-cell office:value-type="string" calcext:value-type="string">
            <text:p>WRM/Mill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TIRUPATHI NAIDU</text:p>
          </table:table-cell>
          <table:table-cell/>
          <table:table-cell office:value-type="float" office:value="110462" calcext:value-type="float">
            <text:p>110462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 VENKATA RAMANA </text:p>
          </table:table-cell>
          <table:table-cell/>
          <table:table-cell office:value-type="float" office:value="120627" calcext:value-type="float">
            <text:p>120627</text:p>
          </table:table-cell>
          <table:table-cell office:value-type="string" calcext:value-type="string">
            <text:p>RMHP WORKS 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BBIREDDY NAGA RAMA LAKSHMANA RAO</text:p>
          </table:table-cell>
          <table:table-cell office:value-type="string" calcext:value-type="string">
            <text:p>P VenkataRao</text:p>
          </table:table-cell>
          <table:table-cell office:value-type="float" office:value="110281" calcext:value-type="float">
            <text:p>110281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HEPP 2375 A</text:p>
          </table:table-cell>
          <table:table-cell office:value-type="string" calcext:value-type="string">
            <text:p>6259 4064 4156</text:p>
          </table:table-cell>
          <table:table-cell office:value-type="float" office:value="9866198855" calcext:value-type="float">
            <text:p>9866198855</text:p>
          </table:table-cell>
          <table:table-cell office:value-type="string" calcext:value-type="string">
            <text:p>8th,Feb.1968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6835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table:number-columns-repeated="5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DALA SOMUNAIDU</text:p>
          </table:table-cell>
          <table:table-cell office:value-type="string" calcext:value-type="string">
            <text:p>Late P VenkiNaidu</text:p>
          </table:table-cell>
          <table:table-cell office:value-type="float" office:value="116608" calcext:value-type="float">
            <text:p>116608</text:p>
          </table:table-cell>
          <table:table-cell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PPP 5879 G</text:p>
          </table:table-cell>
          <table:table-cell office:value-type="string" calcext:value-type="string">
            <text:p>6204 5195 4572</text:p>
          </table:table-cell>
          <table:table-cell office:value-type="float" office:value="9493653564" calcext:value-type="float">
            <text:p>9493653564</text:p>
          </table:table-cell>
          <table:table-cell office:value-type="string" calcext:value-type="string">
            <text:p>28th,Dec.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9538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5-3-6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PADALA SUDHAKAR </text:p>
          </table:table-cell>
          <table:table-cell table:style-name="ce3" office:value-type="string" calcext:value-type="string">
            <text:p>Late P SambaMurthy</text:p>
          </table:table-cell>
          <table:table-cell table:style-name="ce3" office:value-type="float" office:value="109475" calcext:value-type="float">
            <text:p>109475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HEPP 2546 D</text:p>
          </table:table-cell>
          <table:table-cell office:value-type="string" calcext:value-type="string">
            <text:p>4946 3412 8756</text:p>
          </table:table-cell>
          <table:table-cell office:value-type="float" office:value="9966515357" calcext:value-type="float">
            <text:p>9966515357</text:p>
          </table:table-cell>
          <table:table-cell office:value-type="string" calcext:value-type="string">
            <text:p>10th,Dec.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0887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55-1-382</text:p>
          </table:table-cell>
          <table:table-cell table:number-columns-repeated="3"/>
          <table:table-cell office:value-type="string" calcext:value-type="string">
            <text:p>Desapatrunipalem</text:p>
          </table:table-cell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PADAMATI PULLAIAH</text:p>
          </table:table-cell>
          <table:table-cell/>
          <table:table-cell office:value-type="float" office:value="115818" calcext:value-type="float">
            <text:p>115818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DDLA RAMACHANDRA RAO NAIDU</text:p>
          </table:table-cell>
          <table:table-cell office:value-type="string" calcext:value-type="string">
            <text:p>P S S V K J Swamy</text:p>
          </table:table-cell>
          <table:table-cell office:value-type="float" office:value="110109" calcext:value-type="float">
            <text:p>110109</text:p>
          </table:table-cell>
          <table:table-cell office:value-type="string" calcext:value-type="string">
            <text:p>TPP/COB4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ACSPP 8259 N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LA EZRA</text:p>
          </table:table-cell>
          <table:table-cell table:style-name="ce3" office:value-type="string" calcext:value-type="string">
            <text:p>P MunaSwamy</text:p>
          </table:table-cell>
          <table:table-cell table:style-name="ce3" office:value-type="float" office:value="113784" calcext:value-type="float">
            <text:p>113784</text:p>
          </table:table-cell>
          <table:table-cell table:style-name="ce3" office:value-type="string" calcext:value-type="string">
            <text:p>CO&amp;CCP/Batt-3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HEPP 2258 G</text:p>
          </table:table-cell>
          <table:table-cell office:value-type="string" calcext:value-type="string">
            <text:p>6825 0363 0596 <text:s text:c="292"/></text:p>
          </table:table-cell>
          <table:table-cell office:value-type="float" office:value="9440675176" calcext:value-type="float">
            <text:p>9440675176</text:p>
          </table:table-cell>
          <table:table-cell office:value-type="string" calcext:value-type="string">
            <text:p>13th,June.196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5393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3-290/15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reeNidhi Paradise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PALA RAMANA</text:p>
          </table:table-cell>
          <table:table-cell table:style-name="ce3" office:value-type="string" calcext:value-type="string">
            <text:p>P Polipalli</text:p>
          </table:table-cell>
          <table:table-cell table:style-name="ce3" office:value-type="float" office:value="114822" calcext:value-type="float">
            <text:p>114822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HEPP 7437 M</text:p>
          </table:table-cell>
          <table:table-cell office:value-type="string" calcext:value-type="string">
            <text:p>3503 5994 4907</text:p>
          </table:table-cell>
          <table:table-cell office:value-type="float" office:value="9989654563" calcext:value-type="float">
            <text:p>9989654563</text:p>
          </table:table-cell>
          <table:table-cell office:value-type="string" calcext:value-type="string">
            <text:p>10th,Sept.197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914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1-48-2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ALAKA SRINIVASA RAO</text:p>
          </table:table-cell>
          <table:table-cell office:value-type="string" calcext:value-type="string">
            <text:p>P Mnikyam</text:p>
          </table:table-cell>
          <table:table-cell office:value-type="float" office:value="120497" calcext:value-type="float">
            <text:p>12049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WWPP 8741 R</text:p>
          </table:table-cell>
          <table:table-cell office:value-type="string" calcext:value-type="string">
            <text:p>3288 0155 5031</text:p>
          </table:table-cell>
          <table:table-cell office:value-type="float" office:value="9949626983" calcext:value-type="float">
            <text:p>9949626983</text:p>
          </table:table-cell>
          <table:table-cell office:value-type="date" office:date-value="1977-02-06" calcext:value-type="date">
            <text:p>Sunday, February 06, 197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1 2116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7-15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PALAKONDA JOSHUA SAGAR</text:p>
          </table:table-cell>
          <table:table-cell/>
          <table:table-cell office:value-type="float" office:value="119561" calcext:value-type="float">
            <text:p>119561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LAPARAMPIL PAPPU ANIL KUMAR</text:p>
          </table:table-cell>
          <table:table-cell office:value-type="string" calcext:value-type="string">
            <text:p>KochukunjuPappu</text:p>
          </table:table-cell>
          <table:table-cell office:value-type="float" office:value="117745" calcext:value-type="float">
            <text:p>117745</text:p>
          </table:table-cell>
          <table:table-cell office:value-type="string" calcext:value-type="string">
            <text:p>CO&amp;CCP/CDCP/Ele</text:p>
          </table:table-cell>
          <table:table-cell office:value-type="float" office:value="3070" calcext:value-type="float">
            <text:p>3070</text:p>
          </table:table-cell>
          <table:table-cell table:style-name="ce3" office:value-type="string" calcext:value-type="string">
            <text:p>AIUPP 3485 E</text:p>
          </table:table-cell>
          <table:table-cell office:value-type="string" calcext:value-type="string">
            <text:p>5093 5228 5737</text:p>
          </table:table-cell>
          <table:table-cell office:value-type="float" office:value="9985454917" calcext:value-type="float">
            <text:p>9985454917</text:p>
          </table:table-cell>
          <table:table-cell office:value-type="string" calcext:value-type="string">
            <text:p>21st,Apr.1964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385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3-44/14</text:p>
          </table:table-cell>
          <table:table-cell/>
          <table:table-cell office:value-type="string" calcext:value-type="string">
            <text:p>SriBalajeeTower's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PALASI BONJU BABU</text:p>
          </table:table-cell>
          <table:table-cell table:style-name="ce3"/>
          <table:table-cell table:style-name="ce3" office:value-type="float" office:value="118225" calcext:value-type="float">
            <text:p>118225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LATERU LAKSHKI PRASAD</text:p>
          </table:table-cell>
          <table:table-cell table:style-name="ce3" office:value-type="string" calcext:value-type="string">
            <text:p>Late P KrishnaMurthy</text:p>
          </table:table-cell>
          <table:table-cell table:style-name="ce3" office:value-type="float" office:value="116239" calcext:value-type="float">
            <text:p>116239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EPP 2542 H</text:p>
          </table:table-cell>
          <table:table-cell office:value-type="string" calcext:value-type="string">
            <text:p>3182 2383 5232</text:p>
          </table:table-cell>
          <table:table-cell office:value-type="float" office:value="9441663219" calcext:value-type="float">
            <text:p>9441663219</text:p>
          </table:table-cell>
          <table:table-cell office:value-type="string" calcext:value-type="string">
            <text:p>21,Oct.1967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79170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/>
          <table:table-cell office:value-type="string" calcext:value-type="string">
            <text:p>HIG-131</text:p>
          </table:table-cell>
          <table:table-cell office:value-type="string" calcext:value-type="string">
            <text:p>A S Residenc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PALISETTY GOVINDA</text:p>
          </table:table-cell>
          <table:table-cell table:style-name="ce3" office:value-type="string" calcext:value-type="string">
            <text:p>Late P Appanna</text:p>
          </table:table-cell>
          <table:table-cell table:style-name="ce3" office:value-type="float" office:value="118608" calcext:value-type="float">
            <text:p>118608</text:p>
          </table:table-cell>
          <table:table-cell table:style-name="ce3" office:value-type="string" calcext:value-type="string">
            <text:p>SMS/CCD</text:p>
          </table:table-cell>
          <table:table-cell table:style-name="ce3" office:value-type="float" office:value="3400" calcext:value-type="float">
            <text:p>3400</text:p>
          </table:table-cell>
          <table:table-cell office:value-type="string" calcext:value-type="string">
            <text:p>ACYPG 6232 G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ALISETTY SATYANARAYANA</text:p>
          </table:table-cell>
          <table:table-cell table:style-name="ce3"/>
          <table:table-cell table:style-name="ce3" office:value-type="float" office:value="107926" calcext:value-type="float">
            <text:p>107926</text:p>
          </table:table-cell>
          <table:table-cell table:style-name="ce3" office:value-type="string" calcext:value-type="string">
            <text:p>CO&amp;CCP/CDC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LIVELA NALA MAHA RAJU</text:p>
          </table:table-cell>
          <table:table-cell/>
          <table:table-cell office:value-type="float" office:value="106187" calcext:value-type="float">
            <text:p>106187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LLAM BALARAMUDU</text:p>
          </table:table-cell>
          <table:table-cell table:style-name="ce3" office:value-type="string" calcext:value-type="string">
            <text:p>Late P NarasingaRao</text:p>
          </table:table-cell>
          <table:table-cell table:style-name="ce3" office:value-type="float" office:value="117859" calcext:value-type="float">
            <text:p>117859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IKPP 0971 F</text:p>
          </table:table-cell>
          <table:table-cell office:value-type="string" calcext:value-type="string">
            <text:p>2028 6802 4358</text:p>
          </table:table-cell>
          <table:table-cell office:value-type="float" office:value="9985087357" calcext:value-type="float">
            <text:p>9985087357</text:p>
          </table:table-cell>
          <table:table-cell office:value-type="string" calcext:value-type="string">
            <text:p>16,Aprl.196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324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25-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ALLAVAJJALA RAMA RAO</text:p>
          </table:table-cell>
          <table:table-cell office:value-type="string" calcext:value-type="string">
            <text:p>Late P NageswaraRao</text:p>
          </table:table-cell>
          <table:table-cell office:value-type="float" office:value="105054" calcext:value-type="float">
            <text:p>105054</text:p>
          </table:table-cell>
          <table:table-cell office:value-type="string" calcext:value-type="string">
            <text:p>CO&amp;CCP/Batt-2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LWPP 4855 B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LLETI POLAYYA </text:p>
          </table:table-cell>
          <table:table-cell office:value-type="string" calcext:value-type="string">
            <text:p>Late P Nookalu</text:p>
          </table:table-cell>
          <table:table-cell office:value-type="float" office:value="101943" calcext:value-type="float">
            <text:p>10194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CSPP 8365 P</text:p>
          </table:table-cell>
          <table:table-cell office:value-type="string" calcext:value-type="string">
            <text:p>2138 3890 9890</text:p>
          </table:table-cell>
          <table:table-cell office:value-type="float" office:value="8179009699" calcext:value-type="float">
            <text:p>8179009699</text:p>
          </table:table-cell>
          <table:table-cell office:value-type="string" calcext:value-type="string">
            <text:p>8th,Jan.196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6039 0420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5-4-16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ALLI RAMUNAIDU</text:p>
          </table:table-cell>
          <table:table-cell/>
          <table:table-cell office:value-type="float" office:value="111665" calcext:value-type="float">
            <text:p>111665</text:p>
          </table:table-cell>
          <table:table-cell office:value-type="string" calcext:value-type="string">
            <text:p>WRM/Ele</text:p>
          </table:table-cell>
          <table:table-cell office:value-type="float" office:value="3670" calcext:value-type="float">
            <text:p>36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LURI V SATYANARAYANA</text:p>
          </table:table-cell>
          <table:table-cell table:style-name="ce3" office:value-type="string" calcext:value-type="string">
            <text:p>P AppalaRaju</text:p>
          </table:table-cell>
          <table:table-cell table:style-name="ce3" office:value-type="float" office:value="109366" calcext:value-type="float">
            <text:p>109366</text:p>
          </table:table-cell>
          <table:table-cell table:style-name="ce3" office:value-type="string" calcext:value-type="string">
            <text:p>CO&amp;CC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MIREDDY SRINIVASA REDDY</text:p>
          </table:table-cell>
          <table:table-cell office:value-type="string" calcext:value-type="string">
            <text:p>Late P SubbaRao</text:p>
          </table:table-cell>
          <table:table-cell office:value-type="float" office:value="115845" calcext:value-type="float">
            <text:p>115845</text:p>
          </table:table-cell>
          <table:table-cell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EPP 2353 C</text:p>
          </table:table-cell>
          <table:table-cell office:value-type="string" calcext:value-type="string">
            <text:p>8269 4536 6958</text:p>
          </table:table-cell>
          <table:table-cell office:value-type="float" office:value="9394184777" calcext:value-type="float">
            <text:p>9394184777</text:p>
          </table:table-cell>
          <table:table-cell office:value-type="string" calcext:value-type="string">
            <text:p>7th,May.1970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33318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26-30-8/5</text:p>
          </table:table-cell>
          <table:table-cell/>
          <table:table-cell office:value-type="string" calcext:value-type="string">
            <text:p>near GowthamBudhaGrandhalayam</text:p>
          </table:table-cell>
          <table:table-cell office:value-type="string" calcext:value-type="string">
            <text:p>Old 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PANCHADARLA APPALA NAIDU</text:p>
          </table:table-cell>
          <table:table-cell/>
          <table:table-cell office:value-type="float" office:value="103748" calcext:value-type="float">
            <text:p>103748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NDULA KISHORE KUMAR</text:p>
          </table:table-cell>
          <table:table-cell office:value-type="string" calcext:value-type="string">
            <text:p>P NarasimhaRao</text:p>
          </table:table-cell>
          <table:table-cell office:value-type="float" office:value="105488" calcext:value-type="float">
            <text:p>105488</text:p>
          </table:table-cell>
          <table:table-cell office:value-type="string" calcext:value-type="string">
            <text:p>CO&amp;CCP/Batt-1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EMPP 5692 K</text:p>
          </table:table-cell>
          <table:table-cell office:value-type="string" calcext:value-type="string">
            <text:p>3305 0463 9626</text:p>
          </table:table-cell>
          <table:table-cell office:value-type="float" office:value="7382295752" calcext:value-type="float">
            <text:p>7382295752</text:p>
          </table:table-cell>
          <table:table-cell office:value-type="string" calcext:value-type="string">
            <text:p>14th,Nov.1963</text:p>
          </table:table-cell>
          <table:table-cell office:value-type="string" calcext:value-type="string">
            <text:p>Canara Bank </text:p>
          </table:table-cell>
          <table:table-cell office:value-type="string" calcext:value-type="string">
            <text:p>29911 0100 2991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991</text:p>
          </table:table-cell>
          <table:table-cell office:value-type="string" calcext:value-type="string">
            <text:p>27-7-43</text:p>
          </table:table-cell>
          <table:table-cell table:number-columns-repeated="2"/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PANGI BONJUBABU</text:p>
          </table:table-cell>
          <table:table-cell table:style-name="ce3"/>
          <table:table-cell table:style-name="ce3" office:value-type="float" office:value="116565" calcext:value-type="float">
            <text:p>116565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PPALA APPA RAO</text:p>
          </table:table-cell>
          <table:table-cell table:style-name="ce3" office:value-type="string" calcext:value-type="string">
            <text:p>Late P Narayana</text:p>
          </table:table-cell>
          <table:table-cell table:style-name="ce3" office:value-type="float" office:value="102802" calcext:value-type="float">
            <text:p>102802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FUPP 9145 E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PPALA NARAYANA RAO</text:p>
          </table:table-cell>
          <table:table-cell table:style-name="ce3" office:value-type="string" calcext:value-type="string">
            <text:p>Late P Veeraswamy</text:p>
          </table:table-cell>
          <table:table-cell table:style-name="ce3" office:value-type="float" office:value="101561" calcext:value-type="float">
            <text:p>101561</text:p>
          </table:table-cell>
          <table:table-cell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AHEPP 2310 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CHARLA RAMAKRISHNA</text:p>
          </table:table-cell>
          <table:table-cell office:value-type="string" calcext:value-type="string">
            <text:p>Late P VenkataRao</text:p>
          </table:table-cell>
          <table:table-cell office:value-type="float" office:value="111991" calcext:value-type="float">
            <text:p>111991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HEPP 2379 N</text:p>
          </table:table-cell>
          <table:table-cell office:value-type="string" calcext:value-type="string">
            <text:p>4003 6342 3235</text:p>
          </table:table-cell>
          <table:table-cell office:value-type="float" office:value="9177166177" calcext:value-type="float">
            <text:p>9177166177</text:p>
          </table:table-cell>
          <table:table-cell office:value-type="string" calcext:value-type="string">
            <text:p>13,June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909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-115/4</text:p>
          </table:table-cell>
          <table:table-cell/>
          <table:table-cell office:value-type="string" calcext:value-type="string">
            <text:p>Jabilli Hills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PASUPULETI DEVADASU</text:p>
          </table:table-cell>
          <table:table-cell/>
          <table:table-cell office:value-type="float" office:value="112262" calcext:value-type="float">
            <text:p>112262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SUPULETI SRINIVASA RAO</text:p>
          </table:table-cell>
          <table:table-cell office:value-type="string" calcext:value-type="string">
            <text:p>P VenkataSubbaiah</text:p>
          </table:table-cell>
          <table:table-cell office:value-type="float" office:value="111797" calcext:value-type="float">
            <text:p>111797</text:p>
          </table:table-cell>
          <table:table-cell office:value-type="string" calcext:value-type="string">
            <text:p>CO&amp;CCP/Batt/Elec</text:p>
          </table:table-cell>
          <table:table-cell office:value-type="float" office:value="3070" calcext:value-type="float">
            <text:p>3070</text:p>
          </table:table-cell>
          <table:table-cell table:style-name="ce3" office:value-type="string" calcext:value-type="string">
            <text:p>AHEPP 2240 G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ATHAPPILLIL GOPALAN BABU</text:p>
          </table:table-cell>
          <table:table-cell table:style-name="ce3" office:value-type="string" calcext:value-type="string">
            <text:p>P K Gopalan</text:p>
          </table:table-cell>
          <table:table-cell table:style-name="ce3" office:value-type="float" office:value="117768" calcext:value-type="float">
            <text:p>117768</text:p>
          </table:table-cell>
          <table:table-cell table:style-name="ce3"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office:value-type="string" calcext:value-type="string">
            <text:p>AHEPP 2451 M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TNALA NARAYANA RAO</text:p>
          </table:table-cell>
          <table:table-cell office:value-type="string" calcext:value-type="string">
            <text:p>P N Rao</text:p>
          </table:table-cell>
          <table:table-cell office:value-type="float" office:value="120337" calcext:value-type="float">
            <text:p>120337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WWPP 8745 M</text:p>
          </table:table-cell>
          <table:table-cell office:value-type="string" calcext:value-type="string">
            <text:p>4894 7578 3995</text:p>
          </table:table-cell>
          <table:table-cell office:value-type="float" office:value="9908877512" calcext:value-type="float">
            <text:p>9908877512</text:p>
          </table:table-cell>
          <table:table-cell office:value-type="string" calcext:value-type="string">
            <text:p>30th,Aug.198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10533 19605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0-35-2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PATNALA SIVA DUREA RAO</text:p>
          </table:table-cell>
          <table:table-cell/>
          <table:table-cell office:value-type="float" office:value="120416" calcext:value-type="float">
            <text:p>120416</text:p>
          </table:table-cell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ATNALA SURYA VARAPRASAD</text:p>
          </table:table-cell>
          <table:table-cell table:style-name="ce3"/>
          <table:table-cell table:style-name="ce3" office:value-type="float" office:value="109792" calcext:value-type="float">
            <text:p>109792</text:p>
          </table:table-cell>
          <table:table-cell table:style-name="ce3" office:value-type="string" calcext:value-type="string">
            <text:p>CO&amp;CCP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TNALA VENKATA RAO </text:p>
          </table:table-cell>
          <table:table-cell/>
          <table:table-cell office:value-type="float" office:value="118304" calcext:value-type="float">
            <text:p>118304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TNALNA APPARAO</text:p>
          </table:table-cell>
          <table:table-cell/>
          <table:table-cell office:value-type="float" office:value="105278" calcext:value-type="float">
            <text:p>105278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TTAPAGALU MUNESWARA RAO</text:p>
          </table:table-cell>
          <table:table-cell/>
          <table:table-cell office:value-type="float" office:value="120483" calcext:value-type="float">
            <text:p>120483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AYASAM RAMA MURTHY</text:p>
          </table:table-cell>
          <table:table-cell/>
          <table:table-cell office:value-type="float" office:value="100656" calcext:value-type="float">
            <text:p>100656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DAPUDI BULLAIAH</text:p>
          </table:table-cell>
          <table:table-cell office:value-type="string" calcext:value-type="string">
            <text:p>Late P Yacobu</text:p>
          </table:table-cell>
          <table:table-cell office:value-type="float" office:value="117824" calcext:value-type="float">
            <text:p>117824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AHEPP 2355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DDADA APPARAO</text:p>
          </table:table-cell>
          <table:table-cell office:value-type="string" calcext:value-type="string">
            <text:p>Late P Appanna</text:p>
          </table:table-cell>
          <table:table-cell office:value-type="float" office:value="114894" calcext:value-type="float">
            <text:p>114894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ENPP 0298 Q</text:p>
          </table:table-cell>
          <table:table-cell office:value-type="string" calcext:value-type="string">
            <text:p>6014 6711 7456</text:p>
          </table:table-cell>
          <table:table-cell office:value-type="float" office:value="9949493699" calcext:value-type="float">
            <text:p>9949493699</text:p>
          </table:table-cell>
          <table:table-cell office:value-type="string" calcext:value-type="string">
            <text:p>24th,Nov.1963</text:p>
          </table:table-cell>
          <table:table-cell office:value-type="string" calcext:value-type="string">
            <text:p>Bank of India </text:p>
          </table:table-cell>
          <table:table-cell office:value-type="string" calcext:value-type="string">
            <text:p>88161 01000 07437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BKID0008616</text:p>
          </table:table-cell>
          <table:table-cell office:value-type="string" calcext:value-type="string">
            <text:p>20-9-1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EDDADA APPARAO</text:p>
          </table:table-cell>
          <table:table-cell office:value-type="string" calcext:value-type="string">
            <text:p>Late P Appanna</text:p>
          </table:table-cell>
          <table:table-cell table:style-name="ce3" office:value-type="float" office:value="101907" calcext:value-type="float">
            <text:p>101907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DAPA 4507 D</text:p>
          </table:table-cell>
          <table:table-cell office:value-type="string" calcext:value-type="string">
            <text:p>8954 9303 8508</text:p>
          </table:table-cell>
          <table:table-cell office:value-type="float" office:value="9441716385" calcext:value-type="float">
            <text:p>9441716385</text:p>
          </table:table-cell>
          <table:table-cell office:value-type="string" calcext:value-type="string">
            <text:p>18th,Jan.195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805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1-44-3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EDDADA DEMUDU</text:p>
          </table:table-cell>
          <table:table-cell office:value-type="string" calcext:value-type="string">
            <text:p>Late CP Chinniah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HEPP 2619 M</text:p>
          </table:table-cell>
          <table:table-cell office:value-type="string" calcext:value-type="string">
            <text:p>5479 9203 6218</text:p>
          </table:table-cell>
          <table:table-cell office:value-type="float" office:value="7659009347" calcext:value-type="float">
            <text:p>7659009347</text:p>
          </table:table-cell>
          <table:table-cell office:value-type="string" calcext:value-type="string">
            <text:p>26,Aprl.1958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384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1-45-23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PEDDADA KRISHNA</text:p>
          </table:table-cell>
          <table:table-cell table:style-name="ce3" office:value-type="string" calcext:value-type="string">
            <text:p>P AppaRao</text:p>
          </table:table-cell>
          <table:table-cell table:style-name="ce3" office:value-type="float" office:value="120120" calcext:value-type="float">
            <text:p>120120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TMPP 8613 M</text:p>
          </table:table-cell>
          <table:table-cell office:value-type="string" calcext:value-type="string">
            <text:p>3829 7988 9891</text:p>
          </table:table-cell>
          <table:table-cell office:value-type="float" office:value="9177544331" calcext:value-type="float">
            <text:p>9177544331</text:p>
          </table:table-cell>
          <table:table-cell office:value-type="string" calcext:value-type="string">
            <text:p>11th,Dec.1985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59 5137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0-9-1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PEDDADA LATCHANNA</text:p>
          </table:table-cell>
          <table:table-cell table:style-name="ce3" office:value-type="string" calcext:value-type="string">
            <text:p>Late P Pentayya</text:p>
          </table:table-cell>
          <table:table-cell table:style-name="ce3" office:value-type="float" office:value="105290" calcext:value-type="float">
            <text:p>105290</text:p>
          </table:table-cell>
          <table:table-cell table:style-name="ce3" office:value-type="string" calcext:value-type="string">
            <text:p>QA&amp;TD</text:p>
          </table:table-cell>
          <table:table-cell table:style-name="ce3" office:value-type="float" office:value="7400" calcext:value-type="float">
            <text:p>7400</text:p>
          </table:table-cell>
          <table:table-cell table:style-name="ce3" office:value-type="string" calcext:value-type="string">
            <text:p>AAOPL 5106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DDADA NEELAKANTAM</text:p>
          </table:table-cell>
          <table:table-cell/>
          <table:table-cell office:value-type="float" office:value="105258" calcext:value-type="float">
            <text:p>105258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EDDADA RAMULU</text:p>
          </table:table-cell>
          <table:table-cell table:style-name="ce3"/>
          <table:table-cell table:style-name="ce3" office:value-type="float" office:value="101017" calcext:value-type="float">
            <text:p>101017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DDIBOINA SATYANARAYANA</text:p>
          </table:table-cell>
          <table:table-cell/>
          <table:table-cell office:value-type="float" office:value="110054" calcext:value-type="float">
            <text:p>110054</text:p>
          </table:table-cell>
          <table:table-cell office:value-type="string" calcext:value-type="string">
            <text:p>WMD/RW TP</text:p>
          </table:table-cell>
          <table:table-cell office:value-type="float" office:value="6500" calcext:value-type="float">
            <text:p>6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EDDINTI ESWARA RAO</text:p>
          </table:table-cell>
          <table:table-cell table:style-name="ce3" office:value-type="string" calcext:value-type="string">
            <text:p>P Satyam</text:p>
          </table:table-cell>
          <table:table-cell table:style-name="ce3" office:value-type="float" office:value="112001" calcext:value-type="float">
            <text:p>112001</text:p>
          </table:table-cell>
          <table:table-cell table:style-name="ce3"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 office:value-type="string" calcext:value-type="string">
            <text:p>AABPE 7965 P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DDIPALLI SRINIVASA RAO</text:p>
          </table:table-cell>
          <table:table-cell/>
          <table:table-cell office:value-type="float" office:value="108769" calcext:value-type="float">
            <text:p>108769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EDHADA LAKSHMANA RAO</text:p>
          </table:table-cell>
          <table:table-cell table:style-name="ce3" office:value-type="string" calcext:value-type="string">
            <text:p>Late P Polipally</text:p>
          </table:table-cell>
          <table:table-cell table:style-name="ce3" office:value-type="float" office:value="114911" calcext:value-type="float">
            <text:p>114911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BNEPP 6672 D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EDIREDLA APPALA RAJU</text:p>
          </table:table-cell>
          <table:table-cell table:style-name="ce3" office:value-type="string" calcext:value-type="string">
            <text:p>P Pydayya</text:p>
          </table:table-cell>
          <table:table-cell table:style-name="ce3" office:value-type="float" office:value="120322" calcext:value-type="float">
            <text:p>120322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XQPP 2986 B</text:p>
          </table:table-cell>
          <table:table-cell office:value-type="string" calcext:value-type="string">
            <text:p>8962 0551 4943</text:p>
          </table:table-cell>
          <table:table-cell office:value-type="float" office:value="9542000474" calcext:value-type="float">
            <text:p>9542000474</text:p>
          </table:table-cell>
          <table:table-cell office:value-type="string" calcext:value-type="string">
            <text:p>14th,Aug.1975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430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6-8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PEDIREDLA DEMUDU</text:p>
          </table:table-cell>
          <table:table-cell/>
          <table:table-cell office:value-type="float" office:value="115711" calcext:value-type="float">
            <text:p>115711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ERU PYDI RAJU</text:p>
          </table:table-cell>
          <table:table-cell/>
          <table:table-cell office:value-type="float" office:value="111466" calcext:value-type="float">
            <text:p>111466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ETHALA PRABHAKARA RAO</text:p>
          </table:table-cell>
          <table:table-cell/>
          <table:table-cell office:value-type="float" office:value="106700" calcext:value-type="float">
            <text:p>106700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NTAKOTA HEMASUNDARA APPARAO</text:p>
          </table:table-cell>
          <table:table-cell office:value-type="string" calcext:value-type="string">
            <text:p>Late P Appalakonda</text:p>
          </table:table-cell>
          <table:table-cell office:value-type="float" office:value="106812" calcext:value-type="float">
            <text:p>106812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JFPA 8449 M</text:p>
          </table:table-cell>
          <table:table-cell office:value-type="string" calcext:value-type="string">
            <text:p>8808 0675 8175</text:p>
          </table:table-cell>
          <table:table-cell office:value-type="float" office:value="9394112724" calcext:value-type="float">
            <text:p>9394112724</text:p>
          </table:table-cell>
          <table:table-cell office:value-type="date" office:date-value="1967-12-02" calcext:value-type="date">
            <text:p>Saturday, December 02, 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2339 9983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2-75/28-B</text:p>
          </table:table-cell>
          <table:table-cell/>
          <table:table-cell office:value-type="string" calcext:value-type="string">
            <text:p>Godawari Township</text:p>
          </table:table-cell>
          <table:table-cell office:value-type="string" calcext:value-type="string">
            <text:p>Sheela Nagar</text:p>
          </table:table-cell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office:value-type="string" calcext:value-type="string">
            <text:p>PENTAKOTA SAMBASIVARAO</text:p>
          </table:table-cell>
          <table:table-cell office:value-type="string" calcext:value-type="string">
            <text:p>Late P P Naidu</text:p>
          </table:table-cell>
          <table:table-cell office:value-type="float" office:value="116256" calcext:value-type="float">
            <text:p>116256</text:p>
          </table:table-cell>
          <table:table-cell office:value-type="string" calcext:value-type="string">
            <text:p>CO&amp;CCP/H&amp;R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EPP 2586 P</text:p>
          </table:table-cell>
          <table:table-cell table:style-name="ce7" office:value-type="string" calcext:value-type="string">
            <text:p>3979 8009 6073</text:p>
          </table:table-cell>
          <table:table-cell office:value-type="float" office:value="9885732646" calcext:value-type="float">
            <text:p>9885732646</text:p>
          </table:table-cell>
          <table:table-cell office:value-type="string" calcext:value-type="string">
            <text:p>9th,Mar.1970</text:p>
          </table:table-cell>
          <table:table-cell office:value-type="string" calcext:value-type="string">
            <text:p>HDFC Bank</text:p>
          </table:table-cell>
          <table:table-cell office:value-type="string" calcext:value-type="string">
            <text:p>09050 93535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HDFC0000050</text:p>
          </table:table-cell>
          <table:table-cell office:value-type="string" calcext:value-type="string">
            <text:p>58-21-36/3</text:p>
          </table:table-cell>
          <table:table-cell/>
          <table:table-cell office:value-type="string" calcext:value-type="string">
            <text:p>SeethaRamaRajuNagar</text:p>
          </table:table-cell>
          <table:table-cell table:number-columns-repeated="2" office:value-type="string" calcext:value-type="string">
            <text:p>Gopalapatnam</text:p>
          </table:table-cell>
          <table:table-cell office:value-type="string" calcext:value-type="string">
            <text:p>VISAKHAPATNAM</text:p>
          </table:table-cell>
          <table:table-cell office:value-type="float" office:value="530027" calcext:value-type="float">
            <text:p>530027</text:p>
          </table:table-cell>
        </table:table-row>
        <table:table-row table:style-name="ro1">
          <table:table-cell office:value-type="string" calcext:value-type="string">
            <text:p>PENTAKOTA TIRUPATHI VENKATA</text:p>
          </table:table-cell>
          <table:table-cell/>
          <table:table-cell office:value-type="float" office:value="116959" calcext:value-type="float">
            <text:p>116959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NTAKOTA VENKATA NARAYANA</text:p>
          </table:table-cell>
          <table:table-cell office:value-type="string" calcext:value-type="string">
            <text:p>Late P AppaRao</text:p>
          </table:table-cell>
          <table:table-cell office:value-type="float" office:value="114470" calcext:value-type="float">
            <text:p>114470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IEPP 4748 E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ENUMURU LAKSHMAIAH</text:p>
          </table:table-cell>
          <table:table-cell table:style-name="ce3" office:value-type="string" calcext:value-type="string">
            <text:p>P NagaRaju</text:p>
          </table:table-cell>
          <table:table-cell table:style-name="ce3" office:value-type="float" office:value="120240" calcext:value-type="float">
            <text:p>120240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XGPP 0798 R</text:p>
          </table:table-cell>
          <table:table-cell office:value-type="string" calcext:value-type="string">
            <text:p>3974 2822 2441</text:p>
          </table:table-cell>
          <table:table-cell office:value-type="float" office:value="9985218941" calcext:value-type="float">
            <text:p>9985218941</text:p>
          </table:table-cell>
          <table:table-cell office:value-type="string" calcext:value-type="string">
            <text:p>1st,July.1986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0375 5514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425/A</text:p>
          </table:table-cell>
          <table:table-cell/>
          <table:table-cell office:value-type="string" calcext:value-type="string">
            <text:p>Sector-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PERICHERLA SRINIVASA RAJU</text:p>
          </table:table-cell>
          <table:table-cell/>
          <table:table-cell office:value-type="float" office:value="117258" calcext:value-type="float">
            <text:p>117258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RLA DEMUDU </text:p>
          </table:table-cell>
          <table:table-cell/>
          <table:table-cell office:value-type="float" office:value="114965" calcext:value-type="float">
            <text:p>114965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ERLA MASENU</text:p>
          </table:table-cell>
          <table:table-cell table:style-name="ce3"/>
          <table:table-cell table:style-name="ce3" office:value-type="float" office:value="101802" calcext:value-type="float">
            <text:p>101802</text:p>
          </table:table-cell>
          <table:table-cell office:value-type="string" calcext:value-type="string">
            <text:p>TA/Civil</text:p>
          </table:table-cell>
          <table:table-cell table:style-name="ce3" office:value-type="float" office:value="704" calcext:value-type="float">
            <text:p>704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ERLA TATARAO</text:p>
          </table:table-cell>
          <table:table-cell office:value-type="string" calcext:value-type="string">
            <text:p>P Danayya</text:p>
          </table:table-cell>
          <table:table-cell office:value-type="float" office:value="106517" calcext:value-type="float">
            <text:p>10651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BUPT 5245 P</text:p>
          </table:table-cell>
          <table:table-cell office:value-type="string" calcext:value-type="string">
            <text:p>6052 3281 0896</text:p>
          </table:table-cell>
          <table:table-cell office:value-type="float" office:value="9348146691" calcext:value-type="float">
            <text:p>9348146691</text:p>
          </table:table-cell>
          <table:table-cell office:value-type="string" calcext:value-type="string">
            <text:p>15,Aug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1014 84303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4-24-29/1/3</text:p>
          </table:table-cell>
          <table:table-cell/>
          <table:table-cell office:value-type="string" calcext:value-type="string">
            <text:p>BhavaniNagar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PETLA NOOKA RAJU</text:p>
          </table:table-cell>
          <table:table-cell table:number-columns-repeated="2"/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ETTELE APPALAKONDA</text:p>
          </table:table-cell>
          <table:table-cell table:style-name="ce3"/>
          <table:table-cell table:style-name="ce3" office:value-type="float" office:value="114905" calcext:value-type="float">
            <text:p>114905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ILAKA SATYANARAYANA</text:p>
          </table:table-cell>
          <table:table-cell office:value-type="string" calcext:value-type="string">
            <text:p>P TatayyaReddy</text:p>
          </table:table-cell>
          <table:table-cell office:value-type="float" office:value="106611" calcext:value-type="float">
            <text:p>10661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IEPP 4693 G</text:p>
          </table:table-cell>
          <table:table-cell office:value-type="string" calcext:value-type="string">
            <text:p>8773 5026 6420</text:p>
          </table:table-cell>
          <table:table-cell office:value-type="float" office:value="9052288249" calcext:value-type="float">
            <text:p>9052288249</text:p>
          </table:table-cell>
          <table:table-cell office:value-type="string" calcext:value-type="string">
            <text:p>20,June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9447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8-29-20</text:p>
          </table:table-cell>
          <table:table-cell table:number-columns-repeated="2"/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ILAKA VENKATA RAMAKRISHNA REDDY </text:p>
          </table:table-cell>
          <table:table-cell office:value-type="string" calcext:value-type="string">
            <text:p>Late P RamiReddy</text:p>
          </table:table-cell>
          <table:table-cell office:value-type="float" office:value="120325" calcext:value-type="float">
            <text:p>120325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CNPP 9257 Q</text:p>
          </table:table-cell>
          <table:table-cell office:value-type="string" calcext:value-type="string">
            <text:p>8915 7089 4049</text:p>
          </table:table-cell>
          <table:table-cell office:value-type="float" office:value="9177701748" calcext:value-type="float">
            <text:p>9177701748</text:p>
          </table:table-cell>
          <table:table-cell office:value-type="string" calcext:value-type="string">
            <text:p>6th,Nov.1975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498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20-25-14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ILLA RAMA SATYA SAI RAVI</text:p>
          </table:table-cell>
          <table:table-cell office:value-type="string" calcext:value-type="string">
            <text:p>P Applanaidu</text:p>
          </table:table-cell>
          <table:table-cell table:number-columns-repeated="3" office:value-type="string" calcext:value-type="string">
            <text:p>###</text:p>
          </table:table-cell>
          <table:table-cell office:value-type="string" calcext:value-type="string">
            <text:p>ACMPP 3381 H</text:p>
          </table:table-cell>
          <table:table-cell office:value-type="string" calcext:value-type="string">
            <text:p>###</text:p>
          </table:table-cell>
          <table:table-cell office:value-type="float" office:value="7382295863" calcext:value-type="float">
            <text:p>7382295863</text:p>
          </table:table-cell>
          <table:table-cell office:value-type="date" office:date-value="1967-12-26" calcext:value-type="date">
            <text:p>Tuesday, December 26, 1967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0 49957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14-5-18</text:p>
          </table:table-cell>
          <table:table-cell/>
          <table:table-cell office:value-type="string" calcext:value-type="string">
            <text:p>Banoji Thota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PILLI MAHALAKSHMI</text:p>
          </table:table-cell>
          <table:table-cell/>
          <table:table-cell office:value-type="float" office:value="104483" calcext:value-type="float">
            <text:p>104483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ILLI NARA YANAMURTHY</text:p>
          </table:table-cell>
          <table:table-cell/>
          <table:table-cell office:value-type="float" office:value="115789" calcext:value-type="float">
            <text:p>115789</text:p>
          </table:table-cell>
          <table:table-cell office:value-type="string" calcext:value-type="string">
            <text:p>MMSM/Stores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INDIPROLI VENKATA SURYA NARAYANA MURTHY</text:p>
          </table:table-cell>
          <table:table-cell office:value-type="string" calcext:value-type="string">
            <text:p>Late P BheemaSankaram</text:p>
          </table:table-cell>
          <table:table-cell office:value-type="float" office:value="107869" calcext:value-type="float">
            <text:p>107869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IHPP 1242 N</text:p>
          </table:table-cell>
          <table:table-cell office:value-type="string" calcext:value-type="string">
            <text:p>6148 8979 3065</text:p>
          </table:table-cell>
          <table:table-cell office:value-type="float" office:value="9618313981" calcext:value-type="float">
            <text:p>9618313981</text:p>
          </table:table-cell>
          <table:table-cell office:value-type="date" office:date-value="1957-01-05" calcext:value-type="date">
            <text:p>Saturday, January 05, 195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545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4-24-30/10</text:p>
          </table:table-cell>
          <table:table-cell/>
          <table:table-cell office:value-type="string" calcext:value-type="string">
            <text:p>BhavaniNagar</text:p>
          </table:table-cell>
          <table:table-cell office:value-type="string" calcext:value-type="string">
            <text:p>near VikasNagar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PINGALAY CHANDRASHEKARA RAO</text:p>
          </table:table-cell>
          <table:table-cell/>
          <table:table-cell office:value-type="float" office:value="119558" calcext:value-type="float">
            <text:p>119558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INNAMA RAJU VENKATA RAMANA VARMA</text:p>
          </table:table-cell>
          <table:table-cell office:value-type="string" calcext:value-type="string">
            <text:p>P V S S RamaRaju</text:p>
          </table:table-cell>
          <table:table-cell office:value-type="float" office:value="122301" calcext:value-type="float">
            <text:p>122301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AZNPP 6450 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NINTI SURYANARAYANA</text:p>
          </table:table-cell>
          <table:table-cell office:value-type="string" calcext:value-type="string">
            <text:p>P Guruvulu</text:p>
          </table:table-cell>
          <table:table-cell office:value-type="float" office:value="116793" calcext:value-type="float">
            <text:p>116793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IHPP 0622 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INNISETY RAMSAI</text:p>
          </table:table-cell>
          <table:table-cell table:style-name="ce3" office:value-type="string" calcext:value-type="string">
            <text:p>P VenkataRamana</text:p>
          </table:table-cell>
          <table:table-cell table:style-name="ce3" office:value-type="float" office:value="120448" calcext:value-type="float">
            <text:p>120448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XSPP 7718 F</text:p>
          </table:table-cell>
          <table:table-cell office:value-type="string" calcext:value-type="string">
            <text:p>2258 7391 4634</text:p>
          </table:table-cell>
          <table:table-cell office:value-type="float" office:value="9666125082" calcext:value-type="float">
            <text:p>9666125082</text:p>
          </table:table-cell>
          <table:table-cell office:value-type="string" calcext:value-type="string">
            <text:p>12th,Aug.198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3 5519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20/F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PIRADHI RAMA RAO</text:p>
          </table:table-cell>
          <table:table-cell/>
          <table:table-cell office:value-type="float" office:value="103405" calcext:value-type="float">
            <text:p>103405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ITHA RAMANA</text:p>
          </table:table-cell>
          <table:table-cell table:style-name="ce3"/>
          <table:table-cell table:style-name="ce3" office:value-type="float" office:value="102766" calcext:value-type="float">
            <text:p>102766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ITTA APPANNA </text:p>
          </table:table-cell>
          <table:table-cell office:value-type="string" calcext:value-type="string">
            <text:p>Late P Appanna</text:p>
          </table:table-cell>
          <table:table-cell office:value-type="float" office:value="105612" calcext:value-type="float">
            <text:p>105612</text:p>
          </table:table-cell>
          <table:table-cell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HEPP 2713 J</text:p>
          </table:table-cell>
          <table:table-cell office:value-type="string" calcext:value-type="string">
            <text:p>7792 2942 0878</text:p>
          </table:table-cell>
          <table:table-cell office:value-type="float" office:value="9985858886" calcext:value-type="float">
            <text:p>9985858886</text:p>
          </table:table-cell>
          <table:table-cell office:value-type="string" calcext:value-type="string">
            <text:p>30th,March.1959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312 64539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9-10-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ITTA DURGA RAO</text:p>
          </table:table-cell>
          <table:table-cell office:value-type="string" calcext:value-type="string">
            <text:p>Late P appanna</text:p>
          </table:table-cell>
          <table:table-cell office:value-type="float" office:value="105614" calcext:value-type="float">
            <text:p>105614</text:p>
          </table:table-cell>
          <table:table-cell office:value-type="string" calcext:value-type="string">
            <text:p>CO&amp;CCP/H&amp;R-1/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HEPP 2742 D</text:p>
          </table:table-cell>
          <table:table-cell office:value-type="string" calcext:value-type="string">
            <text:p>4940 1960 4184</text:p>
          </table:table-cell>
          <table:table-cell office:value-type="float" office:value="9391377371" calcext:value-type="float">
            <text:p>9391377371</text:p>
          </table:table-cell>
          <table:table-cell office:value-type="string" calcext:value-type="string">
            <text:p>30,Mar.196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312 268498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9-12-8</text:p>
          </table:table-cell>
          <table:table-cell office:value-type="string" calcext:value-type="string">
            <text:p>RH Colony</text:p>
          </table:table-cell>
          <table:table-cell/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ITTA RAMA MOHANA RAO</text:p>
          </table:table-cell>
          <table:table-cell table:style-name="ce3" office:value-type="string" calcext:value-type="string">
            <text:p>P SatyaRao</text:p>
          </table:table-cell>
          <table:table-cell office:value-type="float" office:value="100856" calcext:value-type="float">
            <text:p>100856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FUPP 9170 P</text:p>
          </table:table-cell>
          <table:table-cell office:value-type="string" calcext:value-type="string">
            <text:p>6979 4656 9959</text:p>
          </table:table-cell>
          <table:table-cell office:value-type="float" office:value="9866921919" calcext:value-type="float">
            <text:p>9866921919</text:p>
          </table:table-cell>
          <table:table-cell office:value-type="string" calcext:value-type="string">
            <text:p>13th,Dec.196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0952 2946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2-33-9</text:p>
          </table:table-cell>
          <table:table-cell office:value-type="string" calcext:value-type="string">
            <text:p>IndiraColony</text:p>
          </table:table-cell>
          <table:table-cell/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POKKUNURI SUBBA RAO</text:p>
          </table:table-cell>
          <table:table-cell office:value-type="string" calcext:value-type="string">
            <text:p>P VenkataSastry</text:p>
          </table:table-cell>
          <table:table-cell office:value-type="float" office:value="117747" calcext:value-type="float">
            <text:p>117747</text:p>
          </table:table-cell>
          <table:table-cell office:value-type="string" calcext:value-type="string">
            <text:p>CO&amp;CCP/Batt-3/Elec</text:p>
          </table:table-cell>
          <table:table-cell table:style-name="ce3" office:value-type="float" office:value="3070" calcext:value-type="float">
            <text:p>3070</text:p>
          </table:table-cell>
          <table:table-cell table:style-name="ce3" office:value-type="string" calcext:value-type="string">
            <text:p>AIKPP 7463 N</text:p>
          </table:table-cell>
          <table:table-cell office:value-type="string" calcext:value-type="string">
            <text:p>9589 6229 4926</text:p>
          </table:table-cell>
          <table:table-cell office:value-type="float" office:value="9440180691" calcext:value-type="float">
            <text:p>9440180691</text:p>
          </table:table-cell>
          <table:table-cell office:value-type="string" calcext:value-type="string">
            <text:p>3rd,Oct.1969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5604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4-12/139</text:p>
          </table:table-cell>
          <table:table-cell office:value-type="string" calcext:value-type="string">
            <text:p>E-4</text:p>
          </table:table-cell>
          <table:table-cell office:value-type="string" calcext:value-type="string">
            <text:p>BalajiGardens</text:p>
          </table:table-cell>
          <table:table-cell office:value-type="string" calcext:value-type="string">
            <text:p>Near GopalapatnamPetrolPump</text:p>
          </table:table-cell>
          <table:table-cell office:value-type="string" calcext:value-type="string">
            <text:p>RRV Puram</text:p>
          </table:table-cell>
          <table:table-cell office:value-type="string" calcext:value-type="string">
            <text:p>VISAKHAPATNAM</text:p>
          </table:table-cell>
          <table:table-cell office:value-type="float" office:value="530029" calcext:value-type="float">
            <text:p>530029</text:p>
          </table:table-cell>
        </table:table-row>
        <table:table-row table:style-name="ro1">
          <table:table-cell table:style-name="ce3" office:value-type="string" calcext:value-type="string">
            <text:p>POLAMARASETTY NARASINEARAO</text:p>
          </table:table-cell>
          <table:table-cell table:style-name="ce3"/>
          <table:table-cell table:style-name="ce3" office:value-type="float" office:value="104987" calcext:value-type="float">
            <text:p>104987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LAVARAPU PENTAYYA</text:p>
          </table:table-cell>
          <table:table-cell office:value-type="string" calcext:value-type="string">
            <text:p>Late P Tatalu</text:p>
          </table:table-cell>
          <table:table-cell office:value-type="float" office:value="113990" calcext:value-type="float">
            <text:p>113990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HEPP 7440 C</text:p>
          </table:table-cell>
          <table:table-cell office:value-type="string" calcext:value-type="string">
            <text:p>2465 7228 7449</text:p>
          </table:table-cell>
          <table:table-cell office:value-type="float" office:value="8985601435" calcext:value-type="float">
            <text:p>8985601435</text:p>
          </table:table-cell>
          <table:table-cell office:value-type="date" office:date-value="1964-08-01" calcext:value-type="date">
            <text:p>Saturday, August 01, 1964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594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9-4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OLAVARAPU SURAIAH </text:p>
          </table:table-cell>
          <table:table-cell office:value-type="string" calcext:value-type="string">
            <text:p>Late P Srimanthaiah</text:p>
          </table:table-cell>
          <table:table-cell office:value-type="float" office:value="116354" calcext:value-type="float">
            <text:p>116354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GTPP 0761 G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LIDASU VENKATA SATYANARAYANA</text:p>
          </table:table-cell>
          <table:table-cell office:value-type="string" calcext:value-type="string">
            <text:p>P Suryanarayana</text:p>
          </table:table-cell>
          <table:table-cell office:value-type="float" office:value="109202" calcext:value-type="float">
            <text:p>109202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KIPP 4474 H</text:p>
          </table:table-cell>
          <table:table-cell/>
          <table:table-cell office:value-type="float" office:value="9866460552" calcext:value-type="float">
            <text:p>9866460552</text:p>
          </table:table-cell>
          <table:table-cell office:value-type="string" calcext:value-type="string">
            <text:p>15th,Oct.1964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8755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7-1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POLIDINDI VENKATA RAO</text:p>
          </table:table-cell>
          <table:table-cell/>
          <table:table-cell office:value-type="float" office:value="105076" calcext:value-type="float">
            <text:p>105076</text:p>
          </table:table-cell>
          <table:table-cell office:value-type="string" calcext:value-type="string">
            <text:p>MMSM/Planning/Ele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OLISETTI SRINIVASA RAO </text:p>
          </table:table-cell>
          <table:table-cell table:style-name="ce3"/>
          <table:table-cell table:style-name="ce3" office:value-type="float" office:value="114248" calcext:value-type="float">
            <text:p>114248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NDARA RADHAKRISHNA </text:p>
          </table:table-cell>
          <table:table-cell/>
          <table:table-cell office:value-type="float" office:value="113283" calcext:value-type="float">
            <text:p>113283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NNAGANTI VENKATARAMANA</text:p>
          </table:table-cell>
          <table:table-cell office:value-type="string" calcext:value-type="string">
            <text:p>Late P Simhachalam</text:p>
          </table:table-cell>
          <table:table-cell office:value-type="float" office:value="103773" calcext:value-type="float">
            <text:p>103773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COPP 6492 M</text:p>
          </table:table-cell>
          <table:table-cell office:value-type="string" calcext:value-type="string">
            <text:p>2667 8168 6379</text:p>
          </table:table-cell>
          <table:table-cell office:value-type="float" office:value="9701347444" calcext:value-type="float">
            <text:p>9701347444</text:p>
          </table:table-cell>
          <table:table-cell office:value-type="string" calcext:value-type="string">
            <text:p>6,Nove.1962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4400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5-16/3</text:p>
          </table:table-cell>
          <table:table-cell table:number-columns-repeated="2"/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PONNALA RAVINDRA PRASAD </text:p>
          </table:table-cell>
          <table:table-cell table:style-name="ce3"/>
          <table:table-cell table:style-name="ce3" office:value-type="float" office:value="113445" calcext:value-type="float">
            <text:p>113445</text:p>
          </table:table-cell>
          <table:table-cell table:style-name="ce3"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OTHI APPA RAO</text:p>
          </table:table-cell>
          <table:table-cell/>
          <table:table-cell office:value-type="float" office:value="104431" calcext:value-type="float">
            <text:p>104431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OTABATHULA PYDIRAJU</text:p>
          </table:table-cell>
          <table:table-cell table:style-name="ce3"/>
          <table:table-cell table:style-name="ce3" office:value-type="float" office:value="106596" calcext:value-type="float">
            <text:p>106596</text:p>
          </table:table-cell>
          <table:table-cell table:style-name="ce3" office:value-type="string" calcext:value-type="string">
            <text:p>CO&amp;CCP/Batt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POTHABATHULA APPALA RAJU</text:p>
          </table:table-cell>
          <table:table-cell table:style-name="ce3" office:value-type="string" calcext:value-type="string">
            <text:p>Late AppaRao</text:p>
          </table:table-cell>
          <table:table-cell table:style-name="ce3" office:value-type="float" office:value="103288" calcext:value-type="float">
            <text:p>103288</text:p>
          </table:table-cell>
          <table:table-cell table:style-name="ce3"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EMPP 3308 J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THULA RADHAKRISHNA MURTHY</text:p>
          </table:table-cell>
          <table:table-cell office:value-type="string" calcext:value-type="string">
            <text:p>P Venkateswara Rao</text:p>
          </table:table-cell>
          <table:table-cell office:value-type="float" office:value="115804" calcext:value-type="float">
            <text:p>115804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LNPP 8069 N</text:p>
          </table:table-cell>
          <table:table-cell office:value-type="string" calcext:value-type="string">
            <text:p>7267 5328 3192</text:p>
          </table:table-cell>
          <table:table-cell office:value-type="float" office:value="9885021138" calcext:value-type="float">
            <text:p>9885021138</text:p>
          </table:table-cell>
          <table:table-cell office:value-type="date" office:date-value="1968-01-03" calcext:value-type="date">
            <text:p>Wednesday, January 03, 1968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65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315/###</text:p>
          </table:table-cell>
          <table:table-cell/>
          <table:table-cell office:value-type="string" calcext:value-type="string">
            <text:p>Sector-11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POTHURAJU APPALA VENKATA RAJU</text:p>
          </table:table-cell>
          <table:table-cell office:value-type="string" calcext:value-type="string">
            <text:p>P Suryanarayana</text:p>
          </table:table-cell>
          <table:table-cell office:value-type="float" office:value="106088" calcext:value-type="float">
            <text:p>106088</text:p>
          </table:table-cell>
          <table:table-cell office:value-type="string" calcext:value-type="string">
            <text:p>CO&amp;CCP/Batt-3/Elec</text:p>
          </table:table-cell>
          <table:table-cell table:style-name="ce3" office:value-type="float" office:value="3070" calcext:value-type="float">
            <text:p>3070</text:p>
          </table:table-cell>
          <table:table-cell office:value-type="string" calcext:value-type="string">
            <text:p>ABJPA 0088 J</text:p>
          </table:table-cell>
          <table:table-cell office:value-type="string" calcext:value-type="string">
            <text:p>9104 1175 8583</text:p>
          </table:table-cell>
          <table:table-cell office:value-type="float" office:value="9441019315" calcext:value-type="float">
            <text:p>9441019315</text:p>
          </table:table-cell>
          <table:table-cell office:value-type="string" calcext:value-type="string">
            <text:p>19th,May.1969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58 01355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10-7-1/18</text:p>
          </table:table-cell>
          <table:table-cell/>
          <table:table-cell table:number-columns-repeated="2" office:value-type="string" calcext:value-type="string">
            <text:p>RamNagar</text:p>
          </table:table-cell>
          <table:table-cell/>
          <table:table-cell office:value-type="string" calcext:value-type="string">
            <text:p>VISAKHAPATNAM</text:p>
          </table:table-cell>
          <table:table-cell office:value-type="string" calcext:value-type="string">
            <text:p>******</text:p>
          </table:table-cell>
        </table:table-row>
        <table:table-row table:style-name="ro1">
          <table:table-cell office:value-type="string" calcext:value-type="string">
            <text:p>POTINOORI SHANKARA RAO </text:p>
          </table:table-cell>
          <table:table-cell/>
          <table:table-cell office:value-type="float" office:value="105250" calcext:value-type="float">
            <text:p>105250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OTNURU PRASAD RAO</text:p>
          </table:table-cell>
          <table:table-cell/>
          <table:table-cell office:value-type="float" office:value="103094" calcext:value-type="float">
            <text:p>103094</text:p>
          </table:table-cell>
          <table:table-cell office:value-type="string" calcext:value-type="string">
            <text:p>CO&amp;CCP/Bat/Elec</text:p>
          </table:table-cell>
          <table:table-cell table:style-name="ce3"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RABHAT SAHOO</text:p>
          </table:table-cell>
          <table:table-cell office:value-type="string" calcext:value-type="string">
            <text:p>BHAGABAN SAHOO</text:p>
          </table:table-cell>
          <table:table-cell office:value-type="float" office:value="121456" calcext:value-type="float">
            <text:p>121456</text:p>
          </table:table-cell>
          <table:table-cell office:value-type="string" calcext:value-type="string">
            <text:p>SinterPlant</text:p>
          </table:table-cell>
          <table:table-cell table:style-name="ce3" office:value-type="float" office:value="3200" calcext:value-type="float">
            <text:p>3200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PRABHU SHARAN BHUINYA</text:p>
          </table:table-cell>
          <table:table-cell table:style-name="ce3"/>
          <table:table-cell table:style-name="ce3" office:value-type="float" office:value="108516" calcext:value-type="float">
            <text:p>108516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RAGADA LAKSHMANA DAS</text:p>
          </table:table-cell>
          <table:table-cell/>
          <table:table-cell office:value-type="float" office:value="108146" calcext:value-type="float">
            <text:p>108146</text:p>
          </table:table-cell>
          <table:table-cell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RAGADA SRINIVASU</text:p>
          </table:table-cell>
          <table:table-cell office:value-type="string" calcext:value-type="string">
            <text:p>Late P Bapayya</text:p>
          </table:table-cell>
          <table:table-cell office:value-type="float" office:value="120451" calcext:value-type="float">
            <text:p>120451</text:p>
          </table:table-cell>
          <table:table-cell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SBPP 0802 G</text:p>
          </table:table-cell>
          <table:table-cell office:value-type="string" calcext:value-type="string">
            <text:p>7635 9819 8400</text:p>
          </table:table-cell>
          <table:table-cell office:value-type="float" office:value="8008277899" calcext:value-type="float">
            <text:p>8008277899</text:p>
          </table:table-cell>
          <table:table-cell office:value-type="string" calcext:value-type="string">
            <text:p>9th,June.197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0237 20156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30-77-1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PRASHANT KERKETTA</text:p>
          </table:table-cell>
          <table:table-cell table:style-name="ce3" office:value-type="string" calcext:value-type="string">
            <text:p>Late P S Kerketta</text:p>
          </table:table-cell>
          <table:table-cell table:style-name="ce3" office:value-type="float" office:value="109114" calcext:value-type="float">
            <text:p>109114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HAPK 3772 G</text:p>
          </table:table-cell>
          <table:table-cell office:value-type="string" calcext:value-type="string">
            <text:p>3840 7497 2349</text:p>
          </table:table-cell>
          <table:table-cell office:value-type="float" office:value="9550286072" calcext:value-type="float">
            <text:p>9550286072</text:p>
          </table:table-cell>
          <table:table-cell office:value-type="string" calcext:value-type="string">
            <text:p>26th,Jul.196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4825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114/C</text:p>
          </table:table-cell>
          <table:table-cell/>
          <table:table-cell office:value-type="string" calcext:value-type="string">
            <text:p>Sector-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PREETESH PRAKASH</text:p>
          </table:table-cell>
          <table:table-cell table:number-columns-repeated="2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UDI SRINIVASA RAO</text:p>
          </table:table-cell>
          <table:table-cell office:value-type="string" calcext:value-type="string">
            <text:p>P Sadasiva Rao</text:p>
          </table:table-cell>
          <table:table-cell office:value-type="float" office:value="120544" calcext:value-type="float">
            <text:p>120544</text:p>
          </table:table-cell>
          <table:table-cell office:value-type="string" calcext:value-type="string">
            <text:p>TPP/Boil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TXPP 0635 J</text:p>
          </table:table-cell>
          <table:table-cell office:value-type="string" calcext:value-type="string">
            <text:p>3386 3127 3228</text:p>
          </table:table-cell>
          <table:table-cell office:value-type="float" office:value="9849581424" calcext:value-type="float">
            <text:p>9849581424</text:p>
          </table:table-cell>
          <table:table-cell office:value-type="string" calcext:value-type="string">
            <text:p>1st,June.197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3 5657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0-75-3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PUKKELLA JAGADESWARA RAO</text:p>
          </table:table-cell>
          <table:table-cell office:value-type="string" calcext:value-type="string">
            <text:p>Late P RamaRao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ABNPJ 2135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LAMARASETTY MURALI MOHAN KUMAR</text:p>
          </table:table-cell>
          <table:table-cell/>
          <table:table-cell office:value-type="float" office:value="120072" calcext:value-type="float">
            <text:p>120072</text:p>
          </table:table-cell>
          <table:table-cell office:value-type="string" calcext:value-type="string">
            <text:p>TPP/Inst</text:p>
          </table:table-cell>
          <table:table-cell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ULAPATI KOTESWARA RAO</text:p>
          </table:table-cell>
          <table:table-cell/>
          <table:table-cell office:value-type="float" office:value="120429" calcext:value-type="float">
            <text:p>12042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ULLATI VENKATA RAMANA MURTHY</text:p>
          </table:table-cell>
          <table:table-cell office:value-type="string" calcext:value-type="string">
            <text:p>Late P Suryanarayana</text:p>
          </table:table-cell>
          <table:table-cell office:value-type="float" office:value="107607" calcext:value-type="float">
            <text:p>107607</text:p>
          </table:table-cell>
          <table:table-cell office:value-type="string" calcext:value-type="string">
            <text:p>CO&amp;CCP/CDCP-3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<text:s/>AHEPP 2531 L</text:p>
          </table:table-cell>
          <table:table-cell office:value-type="string" calcext:value-type="string">
            <text:p>5079 7914 7622</text:p>
          </table:table-cell>
          <table:table-cell office:value-type="float" office:value="9866335969" calcext:value-type="float">
            <text:p>9866335969</text:p>
          </table:table-cell>
          <table:table-cell office:value-type="date" office:date-value="1963-10-03" calcext:value-type="date">
            <text:p>Thursday, October 03, 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1674 8470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0-74/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PUPPALA VENKATA RAO</text:p>
          </table:table-cell>
          <table:table-cell table:style-name="ce3"/>
          <table:table-cell table:style-name="ce3" office:value-type="float" office:value="110665" calcext:value-type="float">
            <text:p>110665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URRI APPANNA</text:p>
          </table:table-cell>
          <table:table-cell office:value-type="string" calcext:value-type="string">
            <text:p>Late P Bangari</text:p>
          </table:table-cell>
          <table:table-cell office:value-type="float" office:value="101726" calcext:value-type="float">
            <text:p>101726</text:p>
          </table:table-cell>
          <table:table-cell office:value-type="string" calcext:value-type="string">
            <text:p>TA/Civil/Rtd.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AGIPP 2895 F</text:p>
          </table:table-cell>
          <table:table-cell office:value-type="string" calcext:value-type="string">
            <text:p>5582 1704 3529</text:p>
          </table:table-cell>
          <table:table-cell office:value-type="float" office:value="9618693744" calcext:value-type="float">
            <text:p>9618693744</text:p>
          </table:table-cell>
          <table:table-cell office:value-type="string" calcext:value-type="string">
            <text:p>1st,July.195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1214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1-45-42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Pedaggantyada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PURUSHATTAM TIRUPATI RAO </text:p>
          </table:table-cell>
          <table:table-cell/>
          <table:table-cell office:value-type="float" office:value="122339" calcext:value-type="float">
            <text:p>122339</text:p>
          </table:table-cell>
          <table:table-cell office:value-type="string" calcext:value-type="string">
            <text:p>FMD-2/HES/SMS/Sub-Dept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PYDIPATI SRINIVASA RAO</text:p>
          </table:table-cell>
          <table:table-cell office:value-type="string" calcext:value-type="string">
            <text:p>P Satyanarayana</text:p>
          </table:table-cell>
          <table:table-cell office:value-type="float" office:value="117210" calcext:value-type="float">
            <text:p>117210</text:p>
          </table:table-cell>
          <table:table-cell office:value-type="string" calcext:value-type="string">
            <text:p>CO&amp;CCP/CDCP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HIPP 7497 D</text:p>
          </table:table-cell>
          <table:table-cell office:value-type="string" calcext:value-type="string">
            <text:p>6762 5481 4594</text:p>
          </table:table-cell>
          <table:table-cell office:value-type="float" office:value="9347055681" calcext:value-type="float">
            <text:p>9347055681</text:p>
          </table:table-cell>
          <table:table-cell office:value-type="string" calcext:value-type="string">
            <text:p>8th,July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0106156 72336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IN0003060</text:p>
          </table:table-cell>
          <table:table-cell office:value-type="string" calcext:value-type="string">
            <text:p>50-81-31</text:p>
          </table:table-cell>
          <table:table-cell/>
          <table:table-cell office:value-type="string" calcext:value-type="string">
            <text:p>Santhipuram</text:p>
          </table:table-cell>
          <table:table-cell office:value-type="string" calcext:value-type="string">
            <text:p>NearGurudwar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R NAGA PAPA RAO</text:p>
          </table:table-cell>
          <table:table-cell office:value-type="string" calcext:value-type="string">
            <text:p>R VenkataRamanaMurthy</text:p>
          </table:table-cell>
          <table:table-cell office:value-type="float" office:value="115866" calcext:value-type="float">
            <text:p>115866</text:p>
          </table:table-cell>
          <table:table-cell office:value-type="string" calcext:value-type="string">
            <text:p>CO&amp;CCP/CS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ECPR 4808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 NAGESH</text:p>
          </table:table-cell>
          <table:table-cell/>
          <table:table-cell office:value-type="float" office:value="105292" calcext:value-type="float">
            <text:p>105292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 RAGHUNATH SINGH</text:p>
          </table:table-cell>
          <table:table-cell/>
          <table:table-cell office:value-type="float" office:value="111861" calcext:value-type="float">
            <text:p>111861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BI BEHARA</text:p>
          </table:table-cell>
          <table:table-cell/>
          <table:table-cell office:value-type="float" office:value="120464" calcext:value-type="float">
            <text:p>120464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BINDRA KUMAR SWAIN</text:p>
          </table:table-cell>
          <table:table-cell office:value-type="string" calcext:value-type="string">
            <text:p>SadhuCharanSwain</text:p>
          </table:table-cell>
          <table:table-cell office:value-type="float" office:value="121421" calcext:value-type="float">
            <text:p>121421</text:p>
          </table:table-cell>
          <table:table-cell office:value-type="string" calcext:value-type="string">
            <text:p>SinterPlant</text:p>
          </table:table-cell>
          <table:table-cell office:value-type="float" office:value="3200" calcext:value-type="float">
            <text:p>3200</text:p>
          </table:table-cell>
          <table:table-cell table:style-name="ce3" office:value-type="string" calcext:value-type="string">
            <text:p>BMBPS 5291 M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AGHUPATRUNI RAJESWARA RAO</text:p>
          </table:table-cell>
          <table:table-cell table:style-name="ce3"/>
          <table:table-cell table:style-name="ce3" office:value-type="float" office:value="108921" calcext:value-type="float">
            <text:p>108921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GUMAJJI ESWARA RAO</text:p>
          </table:table-cell>
          <table:table-cell table:style-name="ce3"/>
          <table:table-cell table:style-name="ce3" office:value-type="float" office:value="103025" calcext:value-type="float">
            <text:p>103025</text:p>
          </table:table-cell>
          <table:table-cell table:style-name="ce3" office:value-type="string" calcext:value-type="string">
            <text:p>CO&amp;CCP/Batt-1/G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JANA RAGHAVA RAO</text:p>
          </table:table-cell>
          <table:table-cell table:style-name="ce3" office:value-type="string" calcext:value-type="string">
            <text:p>R GopiNaidu</text:p>
          </table:table-cell>
          <table:table-cell table:style-name="ce3" office:value-type="float" office:value="103309" calcext:value-type="float">
            <text:p>103309</text:p>
          </table:table-cell>
          <table:table-cell table:style-name="ce3" office:value-type="string" calcext:value-type="string">
            <text:p>WRM/Elec</text:p>
          </table:table-cell>
          <table:table-cell table:style-name="ce3" office:value-type="float" office:value="3670" calcext:value-type="float">
            <text:p>3670</text:p>
          </table:table-cell>
          <table:table-cell office:value-type="string" calcext:value-type="string">
            <text:p>ABMPR 0508 F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AJANA SRINIVASA RAO</text:p>
          </table:table-cell>
          <table:table-cell table:style-name="ce3" office:value-type="string" calcext:value-type="string">
            <text:p>R Ramamurthy</text:p>
          </table:table-cell>
          <table:table-cell table:style-name="ce3" office:value-type="float" office:value="110374" calcext:value-type="float">
            <text:p>110374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EVPR 8079 M</text:p>
          </table:table-cell>
          <table:table-cell office:value-type="string" calcext:value-type="string">
            <text:p>5884 6844 8122</text:p>
          </table:table-cell>
          <table:table-cell office:value-type="float" office:value="9704774777" calcext:value-type="float">
            <text:p>9704774777</text:p>
          </table:table-cell>
          <table:table-cell office:value-type="string" calcext:value-type="string">
            <text:p>6th,June.196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3366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H.No195/A</text:p>
          </table:table-cell>
          <table:table-cell table:number-columns-repeated="2"/>
          <table:table-cell office:value-type="string" calcext:value-type="string">
            <text:p>Near Gorlevanipalem</text:p>
          </table:table-cell>
          <table:table-cell office:value-type="string" calcext:value-type="string">
            <text:p>Desapatrunipalem</text:p>
          </table:table-cell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RAJU PYDI</text:p>
          </table:table-cell>
          <table:table-cell office:value-type="string" calcext:value-type="string">
            <text:p>Late R Venkanna</text:p>
          </table:table-cell>
          <table:table-cell office:value-type="float" office:value="104891" calcext:value-type="float">
            <text:p>104891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AELPP 4746 D</text:p>
          </table:table-cell>
          <table:table-cell office:value-type="string" calcext:value-type="string">
            <text:p>3536 0669 7091</text:p>
          </table:table-cell>
          <table:table-cell office:value-type="float" office:value="9491802857" calcext:value-type="float">
            <text:p>9491802857</text:p>
          </table:table-cell>
          <table:table-cell office:value-type="date" office:date-value="1962-07-06" calcext:value-type="date">
            <text:p>Friday, July 06, 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29643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234/L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RAJULAPATI VENKATA NARAYANA</text:p>
          </table:table-cell>
          <table:table-cell table:style-name="ce3" office:value-type="string" calcext:value-type="string">
            <text:p>R DharmaRao</text:p>
          </table:table-cell>
          <table:table-cell table:style-name="ce3" office:value-type="float" office:value="110654" calcext:value-type="float">
            <text:p>110654</text:p>
          </table:table-cell>
          <table:table-cell table:style-name="ce3" office:value-type="string" calcext:value-type="string">
            <text:p>FMD 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AUPN 4175 H</text:p>
          </table:table-cell>
          <table:table-cell office:value-type="string" calcext:value-type="string">
            <text:p>4166 2494 5707</text:p>
          </table:table-cell>
          <table:table-cell office:value-type="float" office:value="9440339213" calcext:value-type="float">
            <text:p>9440339213</text:p>
          </table:table-cell>
          <table:table-cell office:value-type="string" calcext:value-type="string">
            <text:p>16th,May.1969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31277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SGL Nagar</text:p>
          </table:table-cell>
          <table:table-cell office:value-type="string" calcext:value-type="string">
            <text:p>Parawada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RALLAPUDI NOOKA RAJU </text:p>
          </table:table-cell>
          <table:table-cell/>
          <table:table-cell office:value-type="float" office:value="120665" calcext:value-type="float">
            <text:p>120665</text:p>
          </table:table-cell>
          <table:table-cell office:value-type="string" calcext:value-type="string">
            <text:p>RMHP WORKS O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MACHANDRA RAO KARRI</text:p>
          </table:table-cell>
          <table:table-cell table:style-name="ce3"/>
          <table:table-cell table:style-name="ce3" office:value-type="float" office:value="120567" calcext:value-type="float">
            <text:p>120567</text:p>
          </table:table-cell>
          <table:table-cell table:style-name="ce3" office:value-type="string" calcext:value-type="string">
            <text:p>CO&amp;CCP/CDCP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MAKRISHNA DASARI</text:p>
          </table:table-cell>
          <table:table-cell/>
          <table:table-cell office:value-type="float" office:value="121129" calcext:value-type="float">
            <text:p>121129</text:p>
          </table:table-cell>
          <table:table-cell office:value-type="string" calcext:value-type="string">
            <text:p>CRG 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MESH KANNAIAH</text:p>
          </table:table-cell>
          <table:table-cell table:style-name="ce3"/>
          <table:table-cell table:style-name="ce3" office:value-type="float" office:value="113296" calcext:value-type="float">
            <text:p>113296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MISETTI VENKATA JAMALESWARA RAO </text:p>
          </table:table-cell>
          <table:table-cell table:style-name="ce3" office:value-type="string" calcext:value-type="string">
            <text:p>R Venkata Dasu</text:p>
          </table:table-cell>
          <table:table-cell table:style-name="ce3" office:value-type="float" office:value="107028" calcext:value-type="float">
            <text:p>107028</text:p>
          </table:table-cell>
          <table:table-cell table:style-name="ce3" office:value-type="string" calcext:value-type="string">
            <text:p>TPP/Boiler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ABDPR 7671 Q</text:p>
          </table:table-cell>
          <table:table-cell office:value-type="string" calcext:value-type="string">
            <text:p>8578 1208 2033</text:p>
          </table:table-cell>
          <table:table-cell office:value-type="float" office:value="9666968430" calcext:value-type="float">
            <text:p>9666968430</text:p>
          </table:table-cell>
          <table:table-cell office:value-type="string" calcext:value-type="string">
            <text:p>20th,Jul.1967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089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210/F</text:p>
          </table:table-cell>
          <table:table-cell/>
          <table:table-cell office:value-type="string" calcext:value-type="string">
            <text:p>Sector-IX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RANA DAYANAND RAO </text:p>
          </table:table-cell>
          <table:table-cell office:value-type="string" calcext:value-type="string">
            <text:p>Late R Amosu</text:p>
          </table:table-cell>
          <table:table-cell office:value-type="float" office:value="110236" calcext:value-type="float">
            <text:p>110236</text:p>
          </table:table-cell>
          <table:table-cell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CPR 4822 B</text:p>
          </table:table-cell>
          <table:table-cell office:value-type="string" calcext:value-type="string">
            <text:p>8641 0713 8385</text:p>
          </table:table-cell>
          <table:table-cell office:value-type="float" office:value="9985127505" calcext:value-type="float">
            <text:p>9985127505</text:p>
          </table:table-cell>
          <table:table-cell office:value-type="string" calcext:value-type="string">
            <text:p>13th,May.1966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516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3-280/1</text:p>
          </table:table-cell>
          <table:table-cell/>
          <table:table-cell office:value-type="string" calcext:value-type="string">
            <text:p>Jabilli Hills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RANGUDU LALITHA KUMAR RAO</text:p>
          </table:table-cell>
          <table:table-cell office:value-type="string" calcext:value-type="string">
            <text:p>Late R SundaraRao</text:p>
          </table:table-cell>
          <table:table-cell office:value-type="float" office:value="115803" calcext:value-type="float">
            <text:p>115803</text:p>
          </table:table-cell>
          <table:table-cell office:value-type="string" calcext:value-type="string">
            <text:p>CO&amp;CCP/CDCP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XPR 7578 H</text:p>
          </table:table-cell>
          <table:table-cell office:value-type="string" calcext:value-type="string">
            <text:p>5912 3651 4477</text:p>
          </table:table-cell>
          <table:table-cell office:value-type="float" office:value="9849217781" calcext:value-type="float">
            <text:p>9849217781</text:p>
          </table:table-cell>
          <table:table-cell office:value-type="string" calcext:value-type="string">
            <text:p>8th,Sept.1969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649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HIG-98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VUDA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RANJEET KUMAR MALLICK</text:p>
          </table:table-cell>
          <table:table-cell office:value-type="string" calcext:value-type="string">
            <text:p>Late Prapulla KumarMallick</text:p>
          </table:table-cell>
          <table:table-cell office:value-type="float" office:value="121447" calcext:value-type="float">
            <text:p>121447</text:p>
          </table:table-cell>
          <table:table-cell office:value-type="string" calcext:value-type="string">
            <text:p>SinterPlant</text:p>
          </table:table-cell>
          <table:table-cell table:style-name="ce3" office:value-type="float" office:value="3200" calcext:value-type="float">
            <text:p>3200</text:p>
          </table:table-cell>
          <table:table-cell office:value-type="string" calcext:value-type="string">
            <text:p>AZUPM 6561 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THU ORAON</text:p>
          </table:table-cell>
          <table:table-cell/>
          <table:table-cell office:value-type="float" office:value="109000" calcext:value-type="float">
            <text:p>109000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PAKA VIJAYA RAO</text:p>
          </table:table-cell>
          <table:table-cell/>
          <table:table-cell office:value-type="float" office:value="113724" calcext:value-type="float">
            <text:p>113724</text:p>
          </table:table-cell>
          <table:table-cell office:value-type="string" calcext:value-type="string">
            <text:p>UTILITIES</text:p>
          </table:table-cell>
          <table:table-cell/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PALLE CHINNAIAH</text:p>
          </table:table-cell>
          <table:table-cell table:number-columns-repeated="2"/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PET JAGANNADHARAO</text:p>
          </table:table-cell>
          <table:table-cell/>
          <table:table-cell office:value-type="float" office:value="110725" calcext:value-type="float">
            <text:p>110725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PETI JAGADISH BABU</text:p>
          </table:table-cell>
          <table:table-cell/>
          <table:table-cell office:value-type="float" office:value="119623" calcext:value-type="float">
            <text:p>119623</text:p>
          </table:table-cell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VADA JEEVARATNAM </text:p>
          </table:table-cell>
          <table:table-cell/>
          <table:table-cell office:value-type="float" office:value="104863" calcext:value-type="float">
            <text:p>104863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VADA RAMULU</text:p>
          </table:table-cell>
          <table:table-cell office:value-type="string" calcext:value-type="string">
            <text:p>Late R Yerraiah</text:p>
          </table:table-cell>
          <table:table-cell office:value-type="float" office:value="113011" calcext:value-type="float">
            <text:p>113011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GZPR 2482 E</text:p>
          </table:table-cell>
          <table:table-cell office:value-type="string" calcext:value-type="string">
            <text:p>6686 8617 0115</text:p>
          </table:table-cell>
          <table:table-cell office:value-type="float" office:value="9642363256" calcext:value-type="float">
            <text:p>9642363256</text:p>
          </table:table-cell>
          <table:table-cell office:value-type="string" calcext:value-type="string">
            <text:p>24,Dec.1960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080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Pedanadupuru 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RAVADA RAVEENDRA PRASAD</text:p>
          </table:table-cell>
          <table:table-cell/>
          <table:table-cell office:value-type="float" office:value="120111" calcext:value-type="float">
            <text:p>120111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VI BABU KOMMU</text:p>
          </table:table-cell>
          <table:table-cell table:style-name="ce3"/>
          <table:table-cell table:style-name="ce3" office:value-type="float" office:value="109983" calcext:value-type="float">
            <text:p>109983</text:p>
          </table:table-cell>
          <table:table-cell table:style-name="ce3" office:value-type="string" calcext:value-type="string">
            <text:p>TA/Elec</text:p>
          </table:table-cell>
          <table:table-cell table:style-name="ce3" office:value-type="float" office:value="702" calcext:value-type="float">
            <text:p>702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AVINDRA MUNDA</text:p>
          </table:table-cell>
          <table:table-cell table:style-name="ce3" office:value-type="string" calcext:value-type="string">
            <text:p>SaniCharwa</text:p>
          </table:table-cell>
          <table:table-cell table:style-name="ce3" office:value-type="float" office:value="120478" calcext:value-type="float">
            <text:p>120478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VULAPALLI S S P PARVATEESAM</text:p>
          </table:table-cell>
          <table:table-cell office:value-type="string" calcext:value-type="string">
            <text:p>R BalaramaKrishnaRao</text:p>
          </table:table-cell>
          <table:table-cell office:value-type="float" office:value="120396" calcext:value-type="float">
            <text:p>120396</text:p>
          </table:table-cell>
          <table:table-cell office:value-type="string" calcext:value-type="string">
            <text:p>CO&amp;CCP/Batt4/Br-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HXPR 6875 Q</text:p>
          </table:table-cell>
          <table:table-cell office:value-type="string" calcext:value-type="string">
            <text:p>6115 7565 9408</text:p>
          </table:table-cell>
          <table:table-cell office:value-type="float" office:value="9490432046" calcext:value-type="float">
            <text:p>9490432046</text:p>
          </table:table-cell>
          <table:table-cell office:value-type="string" calcext:value-type="string">
            <text:p>15th,May.197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2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78/F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RAVVA UMAPATHI RAJU</text:p>
          </table:table-cell>
          <table:table-cell office:value-type="string" calcext:value-type="string">
            <text:p>R AppalaNarasimhaRaju</text:p>
          </table:table-cell>
          <table:table-cell office:value-type="float" office:value="116329" calcext:value-type="float">
            <text:p>116329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EVPR 9557 A</text:p>
          </table:table-cell>
          <table:table-cell office:value-type="string" calcext:value-type="string">
            <text:p>5158 4096 7294</text:p>
          </table:table-cell>
          <table:table-cell office:value-type="float" office:value="9502497621" calcext:value-type="float">
            <text:p>9502497621</text:p>
          </table:table-cell>
          <table:table-cell office:value-type="date" office:date-value="1967-01-07" calcext:value-type="date">
            <text:p>Saturday, January 07, 196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556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121/C</text:p>
          </table:table-cell>
          <table:table-cell/>
          <table:table-cell office:value-type="string" calcext:value-type="string">
            <text:p>S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RAYAPATI APPALA SURYANARAYANA</text:p>
          </table:table-cell>
          <table:table-cell office:value-type="string" calcext:value-type="string">
            <text:p>R KrishnamRaju</text:p>
          </table:table-cell>
          <table:table-cell office:value-type="float" office:value="106351" calcext:value-type="float">
            <text:p>106351</text:p>
          </table:table-cell>
          <table:table-cell table:number-columns-repeated="2" office:value-type="string" calcext:value-type="string">
            <text:p>###</text:p>
          </table:table-cell>
          <table:table-cell office:value-type="string" calcext:value-type="string">
            <text:p>ABKPR 3690 N</text:p>
          </table:table-cell>
          <table:table-cell office:value-type="string" calcext:value-type="string">
            <text:p>2321 1457 8861</text:p>
          </table:table-cell>
          <table:table-cell office:value-type="float" office:value="9492349086" calcext:value-type="float">
            <text:p>9492349086</text:p>
          </table:table-cell>
          <table:table-cell office:value-type="date" office:date-value="1958-06-03" calcext:value-type="date">
            <text:p>Tuesday, June 03, 195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30932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133/A</text:p>
          </table:table-cell>
          <table:table-cell/>
          <table:table-cell office:value-type="string" calcext:value-type="string">
            <text:p>Sector-5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RAYAPUREDDY SURESH</text:p>
          </table:table-cell>
          <table:table-cell office:value-type="string" calcext:value-type="string">
            <text:p>R Satyanarayana</text:p>
          </table:table-cell>
          <table:table-cell office:value-type="float" office:value="121467" calcext:value-type="float">
            <text:p>12146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ZHPR 5561 P</text:p>
          </table:table-cell>
          <table:table-cell office:value-type="string" calcext:value-type="string">
            <text:p>2971 0155 7925</text:p>
          </table:table-cell>
          <table:table-cell office:value-type="float" office:value="9030401908" calcext:value-type="float">
            <text:p>9030401908</text:p>
          </table:table-cell>
          <table:table-cell office:value-type="string" calcext:value-type="string">
            <text:p>31/10/198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0379 9281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44-14-38</text:p>
          </table:table-cell>
          <table:table-cell table:number-columns-repeated="2"/>
          <table:table-cell office:value-type="string" calcext:value-type="string">
            <text:p>Thadichetl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RAYE VENKATA RAMANA </text:p>
          </table:table-cell>
          <table:table-cell/>
          <table:table-cell office:value-type="float" office:value="108007" calcext:value-type="float">
            <text:p>108007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YI VIJAYANANDA SOLMAN RAJU</text:p>
          </table:table-cell>
          <table:table-cell/>
          <table:table-cell office:value-type="float" office:value="107014" calcext:value-type="float">
            <text:p>107014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AYUDU RAVI SRINIVAS</text:p>
          </table:table-cell>
          <table:table-cell/>
          <table:table-cell office:value-type="float" office:value="120152" calcext:value-type="float">
            <text:p>12015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EDDI SATYANARAYANA </text:p>
          </table:table-cell>
          <table:table-cell office:value-type="string" calcext:value-type="string">
            <text:p>Late R Varaha NarasimhaMurthy</text:p>
          </table:table-cell>
          <table:table-cell office:value-type="float" office:value="103842" calcext:value-type="float">
            <text:p>103842</text:p>
          </table:table-cell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AFEPR 9023 H</text:p>
          </table:table-cell>
          <table:table-cell office:value-type="string" calcext:value-type="string">
            <text:p>6480 1165 5333</text:p>
          </table:table-cell>
          <table:table-cell office:value-type="float" office:value="9989913580" calcext:value-type="float">
            <text:p>9989913580</text:p>
          </table:table-cell>
          <table:table-cell office:value-type="string" calcext:value-type="string">
            <text:p>14th,Jan.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50611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0-7-6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REDDY SURIBABU</text:p>
          </table:table-cell>
          <table:table-cell/>
          <table:table-cell office:value-type="float" office:value="109581" calcext:value-type="float">
            <text:p>109581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EGAM KANAYYA</text:p>
          </table:table-cell>
          <table:table-cell/>
          <table:table-cell office:value-type="float" office:value="116588" calcext:value-type="float">
            <text:p>116588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ELANGI DHANARAJU</text:p>
          </table:table-cell>
          <table:table-cell office:value-type="string" calcext:value-type="string">
            <text:p>Late R NarayanaRao</text:p>
          </table:table-cell>
          <table:table-cell office:value-type="float" office:value="115802" calcext:value-type="float">
            <text:p>115802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ALLI PHANI BHUSHAN</text:p>
          </table:table-cell>
          <table:table-cell/>
          <table:table-cell office:value-type="float" office:value="119829" calcext:value-type="float">
            <text:p>11982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EVU APPARAO</text:p>
          </table:table-cell>
          <table:table-cell/>
          <table:table-cell office:value-type="float" office:value="110066" calcext:value-type="float">
            <text:p>110066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OKKALA MUSALAYYA</text:p>
          </table:table-cell>
          <table:table-cell/>
          <table:table-cell office:value-type="float" office:value="115793" calcext:value-type="float">
            <text:p>11579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OKKALI RAJA BABU</text:p>
          </table:table-cell>
          <table:table-cell office:value-type="string" calcext:value-type="string">
            <text:p>R NarayanaRao</text:p>
          </table:table-cell>
          <table:table-cell office:value-type="float" office:value="112261" calcext:value-type="float">
            <text:p>112261</text:p>
          </table:table-cell>
          <table:table-cell office:value-type="string" calcext:value-type="string">
            <text:p>CO&amp;CCP/TDP</text:p>
          </table:table-cell>
          <table:table-cell office:value-type="float" office:value="3010" calcext:value-type="float">
            <text:p>301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ONGALI SATYANARAYANA</text:p>
          </table:table-cell>
          <table:table-cell table:style-name="ce3" office:value-type="string" calcext:value-type="string">
            <text:p>Late R Ramulu</text:p>
          </table:table-cell>
          <table:table-cell table:style-name="ce3" office:value-type="float" office:value="107599" calcext:value-type="float">
            <text:p>107599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CPR 4829 L</text:p>
          </table:table-cell>
          <table:table-cell office:value-type="string" calcext:value-type="string">
            <text:p>7227 1682 2110</text:p>
          </table:table-cell>
          <table:table-cell office:value-type="float" office:value="9985571617" calcext:value-type="float">
            <text:p>9985571617</text:p>
          </table:table-cell>
          <table:table-cell office:value-type="string" calcext:value-type="string">
            <text:p>12th,Nov.196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50600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306/F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ROSHAN TOPPO</text:p>
          </table:table-cell>
          <table:table-cell/>
          <table:table-cell office:value-type="float" office:value="108907" calcext:value-type="float">
            <text:p>108907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OUTHU KANAKA RAJU</text:p>
          </table:table-cell>
          <table:table-cell/>
          <table:table-cell office:value-type="float" office:value="105029" calcext:value-type="float">
            <text:p>10502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OUTHU RAMACHANDRA RAO</text:p>
          </table:table-cell>
          <table:table-cell office:value-type="string" calcext:value-type="string">
            <text:p>R DaliNaidu</text:p>
          </table:table-cell>
          <table:table-cell office:value-type="float" office:value="120394" calcext:value-type="float">
            <text:p>120394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JAPR 9954 P</text:p>
          </table:table-cell>
          <table:table-cell office:value-type="string" calcext:value-type="string">
            <text:p>8447 7467 1332</text:p>
          </table:table-cell>
          <table:table-cell office:value-type="float" office:value="9676729495" calcext:value-type="float">
            <text:p>9676729495</text:p>
          </table:table-cell>
          <table:table-cell office:value-type="string" calcext:value-type="string">
            <text:p>1st,July.1967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05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7-45/3</text:p>
          </table:table-cell>
          <table:table-cell table:number-columns-repeated="3"/>
          <table:table-cell office:value-type="string" calcext:value-type="string">
            <text:p>Lankelapalem</text:p>
          </table:table-cell>
          <table:table-cell office:value-type="string" calcext:value-type="string">
            <text:p>VISAKHAPATNAM</text:p>
          </table:table-cell>
          <table:table-cell office:value-type="float" office:value="531019" calcext:value-type="float">
            <text:p>531019</text:p>
          </table:table-cell>
        </table:table-row>
        <table:table-row table:style-name="ro1">
          <table:table-cell office:value-type="string" calcext:value-type="string">
            <text:p>ROUTHU VENKATASITHARAMA KRISHNA</text:p>
          </table:table-cell>
          <table:table-cell/>
          <table:table-cell office:value-type="float" office:value="113426" calcext:value-type="float">
            <text:p>113426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UDHRARAJU VENKATA SURYA NARAYANA RAJU</text:p>
          </table:table-cell>
          <table:table-cell office:value-type="string" calcext:value-type="string">
            <text:p>R DevamaRaju</text:p>
          </table:table-cell>
          <table:table-cell office:value-type="float" office:value="110596" calcext:value-type="float">
            <text:p>110596</text:p>
          </table:table-cell>
          <table:table-cell office:value-type="string" calcext:value-type="string">
            <text:p>CO&amp;CCP/CDCP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ECPR 4757 F</text:p>
          </table:table-cell>
          <table:table-cell office:value-type="string" calcext:value-type="string">
            <text:p>5301 4594 9301</text:p>
          </table:table-cell>
          <table:table-cell office:value-type="float" office:value="9705204420" calcext:value-type="float">
            <text:p>9705204420</text:p>
          </table:table-cell>
          <table:table-cell office:value-type="string" calcext:value-type="string">
            <text:p>5th,Apr.1964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5882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-107/8</text:p>
          </table:table-cell>
          <table:table-cell table:number-columns-repeated="2"/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RUDRA RALU VIJAYA KUMAR</text:p>
          </table:table-cell>
          <table:table-cell/>
          <table:table-cell office:value-type="float" office:value="116362" calcext:value-type="float">
            <text:p>116362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UDRARAJU BALA SUBBA RAJU</text:p>
          </table:table-cell>
          <table:table-cell table:style-name="ce3"/>
          <table:table-cell table:style-name="ce3" office:value-type="float" office:value="113602" calcext:value-type="float">
            <text:p>113602</text:p>
          </table:table-cell>
          <table:table-cell table:style-name="ce3"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UPA BARLA</text:p>
          </table:table-cell>
          <table:table-cell/>
          <table:table-cell office:value-type="float" office:value="109001" calcext:value-type="float">
            <text:p>109001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RUPESH PRATAP SINGH</text:p>
          </table:table-cell>
          <table:table-cell table:style-name="ce3"/>
          <table:table-cell table:style-name="ce3" office:value-type="float" office:value="119999" calcext:value-type="float">
            <text:p>119999</text:p>
          </table:table-cell>
          <table:table-cell table:style-name="ce3" table:number-columns-repeated="2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RYALI VARAHA NARASIMHA PRASAD</text:p>
          </table:table-cell>
          <table:table-cell/>
          <table:table-cell office:value-type="float" office:value="104863" calcext:value-type="float">
            <text:p>104863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 CHINA VENKATA RAMANA</text:p>
          </table:table-cell>
          <table:table-cell office:value-type="string" calcext:value-type="string">
            <text:p>S Ramana</text:p>
          </table:table-cell>
          <table:table-cell table:number-columns-repeated="4" office:value-type="string" calcext:value-type="string">
            <text:p>###</text:p>
          </table:table-cell>
          <table:table-cell office:value-type="string" calcext:value-type="string">
            <text:p>5264 9505 0918</text:p>
          </table:table-cell>
          <table:table-cell office:value-type="float" office:value="9989157906" calcext:value-type="float">
            <text:p>9989157906</text:p>
          </table:table-cell>
          <table:table-cell office:value-type="date" office:date-value="1963-09-10" calcext:value-type="date">
            <text:p>Tuesday, September 10, 1963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00210 51408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C-289</text:p>
          </table:table-cell>
          <table:table-cell table:number-columns-repeated="3"/>
          <table:table-cell office:value-type="string" calcext:value-type="string">
            <text:p>Parawada</text:p>
          </table:table-cell>
          <table:table-cell office:value-type="string" calcext:value-type="string">
            <text:p>ANAKAPALLI</text:p>
          </table:table-cell>
          <table:table-cell office:value-type="float" office:value="531019" calcext:value-type="float">
            <text:p>531019</text:p>
          </table:table-cell>
        </table:table-row>
        <table:table-row table:style-name="ro1">
          <table:table-cell office:value-type="string" calcext:value-type="string">
            <text:p>S GOURISWARA RAO</text:p>
          </table:table-cell>
          <table:table-cell/>
          <table:table-cell office:value-type="float" office:value="110695" calcext:value-type="float">
            <text:p>110695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 PYDI RAJU</text:p>
          </table:table-cell>
          <table:table-cell/>
          <table:table-cell office:value-type="float" office:value="106619" calcext:value-type="float">
            <text:p>106619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 SATYANARAYAMA</text:p>
          </table:table-cell>
          <table:table-cell/>
          <table:table-cell office:value-type="float" office:value="117424" calcext:value-type="float">
            <text:p>117424</text:p>
          </table:table-cell>
          <table:table-cell office:value-type="string" calcext:value-type="string">
            <text:p>PPM/WB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 SIVANARAYANA </text:p>
          </table:table-cell>
          <table:table-cell/>
          <table:table-cell office:value-type="float" office:value="115610" calcext:value-type="float">
            <text:p>115610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 SRINIVASA RAO</text:p>
          </table:table-cell>
          <table:table-cell/>
          <table:table-cell office:value-type="float" office:value="107983" calcext:value-type="float">
            <text:p>107983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 VENKATA RAMANA</text:p>
          </table:table-cell>
          <table:table-cell table:style-name="ce3"/>
          <table:table-cell table:style-name="ce3" office:value-type="float" office:value="112267" calcext:value-type="float">
            <text:p>112267</text:p>
          </table:table-cell>
          <table:table-cell table:style-name="ce3" office:value-type="string" calcext:value-type="string">
            <text:p>TPP/CDCP/Boilers-2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BBAVARAPU CHINNAYYA</text:p>
          </table:table-cell>
          <table:table-cell office:value-type="string" calcext:value-type="string">
            <text:p>Late S Atchanna</text:p>
          </table:table-cell>
          <table:table-cell office:value-type="float" office:value="117858" calcext:value-type="float">
            <text:p>11785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SADHUKARA VENKATA RAMANA MURTHY CHOWDARY</text:p>
          </table:table-cell>
          <table:table-cell table:style-name="ce3"/>
          <table:table-cell table:style-name="ce3" office:value-type="float" office:value="103328" calcext:value-type="float">
            <text:p>103328</text:p>
          </table:table-cell>
          <table:table-cell table:style-name="ce3" office:value-type="string" calcext:value-type="string">
            <text:p>WRM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GI RAVI KUMAR</text:p>
          </table:table-cell>
          <table:table-cell table:style-name="ce3"/>
          <table:table-cell table:style-name="ce3" office:value-type="float" office:value="110137" calcext:value-type="float">
            <text:p>110137</text:p>
          </table:table-cell>
          <table:table-cell table:style-name="ce3" office:value-type="string" calcext:value-type="string">
            <text:p>PPM / Weigh Bridge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GI SITA RAMA RAJU</text:p>
          </table:table-cell>
          <table:table-cell/>
          <table:table-cell office:value-type="float" office:value="111460" calcext:value-type="float">
            <text:p>111460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GI VENKATA APPALARAJU</text:p>
          </table:table-cell>
          <table:table-cell table:style-name="ce3" office:value-type="string" calcext:value-type="string">
            <text:p>S NarasimhaRaju</text:p>
          </table:table-cell>
          <table:table-cell table:style-name="ce3" office:value-type="float" office:value="120560" calcext:value-type="float">
            <text:p>120560</text:p>
          </table:table-cell>
          <table:table-cell table:style-name="ce3"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BYQPS 8243 C </text:p>
          </table:table-cell>
          <table:table-cell office:value-type="string" calcext:value-type="string">
            <text:p>8595 3727 7271</text:p>
          </table:table-cell>
          <table:table-cell office:value-type="float" office:value="9618321792" calcext:value-type="float">
            <text:p>9618321792</text:p>
          </table:table-cell>
          <table:table-cell office:value-type="string" calcext:value-type="string">
            <text:p>14th,Sept.1977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303837 0363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7-4-83/8</text:p>
          </table:table-cell>
          <table:table-cell office:value-type="string" calcext:value-type="string">
            <text:p>FF-203</text:p>
          </table:table-cell>
          <table:table-cell office:value-type="string" calcext:value-type="string">
            <text:p>OID Karnavanipalem</text:p>
          </table:table-cell>
          <table:table-cell/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SAKA SOLOMON MAHARAJ</text:p>
          </table:table-cell>
          <table:table-cell/>
          <table:table-cell office:value-type="float" office:value="112074" calcext:value-type="float">
            <text:p>112074</text:p>
          </table:table-cell>
          <table:table-cell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KILE SURI BABU </text:p>
          </table:table-cell>
          <table:table-cell table:style-name="ce3"/>
          <table:table-cell table:style-name="ce3" office:value-type="float" office:value="112110" calcext:value-type="float">
            <text:p>112110</text:p>
          </table:table-cell>
          <table:table-cell table:style-name="ce3" office:value-type="string" calcext:value-type="string">
            <text:p>TPP/CDCP/Boilers-3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LADI LOKESH BABU</text:p>
          </table:table-cell>
          <table:table-cell/>
          <table:table-cell office:value-type="float" office:value="110381" calcext:value-type="float">
            <text:p>110381</text:p>
          </table:table-cell>
          <table:table-cell office:value-type="string" calcext:value-type="string">
            <text:p>WRM/Mill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IR HALDER</text:p>
          </table:table-cell>
          <table:table-cell/>
          <table:table-cell office:value-type="float" office:value="116682" calcext:value-type="float">
            <text:p>116682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MIDI GOVINDA </text:p>
          </table:table-cell>
          <table:table-cell/>
          <table:table-cell office:value-type="float" office:value="118124" calcext:value-type="float">
            <text:p>118124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MIDI PYDAYYA</text:p>
          </table:table-cell>
          <table:table-cell/>
          <table:table-cell office:value-type="float" office:value="101674" calcext:value-type="float">
            <text:p>101674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MINGI SOMNAIDU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MOJU SAMBA MURTHY</text:p>
          </table:table-cell>
          <table:table-cell table:style-name="ce3"/>
          <table:table-cell table:style-name="ce3" office:value-type="float" office:value="112024" calcext:value-type="float">
            <text:p>112024</text:p>
          </table:table-cell>
          <table:table-cell table:style-name="ce3"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PARA MURALI KRISHNA</text:p>
          </table:table-cell>
          <table:table-cell/>
          <table:table-cell office:value-type="float" office:value="109632" calcext:value-type="float">
            <text:p>109632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MUDAYAPALEPU VENKATARAMANA</text:p>
          </table:table-cell>
          <table:table-cell table:number-columns-repeated="2"/>
          <table:table-cell office:value-type="string" calcext:value-type="string">
            <text:p>TPP/CDCP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NAPALA PREMAKUMAR</text:p>
          </table:table-cell>
          <table:table-cell/>
          <table:table-cell office:value-type="float" office:value="110604" calcext:value-type="float">
            <text:p>110604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NDANALA NEELA SURYA CHANDRA RAO</text:p>
          </table:table-cell>
          <table:table-cell/>
          <table:table-cell office:value-type="float" office:value="105908" calcext:value-type="float">
            <text:p>105908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NDEPELLI DEVADAS</text:p>
          </table:table-cell>
          <table:table-cell office:value-type="string" calcext:value-type="string">
            <text:p>S Sailu</text:p>
          </table:table-cell>
          <table:table-cell office:value-type="float" office:value="110540" calcext:value-type="float">
            <text:p>110540</text:p>
          </table:table-cell>
          <table:table-cell office:value-type="string" calcext:value-type="string">
            <text:p>CO&amp;CCP/CDCP/Elec</text:p>
          </table:table-cell>
          <table:table-cell office:value-type="float" office:value="3070" calcext:value-type="float">
            <text:p>3070</text:p>
          </table:table-cell>
          <table:table-cell table:style-name="ce3" office:value-type="string" calcext:value-type="string">
            <text:p>ARDPS 4008 A</text:p>
          </table:table-cell>
          <table:table-cell office:value-type="string" calcext:value-type="string">
            <text:p>8081 9773 2008</text:p>
          </table:table-cell>
          <table:table-cell office:value-type="float" office:value="9640772972" calcext:value-type="float">
            <text:p>9640772972</text:p>
          </table:table-cell>
          <table:table-cell office:value-type="string" calcext:value-type="string">
            <text:p>22nd,Aug.1963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2010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-44/29</text:p>
          </table:table-cell>
          <table:table-cell/>
          <table:table-cell office:value-type="string" calcext:value-type="string">
            <text:p>SriBalajeeTower's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SANDIPAMU RAJKUMAR</text:p>
          </table:table-cell>
          <table:table-cell table:number-columns-repeated="2"/>
          <table:table-cell office:value-type="string" calcext:value-type="string">
            <text:p>CO&amp;/CCP/CDCP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NDRANI APPALACHITTI </text:p>
          </table:table-cell>
          <table:table-cell table:style-name="ce3"/>
          <table:table-cell table:style-name="ce3" office:value-type="float" office:value="108647" calcext:value-type="float">
            <text:p>108647</text:p>
          </table:table-cell>
          <table:table-cell table:style-name="ce3" office:value-type="string" calcext:value-type="string">
            <text:p>TPP/CDCP/Boiler-3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NGA FRANCIS</text:p>
          </table:table-cell>
          <table:table-cell table:style-name="ce3" office:value-type="string" calcext:value-type="string">
            <text:p>Late Philip Sanga</text:p>
          </table:table-cell>
          <table:table-cell table:style-name="ce3" office:value-type="float" office:value="108940" calcext:value-type="float">
            <text:p>108940</text:p>
          </table:table-cell>
          <table:table-cell table:style-name="ce3" office:value-type="string" calcext:value-type="string">
            <text:p>SMS/Mixer</text:p>
          </table:table-cell>
          <table:table-cell table:style-name="ce3" office:value-type="float" office:value="3400" calcext:value-type="float">
            <text:p>3400</text:p>
          </table:table-cell>
          <table:table-cell office:value-type="string" calcext:value-type="string">
            <text:p>AADPF 8508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NGAM REDDY GANGADHAR RAO </text:p>
          </table:table-cell>
          <table:table-cell/>
          <table:table-cell office:value-type="float" office:value="108741" calcext:value-type="float">
            <text:p>108741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NGANA SATYANANDA RAO</text:p>
          </table:table-cell>
          <table:table-cell/>
          <table:table-cell office:value-type="float" office:value="113661" calcext:value-type="float">
            <text:p>113661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ANTOSH KUMAR KONGARI</text:p>
          </table:table-cell>
          <table:table-cell table:style-name="ce3"/>
          <table:table-cell table:style-name="ce3" office:value-type="float" office:value="112324" calcext:value-type="float">
            <text:p>112324</text:p>
          </table:table-cell>
          <table:table-cell table:style-name="ce3" office:value-type="string" calcext:value-type="string">
            <text:p>PPM / Weigh Bridge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PPA MOHANA KRISHNA </text:p>
          </table:table-cell>
          <table:table-cell/>
          <table:table-cell office:value-type="float" office:value="116995" calcext:value-type="float">
            <text:p>116995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RAGADAM RAMANA</text:p>
          </table:table-cell>
          <table:table-cell office:value-type="string" calcext:value-type="string">
            <text:p>Late S ChinnaRao</text:p>
          </table:table-cell>
          <table:table-cell office:value-type="float" office:value="117213" calcext:value-type="float">
            <text:p>117213</text:p>
          </table:table-cell>
          <table:table-cell office:value-type="string" calcext:value-type="string">
            <text:p>CO&amp;CCP/Batt-3/H&amp;R</text:p>
          </table:table-cell>
          <table:table-cell office:value-type="float" office:value="3000" calcext:value-type="float">
            <text:p>3000</text:p>
          </table:table-cell>
          <table:table-cell table:style-name="ce3" office:value-type="string" calcext:value-type="string">
            <text:p>AOOPS 1793 J</text:p>
          </table:table-cell>
          <table:table-cell office:value-type="string" calcext:value-type="string">
            <text:p>5245 9562 1235</text:p>
          </table:table-cell>
          <table:table-cell office:value-type="float" office:value="9494777367" calcext:value-type="float">
            <text:p>9494777367</text:p>
          </table:table-cell>
          <table:table-cell office:value-type="string" calcext:value-type="string">
            <text:p>1st,April.1968</text:p>
          </table:table-cell>
          <table:table-cell office:value-type="string" calcext:value-type="string">
            <text:p>Oriental Bank of Commerce</text:p>
          </table:table-cell>
          <table:table-cell office:value-type="string" calcext:value-type="string">
            <text:p>11142 01001 2310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QRBC0101114</text:p>
          </table:table-cell>
          <table:table-cell office:value-type="string" calcext:value-type="string">
            <text:p>31-36-162</text:p>
          </table:table-cell>
          <table:table-cell office:value-type="string" calcext:value-type="string">
            <text:p>MIG-I / 252</text:p>
          </table:table-cell>
          <table:table-cell/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SARAT KUMAR MALLICK</text:p>
          </table:table-cell>
          <table:table-cell office:value-type="string" calcext:value-type="string">
            <text:p>Late Satrughan Mallick</text:p>
          </table:table-cell>
          <table:table-cell office:value-type="float" office:value="112702" calcext:value-type="float">
            <text:p>112702</text:p>
          </table:table-cell>
          <table:table-cell table:style-name="ce3" office:value-type="string" calcext:value-type="string">
            <text:p>CO&amp;/CCP/CDCP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DPPM 5033 K</text:p>
          </table:table-cell>
          <table:table-cell office:value-type="string" calcext:value-type="string">
            <text:p>5002 4131 6014</text:p>
          </table:table-cell>
          <table:table-cell office:value-type="float" office:value="9440939940" calcext:value-type="float">
            <text:p>9440939940</text:p>
          </table:table-cell>
          <table:table-cell office:value-type="string" calcext:value-type="string">
            <text:p>24,Feb.1959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07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Sree BalajiTowers</text:p>
          </table:table-cell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SARELLA SURYA PRAKASHA RAO</text:p>
          </table:table-cell>
          <table:table-cell office:value-type="string" calcext:value-type="string">
            <text:p>S SuryaRao</text:p>
          </table:table-cell>
          <table:table-cell office:value-type="float" office:value="117464" calcext:value-type="float">
            <text:p>117464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OOPS 1864 A</text:p>
          </table:table-cell>
          <table:table-cell office:value-type="string" calcext:value-type="string">
            <text:p>7580 9254 0333</text:p>
          </table:table-cell>
          <table:table-cell office:value-type="float" office:value="9989397805" calcext:value-type="float">
            <text:p>9989397805</text:p>
          </table:table-cell>
          <table:table-cell office:value-type="string" calcext:value-type="string">
            <text:p>30,Jul.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1528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02/b</text:p>
          </table:table-cell>
          <table:table-cell/>
          <table:table-cell office:value-type="string" calcext:value-type="string">
            <text:p>Sector-9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SARIPALLI NAIDU</text:p>
          </table:table-cell>
          <table:table-cell office:value-type="string" calcext:value-type="string">
            <text:p>Late S Tatalu</text:p>
          </table:table-cell>
          <table:table-cell office:value-type="float" office:value="106592" calcext:value-type="float">
            <text:p>106592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QSPS 3372 F</text:p>
          </table:table-cell>
          <table:table-cell office:value-type="string" calcext:value-type="string">
            <text:p>4952 4132 1497</text:p>
          </table:table-cell>
          <table:table-cell office:value-type="float" office:value="9550364418" calcext:value-type="float">
            <text:p>9550364418</text:p>
          </table:table-cell>
          <table:table-cell office:value-type="string" calcext:value-type="string">
            <text:p>15th,July.1964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1000 057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0-22-1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SARIPALLI PYDARAO</text:p>
          </table:table-cell>
          <table:table-cell office:value-type="string" calcext:value-type="string">
            <text:p>S Appanna</text:p>
          </table:table-cell>
          <table:table-cell office:value-type="float" office:value="106641" calcext:value-type="float">
            <text:p>106641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EMPS 1530 D</text:p>
          </table:table-cell>
          <table:table-cell office:value-type="string" calcext:value-type="string">
            <text:p>5717 3713 4307</text:p>
          </table:table-cell>
          <table:table-cell office:value-type="float" office:value="7799816106" calcext:value-type="float">
            <text:p>7799816106</text:p>
          </table:table-cell>
          <table:table-cell office:value-type="string" calcext:value-type="string">
            <text:p>20,Jul.1956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1322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6-9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SARIPALLI RAMBABU</text:p>
          </table:table-cell>
          <table:table-cell/>
          <table:table-cell office:value-type="float" office:value="117839" calcext:value-type="float">
            <text:p>11783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TTADA CHINNA RAO</text:p>
          </table:table-cell>
          <table:table-cell office:value-type="string" calcext:value-type="string">
            <text:p>S AppaRao</text:p>
          </table:table-cell>
          <table:table-cell office:value-type="float" office:value="120357" calcext:value-type="float">
            <text:p>12035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XAPS 8060 E</text:p>
          </table:table-cell>
          <table:table-cell office:value-type="string" calcext:value-type="string">
            <text:p>5364 6894 4648</text:p>
          </table:table-cell>
          <table:table-cell office:value-type="float" office:value="9396493705" calcext:value-type="float">
            <text:p>9396493705</text:p>
          </table:table-cell>
          <table:table-cell office:value-type="date" office:date-value="1982-07-04" calcext:value-type="date">
            <text:p>Sunday, July 04, 1982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38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32-8-299</text:p>
          </table:table-cell>
          <table:table-cell/>
          <table:table-cell office:value-type="string" calcext:value-type="string">
            <text:p>AmbedkarColony</text:p>
          </table:table-cell>
          <table:table-cell table:number-columns-repeated="2"/>
          <table:table-cell office:value-type="string" calcext:value-type="string">
            <text:p>VISAKHAPATNAM</text:p>
          </table:table-cell>
          <table:table-cell office:value-type="float" office:value="530004" calcext:value-type="float">
            <text:p>530004</text:p>
          </table:table-cell>
        </table:table-row>
        <table:table-row table:style-name="ro1">
          <table:table-cell office:value-type="string" calcext:value-type="string">
            <text:p>SATTI MURALI VENKATA KRISHNA REDDY</text:p>
          </table:table-cell>
          <table:table-cell/>
          <table:table-cell office:value-type="float" office:value="120823" calcext:value-type="float">
            <text:p>120823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TYALA SATYANARAYANA MURTHY </text:p>
          </table:table-cell>
          <table:table-cell/>
          <table:table-cell office:value-type="float" office:value="107007" calcext:value-type="float">
            <text:p>107007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AYANA SITA RAMANJANEYULU</text:p>
          </table:table-cell>
          <table:table-cell office:value-type="string" calcext:value-type="string">
            <text:p>Late S Veeraswamy</text:p>
          </table:table-cell>
          <table:table-cell office:value-type="float" office:value="116420" calcext:value-type="float">
            <text:p>116420</text:p>
          </table:table-cell>
          <table:table-cell office:value-type="string" calcext:value-type="string">
            <text:p>MMSM 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DHPR 8600 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YINA SANYASI RAO</text:p>
          </table:table-cell>
          <table:table-cell office:value-type="string" calcext:value-type="string">
            <text:p>S Chinnodu</text:p>
          </table:table-cell>
          <table:table-cell office:value-type="float" office:value="104131" calcext:value-type="float">
            <text:p>104131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IYPS 2784 B</text:p>
          </table:table-cell>
          <table:table-cell office:value-type="string" calcext:value-type="string">
            <text:p>3512 3261 8160</text:p>
          </table:table-cell>
          <table:table-cell office:value-type="float" office:value="9885873188" calcext:value-type="float">
            <text:p>9885873188</text:p>
          </table:table-cell>
          <table:table-cell office:value-type="string" calcext:value-type="string">
            <text:p>1st,Dec.1960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43921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-32/2</text:p>
          </table:table-cell>
          <table:table-cell table:number-columns-repeated="2"/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SEEKOTI KURMA NAYUKULU</text:p>
          </table:table-cell>
          <table:table-cell office:value-type="string" calcext:value-type="string">
            <text:p>S Krishna</text:p>
          </table:table-cell>
          <table:table-cell office:value-type="float" office:value="120435" calcext:value-type="float">
            <text:p>120435</text:p>
          </table:table-cell>
          <table:table-cell office:value-type="string" calcext:value-type="string">
            <text:p>CO&amp;CCP/Batt-3/H&amp;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XZPS 9795 R</text:p>
          </table:table-cell>
          <table:table-cell office:value-type="string" calcext:value-type="string">
            <text:p>6274 9114 5175</text:p>
          </table:table-cell>
          <table:table-cell office:value-type="float" office:value="9494402125" calcext:value-type="float">
            <text:p>9494402125</text:p>
          </table:table-cell>
          <table:table-cell office:value-type="string" calcext:value-type="string">
            <text:p>9th,June.1983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605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Qtr.323/E</text:p>
          </table:table-cell>
          <table:table-cell/>
          <table:table-cell office:value-type="string" calcext:value-type="string">
            <text:p>Sector-8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SEEKU APPA RAO</text:p>
          </table:table-cell>
          <table:table-cell table:style-name="ce3" office:value-type="string" calcext:value-type="string">
            <text:p>Late Tatalu</text:p>
          </table:table-cell>
          <table:table-cell table:style-name="ce3" office:value-type="float" office:value="101088" calcext:value-type="float">
            <text:p>101088</text:p>
          </table:table-cell>
          <table:table-cell table:style-name="ce3" office:value-type="string" calcext:value-type="string">
            <text:p>CO&amp;CCP/Batt1/G/Rtd.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OOPS 2154 K</text:p>
          </table:table-cell>
          <table:table-cell office:value-type="string" calcext:value-type="string">
            <text:p>5444 7568 4106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1st,June.1956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335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0-24-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SEEKU CHINNA RAO</text:p>
          </table:table-cell>
          <table:table-cell/>
          <table:table-cell office:value-type="float" office:value="117647" calcext:value-type="float">
            <text:p>117647</text:p>
          </table:table-cell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EELAM NAGESWARA RAO</text:p>
          </table:table-cell>
          <table:table-cell/>
          <table:table-cell office:value-type="float" office:value="109422" calcext:value-type="float">
            <text:p>109422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EERA SRINIVASA RAO</text:p>
          </table:table-cell>
          <table:table-cell office:value-type="string" calcext:value-type="string">
            <text:p>S Appalanaidu</text:p>
          </table:table-cell>
          <table:table-cell office:value-type="float" office:value="118565" calcext:value-type="float">
            <text:p>118565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QXPS 3022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RAMSETTI BABOJI</text:p>
          </table:table-cell>
          <table:table-cell office:value-type="string" calcext:value-type="string">
            <text:p>S YerriAppanna</text:p>
          </table:table-cell>
          <table:table-cell office:value-type="float" office:value="106495" calcext:value-type="float">
            <text:p>106495</text:p>
          </table:table-cell>
          <table:table-cell office:value-type="string" calcext:value-type="string">
            <text:p>CO&amp;CCP/Batt-3/H&amp;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FSPS 4536 C</text:p>
          </table:table-cell>
          <table:table-cell office:value-type="string" calcext:value-type="string">
            <text:p>9345 1212 7330</text:p>
          </table:table-cell>
          <table:table-cell office:value-type="float" office:value="9849521129" calcext:value-type="float">
            <text:p>9849521129</text:p>
          </table:table-cell>
          <table:table-cell office:value-type="string" calcext:value-type="string">
            <text:p>25th,Sept.196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4141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5-111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SEERAPU APPA RAO</text:p>
          </table:table-cell>
          <table:table-cell office:value-type="string" calcext:value-type="string">
            <text:p>S Simhachalam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ED/Works</text:p>
          </table:table-cell>
          <table:table-cell office:value-type="string" calcext:value-type="string">
            <text:p>###</text:p>
          </table:table-cell>
          <table:table-cell office:value-type="string" calcext:value-type="string">
            <text:p>ALRPS 9952 R</text:p>
          </table:table-cell>
          <table:table-cell office:value-type="string" calcext:value-type="string">
            <text:p>7942 2386 0795</text:p>
          </table:table-cell>
          <table:table-cell office:value-type="float" office:value="9346315560" calcext:value-type="float">
            <text:p>9346315560</text:p>
          </table:table-cell>
          <table:table-cell office:value-type="string" calcext:value-type="string">
            <text:p>30/06/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441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8-22-2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SEERAPU APPALA NARAYANA</text:p>
          </table:table-cell>
          <table:table-cell/>
          <table:table-cell office:value-type="float" office:value="110204" calcext:value-type="float">
            <text:p>110204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EERAPU APPARAO</text:p>
          </table:table-cell>
          <table:table-cell/>
          <table:table-cell office:value-type="float" office:value="115005" calcext:value-type="float">
            <text:p>115005</text:p>
          </table:table-cell>
          <table:table-cell office:value-type="string" calcext:value-type="string">
            <text:p>PPM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EETHINI SANKARA RAO</text:p>
          </table:table-cell>
          <table:table-cell office:value-type="string" calcext:value-type="string">
            <text:p>S SubbaRao</text:p>
          </table:table-cell>
          <table:table-cell office:value-type="float" office:value="122333" calcext:value-type="float">
            <text:p>122333</text:p>
          </table:table-cell>
          <table:table-cell table:number-columns-repeated="2" office:value-type="string" calcext:value-type="string">
            <text:p>###</text:p>
          </table:table-cell>
          <table:table-cell office:value-type="string" calcext:value-type="string">
            <text:p>DBUPS 6887 K</text:p>
          </table:table-cell>
          <table:table-cell office:value-type="string" calcext:value-type="string">
            <text:p>4051 2295 9264</text:p>
          </table:table-cell>
          <table:table-cell office:value-type="float" office:value="9989347682" calcext:value-type="float">
            <text:p>9989347682</text:p>
          </table:table-cell>
          <table:table-cell office:value-type="date" office:date-value="1972-08-20" calcext:value-type="date">
            <text:p>Sunday, August 20, 197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15207 97321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6-37-5/6</text:p>
          </table:table-cell>
          <table:table-cell/>
          <table:table-cell office:value-type="string" calcext:value-type="string">
            <text:p>Drivers Colony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SEETHINI VENKATA RAMANA</text:p>
          </table:table-cell>
          <table:table-cell office:value-type="string" calcext:value-type="string">
            <text:p>S Demudu</text:p>
          </table:table-cell>
          <table:table-cell office:value-type="float" office:value="117390" calcext:value-type="float">
            <text:p>117390</text:p>
          </table:table-cell>
          <table:table-cell office:value-type="string" calcext:value-type="string">
            <text:p>Rollshop</text:p>
          </table:table-cell>
          <table:table-cell/>
          <table:table-cell office:value-type="string" calcext:value-type="string">
            <text:p>AOOPS 1798 D</text:p>
          </table:table-cell>
          <table:table-cell office:value-type="string" calcext:value-type="string">
            <text:p>6230 8533 7134</text:p>
          </table:table-cell>
          <table:table-cell office:value-type="float" office:value="8330931823" calcext:value-type="float">
            <text:p>8330931823</text:p>
          </table:table-cell>
          <table:table-cell office:value-type="string" calcext:value-type="string">
            <text:p>10th,June.1973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 010000 248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13-12-4</text:p>
          </table:table-cell>
          <table:table-cell table:number-columns-repeated="2"/>
          <table:table-cell office:value-type="string" calcext:value-type="string">
            <text:p>Chinagantyad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SENAPATHI BANGARAYYA</text:p>
          </table:table-cell>
          <table:table-cell/>
          <table:table-cell office:value-type="float" office:value="108452" calcext:value-type="float">
            <text:p>108452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ESTHI VENKATA RAO</text:p>
          </table:table-cell>
          <table:table-cell/>
          <table:table-cell office:value-type="float" office:value="116559" calcext:value-type="float">
            <text:p>116559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HAIK ABDUL RAHMAN</text:p>
          </table:table-cell>
          <table:table-cell table:style-name="ce3"/>
          <table:table-cell table:style-name="ce3" office:value-type="float" office:value="110048" calcext:value-type="float">
            <text:p>110048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HAIK IMAM SAHIB</text:p>
          </table:table-cell>
          <table:table-cell table:style-name="ce3" office:value-type="string" calcext:value-type="string">
            <text:p>Late S A Sattar</text:p>
          </table:table-cell>
          <table:table-cell table:style-name="ce3" office:value-type="float" office:value="103190" calcext:value-type="float">
            <text:p>103190</text:p>
          </table:table-cell>
          <table:table-cell table:style-name="ce3" office:value-type="string" calcext:value-type="string">
            <text:p>QATD</text:p>
          </table:table-cell>
          <table:table-cell table:style-name="ce3" office:value-type="float" office:value="7400" calcext:value-type="float">
            <text:p>7400</text:p>
          </table:table-cell>
          <table:table-cell table:style-name="ce3" office:value-type="string" calcext:value-type="string">
            <text:p>AFLPS 6480 E</text:p>
          </table:table-cell>
          <table:table-cell office:value-type="string" calcext:value-type="string">
            <text:p>3778 6359 6975</text:p>
          </table:table-cell>
          <table:table-cell office:value-type="float" office:value="8142769959" calcext:value-type="float">
            <text:p>8142769959</text:p>
          </table:table-cell>
          <table:table-cell office:value-type="date" office:date-value="1957-04-06" calcext:value-type="date">
            <text:p>Saturday, April 06, 1957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58 04367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Qtr.MIG-97</text:p>
          </table:table-cell>
          <table:table-cell/>
          <table:table-cell office:value-type="string" calcext:value-type="string">
            <text:p>APHB Colony</text:p>
          </table:table-cell>
          <table:table-cell table:number-columns-repeated="2" office:value-type="string" calcext:value-type="string">
            <text:p>Seethammadhara</text:p>
          </table:table-cell>
          <table:table-cell office:value-type="string" calcext:value-type="string">
            <text:p>VISAKHAPATNAM</text:p>
          </table:table-cell>
          <table:table-cell office:value-type="float" office:value="530013" calcext:value-type="float">
            <text:p>530013</text:p>
          </table:table-cell>
        </table:table-row>
        <table:table-row table:style-name="ro1">
          <table:table-cell office:value-type="string" calcext:value-type="string">
            <text:p>SHAIK MOHAMMED RAFI</text:p>
          </table:table-cell>
          <table:table-cell office:value-type="string" calcext:value-type="string">
            <text:p>Shaik Ismail</text:p>
          </table:table-cell>
          <table:table-cell office:value-type="float" office:value="105186" calcext:value-type="float">
            <text:p>105186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ZIPS 0452 M</text:p>
          </table:table-cell>
          <table:table-cell office:value-type="string" calcext:value-type="string">
            <text:p>5191 7194 4065</text:p>
          </table:table-cell>
          <table:table-cell office:value-type="float" office:value="8332982838" calcext:value-type="float">
            <text:p>8332982838</text:p>
          </table:table-cell>
          <table:table-cell office:value-type="string" calcext:value-type="string">
            <text:p>10th,Feb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6329 32511</text:p>
          </table:table-cell>
          <table:table-cell office:value-type="string" calcext:value-type="string">
            <text:p>SteelTownship,NH2</text:p>
          </table:table-cell>
          <table:table-cell office:value-type="string" calcext:value-type="string">
            <text:p>SBIN0008054</text:p>
          </table:table-cell>
          <table:table-cell office:value-type="string" calcext:value-type="string">
            <text:p>Qtr.435/A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SHAIK REYAZUDDIN</text:p>
          </table:table-cell>
          <table:table-cell/>
          <table:table-cell office:value-type="float" office:value="117749" calcext:value-type="float">
            <text:p>117749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HAIK SULTAN SAHEB</text:p>
          </table:table-cell>
          <table:table-cell table:style-name="ce3" office:value-type="string" calcext:value-type="string">
            <text:p>TataSaheb</text:p>
          </table:table-cell>
          <table:table-cell table:style-name="ce3" office:value-type="float" office:value="112860" calcext:value-type="float">
            <text:p>112860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OOPS 2043 F</text:p>
          </table:table-cell>
          <table:table-cell office:value-type="string" calcext:value-type="string">
            <text:p>9898 0186 3645</text:p>
          </table:table-cell>
          <table:table-cell office:value-type="float" office:value="9866531680" calcext:value-type="float">
            <text:p>9866531680</text:p>
          </table:table-cell>
          <table:table-cell office:value-type="string" calcext:value-type="string">
            <text:p>10th,July.1960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856 51434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MIG-I</text:p>
          </table:table-cell>
          <table:table-cell office:value-type="string" calcext:value-type="string">
            <text:p>12/H</text:p>
          </table:table-cell>
          <table:table-cell/>
          <table:table-cell office:value-type="string" calcext:value-type="string">
            <text:p>Near Srinagar</text:p>
          </table:table-cell>
          <table:table-cell office:value-type="string" calcext:value-type="string">
            <text:p>BHPV 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table:style-name="ce3" office:value-type="string" calcext:value-type="string">
            <text:p>SIDAGAMA TRIMURTHULU</text:p>
          </table:table-cell>
          <table:table-cell table:style-name="ce3" office:value-type="string" calcext:value-type="string">
            <text:p>Late S Veeranna</text:p>
          </table:table-cell>
          <table:table-cell table:style-name="ce3" office:value-type="float" office:value="111240" calcext:value-type="float">
            <text:p>111240</text:p>
          </table:table-cell>
          <table:table-cell table:style-name="ce3" office:value-type="string" calcext:value-type="string">
            <text:p>CO&amp;CCP/Batt-1/Elec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OOPS 2135 Q</text:p>
          </table:table-cell>
          <table:table-cell office:value-type="string" calcext:value-type="string">
            <text:p>4386 8451 7755</text:p>
          </table:table-cell>
          <table:table-cell office:value-type="float" office:value="9949923778" calcext:value-type="float">
            <text:p>9949923778</text:p>
          </table:table-cell>
          <table:table-cell office:value-type="string" calcext:value-type="string">
            <text:p>15th,June,1965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5470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-576</text:p>
          </table:table-cell>
          <table:table-cell table:number-columns-repeated="4"/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SIMHADRI SRINIVASA RAO</text:p>
          </table:table-cell>
          <table:table-cell office:value-type="string" calcext:value-type="string">
            <text:p>S Gangachary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FMD/HESL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PUPS 0412 B</text:p>
          </table:table-cell>
          <table:table-cell office:value-type="string" calcext:value-type="string">
            <text:p>6558 9266 8065</text:p>
          </table:table-cell>
          <table:table-cell office:value-type="float" office:value="9701828384" calcext:value-type="float">
            <text:p>9701828384</text:p>
          </table:table-cell>
          <table:table-cell office:value-type="string" calcext:value-type="string">
            <text:p>15,June.1965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1045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47-9-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VinayagarAnnapurnaAppt.</text:p>
          </table:table-cell>
          <table:table-cell office:value-type="string" calcext:value-type="string">
            <text:p>Dwarakanagar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SINDHIKODI SUKRANNA</text:p>
          </table:table-cell>
          <table:table-cell/>
          <table:table-cell office:value-type="float" office:value="103869" calcext:value-type="float">
            <text:p>103869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INGAMPALLI DEMUDU NAIDU</text:p>
          </table:table-cell>
          <table:table-cell/>
          <table:table-cell office:value-type="float" office:value="110688" calcext:value-type="float">
            <text:p>110688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IRAPANASETTY APPA RAO</text:p>
          </table:table-cell>
          <table:table-cell table:style-name="ce3"/>
          <table:table-cell table:style-name="ce3" office:value-type="float" office:value="120369" calcext:value-type="float">
            <text:p>120369</text:p>
          </table:table-cell>
          <table:table-cell table:style-name="ce3" office:value-type="string" calcext:value-type="string">
            <text:p>CO&amp;CCP/Batt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IRIPURAPU STALIN</text:p>
          </table:table-cell>
          <table:table-cell table:style-name="ce3" office:value-type="string" calcext:value-type="string">
            <text:p>S JohnPeter</text:p>
          </table:table-cell>
          <table:table-cell table:style-name="ce3" office:value-type="float" office:value="105163" calcext:value-type="float">
            <text:p>105163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SIRLAPU JESUDAS</text:p>
          </table:table-cell>
          <table:table-cell/>
          <table:table-cell office:value-type="float" office:value="103259" calcext:value-type="float">
            <text:p>103259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IYYADRI TULASI BABU</text:p>
          </table:table-cell>
          <table:table-cell table:style-name="ce3"/>
          <table:table-cell table:style-name="ce3" office:value-type="float" office:value="107997" calcext:value-type="float">
            <text:p>107997</text:p>
          </table:table-cell>
          <table:table-cell table:style-name="ce3" office:value-type="string" calcext:value-type="string">
            <text:p>LMMM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K MOHAMMADHU</text:p>
          </table:table-cell>
          <table:table-cell/>
          <table:table-cell office:value-type="float" office:value="115897" calcext:value-type="float">
            <text:p>115897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DASANI VENKATESWARA RAO</text:p>
          </table:table-cell>
          <table:table-cell/>
          <table:table-cell office:value-type="float" office:value="105847" calcext:value-type="float">
            <text:p>10584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HRAI KANDULNA</text:p>
          </table:table-cell>
          <table:table-cell/>
          <table:table-cell office:value-type="float" office:value="109021" calcext:value-type="float">
            <text:p>109021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OMILI GANGANNA</text:p>
          </table:table-cell>
          <table:table-cell table:style-name="ce3"/>
          <table:table-cell table:style-name="ce3" office:value-type="float" office:value="117738" calcext:value-type="float">
            <text:p>117738</text:p>
          </table:table-cell>
          <table:table-cell table:style-name="ce3"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MINA RAMA VENKATA SURYA SUBRAHMANYAM</text:p>
          </table:table-cell>
          <table:table-cell/>
          <table:table-cell office:value-type="float" office:value="116811" calcext:value-type="float">
            <text:p>116811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MJIT MISHRA</text:p>
          </table:table-cell>
          <table:table-cell/>
          <table:table-cell office:value-type="float" office:value="119850" calcext:value-type="float">
            <text:p>119850</text:p>
          </table:table-cell>
          <table:table-cell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MRA HORO</text:p>
          </table:table-cell>
          <table:table-cell/>
          <table:table-cell office:value-type="float" office:value="110275" calcext:value-type="float">
            <text:p>110275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NARI SESHACHALAM</text:p>
          </table:table-cell>
          <table:table-cell/>
          <table:table-cell office:value-type="float" office:value="119837" calcext:value-type="float">
            <text:p>11983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ORINGALA DEVANANDA BABU </text:p>
          </table:table-cell>
          <table:table-cell/>
          <table:table-cell office:value-type="float" office:value="115758" calcext:value-type="float">
            <text:p>115758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REEKANTH SRIRAM</text:p>
          </table:table-cell>
          <table:table-cell/>
          <table:table-cell office:value-type="float" office:value="120246" calcext:value-type="float">
            <text:p>120246</text:p>
          </table:table-cell>
          <table:table-cell office:value-type="string" calcext:value-type="string">
            <text:p>CRG</text:p>
          </table:table-cell>
          <table:table-cell office:value-type="float" office:value="3150" calcext:value-type="float">
            <text:p>315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REEMDURUPU RAMAPRASAD</text:p>
          </table:table-cell>
          <table:table-cell table:style-name="ce3"/>
          <table:table-cell table:style-name="ce3" office:value-type="float" office:value="108947" calcext:value-type="float">
            <text:p>108947</text:p>
          </table:table-cell>
          <table:table-cell table:style-name="ce3" office:value-type="string" calcext:value-type="string">
            <text:p>CO&amp;CCP/CDCP-4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UGALI LINGAMAIAH</text:p>
          </table:table-cell>
          <table:table-cell table:style-name="ce3" office:value-type="string" calcext:value-type="string">
            <text:p>Late S Seshanna</text:p>
          </table:table-cell>
          <table:table-cell table:style-name="ce3" office:value-type="float" office:value="107949" calcext:value-type="float">
            <text:p>107949</text:p>
          </table:table-cell>
          <table:table-cell table:style-name="ce3" office:value-type="string" calcext:value-type="string">
            <text:p>FMD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ANPL 8974 F</text:p>
          </table:table-cell>
          <table:table-cell office:value-type="string" calcext:value-type="string">
            <text:p>6680 9952 9586</text:p>
          </table:table-cell>
          <table:table-cell office:value-type="float" office:value="9866742728" calcext:value-type="float">
            <text:p>9866742728</text:p>
          </table:table-cell>
          <table:table-cell office:value-type="date" office:date-value="1966-01-07" calcext:value-type="date">
            <text:p>Friday, January 07, 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51503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Qtr.328/C</text:p>
          </table:table-cell>
          <table:table-cell/>
          <table:table-cell office:value-type="string" calcext:value-type="string">
            <text:p>Sector-7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SUKKIREDDI MURTHY RAJU</text:p>
          </table:table-cell>
          <table:table-cell table:style-name="ce3"/>
          <table:table-cell table:style-name="ce3" office:value-type="float" office:value="108951" calcext:value-type="float">
            <text:p>108951</text:p>
          </table:table-cell>
          <table:table-cell table:style-name="ce3" office:value-type="string" calcext:value-type="string">
            <text:p>BF/Elec</text:p>
          </table:table-cell>
          <table:table-cell office:value-type="float" office:value="3360" calcext:value-type="float">
            <text:p>33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UNDAR NAIK GUGULOTH</text:p>
          </table:table-cell>
          <table:table-cell table:style-name="ce3" office:value-type="string" calcext:value-type="string">
            <text:p>G Balaram</text:p>
          </table:table-cell>
          <table:table-cell table:style-name="ce3" office:value-type="float" office:value="122596" calcext:value-type="float">
            <text:p>122596</text:p>
          </table:table-cell>
          <table:table-cell table:style-name="ce3" office:value-type="string" calcext:value-type="string">
            <text:p>SMS-I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BAVPG 0055 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NKARA MURALI MOHAN</text:p>
          </table:table-cell>
          <table:table-cell table:number-columns-repeated="2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UNKARA RAMU </text:p>
          </table:table-cell>
          <table:table-cell table:style-name="ce3"/>
          <table:table-cell table:style-name="ce3" office:value-type="float" office:value="112566" calcext:value-type="float">
            <text:p>112566</text:p>
          </table:table-cell>
          <table:table-cell table:style-name="ce3"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UNKARI NAGARAJU</text:p>
          </table:table-cell>
          <table:table-cell table:style-name="ce3" office:value-type="string" calcext:value-type="string">
            <text:p>Late S Yerayya</text:p>
          </table:table-cell>
          <table:table-cell table:style-name="ce3" office:value-type="float" office:value="116561" calcext:value-type="float">
            <text:p>116561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OPPS 2430 F</text:p>
          </table:table-cell>
          <table:table-cell office:value-type="string" calcext:value-type="string">
            <text:p>4677 3903 6788</text:p>
          </table:table-cell>
          <table:table-cell office:value-type="float" office:value="9441945644" calcext:value-type="float">
            <text:p>9441945644</text:p>
          </table:table-cell>
          <table:table-cell office:value-type="string" calcext:value-type="string">
            <text:p>1st,July.196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30531 86793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45/F</text:p>
          </table:table-cell>
          <table:table-cell/>
          <table:table-cell office:value-type="string" calcext:value-type="string">
            <text:p>Saector-3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SUNKU VENKATA RAMANA </text:p>
          </table:table-cell>
          <table:table-cell table:style-name="ce3" office:value-type="string" calcext:value-type="string">
            <text:p>S NagannaDora</text:p>
          </table:table-cell>
          <table:table-cell table:style-name="ce3" office:value-type="float" office:value="120520" calcext:value-type="float">
            <text:p>120520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XDPS 4508 L</text:p>
          </table:table-cell>
          <table:table-cell office:value-type="string" calcext:value-type="string">
            <text:p>8083 7527 2107</text:p>
          </table:table-cell>
          <table:table-cell office:value-type="float" office:value="9985592268" calcext:value-type="float">
            <text:p>9985592268</text:p>
          </table:table-cell>
          <table:table-cell office:value-type="string" calcext:value-type="string">
            <text:p>2nd,Sept.198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3 6484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0-4</text:p>
          </table:table-cell>
          <table:table-cell/>
          <table:table-cell office:value-type="string" calcext:value-type="string">
            <text:p>BharthNagar</text:p>
          </table:table-cell>
          <table:table-cell table:number-columns-repeated="2" office:value-type="string" calcext:value-type="string">
            <text:p>Gopalapatnam</text:p>
          </table:table-cell>
          <table:table-cell office:value-type="string" calcext:value-type="string">
            <text:p>VISAKHAPATNAM</text:p>
          </table:table-cell>
          <table:table-cell office:value-type="float" office:value="530027" calcext:value-type="float">
            <text:p>530027</text:p>
          </table:table-cell>
        </table:table-row>
        <table:table-row table:style-name="ro1">
          <table:table-cell office:value-type="string" calcext:value-type="string">
            <text:p>SUREDDI RAMU </text:p>
          </table:table-cell>
          <table:table-cell/>
          <table:table-cell office:value-type="float" office:value="110308" calcext:value-type="float">
            <text:p>110308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URISETTI ESWARA RAO</text:p>
          </table:table-cell>
          <table:table-cell office:value-type="string" calcext:value-type="string">
            <text:p>Late S Suryanarayana</text:p>
          </table:table-cell>
          <table:table-cell office:value-type="float" office:value="109039" calcext:value-type="float">
            <text:p>109039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OPPS 2436 D</text:p>
          </table:table-cell>
          <table:table-cell office:value-type="string" calcext:value-type="string">
            <text:p>8613 2777 2985 </text:p>
          </table:table-cell>
          <table:table-cell office:value-type="float" office:value="9160250659" calcext:value-type="float">
            <text:p>9160250659</text:p>
          </table:table-cell>
          <table:table-cell office:value-type="string" calcext:value-type="string">
            <text:p>1st,Oct.1967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1846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-102/5</text:p>
          </table:table-cell>
          <table:table-cell table:number-columns-repeated="2"/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SURISETTI GANGU NAIDU </text:p>
          </table:table-cell>
          <table:table-cell table:number-columns-repeated="2"/>
          <table:table-cell table:style-name="ce6" table:number-columns-repeated="2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URISETTI RAMA APPARAO</text:p>
          </table:table-cell>
          <table:table-cell/>
          <table:table-cell office:value-type="float" office:value="117405" calcext:value-type="float">
            <text:p>117405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SURJYA NARAYAN PATRO</text:p>
          </table:table-cell>
          <table:table-cell table:style-name="ce3" office:value-type="string" calcext:value-type="string">
            <text:p>G H Patro</text:p>
          </table:table-cell>
          <table:table-cell table:style-name="ce3" office:value-type="float" office:value="114814" calcext:value-type="float">
            <text:p>114814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HEEP 2577 Q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URLA SUNNI BABU</text:p>
          </table:table-cell>
          <table:table-cell/>
          <table:table-cell office:value-type="float" office:value="106568" calcext:value-type="float">
            <text:p>106568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USHIL KHOYA </text:p>
          </table:table-cell>
          <table:table-cell/>
          <table:table-cell office:value-type="float" office:value="109524" calcext:value-type="float">
            <text:p>109524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SUVVARI RAVI KUMAR</text:p>
          </table:table-cell>
          <table:table-cell office:value-type="string" calcext:value-type="string">
            <text:p>Late S Satyanarayana</text:p>
          </table:table-cell>
          <table:table-cell office:value-type="float" office:value="113406" calcext:value-type="float">
            <text:p>113406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SYAMALA MARRECHARA RAO </text:p>
          </table:table-cell>
          <table:table-cell/>
          <table:table-cell office:value-type="float" office:value="111030" calcext:value-type="float">
            <text:p>111030</text:p>
          </table:table-cell>
          <table:table-cell office:value-type="string" calcext:value-type="string">
            <text:p>WRM/Mill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 CH LAKSHMANARAO</text:p>
          </table:table-cell>
          <table:table-cell/>
          <table:table-cell office:value-type="float" office:value="117446" calcext:value-type="float">
            <text:p>117446</text:p>
          </table:table-cell>
          <table:table-cell office:value-type="string" calcext:value-type="string">
            <text:p>LMMM/SOI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 KANAKA RAJU</text:p>
          </table:table-cell>
          <table:table-cell/>
          <table:table-cell office:value-type="float" office:value="113797" calcext:value-type="float">
            <text:p>113797</text:p>
          </table:table-cell>
          <table:table-cell office:value-type="string" calcext:value-type="string">
            <text:p>TDP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 SEKHAR</text:p>
          </table:table-cell>
          <table:table-cell/>
          <table:table-cell office:value-type="float" office:value="119150" calcext:value-type="float">
            <text:p>11915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 VENKATESWARA RAO</text:p>
          </table:table-cell>
          <table:table-cell/>
          <table:table-cell office:value-type="float" office:value="107204" calcext:value-type="float">
            <text:p>107204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TADI VIDYA SAGAR</text:p>
          </table:table-cell>
          <table:table-cell table:style-name="ce3"/>
          <table:table-cell table:style-name="ce3" office:value-type="float" office:value="105017" calcext:value-type="float">
            <text:p>105017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MADA MOHAN RAO</text:p>
          </table:table-cell>
          <table:table-cell/>
          <table:table-cell office:value-type="float" office:value="109314" calcext:value-type="float">
            <text:p>109314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MALAPAKULA SEKHAR BABU</text:p>
          </table:table-cell>
          <table:table-cell office:value-type="string" calcext:value-type="string">
            <text:p>T Veeraiah</text:p>
          </table:table-cell>
          <table:table-cell office:value-type="float" office:value="113158" calcext:value-type="float">
            <text:p>113158</text:p>
          </table:table-cell>
          <table:table-cell office:value-type="string" calcext:value-type="string">
            <text:p>SAFETY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AAQPT 4585 D</text:p>
          </table:table-cell>
          <table:table-cell office:value-type="string" calcext:value-type="string">
            <text:p>9268 7595 6203</text:p>
          </table:table-cell>
          <table:table-cell office:value-type="float" office:value="8008277230" calcext:value-type="float">
            <text:p>8008277230</text:p>
          </table:table-cell>
          <table:table-cell office:value-type="string" calcext:value-type="string">
            <text:p>15,Mar.1961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8003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209/A</text:p>
          </table:table-cell>
          <table:table-cell/>
          <table:table-cell office:value-type="string" calcext:value-type="string">
            <text:p>Sector-10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TAMBABATHULA SATYANARAYANA </text:p>
          </table:table-cell>
          <table:table-cell table:style-name="ce3" office:value-type="string" calcext:value-type="string">
            <text:p>Late T SubbaRao</text:p>
          </table:table-cell>
          <table:table-cell table:style-name="ce3" office:value-type="float" office:value="108593" calcext:value-type="float">
            <text:p>108593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BJPT 7956 Q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NAKALA ANAND</text:p>
          </table:table-cell>
          <table:table-cell office:value-type="string" calcext:value-type="string">
            <text:p>T VenkataRamanayya</text:p>
          </table:table-cell>
          <table:table-cell office:value-type="float" office:value="108655" calcext:value-type="float">
            <text:p>108655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CEPA 8450 A</text:p>
          </table:table-cell>
          <table:table-cell office:value-type="string" calcext:value-type="string">
            <text:p>6320 4396 0356</text:p>
          </table:table-cell>
          <table:table-cell office:value-type="float" office:value="9247858954" calcext:value-type="float">
            <text:p>9247858954</text:p>
          </table:table-cell>
          <table:table-cell office:value-type="date" office:date-value="1965-05-08" calcext:value-type="date">
            <text:p>Saturday, May 08, 1965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4941 8892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-299-11/16</text:p>
          </table:table-cell>
          <table:table-cell office:value-type="string" calcext:value-type="string">
            <text:p>404</text:p>
          </table:table-cell>
          <table:table-cell/>
          <table:table-cell table:number-columns-repeated="2" office:value-type="string" calcext:value-type="string">
            <text:p>Aganampudi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TANAKALA CHANDRA RAO</text:p>
          </table:table-cell>
          <table:table-cell/>
          <table:table-cell office:value-type="float" office:value="104838" calcext:value-type="float">
            <text:p>104838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NETI CHANDRASEKHAR</text:p>
          </table:table-cell>
          <table:table-cell office:value-type="string" calcext:value-type="string">
            <text:p>Late T VenkateswaraRao</text:p>
          </table:table-cell>
          <table:table-cell office:value-type="float" office:value="120109" calcext:value-type="float">
            <text:p>120109</text:p>
          </table:table-cell>
          <table:table-cell office:value-type="string" calcext:value-type="string">
            <text:p>CO&amp;CCP/Batt-4/Br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IDPT 9001 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NERU SRINIVASA RAO</text:p>
          </table:table-cell>
          <table:table-cell/>
          <table:table-cell office:value-type="float" office:value="110862" calcext:value-type="float">
            <text:p>110862</text:p>
          </table:table-cell>
          <table:table-cell office:value-type="string" calcext:value-type="string">
            <text:p>CO&amp;CCP/Batt-3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TARA SHANKAR JAMUDA</text:p>
          </table:table-cell>
          <table:table-cell table:style-name="ce3"/>
          <table:table-cell table:style-name="ce3" office:value-type="float" office:value="112322" calcext:value-type="float">
            <text:p>112322</text:p>
          </table:table-cell>
          <table:table-cell table:style-name="ce3" office:value-type="string" calcext:value-type="string">
            <text:p>PPM / Weigh Bridge</text:p>
          </table:table-cell>
          <table:table-cell office:value-type="float" office:value="7600" calcext:value-type="float">
            <text:p>7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TAPUDI SRINIVASA RAO</text:p>
          </table:table-cell>
          <table:table-cell office:value-type="string" calcext:value-type="string">
            <text:p>Late T RamaRao</text:p>
          </table:table-cell>
          <table:table-cell office:value-type="float" office:value="116886" calcext:value-type="float">
            <text:p>116886</text:p>
          </table:table-cell>
          <table:table-cell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CGPT 2100 E</text:p>
          </table:table-cell>
          <table:table-cell office:value-type="string" calcext:value-type="string">
            <text:p>5259 1298 3486</text:p>
          </table:table-cell>
          <table:table-cell office:value-type="float" office:value="9491804981" calcext:value-type="float">
            <text:p>9491804981</text:p>
          </table:table-cell>
          <table:table-cell office:value-type="string" calcext:value-type="string">
            <text:p>16th,Feb.1969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 010000 229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27-8-300/16</text:p>
          </table:table-cell>
          <table:table-cell/>
          <table:table-cell office:value-type="string" calcext:value-type="string">
            <text:p>SreeRamnagar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TATIKONDA KANNA RAO</text:p>
          </table:table-cell>
          <table:table-cell table:style-name="ce3" office:value-type="string" calcext:value-type="string">
            <text:p>Late T AppaRao</text:p>
          </table:table-cell>
          <table:table-cell table:style-name="ce3" office:value-type="float" office:value="100170" calcext:value-type="float">
            <text:p>100170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CGPT 2094 M</text:p>
          </table:table-cell>
          <table:table-cell/>
          <table:table-cell office:value-type="float" office:value="9848077462" calcext:value-type="float">
            <text:p>9848077462</text:p>
          </table:table-cell>
          <table:table-cell office:value-type="string" calcext:value-type="string">
            <text:p>12th,Oct.1956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312 77117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table:number-columns-repeated="5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ATORIMAMAN MOHAN KUMAR</text:p>
          </table:table-cell>
          <table:table-cell office:value-type="string" calcext:value-type="string">
            <text:p>Late Tm Kumar</text:p>
          </table:table-cell>
          <table:table-cell office:value-type="float" office:value="115648" calcext:value-type="float">
            <text:p>115648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CMPT 0105 F</text:p>
          </table:table-cell>
          <table:table-cell office:value-type="string" calcext:value-type="string">
            <text:p>7176 5219 0071</text:p>
          </table:table-cell>
          <table:table-cell office:value-type="float" office:value="9908080485" calcext:value-type="float">
            <text:p>9908080485</text:p>
          </table:table-cell>
          <table:table-cell office:value-type="date" office:date-value="1970-06-01" calcext:value-type="date">
            <text:p>Monday, June 01, 1970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1513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3-22-7</text:p>
          </table:table-cell>
          <table:table-cell/>
          <table:table-cell office:value-type="string" calcext:value-type="string">
            <text:p>Shivalayam Street</text:p>
          </table:table-cell>
          <table:table-cell office:value-type="string" calcext:value-type="string">
            <text:p>Near I Town Police station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01" calcext:value-type="float">
            <text:p>530001</text:p>
          </table:table-cell>
        </table:table-row>
        <table:table-row table:style-name="ro1">
          <table:table-cell table:style-name="ce3" office:value-type="string" calcext:value-type="string">
            <text:p>TAVVA MADHUSUDHINA RAO</text:p>
          </table:table-cell>
          <table:table-cell table:style-name="ce3" office:value-type="string" calcext:value-type="string">
            <text:p>Late T N V S N Murthy</text:p>
          </table:table-cell>
          <table:table-cell table:style-name="ce3" office:value-type="float" office:value="106388" calcext:value-type="float">
            <text:p>106388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CGPT 2102 G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TEKETI SANYASI RAO</text:p>
          </table:table-cell>
          <table:table-cell table:style-name="ce3" office:value-type="string" calcext:value-type="string">
            <text:p>Late T Kondayya</text:p>
          </table:table-cell>
          <table:table-cell table:style-name="ce3" office:value-type="float" office:value="100592" calcext:value-type="float">
            <text:p>100592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 office:value-type="string" calcext:value-type="string">
            <text:p>ACPPT 9813 P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EKUMALLA SRINIVASA RAO</text:p>
          </table:table-cell>
          <table:table-cell table:style-name="ce3" office:value-type="string" calcext:value-type="string">
            <text:p>Late T KrishnaMurthy</text:p>
          </table:table-cell>
          <table:table-cell table:style-name="ce3" office:value-type="float" office:value="108553" calcext:value-type="float">
            <text:p>108553</text:p>
          </table:table-cell>
          <table:table-cell office:value-type="string" calcext:value-type="string">
            <text:p>CO&amp;CCP/Benzol</text:p>
          </table:table-cell>
          <table:table-cell office:value-type="float" office:value="3031" calcext:value-type="float">
            <text:p>3031</text:p>
          </table:table-cell>
          <table:table-cell table:style-name="ce3" office:value-type="string" calcext:value-type="string">
            <text:p>ACPPT 9098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LA VENKATESWARA RAO</text:p>
          </table:table-cell>
          <table:table-cell office:value-type="string" calcext:value-type="string">
            <text:p>T RamaRaju</text:p>
          </table:table-cell>
          <table:table-cell office:value-type="float" office:value="113206" calcext:value-type="float">
            <text:p>113206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CGPT 2044 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RAPALLI VENKATA RAMANA</text:p>
          </table:table-cell>
          <table:table-cell office:value-type="string" calcext:value-type="string">
            <text:p>T Venkateswarlu</text:p>
          </table:table-cell>
          <table:table-cell office:value-type="float" office:value="115688" calcext:value-type="float">
            <text:p>115688</text:p>
          </table:table-cell>
          <table:table-cell office:value-type="string" calcext:value-type="string">
            <text:p>TPP/Boilers</text:p>
          </table:table-cell>
          <table:table-cell office:value-type="float" office:value="5000" calcext:value-type="float">
            <text:p>5000</text:p>
          </table:table-cell>
          <table:table-cell table:style-name="ce3" office:value-type="string" calcext:value-type="string">
            <text:p>ACRPT 6023 F</text:p>
          </table:table-cell>
          <table:table-cell office:value-type="string" calcext:value-type="string">
            <text:p>6889 5392 3446 </text:p>
          </table:table-cell>
          <table:table-cell office:value-type="float" office:value="9642836334" calcext:value-type="float">
            <text:p>9642836334</text:p>
          </table:table-cell>
          <table:table-cell office:value-type="string" calcext:value-type="string">
            <text:p>15th,Jul.1971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110 0361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Qtr.111/F</text:p>
          </table:table-cell>
          <table:table-cell/>
          <table:table-cell office:value-type="string" calcext:value-type="string">
            <text:p>Sector-IV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THAMMAREDDY PRABHU KISHORE</text:p>
          </table:table-cell>
          <table:table-cell table:style-name="ce3" office:value-type="string" calcext:value-type="string">
            <text:p>T VenkataNarayana</text:p>
          </table:table-cell>
          <table:table-cell table:style-name="ce3" office:value-type="float" office:value="100637" calcext:value-type="float">
            <text:p>100637</text:p>
          </table:table-cell>
          <table:table-cell table:style-name="ce3" office:value-type="string" calcext:value-type="string">
            <text:p>FMD/Rtd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CQPT 9981 K</text:p>
          </table:table-cell>
          <table:table-cell office:value-type="string" calcext:value-type="string">
            <text:p>8841 9918 4455</text:p>
          </table:table-cell>
          <table:table-cell office:value-type="float" office:value="8332982455" calcext:value-type="float">
            <text:p>8332982455</text:p>
          </table:table-cell>
          <table:table-cell office:value-type="string" calcext:value-type="string">
            <text:p>20,Nov.1959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9171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7-8-300</text:p>
          </table:table-cell>
          <table:table-cell/>
          <table:table-cell office:value-type="string" calcext:value-type="string">
            <text:p>Srinagar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THATIKONDA NARASINGA RAO</text:p>
          </table:table-cell>
          <table:table-cell table:style-name="ce3" office:value-type="string" calcext:value-type="string">
            <text:p>Late T Narasamma</text:p>
          </table:table-cell>
          <table:table-cell table:style-name="ce3" office:value-type="float" office:value="101305" calcext:value-type="float">
            <text:p>101305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string" calcext:value-type="string">
            <text:p>AEFPN 9821 D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THITHI VENKATESWARA RAO</text:p>
          </table:table-cell>
          <table:table-cell table:style-name="ce3"/>
          <table:table-cell table:style-name="ce3" office:value-type="float" office:value="113713" calcext:value-type="float">
            <text:p>113713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HOKADA CHINNAYYA</text:p>
          </table:table-cell>
          <table:table-cell office:value-type="string" calcext:value-type="string">
            <text:p>T Nagamayya</text:p>
          </table:table-cell>
          <table:table-cell office:value-type="float" office:value="103678" calcext:value-type="float">
            <text:p>103678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JIT 7198 N</text:p>
          </table:table-cell>
          <table:table-cell office:value-type="string" calcext:value-type="string">
            <text:p>9350 1670 9649</text:p>
          </table:table-cell>
          <table:table-cell office:value-type="float" office:value="9553334006" calcext:value-type="float">
            <text:p>9553334006</text:p>
          </table:table-cell>
          <table:table-cell office:value-type="string" calcext:value-type="string">
            <text:p>1st,Jan.1964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 010000 0697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2-95-8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THOKADA SANYASI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HORLAPATI SYAMALARAO</text:p>
          </table:table-cell>
          <table:table-cell/>
          <table:table-cell office:value-type="float" office:value="117067" calcext:value-type="float">
            <text:p>117067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HOTA CHAKRAVATHI </text:p>
          </table:table-cell>
          <table:table-cell office:value-type="string" calcext:value-type="string">
            <text:p>T Sanjeeva rao</text:p>
          </table:table-cell>
          <table:table-cell office:value-type="float" office:value="119138" calcext:value-type="float">
            <text:p>119138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CGPT 2122 C</text:p>
          </table:table-cell>
          <table:table-cell office:value-type="string" calcext:value-type="string">
            <text:p>7695 4477 4519</text:p>
          </table:table-cell>
          <table:table-cell office:value-type="float" office:value="9133331328" calcext:value-type="float">
            <text:p>9133331328</text:p>
          </table:table-cell>
          <table:table-cell office:value-type="date" office:date-value="1975-04-01" calcext:value-type="date">
            <text:p>Tuesday, April 01, 1975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3289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-4-129</text:p>
          </table:table-cell>
          <table:table-cell table:number-columns-repeated="2"/>
          <table:table-cell office:value-type="string" calcext:value-type="string">
            <text:p>Kurmannapalem</text:p>
          </table:table-cell>
          <table:table-cell office:value-type="string" calcext:value-type="string">
            <text:p>Duvvada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THOTA DHANANJAYA</text:p>
          </table:table-cell>
          <table:table-cell office:value-type="string" calcext:value-type="string">
            <text:p>T SanyasiNaidu</text:p>
          </table:table-cell>
          <table:table-cell office:value-type="float" office:value="123154" calcext:value-type="float">
            <text:p>123154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NFPT 4099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OTAKURA VENKATA RAO</text:p>
          </table:table-cell>
          <table:table-cell office:value-type="string" calcext:value-type="string">
            <text:p>T Kurmanna</text:p>
          </table:table-cell>
          <table:table-cell office:value-type="float" office:value="110368" calcext:value-type="float">
            <text:p>110368</text:p>
          </table:table-cell>
          <table:table-cell office:value-type="string" calcext:value-type="string">
            <text:p>TPP/BPTS-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CGPT 3795 B</text:p>
          </table:table-cell>
          <table:table-cell office:value-type="string" calcext:value-type="string">
            <text:p>3635 5374 4797</text:p>
          </table:table-cell>
          <table:table-cell office:value-type="float" office:value="9849449952" calcext:value-type="float">
            <text:p>9849449952</text:p>
          </table:table-cell>
          <table:table-cell office:value-type="string" calcext:value-type="string">
            <text:p>13th,June.1967</text:p>
          </table:table-cell>
          <table:table-cell office:value-type="string" calcext:value-type="string">
            <text:p>Bank of India </text:p>
          </table:table-cell>
          <table:table-cell office:value-type="string" calcext:value-type="string">
            <text:p>86161 01000 00596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BKID0008616</text:p>
          </table:table-cell>
          <table:table-cell office:value-type="string" calcext:value-type="string">
            <text:p>2-25-77</text:p>
          </table:table-cell>
          <table:table-cell table:number-columns-repeated="3"/>
          <table:table-cell office:value-type="string" calcext:value-type="string">
            <text:p>BHPV</text:p>
          </table:table-cell>
          <table:table-cell office:value-type="string" calcext:value-type="string">
            <text:p>VISAKHAPATNAM</text:p>
          </table:table-cell>
          <table:table-cell office:value-type="float" office:value="530012" calcext:value-type="float">
            <text:p>530012</text:p>
          </table:table-cell>
        </table:table-row>
        <table:table-row table:style-name="ro1">
          <table:table-cell office:value-type="string" calcext:value-type="string">
            <text:p>THOUNTA VENKATA DURGA PRASAD</text:p>
          </table:table-cell>
          <table:table-cell office:value-type="string" calcext:value-type="string">
            <text:p>Late T AppaRao</text:p>
          </table:table-cell>
          <table:table-cell office:value-type="float" office:value="108582" calcext:value-type="float">
            <text:p>108582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CCPT 5729 R</text:p>
          </table:table-cell>
          <table:table-cell office:value-type="string" calcext:value-type="string">
            <text:p>7194 5805 0813</text:p>
          </table:table-cell>
          <table:table-cell office:value-type="float" office:value="9989275757" calcext:value-type="float">
            <text:p>9989275757</text:p>
          </table:table-cell>
          <table:table-cell office:value-type="string" calcext:value-type="string">
            <text:p>23rd,Dec.1962</text:p>
          </table:table-cell>
          <table:table-cell office:value-type="string" calcext:value-type="string">
            <text:p>UCO Bank </text:p>
          </table:table-cell>
          <table:table-cell office:value-type="string" calcext:value-type="string">
            <text:p>15880 10000 1013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317/D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TINTUS RUNDA</text:p>
          </table:table-cell>
          <table:table-cell table:style-name="ce3"/>
          <table:table-cell table:style-name="ce3" office:value-type="float" office:value="112278" calcext:value-type="float">
            <text:p>112278</text:p>
          </table:table-cell>
          <table:table-cell table:style-name="ce3" office:value-type="string" calcext:value-type="string">
            <text:p>PPM / Weigh Bridge</text:p>
          </table:table-cell>
          <table:table-cell office:value-type="float" office:value="7600" calcext:value-type="float">
            <text:p>7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IPPALA VARAHALU</text:p>
          </table:table-cell>
          <table:table-cell office:value-type="string" calcext:value-type="string">
            <text:p>Late T AppaRao</text:p>
          </table:table-cell>
          <table:table-cell office:value-type="float" office:value="103759" calcext:value-type="float">
            <text:p>103759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BJPT 7199 P</text:p>
          </table:table-cell>
          <table:table-cell office:value-type="string" calcext:value-type="string">
            <text:p>7378 6711 3400</text:p>
          </table:table-cell>
          <table:table-cell office:value-type="float" office:value="8332982433" calcext:value-type="float">
            <text:p>8332982433</text:p>
          </table:table-cell>
          <table:table-cell office:value-type="string" calcext:value-type="string">
            <text:p>1st,Sept.1957</text:p>
          </table:table-cell>
          <table:table-cell office:value-type="string" calcext:value-type="string">
            <text:p>SBI <text:s/></text:p>
          </table:table-cell>
          <table:table-cell office:value-type="string" calcext:value-type="string">
            <text:p>104856 53453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17-38-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TIRUMALLA SRINIVASU</text:p>
          </table:table-cell>
          <table:table-cell/>
          <table:table-cell office:value-type="float" office:value="116423" calcext:value-type="float">
            <text:p>11642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 office:value-type="string" calcext:value-type="string">
            <text:p>ACGPT 2095 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RUMAREDDI GOVIND RAO</text:p>
          </table:table-cell>
          <table:table-cell/>
          <table:table-cell office:value-type="float" office:value="110135" calcext:value-type="float">
            <text:p>110135</text:p>
          </table:table-cell>
          <table:table-cell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TOGARI SATYANARAYANA</text:p>
          </table:table-cell>
          <table:table-cell office:value-type="string" calcext:value-type="string">
            <text:p>Late T BalaRaju</text:p>
          </table:table-cell>
          <table:table-cell office:value-type="float" office:value="115811" calcext:value-type="float">
            <text:p>115811</text:p>
          </table:table-cell>
          <table:table-cell office:value-type="string" calcext:value-type="string">
            <text:p>MMSM</text:p>
          </table:table-cell>
          <table:table-cell table:style-name="ce3" office:value-type="float" office:value="3700" calcext:value-type="float">
            <text:p>3700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TRIPURARI LAKSHMANA RAO</text:p>
          </table:table-cell>
          <table:table-cell table:style-name="ce3"/>
          <table:table-cell table:style-name="ce3" office:value-type="float" office:value="106906" calcext:value-type="float">
            <text:p>106906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TUMMALA SRINIVASA RAO</text:p>
          </table:table-cell>
          <table:table-cell table:style-name="ce3" office:value-type="string" calcext:value-type="string">
            <text:p>T MallikarjunaRao</text:p>
          </table:table-cell>
          <table:table-cell table:style-name="ce3"/>
          <table:table-cell table:style-name="ce3"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TUMU MARUTHI KUMAR</text:p>
          </table:table-cell>
          <table:table-cell/>
          <table:table-cell office:value-type="float" office:value="112068" calcext:value-type="float">
            <text:p>112068</text:p>
          </table:table-cell>
          <table:table-cell office:value-type="string" calcext:value-type="string">
            <text:p>CRMP</text:p>
          </table:table-cell>
          <table:table-cell office:value-type="float" office:value="5400" calcext:value-type="float">
            <text:p>5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 S V L N RAJU</text:p>
          </table:table-cell>
          <table:table-cell/>
          <table:table-cell office:value-type="float" office:value="107645" calcext:value-type="float">
            <text:p>107645</text:p>
          </table:table-cell>
          <table:table-cell office:value-type="string" calcext:value-type="string">
            <text:p>LMMM/Billet Mill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 SOMULU</text:p>
          </table:table-cell>
          <table:table-cell/>
          <table:table-cell office:value-type="float" office:value="103933" calcext:value-type="float">
            <text:p>103933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U V NAGESWARA RAO</text:p>
          </table:table-cell>
          <table:table-cell table:style-name="ce3"/>
          <table:table-cell table:style-name="ce3" office:value-type="float" office:value="119834" calcext:value-type="float">
            <text:p>119834</text:p>
          </table:table-cell>
          <table:table-cell table:style-name="ce3"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DA SARVAJI RAO</text:p>
          </table:table-cell>
          <table:table-cell office:value-type="string" calcext:value-type="string">
            <text:p>U GunnaRao</text:p>
          </table:table-cell>
          <table:table-cell office:value-type="float" office:value="116381" calcext:value-type="float">
            <text:p>116381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AJPU 4196 N</text:p>
          </table:table-cell>
          <table:table-cell office:value-type="string" calcext:value-type="string">
            <text:p>3211 4691 2054</text:p>
          </table:table-cell>
          <table:table-cell office:value-type="float" office:value="9849915227" calcext:value-type="float">
            <text:p>9849915227</text:p>
          </table:table-cell>
          <table:table-cell office:value-type="string" calcext:value-type="string">
            <text:p>13,June.1968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0 10000 02158/201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30-9-7/12</text:p>
          </table:table-cell>
          <table:table-cell office:value-type="string" calcext:value-type="string">
            <text:p>4/2</text:p>
          </table:table-cell>
          <table:table-cell office:value-type="string" calcext:value-type="string">
            <text:p>SaradhaStreet</text:p>
          </table:table-cell>
          <table:table-cell office:value-type="string" calcext:value-type="string">
            <text:p>Dabagardens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20" calcext:value-type="float">
            <text:p>530020</text:p>
          </table:table-cell>
        </table:table-row>
        <table:table-row table:style-name="ro1">
          <table:table-cell table:style-name="ce3" office:value-type="string" calcext:value-type="string">
            <text:p>UDI SREEKANTH </text:p>
          </table:table-cell>
          <table:table-cell table:style-name="ce3"/>
          <table:table-cell table:style-name="ce3" office:value-type="float" office:value="120202" calcext:value-type="float">
            <text:p>120202</text:p>
          </table:table-cell>
          <table:table-cell table:style-name="ce3" office:value-type="string" calcext:value-type="string">
            <text:p>CO&amp;CCP/CDC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DITHE BHEEMA NAIK</text:p>
          </table:table-cell>
          <table:table-cell/>
          <table:table-cell office:value-type="float" office:value="119060" calcext:value-type="float">
            <text:p>119060</text:p>
          </table:table-cell>
          <table:table-cell office:value-type="string" calcext:value-type="string">
            <text:p>MMSM/Cooling Bed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JWAL KUMAR TOPPO</text:p>
          </table:table-cell>
          <table:table-cell/>
          <table:table-cell office:value-type="float" office:value="112303" calcext:value-type="float">
            <text:p>112303</text:p>
          </table:table-cell>
          <table:table-cell office:value-type="string" calcext:value-type="string">
            <text:p>CRMP </text:p>
          </table:table-cell>
          <table:table-cell office:value-type="float" office:value="5400" calcext:value-type="float">
            <text:p>54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NDRASI DEVADANAM</text:p>
          </table:table-cell>
          <table:table-cell/>
          <table:table-cell office:value-type="float" office:value="109733" calcext:value-type="float">
            <text:p>109733</text:p>
          </table:table-cell>
          <table:table-cell office:value-type="string" calcext:value-type="string">
            <text:p>ERS/ASO</text:p>
          </table:table-cell>
          <table:table-cell office:value-type="float" office:value="8500" calcext:value-type="float">
            <text:p>85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UNDURTHI SAMARPANA RAJU</text:p>
          </table:table-cell>
          <table:table-cell table:style-name="ce3" office:value-type="string" calcext:value-type="string">
            <text:p>Late U VenkataRatnam</text:p>
          </table:table-cell>
          <table:table-cell table:style-name="ce3" office:value-type="float" office:value="109534" calcext:value-type="float">
            <text:p>109534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FPU 5861 L</text:p>
          </table:table-cell>
          <table:table-cell office:value-type="string" calcext:value-type="string">
            <text:p>2126 1137 5985</text:p>
          </table:table-cell>
          <table:table-cell office:value-type="float" office:value="9989569495" calcext:value-type="float">
            <text:p>9989569495</text:p>
          </table:table-cell>
          <table:table-cell office:value-type="string" calcext:value-type="string">
            <text:p>15th,Mar.196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031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107/F</text:p>
          </table:table-cell>
          <table:table-cell/>
          <table:table-cell office:value-type="string" calcext:value-type="string">
            <text:p>Sector-IX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UNDURTHI SUDHARSANA RAO</text:p>
          </table:table-cell>
          <table:table-cell/>
          <table:table-cell office:value-type="float" office:value="110167" calcext:value-type="float">
            <text:p>11016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NDURTHI VARAPRASAD</text:p>
          </table:table-cell>
          <table:table-cell/>
          <table:table-cell office:value-type="float" office:value="109884" calcext:value-type="float">
            <text:p>109884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UPPADA SATYANARAYANA</text:p>
          </table:table-cell>
          <table:table-cell table:style-name="ce3" office:value-type="string" calcext:value-type="string">
            <text:p>U Thammaiah</text:p>
          </table:table-cell>
          <table:table-cell table:style-name="ce3" office:value-type="float" office:value="120390" calcext:value-type="float">
            <text:p>120390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BIVPS 2402 J</text:p>
          </table:table-cell>
          <table:table-cell office:value-type="string" calcext:value-type="string">
            <text:p>2792 5138 6895</text:p>
          </table:table-cell>
          <table:table-cell office:value-type="float" office:value="9573563441" calcext:value-type="float">
            <text:p>9573563441</text:p>
          </table:table-cell>
          <table:table-cell office:value-type="string" calcext:value-type="string">
            <text:p>1st,Feb.1970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3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26-19-5/8</text:p>
          </table:table-cell>
          <table:table-cell office:value-type="string" calcext:value-type="string">
            <text:p>SF-2</text:p>
          </table:table-cell>
          <table:table-cell office:value-type="string" calcext:value-type="string">
            <text:p>SaiAdhityaEnclave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UPPATI JAYA PRAKASH RAJU</text:p>
          </table:table-cell>
          <table:table-cell/>
          <table:table-cell office:value-type="float" office:value="104874" calcext:value-type="float">
            <text:p>104874</text:p>
          </table:table-cell>
          <table:table-cell office:value-type="string" calcext:value-type="string">
            <text:p>CO&amp;CCP/Batt-3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PPATI JAYA PRAKASH RAJU</text:p>
          </table:table-cell>
          <table:table-cell/>
          <table:table-cell office:value-type="float" office:value="104874" calcext:value-type="float">
            <text:p>104874</text:p>
          </table:table-cell>
          <table:table-cell office:value-type="string" calcext:value-type="string">
            <text:p>CO&amp;CCP/Batt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PPILI RAMAKRISHNA</text:p>
          </table:table-cell>
          <table:table-cell/>
          <table:table-cell office:value-type="float" office:value="114586" calcext:value-type="float">
            <text:p>114586</text:p>
          </table:table-cell>
          <table:table-cell office:value-type="string" calcext:value-type="string">
            <text:p>CDCP/Instrumentation</text:p>
          </table:table-cell>
          <table:table-cell table:style-name="ce6"/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URIKITI APPALA NAIDU</text:p>
          </table:table-cell>
          <table:table-cell table:style-name="ce3" office:value-type="string" calcext:value-type="string">
            <text:p>U Pydayya</text:p>
          </table:table-cell>
          <table:table-cell table:style-name="ce3" office:value-type="float" office:value="101878" calcext:value-type="float">
            <text:p>101878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AAJPU 3783 B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URUKUTI NARASIMHAM</text:p>
          </table:table-cell>
          <table:table-cell/>
          <table:table-cell office:value-type="float" office:value="106645" calcext:value-type="float">
            <text:p>106645</text:p>
          </table:table-cell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URUKUTI RAMANAYYA </text:p>
          </table:table-cell>
          <table:table-cell table:style-name="ce3" office:value-type="string" calcext:value-type="string">
            <text:p>U Tata</text:p>
          </table:table-cell>
          <table:table-cell table:style-name="ce3" office:value-type="float" office:value="120378" calcext:value-type="float">
            <text:p>120378</text:p>
          </table:table-cell>
          <table:table-cell table:style-name="ce3"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BIPU 3857 E</text:p>
          </table:table-cell>
          <table:table-cell office:value-type="string" calcext:value-type="string">
            <text:p>5615 5977 3345</text:p>
          </table:table-cell>
          <table:table-cell office:value-type="float" office:value="9966981381" calcext:value-type="float">
            <text:p>9966981381</text:p>
          </table:table-cell>
          <table:table-cell office:value-type="string" calcext:value-type="string">
            <text:p>10th,June.1981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42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19-9-25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430044" calcext:value-type="float">
            <text:p>430044</text:p>
          </table:table-cell>
        </table:table-row>
        <table:table-row table:style-name="ro1">
          <table:table-cell table:style-name="ce3" office:value-type="string" calcext:value-type="string">
            <text:p>UVNDI SRINIVASA RAO</text:p>
          </table:table-cell>
          <table:table-cell table:style-name="ce3" office:value-type="string" calcext:value-type="string">
            <text:p>Late U V KrishnaRao</text:p>
          </table:table-cell>
          <table:table-cell table:style-name="ce3" office:value-type="float" office:value="111523" calcext:value-type="float">
            <text:p>111523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AALPU 1799 F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 GURUMURTHY</text:p>
          </table:table-cell>
          <table:table-cell/>
          <table:table-cell office:value-type="float" office:value="104445" calcext:value-type="float">
            <text:p>104445</text:p>
          </table:table-cell>
          <table:table-cell office:value-type="string" calcext:value-type="string">
            <text:p>BF/SGP2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 PRASAD</text:p>
          </table:table-cell>
          <table:table-cell/>
          <table:table-cell office:value-type="float" office:value="107722" calcext:value-type="float">
            <text:p>107722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 SANKARA RAO</text:p>
          </table:table-cell>
          <table:table-cell/>
          <table:table-cell office:value-type="float" office:value="111446" calcext:value-type="float">
            <text:p>111446</text:p>
          </table:table-cell>
          <table:table-cell office:value-type="string" calcext:value-type="string">
            <text:p>LMMM/SOI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 SATYANARAYANA RAJU</text:p>
          </table:table-cell>
          <table:table-cell table:style-name="ce3" office:value-type="string" calcext:value-type="string">
            <text:p>V NagaRaju</text:p>
          </table:table-cell>
          <table:table-cell table:style-name="ce3" office:value-type="float" office:value="105046" calcext:value-type="float">
            <text:p>105046</text:p>
          </table:table-cell>
          <table:table-cell table:style-name="ce3"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table:style-name="ce3" office:value-type="string" calcext:value-type="string">
            <text:p>AAVPV 3725 A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 SUNDARA RAO</text:p>
          </table:table-cell>
          <table:table-cell/>
          <table:table-cell office:value-type="float" office:value="117441" calcext:value-type="float">
            <text:p>117441</text:p>
          </table:table-cell>
          <table:table-cell office:value-type="string" calcext:value-type="string">
            <text:p>LMMM/SOI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 V SURYA NARAYANA RAO</text:p>
          </table:table-cell>
          <table:table-cell/>
          <table:table-cell office:value-type="float" office:value="110199" calcext:value-type="float">
            <text:p>110199</text:p>
          </table:table-cell>
          <table:table-cell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 VARAPRASAD RAO</text:p>
          </table:table-cell>
          <table:table-cell table:style-name="ce3"/>
          <table:table-cell table:style-name="ce3" office:value-type="float" office:value="112457" calcext:value-type="float">
            <text:p>112457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ABOINA KOTESWARA RAO</text:p>
          </table:table-cell>
          <table:table-cell/>
          <table:table-cell office:value-type="float" office:value="118358" calcext:value-type="float">
            <text:p>118358</text:p>
          </table:table-cell>
          <table:table-cell office:value-type="string" calcext:value-type="string">
            <text:p>Traffic</text:p>
          </table:table-cell>
          <table:table-cell office:value-type="float" office:value="6000" calcext:value-type="float">
            <text:p>6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AGA RAMA KUMAR</text:p>
          </table:table-cell>
          <table:table-cell/>
          <table:table-cell office:value-type="float" office:value="108881" calcext:value-type="float">
            <text:p>108881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APALLI ROJAN RAJU</text:p>
          </table:table-cell>
          <table:table-cell/>
          <table:table-cell office:value-type="float" office:value="109139" calcext:value-type="float">
            <text:p>109139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APALLI SUBBA RAO</text:p>
          </table:table-cell>
          <table:table-cell/>
          <table:table-cell office:value-type="float" office:value="107890" calcext:value-type="float">
            <text:p>107890</text:p>
          </table:table-cell>
          <table:table-cell office:value-type="string" calcext:value-type="string">
            <text:p>TPP/CDCP/Boilers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ADAPALLI VENKATA SRINIVASA SURYA RAO</text:p>
          </table:table-cell>
          <table:table-cell table:style-name="ce3" office:value-type="string" calcext:value-type="string">
            <text:p>V SatyanarayanaRao</text:p>
          </table:table-cell>
          <table:table-cell table:style-name="ce3" office:value-type="float" office:value="106942" calcext:value-type="float">
            <text:p>106942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JPV 4400 C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DADI VENKATA RAMANA</text:p>
          </table:table-cell>
          <table:table-cell/>
          <table:table-cell office:value-type="float" office:value="114612" calcext:value-type="float">
            <text:p>114612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DE SRIDEVI</text:p>
          </table:table-cell>
          <table:table-cell office:value-type="string" calcext:value-type="string">
            <text:p>G VenkataRao</text:p>
          </table:table-cell>
          <table:table-cell office:value-type="float" office:value="43309879" calcext:value-type="float">
            <text:p>43309879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####</text:p>
          </table:table-cell>
          <table:table-cell table:style-name="ce3" office:value-type="string" calcext:value-type="string">
            <text:p>AFBPV 5659 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DDI PRAVEEN</text:p>
          </table:table-cell>
          <table:table-cell/>
          <table:table-cell office:value-type="float" office:value="120349" calcext:value-type="float">
            <text:p>120349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DI SANJEEVA RAO</text:p>
          </table:table-cell>
          <table:table-cell/>
          <table:table-cell office:value-type="float" office:value="103171" calcext:value-type="float">
            <text:p>103171</text:p>
          </table:table-cell>
          <table:table-cell office:value-type="string" calcext:value-type="string">
            <text:p>CDCP/Inst/Rtd.</text:p>
          </table:table-cell>
          <table:table-cell office:value-type="float" office:value="7100" calcext:value-type="float">
            <text:p>7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DDI SURYA PRASAD</text:p>
          </table:table-cell>
          <table:table-cell office:value-type="string" calcext:value-type="string">
            <text:p>V Suryanarayana</text:p>
          </table:table-cell>
          <table:table-cell office:value-type="float" office:value="113458" calcext:value-type="float">
            <text:p>113458</text:p>
          </table:table-cell>
          <table:table-cell table:style-name="ce6"/>
          <table:table-cell office:value-type="float" office:value="3300" calcext:value-type="float">
            <text:p>3300</text:p>
          </table:table-cell>
          <table:table-cell office:value-type="string" calcext:value-type="string">
            <text:p>AAQPV 2762 G</text:p>
          </table:table-cell>
          <table:table-cell office:value-type="string" calcext:value-type="string">
            <text:p>2231 5683 3116</text:p>
          </table:table-cell>
          <table:table-cell office:value-type="float" office:value="9866900757" calcext:value-type="float">
            <text:p>9866900757</text:p>
          </table:table-cell>
          <table:table-cell office:value-type="string" calcext:value-type="string">
            <text:p>31/01/1966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88204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43-7-37/1</text:p>
          </table:table-cell>
          <table:table-cell/>
          <table:table-cell office:value-type="string" calcext:value-type="string">
            <text:p>VinayakaTempleStreet</text:p>
          </table:table-cell>
          <table:table-cell office:value-type="string" calcext:value-type="string">
            <text:p>RLY.New Colony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VAIBHAV GUTA</text:p>
          </table:table-cell>
          <table:table-cell office:value-type="string" calcext:value-type="string">
            <text:p>ArunKumarGupta</text:p>
          </table:table-cell>
          <table:table-cell office:value-type="float" office:value="123709" calcext:value-type="float">
            <text:p>123709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YZPG 3310 Q</text:p>
          </table:table-cell>
          <table:table-cell office:value-type="string" calcext:value-type="string">
            <text:p>4948 3506 3165</text:p>
          </table:table-cell>
          <table:table-cell office:value-type="float" office:value="8331019013" calcext:value-type="float">
            <text:p>8331019013</text:p>
          </table:table-cell>
          <table:table-cell office:value-type="string" calcext:value-type="string">
            <text:p>21/05/199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201321 13539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/>
          <table:table-cell office:value-type="string" calcext:value-type="string">
            <text:p>504</text:p>
          </table:table-cell>
          <table:table-cell office:value-type="string" calcext:value-type="string">
            <text:p>RamResidenc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VAKADA BAPIRAJU</text:p>
          </table:table-cell>
          <table:table-cell office:value-type="string" calcext:value-type="string">
            <text:p>V Ammoru</text:p>
          </table:table-cell>
          <table:table-cell office:value-type="float" office:value="107327" calcext:value-type="float">
            <text:p>107327</text:p>
          </table:table-cell>
          <table:table-cell office:value-type="string" calcext:value-type="string">
            <text:p>CO&amp;CCP/H&amp;R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COPV 0911 H</text:p>
          </table:table-cell>
          <table:table-cell office:value-type="string" calcext:value-type="string">
            <text:p>7698 7122 1206</text:p>
          </table:table-cell>
          <table:table-cell office:value-type="float" office:value="9963022075" calcext:value-type="float">
            <text:p>9963022075</text:p>
          </table:table-cell>
          <table:table-cell office:value-type="string" calcext:value-type="string">
            <text:p>7th,July.1960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58 07765</text:p>
          </table:table-cell>
          <table:table-cell office:value-type="string" calcext:value-type="string">
            <text:p>Dwarakanagar</text:p>
          </table:table-cell>
          <table:table-cell office:value-type="string" calcext:value-type="string">
            <text:p>SBHY0020380</text:p>
          </table:table-cell>
          <table:table-cell office:value-type="string" calcext:value-type="string">
            <text:p>4-24-20</text:p>
          </table:table-cell>
          <table:table-cell/>
          <table:table-cell office:value-type="string" calcext:value-type="string">
            <text:p>MeddivariStreet</text:p>
          </table:table-cell>
          <table:table-cell office:value-type="string" calcext:value-type="string">
            <text:p>Pedawaltair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7" calcext:value-type="float">
            <text:p>530017</text:p>
          </table:table-cell>
        </table:table-row>
        <table:table-row table:style-name="ro1">
          <table:table-cell table:style-name="ce3" office:value-type="string" calcext:value-type="string">
            <text:p>VALETI NARASINGA RAO</text:p>
          </table:table-cell>
          <table:table-cell table:style-name="ce3"/>
          <table:table-cell table:style-name="ce3" office:value-type="float" office:value="107372" calcext:value-type="float">
            <text:p>107372</text:p>
          </table:table-cell>
          <table:table-cell table:style-name="ce3" office:value-type="string" calcext:value-type="string">
            <text:p>CO&amp;CCP/CDCP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ALLURI BALAJI</text:p>
          </table:table-cell>
          <table:table-cell table:style-name="ce3" office:value-type="string" calcext:value-type="string">
            <text:p>V KoteswaraRao</text:p>
          </table:table-cell>
          <table:table-cell table:style-name="ce3" office:value-type="float" office:value="120458" calcext:value-type="float">
            <text:p>120458</text:p>
          </table:table-cell>
          <table:table-cell table:style-name="ce3" office:value-type="string" calcext:value-type="string">
            <text:p>CO&amp;CCP/CDCP-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HHPV 7382 G</text:p>
          </table:table-cell>
          <table:table-cell office:value-type="string" calcext:value-type="string">
            <text:p>7598 3734 5852</text:p>
          </table:table-cell>
          <table:table-cell office:value-type="float" office:value="9052048071" calcext:value-type="float">
            <text:p>9052048071</text:p>
          </table:table-cell>
          <table:table-cell office:value-type="date" office:date-value="1987-06-07" calcext:value-type="date">
            <text:p>Sunday, June 07, 198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303839 14684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 ###</text:p>
          </table:table-cell>
          <table:table-cell/>
          <table:table-cell office:value-type="string" calcext:value-type="string">
            <text:p>Sector-###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VALLURU VEERA SUBRAHMANYAM</text:p>
          </table:table-cell>
          <table:table-cell table:style-name="ce3" office:value-type="string" calcext:value-type="string">
            <text:p>Late V BalaKoteswara rao</text:p>
          </table:table-cell>
          <table:table-cell table:style-name="ce3" office:value-type="float" office:value="116409" calcext:value-type="float">
            <text:p>116409</text:p>
          </table:table-cell>
          <table:table-cell table:style-name="ce3" office:value-type="string" calcext:value-type="string">
            <text:p>MMSM</text:p>
          </table:table-cell>
          <table:table-cell table:style-name="ce3" office:value-type="float" office:value="3700" calcext:value-type="float">
            <text:p>3700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VANAMADA KANAKA RAO </text:p>
          </table:table-cell>
          <table:table-cell/>
          <table:table-cell office:value-type="float" office:value="115025" calcext:value-type="float">
            <text:p>115025</text:p>
          </table:table-cell>
          <table:table-cell office:value-type="string" calcext:value-type="string">
            <text:p>WRM 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NAPALLI RAVI KUMAR</text:p>
          </table:table-cell>
          <table:table-cell office:value-type="string" calcext:value-type="string">
            <text:p>V RamakrishnaRao</text:p>
          </table:table-cell>
          <table:table-cell office:value-type="float" office:value="109017" calcext:value-type="float">
            <text:p>109017</text:p>
          </table:table-cell>
          <table:table-cell office:value-type="string" calcext:value-type="string">
            <text:p>Inst/Stores</text:p>
          </table:table-cell>
          <table:table-cell office:value-type="float" office:value="7100" calcext:value-type="float">
            <text:p>7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NAPALLI VEERASWAMY</text:p>
          </table:table-cell>
          <table:table-cell/>
          <table:table-cell office:value-type="float" office:value="118282" calcext:value-type="float">
            <text:p>118282</text:p>
          </table:table-cell>
          <table:table-cell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ANAVADA APPA RAO</text:p>
          </table:table-cell>
          <table:table-cell table:style-name="ce3" office:value-type="string" calcext:value-type="string">
            <text:p>V Sattayya</text:p>
          </table:table-cell>
          <table:table-cell table:style-name="ce3" office:value-type="float" office:value="106212" calcext:value-type="float">
            <text:p>106212</text:p>
          </table:table-cell>
          <table:table-cell table:style-name="ce3"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office:value-type="string" calcext:value-type="string">
            <text:p>ACOPV 0959 P</text:p>
          </table:table-cell>
          <table:table-cell office:value-type="string" calcext:value-type="string">
            <text:p>8725 5246 9727</text:p>
          </table:table-cell>
          <table:table-cell office:value-type="float" office:value="9676390064" calcext:value-type="float">
            <text:p>9676390064</text:p>
          </table:table-cell>
          <table:table-cell office:value-type="string" calcext:value-type="string">
            <text:p>12th,Apr.196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53690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59-4-19</text:p>
          </table:table-cell>
          <table:table-cell/>
          <table:table-cell office:value-type="string" calcext:value-type="string">
            <text:p>PalliStreet</text:p>
          </table:table-cell>
          <table:table-cell table:number-columns-repeated="2" office:value-type="string" calcext:value-type="string">
            <text:p>Sriharipuram</text:p>
          </table:table-cell>
          <table:table-cell office:value-type="string" calcext:value-type="string">
            <text:p>VISAKHAPATNAM</text:p>
          </table:table-cell>
          <table:table-cell office:value-type="float" office:value="530004" calcext:value-type="float">
            <text:p>530004</text:p>
          </table:table-cell>
        </table:table-row>
        <table:table-row table:style-name="ro1">
          <table:table-cell office:value-type="string" calcext:value-type="string">
            <text:p>VANGALA CHINNA RAO</text:p>
          </table:table-cell>
          <table:table-cell office:value-type="string" calcext:value-type="string">
            <text:p>Late V Pydayya</text:p>
          </table:table-cell>
          <table:table-cell office:value-type="float" office:value="118517" calcext:value-type="float">
            <text:p>118517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BIPV 1719 J</text:p>
          </table:table-cell>
          <table:table-cell office:value-type="string" calcext:value-type="string">
            <text:p>9763 8805 5195</text:p>
          </table:table-cell>
          <table:table-cell office:value-type="float" office:value="9985344343" calcext:value-type="float">
            <text:p>9985344343</text:p>
          </table:table-cell>
          <table:table-cell office:value-type="string" calcext:value-type="string">
            <text:p>7th,May.1966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621820 8399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9-17-3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VANGALAPUDI APPA RAO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NGARA NAGARAJU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NKESWARA VENKATA SESHASAI</text:p>
          </table:table-cell>
          <table:table-cell/>
          <table:table-cell office:value-type="float" office:value="114504" calcext:value-type="float">
            <text:p>114504</text:p>
          </table:table-cell>
          <table:table-cell office:value-type="string" calcext:value-type="string">
            <text:p>CDCP/Instrumentation</text:p>
          </table:table-cell>
          <table:table-cell table:style-name="ce6"/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NTHALA DEVARAJU</text:p>
          </table:table-cell>
          <table:table-cell office:value-type="string" calcext:value-type="string">
            <text:p>Late V JaggaRao</text:p>
          </table:table-cell>
          <table:table-cell office:value-type="float" office:value="111253" calcext:value-type="float">
            <text:p>111253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 office:value-type="string" calcext:value-type="string">
            <text:p>ACCPV 9371 M</text:p>
          </table:table-cell>
          <table:table-cell office:value-type="string" calcext:value-type="string">
            <text:p>9052 1048 3892</text:p>
          </table:table-cell>
          <table:table-cell office:value-type="float" office:value="9966216755" calcext:value-type="float">
            <text:p>9966216755</text:p>
          </table:table-cell>
          <table:table-cell office:value-type="date" office:date-value="1969-01-07" calcext:value-type="date">
            <text:p>Tuesday, January 07, 1969</text:p>
          </table:table-cell>
          <table:table-cell office:value-type="string" calcext:value-type="string">
            <text:p>Andra Bank</text:p>
          </table:table-cell>
          <table:table-cell office:value-type="string" calcext:value-type="string">
            <text:p>09551 00250 8097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10-56/3</text:p>
          </table:table-cell>
          <table:table-cell table:number-columns-repeated="2"/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table:style-name="ce3" office:value-type="string" calcext:value-type="string">
            <text:p>VARADHI NAGESH</text:p>
          </table:table-cell>
          <table:table-cell table:style-name="ce3" office:value-type="string" calcext:value-type="string">
            <text:p>V AppaRao</text:p>
          </table:table-cell>
          <table:table-cell table:style-name="ce3" office:value-type="float" office:value="118494" calcext:value-type="float">
            <text:p>118494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CCPV 9326 N</text:p>
          </table:table-cell>
          <table:table-cell office:value-type="string" calcext:value-type="string">
            <text:p>8353 0779 6055</text:p>
          </table:table-cell>
          <table:table-cell office:value-type="string" calcext:value-type="string">
            <text:p>*********</text:p>
          </table:table-cell>
          <table:table-cell office:value-type="string" calcext:value-type="string">
            <text:p>4th,Apr.197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24230 10000 159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30-84-81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VARAHABATLA BHASKARA RAO</text:p>
          </table:table-cell>
          <table:table-cell office:value-type="string" calcext:value-type="string">
            <text:p>V KameswaraRao</text:p>
          </table:table-cell>
          <table:table-cell office:value-type="float" office:value="116948" calcext:value-type="float">
            <text:p>116948</text:p>
          </table:table-cell>
          <table:table-cell office:value-type="string" calcext:value-type="string">
            <text:p>TPP/BPTS-1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ACDPV 1353 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RASALA BALAKRISHNA</text:p>
          </table:table-cell>
          <table:table-cell office:value-type="string" calcext:value-type="string">
            <text:p>V VenkataReddy</text:p>
          </table:table-cell>
          <table:table-cell office:value-type="float" office:value="122345" calcext:value-type="float">
            <text:p>122345</text:p>
          </table:table-cell>
          <table:table-cell office:value-type="string" calcext:value-type="string">
            <text:p>FMD/Stores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IKPV 2185 M</text:p>
          </table:table-cell>
          <table:table-cell office:value-type="string" calcext:value-type="string">
            <text:p>8469 7194 7575 </text:p>
          </table:table-cell>
          <table:table-cell office:value-type="float" office:value="9618114114" calcext:value-type="float">
            <text:p>9618114114</text:p>
          </table:table-cell>
          <table:table-cell office:value-type="string" calcext:value-type="string">
            <text:p>6th,July.1980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0739 25896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45/B</text:p>
          </table:table-cell>
          <table:table-cell/>
          <table:table-cell office:value-type="string" calcext:value-type="string">
            <text:p>Sector-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VARRE DEMUDU</text:p>
          </table:table-cell>
          <table:table-cell office:value-type="string" calcext:value-type="string">
            <text:p>Late V Pydayya</text:p>
          </table:table-cell>
          <table:table-cell office:value-type="float" office:value="109363" calcext:value-type="float">
            <text:p>109363</text:p>
          </table:table-cell>
          <table:table-cell office:value-type="string" calcext:value-type="string">
            <text:p>BF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COPD 7130 J</text:p>
          </table:table-cell>
          <table:table-cell office:value-type="string" calcext:value-type="string">
            <text:p>8732 3673 2943</text:p>
          </table:table-cell>
          <table:table-cell office:value-type="float" office:value="8985363259" calcext:value-type="float">
            <text:p>8985363259</text:p>
          </table:table-cell>
          <table:table-cell office:value-type="date" office:date-value="1962-10-07" calcext:value-type="date">
            <text:p>Sunday, October 07, 1962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972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30-95/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VARSA RAMA SWAMY</text:p>
          </table:table-cell>
          <table:table-cell office:value-type="string" calcext:value-type="string">
            <text:p>Late V Mallaiah</text:p>
          </table:table-cell>
          <table:table-cell office:value-type="float" office:value="117551" calcext:value-type="float">
            <text:p>117551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BKPR 3606 C</text:p>
          </table:table-cell>
          <table:table-cell office:value-type="string" calcext:value-type="string">
            <text:p>5226 7097 3597</text:p>
          </table:table-cell>
          <table:table-cell office:value-type="float" office:value="9866014983" calcext:value-type="float">
            <text:p>9866014983</text:p>
          </table:table-cell>
          <table:table-cell office:value-type="string" calcext:value-type="string">
            <text:p>1st,Apr.1962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24230 10000 168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7-65/1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VARSA RAMESH</text:p>
          </table:table-cell>
          <table:table-cell/>
          <table:table-cell office:value-type="float" office:value="120434" calcext:value-type="float">
            <text:p>120434</text:p>
          </table:table-cell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ARUKUTI EKASI</text:p>
          </table:table-cell>
          <table:table-cell table:number-columns-repeated="2"/>
          <table:table-cell office:value-type="string" calcext:value-type="string">
            <text:p>CO&amp;CCP/Batt-3 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ATLAMURI RAMANA</text:p>
          </table:table-cell>
          <table:table-cell table:style-name="ce3"/>
          <table:table-cell table:style-name="ce3" office:value-type="float" office:value="108089" calcext:value-type="float">
            <text:p>108089</text:p>
          </table:table-cell>
          <table:table-cell table:style-name="ce3" office:value-type="string" calcext:value-type="string">
            <text:p>LMMM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ECHALAPU PARAMESHARA RAO </text:p>
          </table:table-cell>
          <table:table-cell/>
          <table:table-cell office:value-type="float" office:value="113226" calcext:value-type="float">
            <text:p>113226</text:p>
          </table:table-cell>
          <table:table-cell office:value-type="string" calcext:value-type="string">
            <text:p>RMHP WORKS O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EDURUVADA</text:p>
          </table:table-cell>
          <table:table-cell/>
          <table:table-cell office:value-type="float" office:value="113680" calcext:value-type="float">
            <text:p>113680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EGESANA KRISHNA RAJU</text:p>
          </table:table-cell>
          <table:table-cell table:style-name="ce3"/>
          <table:table-cell table:style-name="ce3" office:value-type="float" office:value="116277" calcext:value-type="float">
            <text:p>116277</text:p>
          </table:table-cell>
          <table:table-cell table:style-name="ce3" office:value-type="string" calcext:value-type="string">
            <text:p>CO&amp;CCP/ARS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EGESINA RAMANJANEYA RAJU</text:p>
          </table:table-cell>
          <table:table-cell table:style-name="ce3" office:value-type="string" calcext:value-type="string">
            <text:p>V RamaRaju</text:p>
          </table:table-cell>
          <table:table-cell table:style-name="ce3" office:value-type="float" office:value="110429" calcext:value-type="float">
            <text:p>110429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JIPR 1007 K</text:p>
          </table:table-cell>
          <table:table-cell office:value-type="string" calcext:value-type="string">
            <text:p>6062 1566 1245</text:p>
          </table:table-cell>
          <table:table-cell office:value-type="float" office:value="9704809729" calcext:value-type="float">
            <text:p>9704809729</text:p>
          </table:table-cell>
          <table:table-cell office:value-type="string" calcext:value-type="string">
            <text:p>15th,Aug.1964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620555 4617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/>
          <table:table-cell office:value-type="string" calcext:value-type="string">
            <text:p>506</text:p>
          </table:table-cell>
          <table:table-cell office:value-type="string" calcext:value-type="string">
            <text:p>DasapallaShapier</text:p>
          </table:table-cell>
          <table:table-cell office:value-type="string" calcext:value-type="string">
            <text:p>RajeevNagar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VEGI NAGESWARA RAO</text:p>
          </table:table-cell>
          <table:table-cell office:value-type="string" calcext:value-type="string">
            <text:p>Late V Ramulu</text:p>
          </table:table-cell>
          <table:table-cell office:value-type="float" office:value="114910" calcext:value-type="float">
            <text:p>114910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BSPV 4103 A</text:p>
          </table:table-cell>
          <table:table-cell office:value-type="string" calcext:value-type="string">
            <text:p>6210 4758 0055</text:p>
          </table:table-cell>
          <table:table-cell office:value-type="float" office:value="8897939171" calcext:value-type="float">
            <text:p>8897939171</text:p>
          </table:table-cell>
          <table:table-cell office:value-type="string" calcext:value-type="string">
            <text:p>10th,Mar.1961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621696 2022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28-45/9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VEGI RAJU SANYASI RAJU</text:p>
          </table:table-cell>
          <table:table-cell table:style-name="ce3"/>
          <table:table-cell table:style-name="ce3" office:value-type="float" office:value="109340" calcext:value-type="float">
            <text:p>109340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EGUNTA SREENIVASA</text:p>
          </table:table-cell>
          <table:table-cell/>
          <table:table-cell office:value-type="float" office:value="116367" calcext:value-type="float">
            <text:p>116367</text:p>
          </table:table-cell>
          <table:table-cell office:value-type="string" calcext:value-type="string">
            <text:p>MMSM/Planning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EMAVARAPU SURESH </text:p>
          </table:table-cell>
          <table:table-cell table:style-name="ce3"/>
          <table:table-cell table:style-name="ce3" office:value-type="float" office:value="110210" calcext:value-type="float">
            <text:p>110210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EMPADA SRINIVASA </text:p>
          </table:table-cell>
          <table:table-cell/>
          <table:table-cell office:value-type="float" office:value="120531" calcext:value-type="float">
            <text:p>120531</text:p>
          </table:table-cell>
          <table:table-cell office:value-type="string" calcext:value-type="string">
            <text:p>TPP/CDCP</text:p>
          </table:table-cell>
          <table:table-cell office:value-type="float" office:value="5000" calcext:value-type="float">
            <text:p>5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EMURI SURENDRA</text:p>
          </table:table-cell>
          <table:table-cell table:style-name="ce3" office:value-type="string" calcext:value-type="string">
            <text:p>Late V RamachandraRao</text:p>
          </table:table-cell>
          <table:table-cell table:style-name="ce3" office:value-type="float" office:value="110473" calcext:value-type="float">
            <text:p>110473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IPV 5590 M</text:p>
          </table:table-cell>
          <table:table-cell office:value-type="string" calcext:value-type="string">
            <text:p>9733 5696 5289</text:p>
          </table:table-cell>
          <table:table-cell office:value-type="float" office:value="9966119293" calcext:value-type="float">
            <text:p>9966119293</text:p>
          </table:table-cell>
          <table:table-cell office:value-type="string" calcext:value-type="string">
            <text:p>6th,June.196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2086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0-1-131</text:p>
          </table:table-cell>
          <table:table-cell/>
          <table:table-cell office:value-type="string" calcext:value-type="string">
            <text:p>MeharNagar</text:p>
          </table:table-cell>
          <table:table-cell office:value-type="string" calcext:value-type="string">
            <text:p>Old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VENKUMAHANTHI VENKATARAO</text:p>
          </table:table-cell>
          <table:table-cell/>
          <table:table-cell office:value-type="float" office:value="108461" calcext:value-type="float">
            <text:p>108461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ENNA SREERAMAMURTHY</text:p>
          </table:table-cell>
          <table:table-cell table:style-name="ce3"/>
          <table:table-cell table:style-name="ce3" office:value-type="float" office:value="109010" calcext:value-type="float">
            <text:p>109010</text:p>
          </table:table-cell>
          <table:table-cell table:style-name="ce3" office:value-type="string" calcext:value-type="string">
            <text:p>CDCP/Instrumentation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ETSAM SATYA NARAYANA MURTHY</text:p>
          </table:table-cell>
          <table:table-cell/>
          <table:table-cell office:value-type="float" office:value="107048" calcext:value-type="float">
            <text:p>107048</text:p>
          </table:table-cell>
          <table:table-cell office:value-type="string" calcext:value-type="string">
            <text:p>RMHP/OHP</text:p>
          </table:table-cell>
          <table:table-cell office:value-type="float" office:value="4900" calcext:value-type="float">
            <text:p>49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JAYA SINGH</text:p>
          </table:table-cell>
          <table:table-cell/>
          <table:table-cell office:value-type="float" office:value="113809" calcext:value-type="float">
            <text:p>113809</text:p>
          </table:table-cell>
          <table:table-cell office:value-type="string" calcext:value-type="string">
            <text:p>SMS/CCD</text:p>
          </table:table-cell>
          <table:table-cell office:value-type="float" office:value="3400" calcext:value-type="float">
            <text:p>3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JINIGIRI APPALA SURYANARAYANA</text:p>
          </table:table-cell>
          <table:table-cell/>
          <table:table-cell office:value-type="float" office:value="115708" calcext:value-type="float">
            <text:p>115708</text:p>
          </table:table-cell>
          <table:table-cell office:value-type="string" calcext:value-type="string">
            <text:p>MMSM/Mill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IJJAPU SRINIVASA KANNA</text:p>
          </table:table-cell>
          <table:table-cell table:style-name="ce3"/>
          <table:table-cell table:style-name="ce3" office:value-type="float" office:value="105099" calcext:value-type="float">
            <text:p>105099</text:p>
          </table:table-cell>
          <table:table-cell table:style-name="ce3" office:value-type="string" calcext:value-type="string">
            <text:p>CO&amp;CCP/CPP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LLURI JAYA BHARATHI</text:p>
          </table:table-cell>
          <table:table-cell office:value-type="string" calcext:value-type="string">
            <text:p>Y DavidSolmanRaju</text:p>
          </table:table-cell>
          <table:table-cell office:value-type="float" office:value="116011" calcext:value-type="float">
            <text:p>116011</text:p>
          </table:table-cell>
          <table:table-cell office:value-type="string" calcext:value-type="string">
            <text:p>Medical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ACCPV 9467 A</text:p>
          </table:table-cell>
          <table:table-cell office:value-type="string" calcext:value-type="string">
            <text:p>9333 3622 1686</text:p>
          </table:table-cell>
          <table:table-cell office:value-type="float" office:value="9618552552" calcext:value-type="float">
            <text:p>9618552552</text:p>
          </table:table-cell>
          <table:table-cell office:value-type="string" calcext:value-type="string">
            <text:p>4th,Aprl.1969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2423 010000 3548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Qtr.111/C</text:p>
          </table:table-cell>
          <table:table-cell/>
          <table:table-cell office:value-type="string" calcext:value-type="string">
            <text:p>Sector-X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table:style-name="ce3" office:value-type="string" calcext:value-type="string">
            <text:p>VIMMUNEDI GANAPATHI RAO</text:p>
          </table:table-cell>
          <table:table-cell table:style-name="ce3"/>
          <table:table-cell table:style-name="ce3" office:value-type="float" office:value="107369" calcext:value-type="float">
            <text:p>107369</text:p>
          </table:table-cell>
          <table:table-cell table:style-name="ce3" office:value-type="string" calcext:value-type="string">
            <text:p>CO&amp;CCP/Batt/Elec</text:p>
          </table:table-cell>
          <table:table-cell table:style-name="ce3"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NDULA APPARAO</text:p>
          </table:table-cell>
          <table:table-cell/>
          <table:table-cell office:value-type="float" office:value="118567" calcext:value-type="float">
            <text:p>118567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INDULA NARASINGA RAO</text:p>
          </table:table-cell>
          <table:table-cell office:value-type="string" calcext:value-type="string">
            <text:p>Late V Simhachalam</text:p>
          </table:table-cell>
          <table:table-cell office:value-type="float" office:value="118504" calcext:value-type="float">
            <text:p>118504</text:p>
          </table:table-cell>
          <table:table-cell office:value-type="string" calcext:value-type="string">
            <text:p>CO&amp;CCP/Batt-2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CNPV 9434 E</text:p>
          </table:table-cell>
          <table:table-cell office:value-type="string" calcext:value-type="string">
            <text:p>7410 9798 1260</text:p>
          </table:table-cell>
          <table:table-cell office:value-type="float" office:value="8179554914" calcext:value-type="float">
            <text:p>8179554914</text:p>
          </table:table-cell>
          <table:table-cell office:value-type="string" calcext:value-type="string">
            <text:p>24th,April.1958</text:p>
          </table:table-cell>
          <table:table-cell office:value-type="string" calcext:value-type="string">
            <text:p>SBH </text:p>
          </table:table-cell>
          <table:table-cell office:value-type="string" calcext:value-type="string">
            <text:p>520489 74755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7-173</text:p>
          </table:table-cell>
          <table:table-cell/>
          <table:table-cell office:value-type="string" calcext:value-type="string">
            <text:p>RH Colony</text:p>
          </table:table-cell>
          <table:table-cell office:value-type="string" calcext:value-type="string">
            <text:p>Aganampudi</text:p>
          </table:table-cell>
          <table:table-cell office:value-type="string" calcext:value-type="string">
            <text:p>Pedamadaka</text:p>
          </table:table-cell>
          <table:table-cell office:value-type="string" calcext:value-type="string">
            <text:p>VISAKHAPATNAM</text:p>
          </table:table-cell>
          <table:table-cell office:value-type="float" office:value="530053" calcext:value-type="float">
            <text:p>530053</text:p>
          </table:table-cell>
        </table:table-row>
        <table:table-row table:style-name="ro1">
          <table:table-cell office:value-type="string" calcext:value-type="string">
            <text:p>VINDULA NARAYANA RAO</text:p>
          </table:table-cell>
          <table:table-cell office:value-type="string" calcext:value-type="string">
            <text:p>Late V Pydithalli</text:p>
          </table:table-cell>
          <table:table-cell office:value-type="float" office:value="105173" calcext:value-type="float">
            <text:p>105173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CCPV 9308 G</text:p>
          </table:table-cell>
          <table:table-cell office:value-type="string" calcext:value-type="string">
            <text:p>7272 5344 1185</text:p>
          </table:table-cell>
          <table:table-cell office:value-type="float" office:value="9550340776" calcext:value-type="float">
            <text:p>9550340776</text:p>
          </table:table-cell>
          <table:table-cell office:value-type="date" office:date-value="1959-09-01" calcext:value-type="date">
            <text:p>Tuesday, September 01, 1959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773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2-10</text:p>
          </table:table-cell>
          <table:table-cell table:number-columns-repeated="4"/>
          <table:table-cell office:value-type="string" calcext:value-type="string">
            <text:p>VISAKHAPATNAM</text:p>
          </table:table-cell>
          <table:table-cell office:value-type="float" office:value="530055" calcext:value-type="float">
            <text:p>530055</text:p>
          </table:table-cell>
        </table:table-row>
        <table:table-row table:style-name="ro1">
          <table:table-cell office:value-type="string" calcext:value-type="string">
            <text:p>VINDULA VENKATA RAO</text:p>
          </table:table-cell>
          <table:table-cell/>
          <table:table-cell office:value-type="float" office:value="120326" calcext:value-type="float">
            <text:p>120326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PPARTHI VIDYANANDA SAGAR</text:p>
          </table:table-cell>
          <table:table-cell office:value-type="string" calcext:value-type="string">
            <text:p>Late V Venkanna</text:p>
          </table:table-cell>
          <table:table-cell office:value-type="float" office:value="117438" calcext:value-type="float">
            <text:p>117438</text:p>
          </table:table-cell>
          <table:table-cell office:value-type="string" calcext:value-type="string">
            <text:p>MMSM</text:p>
          </table:table-cell>
          <table:table-cell table:style-name="ce3" office:value-type="float" office:value="3700" calcext:value-type="float">
            <text:p>3700</text:p>
          </table:table-cell>
          <table:table-cell office:value-type="string" calcext:value-type="string">
            <text:p>ACDPV 1327 N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VIYYAPU ADINAIDU</text:p>
          </table:table-cell>
          <table:table-cell table:style-name="ce3" office:value-type="string" calcext:value-type="string">
            <text:p>V Appanna</text:p>
          </table:table-cell>
          <table:table-cell table:style-name="ce3" office:value-type="float" office:value="109684" calcext:value-type="float">
            <text:p>109684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office:value-type="string" calcext:value-type="string">
            <text:p>ABIPV 5589 N</text:p>
          </table:table-cell>
          <table:table-cell office:value-type="string" calcext:value-type="string">
            <text:p>8661 9430 4403</text:p>
          </table:table-cell>
          <table:table-cell office:value-type="float" office:value="9866883387" calcext:value-type="float">
            <text:p>9866883387</text:p>
          </table:table-cell>
          <table:table-cell office:value-type="string" calcext:value-type="string">
            <text:p>4th,Oct.1962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245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2-48-1/1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VIYYAPU APPALANAIDU</text:p>
          </table:table-cell>
          <table:table-cell/>
          <table:table-cell office:value-type="float" office:value="113876" calcext:value-type="float">
            <text:p>113876</text:p>
          </table:table-cell>
          <table:table-cell office:value-type="string" calcext:value-type="string">
            <text:p>QA&amp;TD</text:p>
          </table:table-cell>
          <table:table-cell office:value-type="float" office:value="7400" calcext:value-type="float">
            <text:p>74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IYYAPU APPALANAIDU</text:p>
          </table:table-cell>
          <table:table-cell office:value-type="string" calcext:value-type="string">
            <text:p>Late V Durgalu</text:p>
          </table:table-cell>
          <table:table-cell office:value-type="float" office:value="117148" calcext:value-type="float">
            <text:p>117148</text:p>
          </table:table-cell>
          <table:table-cell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CCPV 9495 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YYAPU CHINA RAMANA</text:p>
          </table:table-cell>
          <table:table-cell/>
          <table:table-cell office:value-type="float" office:value="104141" calcext:value-type="float">
            <text:p>104141</text:p>
          </table:table-cell>
          <table:table-cell office:value-type="string" calcext:value-type="string">
            <text:p>TA/WS</text:p>
          </table:table-cell>
          <table:table-cell office:value-type="float" office:value="707" calcext:value-type="float">
            <text:p>707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VIYYAPU RAMANA</text:p>
          </table:table-cell>
          <table:table-cell table:style-name="ce3" office:value-type="string" calcext:value-type="string">
            <text:p>V Thatha</text:p>
          </table:table-cell>
          <table:table-cell table:style-name="ce3" office:value-type="float" office:value="115507" calcext:value-type="float">
            <text:p>115507</text:p>
          </table:table-cell>
          <table:table-cell table:style-name="ce3"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IBPR 7027 F</text:p>
          </table:table-cell>
          <table:table-cell office:value-type="string" calcext:value-type="string">
            <text:p>5345 7508 5612</text:p>
          </table:table-cell>
          <table:table-cell office:value-type="string" calcext:value-type="string">
            <text:p>***********</text:p>
          </table:table-cell>
          <table:table-cell office:value-type="string" calcext:value-type="string">
            <text:p>14th,June.1963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7561 1224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22-41-6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VUDA RAMA RAO</text:p>
          </table:table-cell>
          <table:table-cell/>
          <table:table-cell office:value-type="float" office:value="100806" calcext:value-type="float">
            <text:p>100806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UDA SANTOSH KUMAR</text:p>
          </table:table-cell>
          <table:table-cell/>
          <table:table-cell office:value-type="float" office:value="120347" calcext:value-type="float">
            <text:p>12034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UKKEM SURYA SATYA PRASAD RAO</text:p>
          </table:table-cell>
          <table:table-cell/>
          <table:table-cell office:value-type="float" office:value="108797" calcext:value-type="float">
            <text:p>108797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UNDI JAYAKUMAR</text:p>
          </table:table-cell>
          <table:table-cell office:value-type="string" calcext:value-type="string">
            <text:p>Late V VenkataRatnam</text:p>
          </table:table-cell>
          <table:table-cell office:value-type="float" office:value="103024" calcext:value-type="float">
            <text:p>103024</text:p>
          </table:table-cell>
          <table:table-cell office:value-type="string" calcext:value-type="string">
            <text:p>CO&amp;CCP/Batt-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CCPV 9546 N</text:p>
          </table:table-cell>
          <table:table-cell office:value-type="string" calcext:value-type="string">
            <text:p>9994 2357 5493</text:p>
          </table:table-cell>
          <table:table-cell office:value-type="float" office:value="9573391139" calcext:value-type="float">
            <text:p>9573391139</text:p>
          </table:table-cell>
          <table:table-cell office:value-type="string" calcext:value-type="string">
            <text:p>15th,May.1961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54127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Qtr.127/A</text:p>
          </table:table-cell>
          <table:table-cell/>
          <table:table-cell office:value-type="string" calcext:value-type="string">
            <text:p>Sector-V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VUPPILI VENKATA RAMANA</text:p>
          </table:table-cell>
          <table:table-cell/>
          <table:table-cell office:value-type="float" office:value="118571" calcext:value-type="float">
            <text:p>118571</text:p>
          </table:table-cell>
          <table:table-cell office:value-type="string" calcext:value-type="string">
            <text:p>CO&amp;CCP/Benzol</text:p>
          </table:table-cell>
          <table:table-cell office:value-type="float" office:value="3100" calcext:value-type="float">
            <text:p>31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URITI YELLA RAO</text:p>
          </table:table-cell>
          <table:table-cell office:value-type="string" calcext:value-type="string">
            <text:p>Late V ChinaAppanna</text:p>
          </table:table-cell>
          <table:table-cell office:value-type="float" office:value="117252" calcext:value-type="float">
            <text:p>117252</text:p>
          </table:table-cell>
          <table:table-cell office:value-type="string" calcext:value-type="string">
            <text:p>CO&amp;CCP/Bat/Elec</text:p>
          </table:table-cell>
          <table:table-cell table:style-name="ce3" office:value-type="float" office:value="3070" calcext:value-type="float">
            <text:p>3070</text:p>
          </table:table-cell>
          <table:table-cell table:style-name="ce3" office:value-type="string" calcext:value-type="string">
            <text:p>ADPPV 8342 N</text:p>
          </table:table-cell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VURUKUTI APPA RAO</text:p>
          </table:table-cell>
          <table:table-cell office:value-type="string" calcext:value-type="string">
            <text:p>Late V Pallalu</text:p>
          </table:table-cell>
          <table:table-cell office:value-type="float" office:value="114275" calcext:value-type="float">
            <text:p>114275</text:p>
          </table:table-cell>
          <table:table-cell office:value-type="string" calcext:value-type="string">
            <text:p>TA/Elec</text:p>
          </table:table-cell>
          <table:table-cell office:value-type="float" office:value="702" calcext:value-type="float">
            <text:p>702</text:p>
          </table:table-cell>
          <table:table-cell table:style-name="ce3" office:value-type="string" calcext:value-type="string">
            <text:p>ACCPV 9470 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YDA VENKATA RAMA KUMARA RAO</text:p>
          </table:table-cell>
          <table:table-cell office:value-type="string" calcext:value-type="string">
            <text:p>Late V Adinarayana</text:p>
          </table:table-cell>
          <table:table-cell office:value-type="float" office:value="113591" calcext:value-type="float">
            <text:p>113591</text:p>
          </table:table-cell>
          <table:table-cell office:value-type="string" calcext:value-type="string">
            <text:p>CMM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CCPV 9352 N</text:p>
          </table:table-cell>
          <table:table-cell office:value-type="string" calcext:value-type="string">
            <text:p>5246 2853 7460</text:p>
          </table:table-cell>
          <table:table-cell office:value-type="float" office:value="9618187489" calcext:value-type="float">
            <text:p>9618187489</text:p>
          </table:table-cell>
          <table:table-cell office:value-type="string" calcext:value-type="string">
            <text:p>15,Jul.1968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01 01001 20821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Qtr.221/F</text:p>
          </table:table-cell>
          <table:table-cell/>
          <table:table-cell office:value-type="string" calcext:value-type="string">
            <text:p>Sector-2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VYSYARAJU KRISHNA RAJU</text:p>
          </table:table-cell>
          <table:table-cell/>
          <table:table-cell office:value-type="float" office:value="102961" calcext:value-type="float">
            <text:p>102961</text:p>
          </table:table-cell>
          <table:table-cell office:value-type="string" calcext:value-type="string">
            <text:p>WRM/Mech</text:p>
          </table:table-cell>
          <table:table-cell table:style-name="ce3" office:value-type="float" office:value="3660" calcext:value-type="float">
            <text:p>36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WOONNA MURALIKRISHNA RAO</text:p>
          </table:table-cell>
          <table:table-cell/>
          <table:table-cell office:value-type="float" office:value="105311" calcext:value-type="float">
            <text:p>105311</text:p>
          </table:table-cell>
          <table:table-cell office:value-type="string" calcext:value-type="string">
            <text:p>CO&amp;CCP/Batt/G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 SATYANARAYANA</text:p>
          </table:table-cell>
          <table:table-cell/>
          <table:table-cell office:value-type="float" office:value="113218" calcext:value-type="float">
            <text:p>113218</text:p>
          </table:table-cell>
          <table:table-cell office:value-type="string" calcext:value-type="string">
            <text:p>BF/CH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 SIMMACHALAM</text:p>
          </table:table-cell>
          <table:table-cell/>
          <table:table-cell office:value-type="float" office:value="105179" calcext:value-type="float">
            <text:p>105179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 SRINIVASA RAO</text:p>
          </table:table-cell>
          <table:table-cell table:style-name="ce3"/>
          <table:table-cell table:style-name="ce3" office:value-type="float" office:value="113242" calcext:value-type="float">
            <text:p>113242</text:p>
          </table:table-cell>
          <table:table-cell table:style-name="ce3" office:value-type="string" calcext:value-type="string">
            <text:p>CO&amp;CCP/Inst</text:p>
          </table:table-cell>
          <table:table-cell table:style-name="ce3" office:value-type="float" office:value="7100" calcext:value-type="float">
            <text:p>71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 SUBRAHMANYAM</text:p>
          </table:table-cell>
          <table:table-cell/>
          <table:table-cell office:value-type="float" office:value="106448" calcext:value-type="float">
            <text:p>106448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AGATI CHIRANJEEVI</text:p>
          </table:table-cell>
          <table:table-cell office:value-type="string" calcext:value-type="string">
            <text:p>Y Pentayya</text:p>
          </table:table-cell>
          <table:table-cell office:value-type="float" office:value="109504" calcext:value-type="float">
            <text:p>109504</text:p>
          </table:table-cell>
          <table:table-cell office:value-type="string" calcext:value-type="string">
            <text:p>TPP/Boiler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BSPY 4548 C</text:p>
          </table:table-cell>
          <table:table-cell office:value-type="string" calcext:value-type="string">
            <text:p>3083 5969 5319</text:p>
          </table:table-cell>
          <table:table-cell office:value-type="float" office:value="9848480618" calcext:value-type="float">
            <text:p>9848480618</text:p>
          </table:table-cell>
          <table:table-cell office:value-type="string" calcext:value-type="string">
            <text:p>18th,June.1966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2968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-61</text:p>
          </table:table-cell>
          <table:table-cell/>
          <table:table-cell office:value-type="string" calcext:value-type="string">
            <text:p>AdarshNagar</text:p>
          </table:table-cell>
          <table:table-cell table:number-columns-repeated="2" office:value-type="string" calcext:value-type="string">
            <text:p>Old DairyFarm</text:p>
          </table:table-cell>
          <table:table-cell office:value-type="string" calcext:value-type="string">
            <text:p>VISAKHAPATNAM</text:p>
          </table:table-cell>
          <table:table-cell office:value-type="float" office:value="530040" calcext:value-type="float">
            <text:p>530040</text:p>
          </table:table-cell>
        </table:table-row>
        <table:table-row table:style-name="ro1">
          <table:table-cell table:style-name="ce3" office:value-type="string" calcext:value-type="string">
            <text:p>YAMALI SATYANARAYANA</text:p>
          </table:table-cell>
          <table:table-cell table:style-name="ce3" office:value-type="string" calcext:value-type="string">
            <text:p>Y AppalaSwamy</text:p>
          </table:table-cell>
          <table:table-cell table:style-name="ce3" office:value-type="float" office:value="117215" calcext:value-type="float">
            <text:p>117215</text:p>
          </table:table-cell>
          <table:table-cell table:style-name="ce3" office:value-type="string" calcext:value-type="string">
            <text:p>CO&amp;CCP/CSP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QPY 8629 R</text:p>
          </table:table-cell>
          <table:table-cell office:value-type="string" calcext:value-type="string">
            <text:p>9398 7880 9648</text:p>
          </table:table-cell>
          <table:table-cell office:value-type="float" office:value="9246678826" calcext:value-type="float">
            <text:p>9246678826</text:p>
          </table:table-cell>
          <table:table-cell office:value-type="string" calcext:value-type="string">
            <text:p>15,June.1967</text:p>
          </table:table-cell>
          <table:table-cell office:value-type="string" calcext:value-type="string">
            <text:p>Andhra Bank</text:p>
          </table:table-cell>
          <table:table-cell office:value-type="string" calcext:value-type="string">
            <text:p>09551 00210 52330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ANDB0000955</text:p>
          </table:table-cell>
          <table:table-cell office:value-type="string" calcext:value-type="string">
            <text:p>20-37</text:p>
          </table:table-cell>
          <table:table-cell table:number-columns-repeated="2"/>
          <table:table-cell office:value-type="string" calcext:value-type="string">
            <text:p>PrahalladaPuram</text:p>
          </table:table-cell>
          <table:table-cell office:value-type="string" calcext:value-type="string">
            <text:p>Gopalapatnam</text:p>
          </table:table-cell>
          <table:table-cell office:value-type="string" calcext:value-type="string">
            <text:p>VISAKHAPATNAM</text:p>
          </table:table-cell>
          <table:table-cell office:value-type="float" office:value="530027" calcext:value-type="float">
            <text:p>530027</text:p>
          </table:table-cell>
        </table:table-row>
        <table:table-row table:style-name="ro1">
          <table:table-cell table:style-name="ce3" office:value-type="string" calcext:value-type="string">
            <text:p>YAMPADA APPANNA </text:p>
          </table:table-cell>
          <table:table-cell table:style-name="ce3" office:value-type="string" calcext:value-type="string">
            <text:p>Y PedaAppaRao</text:p>
          </table:table-cell>
          <table:table-cell table:style-name="ce3" office:value-type="float" office:value="111239" calcext:value-type="float">
            <text:p>111239</text:p>
          </table:table-cell>
          <table:table-cell table:style-name="ce3" office:value-type="string" calcext:value-type="string">
            <text:p>RMHP/CHP</text:p>
          </table:table-cell>
          <table:table-cell table:style-name="ce3" office:value-type="float" office:value="4900" calcext:value-type="float">
            <text:p>4900</text:p>
          </table:table-cell>
          <table:table-cell office:value-type="string" calcext:value-type="string">
            <text:p>AAJPY 0780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ANNABATHULA DHARMA RAO</text:p>
          </table:table-cell>
          <table:table-cell/>
          <table:table-cell office:value-type="float" office:value="112257" calcext:value-type="float">
            <text:p>112257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ARABALA PAIDAYYA</text:p>
          </table:table-cell>
          <table:table-cell office:value-type="string" calcext:value-type="string">
            <text:p>Y Bhuloka</text:p>
          </table:table-cell>
          <table:table-cell office:value-type="float" office:value="104497" calcext:value-type="float">
            <text:p>104497</text:p>
          </table:table-cell>
          <table:table-cell office:value-type="string" calcext:value-type="string">
            <text:p>CO&amp;CCP/Recovery</text:p>
          </table:table-cell>
          <table:table-cell office:value-type="float" office:value="3100" calcext:value-type="float">
            <text:p>3100</text:p>
          </table:table-cell>
          <table:table-cell table:style-name="ce3" office:value-type="string" calcext:value-type="string">
            <text:p>AAPPY 8916 J</text:p>
          </table:table-cell>
          <table:table-cell office:value-type="string" calcext:value-type="string">
            <text:p>6030 7945 0690</text:p>
          </table:table-cell>
          <table:table-cell office:value-type="float" office:value="9848145246" calcext:value-type="float">
            <text:p>9848145246</text:p>
          </table:table-cell>
          <table:table-cell office:value-type="date" office:date-value="1966-10-06" calcext:value-type="date">
            <text:p>Thursday, October 06, 1966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0499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4-22-47/4</text:p>
          </table:table-cell>
          <table:table-cell/>
          <table:table-cell office:value-type="string" calcext:value-type="string">
            <text:p>BhavaniNagar</text:p>
          </table:table-cell>
          <table:table-cell office:value-type="string" calcext:value-type="string">
            <text:p>New Gajuwaka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YARBALA SATYA RAO</text:p>
          </table:table-cell>
          <table:table-cell/>
          <table:table-cell office:value-type="float" office:value="103821" calcext:value-type="float">
            <text:p>103821</text:p>
          </table:table-cell>
          <table:table-cell office:value-type="string" calcext:value-type="string">
            <text:p>CO&amp;CCP/CDCP-3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ARRA UMA MAHESWARA RAO</text:p>
          </table:table-cell>
          <table:table-cell/>
          <table:table-cell office:value-type="float" office:value="113430" calcext:value-type="float">
            <text:p>113430</text:p>
          </table:table-cell>
          <table:table-cell office:value-type="string" calcext:value-type="string">
            <text:p>MMSM/Planning</text:p>
          </table:table-cell>
          <table:table-cell office:value-type="float" office:value="3700" calcext:value-type="float">
            <text:p>37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ARRABATHULA VENKATESWARA RAO</text:p>
          </table:table-cell>
          <table:table-cell/>
          <table:table-cell office:value-type="float" office:value="116272" calcext:value-type="float">
            <text:p>116272</text:p>
          </table:table-cell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ARRAMSETTY RAJESH</text:p>
          </table:table-cell>
          <table:table-cell table:style-name="ce3"/>
          <table:table-cell table:style-name="ce3" office:value-type="float" office:value="120143" calcext:value-type="float">
            <text:p>120143</text:p>
          </table:table-cell>
          <table:table-cell table:style-name="ce3" office:value-type="string" calcext:value-type="string">
            <text:p>CO&amp;CCP/H&amp;R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ASARAPU PRASAD</text:p>
          </table:table-cell>
          <table:table-cell office:value-type="string" calcext:value-type="string">
            <text:p>Y Chiranjeevi</text:p>
          </table:table-cell>
          <table:table-cell office:value-type="float" office:value="122668" calcext:value-type="float">
            <text:p>122668</text:p>
          </table:table-cell>
          <table:table-cell office:value-type="string" calcext:value-type="string">
            <text:p>FM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AGYPY 3895 R </text:p>
          </table:table-cell>
          <table:table-cell office:value-type="string" calcext:value-type="string">
            <text:p>9681 9600 5533</text:p>
          </table:table-cell>
          <table:table-cell office:value-type="float" office:value="9705805489" calcext:value-type="float">
            <text:p>9705805489</text:p>
          </table:table-cell>
          <table:table-cell office:value-type="string" calcext:value-type="string">
            <text:p>15th,July.1987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201063 6291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1-103</text:p>
          </table:table-cell>
          <table:table-cell table:number-columns-repeated="3"/>
          <table:table-cell office:value-type="string" calcext:value-type="string">
            <text:p>Desapatrunipalem</text:p>
          </table:table-cell>
          <table:table-cell office:value-type="string" calcext:value-type="string">
            <text:p>VISAKHAPATNAM</text:p>
          </table:table-cell>
          <table:table-cell office:value-type="float" office:value="531021" calcext:value-type="float">
            <text:p>531021</text:p>
          </table:table-cell>
        </table:table-row>
        <table:table-row table:style-name="ro1">
          <table:table-cell office:value-type="string" calcext:value-type="string">
            <text:p>YEDDU SITHARAMULU</text:p>
          </table:table-cell>
          <table:table-cell/>
          <table:table-cell office:value-type="float" office:value="112360" calcext:value-type="float">
            <text:p>112360</text:p>
          </table:table-cell>
          <table:table-cell office:value-type="string" calcext:value-type="string">
            <text:p>CO&amp;CCP/CDC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GIREDDY APPA RAO</text:p>
          </table:table-cell>
          <table:table-cell table:style-name="ce3" office:value-type="string" calcext:value-type="string">
            <text:p>Y YellamNaidu</text:p>
          </table:table-cell>
          <table:table-cell table:style-name="ce3" office:value-type="float" office:value="116424" calcext:value-type="float">
            <text:p>116424</text:p>
          </table:table-cell>
          <table:table-cell table:style-name="ce3" office:value-type="string" calcext:value-type="string">
            <text:p>SMS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CFPA 2958 J</text:p>
          </table:table-cell>
          <table:table-cell office:value-type="string" calcext:value-type="string">
            <text:p>7654 3172 9302</text:p>
          </table:table-cell>
          <table:table-cell office:value-type="float" office:value="9885969634" calcext:value-type="float">
            <text:p>9885969634</text:p>
          </table:table-cell>
          <table:table-cell office:value-type="string" calcext:value-type="string">
            <text:p>3,Mar.1966</text:p>
          </table:table-cell>
          <table:table-cell office:value-type="string" calcext:value-type="string">
            <text:p>BOB </text:p>
          </table:table-cell>
          <table:table-cell office:value-type="string" calcext:value-type="string">
            <text:p>24230 10000 2127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BARBOVADVIS</text:p>
          </table:table-cell>
          <table:table-cell office:value-type="string" calcext:value-type="string">
            <text:p>6-6-8-10/2/6/B</text:p>
          </table:table-cell>
          <table:table-cell/>
          <table:table-cell office:value-type="string" calcext:value-type="string">
            <text:p>Srinivasanagar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office:value-type="string" calcext:value-type="string">
            <text:p>YELAM PRAKASA RAO </text:p>
          </table:table-cell>
          <table:table-cell/>
          <table:table-cell office:value-type="float" office:value="116268" calcext:value-type="float">
            <text:p>116268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AMANCHILI AKKAYYA</text:p>
          </table:table-cell>
          <table:table-cell/>
          <table:table-cell office:value-type="float" office:value="115245" calcext:value-type="float">
            <text:p>115245</text:p>
          </table:table-cell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AMANCHILI APPA RAO</text:p>
          </table:table-cell>
          <table:table-cell/>
          <table:table-cell table:style-name="ce5"/>
          <table:table-cell office:value-type="string" calcext:value-type="string">
            <text:p>WRM</text:p>
          </table:table-cell>
          <table:table-cell office:value-type="float" office:value="3600" calcext:value-type="float">
            <text:p>36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LAMANCHILI APPALA RAJU</text:p>
          </table:table-cell>
          <table:table-cell table:style-name="ce3" office:value-type="string" calcext:value-type="string">
            <text:p>Y AppalaNaidu</text:p>
          </table:table-cell>
          <table:table-cell table:style-name="ce3" office:value-type="float" office:value="106962" calcext:value-type="float">
            <text:p>106962</text:p>
          </table:table-cell>
          <table:table-cell table:style-name="ce3" office:value-type="string" calcext:value-type="string">
            <text:p>FMD/HES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ACFPA 2899 C</text:p>
          </table:table-cell>
          <table:table-cell office:value-type="string" calcext:value-type="string">
            <text:p>2968 1401 2236</text:p>
          </table:table-cell>
          <table:table-cell office:value-type="float" office:value="9848943982" calcext:value-type="float">
            <text:p>9848943982</text:p>
          </table:table-cell>
          <table:table-cell office:value-type="string" calcext:value-type="string">
            <text:p>12th,Aug.1968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104312 8007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25-4-82/7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YELAMANCHILI LAXMANA RAO</text:p>
          </table:table-cell>
          <table:table-cell/>
          <table:table-cell office:value-type="float" office:value="118475" calcext:value-type="float">
            <text:p>118475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LAMANCHILI SESHU</text:p>
          </table:table-cell>
          <table:table-cell table:style-name="ce3" office:value-type="string" calcext:value-type="string">
            <text:p>Y ThathaRao</text:p>
          </table:table-cell>
          <table:table-cell table:style-name="ce3" office:value-type="float" office:value="120388" calcext:value-type="float">
            <text:p>120388</text:p>
          </table:table-cell>
          <table:table-cell table:style-name="ce3" office:value-type="string" calcext:value-type="string">
            <text:p>CO&amp;CCP/Batt-4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EAPY 1872 J</text:p>
          </table:table-cell>
          <table:table-cell office:value-type="string" calcext:value-type="string">
            <text:p>4412 0052 0165</text:p>
          </table:table-cell>
          <table:table-cell office:value-type="float" office:value="9676692001" calcext:value-type="float">
            <text:p>9676692001</text:p>
          </table:table-cell>
          <table:table-cell office:value-type="string" calcext:value-type="string">
            <text:p>25th,Aug.1986</text:p>
          </table:table-cell>
          <table:table-cell office:value-type="string" calcext:value-type="string">
            <text:p>Canara Bank</text:p>
          </table:table-cell>
          <table:table-cell office:value-type="string" calcext:value-type="string">
            <text:p>2430 10100 2554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CNRB0002430</text:p>
          </table:table-cell>
          <table:table-cell office:value-type="string" calcext:value-type="string">
            <text:p>25-4-80</text:p>
          </table:table-cell>
          <table:table-cell/>
          <table:table-cell office:value-type="string" calcext:value-type="string">
            <text:p>RH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YELLABILLI RAMULU</text:p>
          </table:table-cell>
          <table:table-cell/>
          <table:table-cell office:value-type="float" office:value="105249" calcext:value-type="float">
            <text:p>105249</text:p>
          </table:table-cell>
          <table:table-cell office:value-type="string" calcext:value-type="string">
            <text:p>RMHP</text:p>
          </table:table-cell>
          <table:table-cell office:value-type="float" office:value="4900" calcext:value-type="float">
            <text:p>490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LLAMATI PRASAD</text:p>
          </table:table-cell>
          <table:table-cell table:style-name="ce3" office:value-type="string" calcext:value-type="string">
            <text:p>Late Seemaiah</text:p>
          </table:table-cell>
          <table:table-cell table:style-name="ce3" office:value-type="float" office:value="110216" calcext:value-type="float">
            <text:p>110216</text:p>
          </table:table-cell>
          <table:table-cell table:style-name="ce3" office:value-type="string" calcext:value-type="string">
            <text:p>CO&amp;CCP/CDCP-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PIPP 3414 J</text:p>
          </table:table-cell>
          <table:table-cell office:value-type="string" calcext:value-type="string">
            <text:p>6045 3774 2362</text:p>
          </table:table-cell>
          <table:table-cell office:value-type="float" office:value="9963808151" calcext:value-type="float">
            <text:p>9963808151</text:p>
          </table:table-cell>
          <table:table-cell office:value-type="string" calcext:value-type="string">
            <text:p>21st,Jul.1967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0 10000 2958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/>
          <table:table-cell office:value-type="string" calcext:value-type="string">
            <text:p>GF-I</text:p>
          </table:table-cell>
          <table:table-cell office:value-type="string" calcext:value-type="string">
            <text:p>SwarnaResidency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Vadlapudi</text:p>
          </table:table-cell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table:style-name="ce3" office:value-type="string" calcext:value-type="string">
            <text:p>YELLAMELLI PRABHAKARA RAJU</text:p>
          </table:table-cell>
          <table:table-cell table:style-name="ce3" office:value-type="string" calcext:value-type="string">
            <text:p>Y ChinaRamana</text:p>
          </table:table-cell>
          <table:table-cell table:style-name="ce3" office:value-type="float" office:value="109856" calcext:value-type="float">
            <text:p>109856</text:p>
          </table:table-cell>
          <table:table-cell table:style-name="ce3" office:value-type="string" calcext:value-type="string">
            <text:p>TPP/CDCP/Boilers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AAJPY 1107 D</text:p>
          </table:table-cell>
          <table:table-cell office:value-type="string" calcext:value-type="string">
            <text:p>5488 5227 3210</text:p>
          </table:table-cell>
          <table:table-cell office:value-type="float" office:value="9701348869" calcext:value-type="float">
            <text:p>9701348869</text:p>
          </table:table-cell>
          <table:table-cell office:value-type="string" calcext:value-type="string">
            <text:p>15th,Aug.1968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23382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Qtr.510/A</text:p>
          </table:table-cell>
          <table:table-cell/>
          <table:table-cell office:value-type="string" calcext:value-type="string">
            <text:p>Sector-8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YELLAPRAGADA VENKATSWARA RAO</text:p>
          </table:table-cell>
          <table:table-cell office:value-type="string" calcext:value-type="string">
            <text:p>Late Y G Rao</text:p>
          </table:table-cell>
          <table:table-cell office:value-type="float" office:value="116245" calcext:value-type="float">
            <text:p>116245</text:p>
          </table:table-cell>
          <table:table-cell office:value-type="string" calcext:value-type="string">
            <text:p>CO&amp;CCP/Batt-1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APPY 8802 P</text:p>
          </table:table-cell>
          <table:table-cell office:value-type="string" calcext:value-type="string">
            <text:p>6205 5619 9102</text:p>
          </table:table-cell>
          <table:table-cell office:value-type="float" office:value="9618117275" calcext:value-type="float">
            <text:p>9618117275</text:p>
          </table:table-cell>
          <table:table-cell office:value-type="string" calcext:value-type="string">
            <text:p>6th,May.1971</text:p>
          </table:table-cell>
          <table:table-cell office:value-type="string" calcext:value-type="string">
            <text:p>SBI</text:p>
          </table:table-cell>
          <table:table-cell table:number-columns-repeated="8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LAPU MADHU</text:p>
          </table:table-cell>
          <table:table-cell table:number-columns-repeated="2"/>
          <table:table-cell office:value-type="string" calcext:value-type="string">
            <text:p>CO&amp;CCP/Batt/Mech</text:p>
          </table:table-cell>
          <table:table-cell table:style-name="ce3" office:value-type="float" office:value="3060" calcext:value-type="float">
            <text:p>306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LAPU PRASAD</text:p>
          </table:table-cell>
          <table:table-cell office:value-type="string" calcext:value-type="string">
            <text:p>Late Y Apparao</text:p>
          </table:table-cell>
          <table:table-cell office:value-type="float" office:value="120579" calcext:value-type="float">
            <text:p>120579</text:p>
          </table:table-cell>
          <table:table-cell office:value-type="string" calcext:value-type="string">
            <text:p>CO&amp;/CCP/CDCP-3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BRPY 1109 Q</text:p>
          </table:table-cell>
          <table:table-cell office:value-type="string" calcext:value-type="string">
            <text:p>4312 0817 6707</text:p>
          </table:table-cell>
          <table:table-cell office:value-type="float" office:value="9885228090" calcext:value-type="float">
            <text:p>9885228090</text:p>
          </table:table-cell>
          <table:table-cell office:value-type="date" office:date-value="1971-12-25" calcext:value-type="date">
            <text:p>Saturday, December 25, 1971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313 25265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32-5-8</text:p>
          </table:table-cell>
          <table:table-cell office:value-type="string" calcext:value-type="string">
            <text:p>2nd Floor</text:p>
          </table:table-cell>
          <table:table-cell/>
          <table:table-cell office:value-type="string" calcext:value-type="string">
            <text:p>Opp SRMT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04" calcext:value-type="float">
            <text:p>530004</text:p>
          </table:table-cell>
        </table:table-row>
        <table:table-row table:style-name="ro1">
          <table:table-cell office:value-type="string" calcext:value-type="string">
            <text:p>YELLAPU RAMA SATYA VENKATA APPA RAO</text:p>
          </table:table-cell>
          <table:table-cell/>
          <table:table-cell office:value-type="float" office:value="113693" calcext:value-type="float">
            <text:p>113693</text:p>
          </table:table-cell>
          <table:table-cell office:value-type="string" calcext:value-type="string">
            <text:p>CMM</text:p>
          </table:table-cell>
          <table:table-cell office:value-type="float" office:value="6800" calcext:value-type="float">
            <text:p>68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LAPU VENKATESWARA RAO</text:p>
          </table:table-cell>
          <table:table-cell office:value-type="string" calcext:value-type="string">
            <text:p>Y AppaRao</text:p>
          </table:table-cell>
          <table:table-cell office:value-type="float" office:value="105114" calcext:value-type="float">
            <text:p>105114</text:p>
          </table:table-cell>
          <table:table-cell office:value-type="string" calcext:value-type="string">
            <text:p>CO&amp;CCP/CDCP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APPY 8859 G</text:p>
          </table:table-cell>
          <table:table-cell office:value-type="string" calcext:value-type="string">
            <text:p>4613 6593 8521</text:p>
          </table:table-cell>
          <table:table-cell office:value-type="float" office:value="9866224648" calcext:value-type="float">
            <text:p>9866224648</text:p>
          </table:table-cell>
          <table:table-cell office:value-type="string" calcext:value-type="string">
            <text:p>7,June.1963</text:p>
          </table:table-cell>
          <table:table-cell office:value-type="string" calcext:value-type="string">
            <text:p>Axis Bank</text:p>
          </table:table-cell>
          <table:table-cell office:value-type="string" calcext:value-type="string">
            <text:p>07510 01000 54986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UTIB0000075</text:p>
          </table:table-cell>
          <table:table-cell office:value-type="string" calcext:value-type="string">
            <text:p>44-27-5</text:p>
          </table:table-cell>
          <table:table-cell/>
          <table:table-cell office:value-type="string" calcext:value-type="string">
            <text:p>GR Towers</text:p>
          </table:table-cell>
          <table:table-cell office:value-type="string" calcext:value-type="string">
            <text:p>Visakhapatna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16" calcext:value-type="float">
            <text:p>530016</text:p>
          </table:table-cell>
        </table:table-row>
        <table:table-row table:style-name="ro1">
          <table:table-cell office:value-type="string" calcext:value-type="string">
            <text:p>YELLETI NAGESWARA RAO</text:p>
          </table:table-cell>
          <table:table-cell table:number-columns-repeated="2"/>
          <table:table-cell office:value-type="string" calcext:value-type="string">
            <text:p>CO&amp;CCP/Batt-3/Elec</text:p>
          </table:table-cell>
          <table:table-cell office:value-type="float" office:value="3070" calcext:value-type="float">
            <text:p>3070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LLETI RAMA KRISHNA</text:p>
          </table:table-cell>
          <table:table-cell table:style-name="ce3"/>
          <table:table-cell table:style-name="ce3" office:value-type="float" office:value="114646" calcext:value-type="float">
            <text:p>114646</text:p>
          </table:table-cell>
          <table:table-cell table:style-name="ce3" office:value-type="string" calcext:value-type="string">
            <text:p>BF/BHS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table:number-columns-repeated="12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table:style-name="ce3" office:value-type="string" calcext:value-type="string">
            <text:p>YELURI ANANDARAJU</text:p>
          </table:table-cell>
          <table:table-cell table:style-name="ce3"/>
          <table:table-cell table:style-name="ce3" office:value-type="float" office:value="112070" calcext:value-type="float">
            <text:p>112070</text:p>
          </table:table-cell>
          <table:table-cell table:style-name="ce3" office:value-type="string" calcext:value-type="string">
            <text:p>TA/WS</text:p>
          </table:table-cell>
          <table:table-cell table:style-name="ce3" office:value-type="float" office:value="707" calcext:value-type="float">
            <text:p>707</text:p>
          </table:table-cell>
          <table:table-cell table:number-columns-repeated="13"/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ELURI WILSON</text:p>
          </table:table-cell>
          <table:table-cell office:value-type="string" calcext:value-type="string">
            <text:p>Late Y DeenaManasu</text:p>
          </table:table-cell>
          <table:table-cell office:value-type="float" office:value="112442" calcext:value-type="float">
            <text:p>112442</text:p>
          </table:table-cell>
          <table:table-cell office:value-type="string" calcext:value-type="string">
            <text:p>CO&amp;CCP/TDP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AAPPY 8820 M</text:p>
          </table:table-cell>
          <table:table-cell office:value-type="string" calcext:value-type="string">
            <text:p>2011 9583 0356</text:p>
          </table:table-cell>
          <table:table-cell office:value-type="float" office:value="9701348645" calcext:value-type="float">
            <text:p>9701348645</text:p>
          </table:table-cell>
          <table:table-cell office:value-type="string" calcext:value-type="string">
            <text:p>25th,Aug.1965</text:p>
          </table:table-cell>
          <table:table-cell office:value-type="string" calcext:value-type="string">
            <text:p>UCO Bank </text:p>
          </table:table-cell>
          <table:table-cell office:value-type="string" calcext:value-type="string">
            <text:p>15880 1000 01376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Qtr.319/A</text:p>
          </table:table-cell>
          <table:table-cell/>
          <table:table-cell office:value-type="string" calcext:value-type="string">
            <text:p>Sector-VIII</text:p>
          </table:table-cell>
          <table:table-cell table:number-columns-repeated="2" office:value-type="string" calcext:value-type="string">
            <text:p>Ukkunagaram</text:p>
          </table:table-cell>
          <table:table-cell office:value-type="string" calcext:value-type="string">
            <text:p>VISAKHAPATNAM</text:p>
          </table:table-cell>
          <table:table-cell office:value-type="float" office:value="530032" calcext:value-type="float">
            <text:p>530032</text:p>
          </table:table-cell>
        </table:table-row>
        <table:table-row table:style-name="ro1">
          <table:table-cell office:value-type="string" calcext:value-type="string">
            <text:p>YENGALA KOTIPRAKASH</text:p>
          </table:table-cell>
          <table:table-cell office:value-type="string" calcext:value-type="string">
            <text:p>Y Yosepu</text:p>
          </table:table-cell>
          <table:table-cell office:value-type="float" office:value="120108" calcext:value-type="float">
            <text:p>120108</text:p>
          </table:table-cell>
          <table:table-cell office:value-type="string" calcext:value-type="string">
            <text:p>CO&amp;CCP/Batt-4/Br-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DIPY 9273 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NNETI VENKATA RAMANA</text:p>
          </table:table-cell>
          <table:table-cell office:value-type="string" calcext:value-type="string">
            <text:p>Y SanniBabu</text:p>
          </table:table-cell>
          <table:table-cell office:value-type="float" office:value="101725" calcext:value-type="float">
            <text:p>101725</text:p>
          </table:table-cell>
          <table:table-cell office:value-type="string" calcext:value-type="string">
            <text:p>FMD/HES</text:p>
          </table:table-cell>
          <table:table-cell office:value-type="float" office:value="6200" calcext:value-type="float">
            <text:p>6200</text:p>
          </table:table-cell>
          <table:table-cell table:style-name="ce3" office:value-type="string" calcext:value-type="string">
            <text:p>AAMPY 1911 E</text:p>
          </table:table-cell>
          <table:table-cell office:value-type="string" calcext:value-type="string">
            <text:p>9329 2614 9809</text:p>
          </table:table-cell>
          <table:table-cell office:value-type="string" calcext:value-type="string">
            <text:p>9440913282/8332982759</text:p>
          </table:table-cell>
          <table:table-cell office:value-type="string" calcext:value-type="string">
            <text:p>1st,July.1963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4856 55279</text:p>
          </table:table-cell>
          <table:table-cell office:value-type="string" calcext:value-type="string">
            <text:p>Kurmannapalem</text:p>
          </table:table-cell>
          <table:table-cell office:value-type="string" calcext:value-type="string">
            <text:p>SBIN0008998</text:p>
          </table:table-cell>
          <table:table-cell office:value-type="string" calcext:value-type="string">
            <text:p>24-71-10</text:p>
          </table:table-cell>
          <table:table-cell/>
          <table:table-cell office:value-type="string" calcext:value-type="string">
            <text:p>Vuda C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YERABALA(CHINNA)APPA RAO</text:p>
          </table:table-cell>
          <table:table-cell table:style-name="ce3" office:value-type="string" calcext:value-type="string">
            <text:p>Late Y Latchanna</text:p>
          </table:table-cell>
          <table:table-cell table:style-name="ce3" office:value-type="float" office:value="118472" calcext:value-type="float">
            <text:p>118472</text:p>
          </table:table-cell>
          <table:table-cell table:style-name="ce3" office:value-type="string" calcext:value-type="string">
            <text:p>CO&amp;CCP/Batt-4/G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PPY 8856 K</text:p>
          </table:table-cell>
          <table:table-cell office:value-type="string" calcext:value-type="string">
            <text:p>9703 0281 4459</text:p>
          </table:table-cell>
          <table:table-cell office:value-type="float" office:value="9440529906" calcext:value-type="float">
            <text:p>9440529906</text:p>
          </table:table-cell>
          <table:table-cell office:value-type="string" calcext:value-type="string">
            <text:p>3rd,April.1965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520489 81571 </text:p>
          </table:table-cell>
          <table:table-cell office:value-type="string" calcext:value-type="string">
            <text:p>Steelplant</text:p>
          </table:table-cell>
          <table:table-cell office:value-type="string" calcext:value-type="string">
            <text:p>SBHY0020536</text:p>
          </table:table-cell>
          <table:table-cell office:value-type="string" calcext:value-type="string">
            <text:p>15-2-46</text:p>
          </table:table-cell>
          <table:table-cell/>
          <table:table-cell office:value-type="string" calcext:value-type="string">
            <text:p>PedapalliPalem</text:p>
          </table:table-cell>
          <table:table-cell office:value-type="string" calcext:value-type="string">
            <text:p>Gangavaram</text:p>
          </table:table-cell>
          <table:table-cell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office:value-type="string" calcext:value-type="string">
            <text:p>YERIKALA MARENNA</text:p>
          </table:table-cell>
          <table:table-cell office:value-type="string" calcext:value-type="string">
            <text:p>Y PedaRamana</text:p>
          </table:table-cell>
          <table:table-cell office:value-type="float" office:value="117555" calcext:value-type="float">
            <text:p>117555</text:p>
          </table:table-cell>
          <table:table-cell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table:style-name="ce3" office:value-type="string" calcext:value-type="string">
            <text:p>AANPY 2615 A</text:p>
          </table:table-cell>
          <table:table-cell office:value-type="string" calcext:value-type="string">
            <text:p>7758 4676 9755</text:p>
          </table:table-cell>
          <table:table-cell office:value-type="float" office:value="9866046469" calcext:value-type="float">
            <text:p>9866046469</text:p>
          </table:table-cell>
          <table:table-cell office:value-type="string" calcext:value-type="string">
            <text:p>14,June.1970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107561 47847</text:p>
          </table:table-cell>
          <table:table-cell office:value-type="string" calcext:value-type="string">
            <text:p>SteelProjectOffice</text:p>
          </table:table-cell>
          <table:table-cell office:value-type="string" calcext:value-type="string">
            <text:p>SBIN0006318</text:p>
          </table:table-cell>
          <table:table-cell office:value-type="string" calcext:value-type="string">
            <text:p>31-40-25/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UDA Phase-I</text:p>
          </table:table-cell>
          <table:table-cell office:value-type="string" calcext:value-type="string">
            <text:p>Kurmannapalem</text:p>
          </table:table-cell>
          <table:table-cell/>
          <table:table-cell office:value-type="string" calcext:value-type="string">
            <text:p>VISAKHAPATNAM</text:p>
          </table:table-cell>
          <table:table-cell office:value-type="float" office:value="530046" calcext:value-type="float">
            <text:p>530046</text:p>
          </table:table-cell>
        </table:table-row>
        <table:table-row table:style-name="ro1">
          <table:table-cell office:value-type="string" calcext:value-type="string">
            <text:p>YERIPELLI SOMULU</text:p>
          </table:table-cell>
          <table:table-cell office:value-type="string" calcext:value-type="string">
            <text:p>Late Ammoru</text:p>
          </table:table-cell>
          <table:table-cell office:value-type="float" office:value="103677" calcext:value-type="float">
            <text:p>103677</text:p>
          </table:table-cell>
          <table:table-cell office:value-type="string" calcext:value-type="string">
            <text:p>MMSM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ABCPY 9195 P</text:p>
          </table:table-cell>
          <table:table-cell office:value-type="string" calcext:value-type="string">
            <text:p>8641 5725 7491</text:p>
          </table:table-cell>
          <table:table-cell office:value-type="float" office:value="7036343550" calcext:value-type="float">
            <text:p>7036343550</text:p>
          </table:table-cell>
          <table:table-cell office:value-type="date" office:date-value="1957-09-07" calcext:value-type="date">
            <text:p>Saturday, September 07, 1957</text:p>
          </table:table-cell>
          <table:table-cell office:value-type="string" calcext:value-type="string">
            <text:p>SBI </text:p>
          </table:table-cell>
          <table:table-cell office:value-type="string" calcext:value-type="string">
            <text:p>861610100006920</text:p>
          </table:table-cell>
          <table:table-cell office:value-type="string" calcext:value-type="string">
            <text:p>Gajuwaka</text:p>
          </table:table-cell>
          <table:table-cell office:value-type="string" calcext:value-type="string">
            <text:p>SBIN0002716</text:p>
          </table:table-cell>
          <table:table-cell office:value-type="string" calcext:value-type="string">
            <text:p>17-64-15</text:p>
          </table:table-cell>
          <table:table-cell/>
          <table:table-cell office:value-type="string" calcext:value-type="string">
            <text:p>RH Coolony</text:p>
          </table:table-cell>
          <table:table-cell table:number-columns-repeated="2" office:value-type="string" calcext:value-type="string">
            <text:p>Pedagantyada</text:p>
          </table:table-cell>
          <table:table-cell office:value-type="string" calcext:value-type="string">
            <text:p>VISAKHAPATNAM</text:p>
          </table:table-cell>
          <table:table-cell office:value-type="float" office:value="530044" calcext:value-type="float">
            <text:p>530044</text:p>
          </table:table-cell>
        </table:table-row>
        <table:table-row table:style-name="ro1">
          <table:table-cell table:style-name="ce3" office:value-type="string" calcext:value-type="string">
            <text:p>YERIPILLI APPA RAO</text:p>
          </table:table-cell>
          <table:table-cell table:style-name="ce3" office:value-type="string" calcext:value-type="string">
            <text:p>Late Y Danayya</text:p>
          </table:table-cell>
          <table:table-cell table:style-name="ce3" office:value-type="float" office:value="106421" calcext:value-type="float">
            <text:p>106421</text:p>
          </table:table-cell>
          <table:table-cell table:style-name="ce3" office:value-type="string" calcext:value-type="string">
            <text:p>CO&amp;CCP/Batt4/Br-3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AARPY 0815 C</text:p>
          </table:table-cell>
          <table:table-cell office:value-type="string" calcext:value-type="string">
            <text:p>5290 2797 8395</text:p>
          </table:table-cell>
          <table:table-cell office:value-type="float" office:value="9849792404" calcext:value-type="float">
            <text:p>9849792404</text:p>
          </table:table-cell>
          <table:table-cell office:value-type="string" calcext:value-type="string">
            <text:p>13th,May.1966</text:p>
          </table:table-cell>
          <table:table-cell office:value-type="string" calcext:value-type="string">
            <text:p>UCO Bank</text:p>
          </table:table-cell>
          <table:table-cell office:value-type="string" calcext:value-type="string">
            <text:p>1588 010000 0774</text:p>
          </table:table-cell>
          <table:table-cell office:value-type="string" calcext:value-type="string">
            <text:p>Balachervu</text:p>
          </table:table-cell>
          <table:table-cell office:value-type="string" calcext:value-type="string">
            <text:p>UCBA0001588</text:p>
          </table:table-cell>
          <table:table-cell office:value-type="string" calcext:value-type="string">
            <text:p>14-24-30/9</text:p>
          </table:table-cell>
          <table:table-cell/>
          <table:table-cell office:value-type="string" calcext:value-type="string">
            <text:p>BhavaniNagar</text:p>
          </table:table-cell>
          <table:table-cell table:number-columns-repeated="2" office:value-type="string" calcext:value-type="string">
            <text:p>Gajuwaka</text:p>
          </table:table-cell>
          <table:table-cell office:value-type="string" calcext:value-type="string">
            <text:p>VISAKHAPATNAM</text:p>
          </table:table-cell>
          <table:table-cell office:value-type="float" office:value="530026" calcext:value-type="float">
            <text:p>530026</text:p>
          </table:table-cell>
        </table:table-row>
        <table:table-row table:style-name="ro1">
          <table:table-cell table:style-name="ce3" office:value-type="string" calcext:value-type="string">
            <text:p>YERRAMSETTY RAJU</text:p>
          </table:table-cell>
          <table:table-cell table:style-name="ce3" office:value-type="string" calcext:value-type="string">
            <text:p>Late Y Appanna</text:p>
          </table:table-cell>
          <table:table-cell table:style-name="ce3" office:value-type="float" office:value="117372" calcext:value-type="float">
            <text:p>117372</text:p>
          </table:table-cell>
          <table:table-cell table:style-name="ce3" office:value-type="string" calcext:value-type="string">
            <text:p>MMSM/Mech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AAPPY 8899 Q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atha" svg:font-family="Lath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00:25:12.144693273</meta:creation-date>
    <dc:date>2017-07-30T00:26:53.500284321</dc:date>
    <meta:editing-duration>PT1M41S</meta:editing-duration>
    <meta:editing-cycles>1</meta:editing-cycles>
    <meta:document-statistic meta:table-count="1" meta:cell-count="11464" meta:object-count="0"/>
    <meta:generator>LibreOffice/5.1.6.2$Linux_X86_64 LibreOffice_project/10m0$Build-2</meta:generator>
  </office:meta>
</office:document-meta>
</file>